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Cell easy</text:p>
          </table:table-cell>
          <table:table-cell office:value-type="float" office:value="0.601" calcext:value-type="float">
            <text:p>0.601</text:p>
          </table:table-cell>
          <table:table-cell office:value-type="float" office:value="2.14967" calcext:value-type="float">
            <text:p>2.14967</text:p>
          </table:table-cell>
          <table:table-cell/>
          <table:table-cell office:value-type="string" calcext:value-type="string">
            <text:p>Cell Medium</text:p>
          </table:table-cell>
          <table:table-cell office:value-type="float" office:value="0.802" calcext:value-type="float">
            <text:p>0.802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179" calcext:value-type="float">
            <text:p>179</text:p>
          </table:table-cell>
          <table:table-cell office:value-type="float" office:value="0.88" calcext:value-type="float">
            <text:p>0.88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Cell Medium</text:p>
          </table:table-cell>
          <table:table-cell office:value-type="float" office:value="3.81" calcext:value-type="float">
            <text:p>3.81</text:p>
          </table:table-cell>
          <table:table-cell office:value-type="float" office:value="2.76635" calcext:value-type="float">
            <text:p>2.76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ell Easy</text:p>
          </table:table-cell>
          <table:table-cell office:value-type="float" office:value="4.187" calcext:value-type="float">
            <text:p>4.187</text:p>
          </table:table-cell>
          <table:table-cell office:value-type="float" office:value="1.36836" calcext:value-type="float">
            <text:p>1.368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ll Easy</text:p>
          </table:table-cell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ll Medium</text:p>
          </table:table-cell>
          <table:table-cell office:value-type="float" office:value="0.388" calcext:value-type="float">
            <text:p>0.388</text:p>
          </table:table-cell>
          <table:table-cell office:value-type="float" office:value="2.1258" calcext:value-type="float">
            <text:p>2.1258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bines ALG</text:p>
          </table:table-cell>
          <table:table-cell office:value-type="float" office:value="0.63" calcext:value-type="float">
            <text:p>0.63</text:p>
          </table:table-cell>
          <table:table-cell office:value-type="float" office:value="2.19307" calcext:value-type="float">
            <text:p>2.19307</text:p>
          </table:table-cell>
          <table:table-cell/>
          <table:table-cell office:value-type="string" calcext:value-type="string">
            <text:p>Combined Alg</text:p>
          </table:table-cell>
          <table:table-cell office:value-type="float" office:value="0.733" calcext:value-type="float">
            <text:p>0.733</text:p>
          </table:table-cell>
          <table:table-cell office:value-type="float" office:value="2.52407" calcext:value-type="float">
            <text:p>2.52407</text:p>
          </table:table-cell>
          <table:table-cell office:value-type="float" office:value="186" calcext:value-type="float">
            <text:p>186</text:p>
          </table:table-cell>
          <table:table-cell office:value-type="float" office:value="0.782" calcext:value-type="float">
            <text:p>0.782</text:p>
          </table:table-cell>
          <table:table-cell office:value-type="float" office:value="2.52407" calcext:value-type="float">
            <text:p>2.5240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PRM </text:p>
          </table:table-cell>
          <table:table-cell office:value-type="float" office:value="5.175" calcext:value-type="float">
            <text:p>5.175</text:p>
          </table:table-cell>
          <table:table-cell office:value-type="float" office:value="3.03051" calcext:value-type="float">
            <text:p>3.0305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M</text:p>
          </table:table-cell>
          <table:table-cell office:value-type="float" office:value="4.693" calcext:value-type="float">
            <text:p>4.693</text:p>
          </table:table-cell>
          <table:table-cell office:value-type="float" office:value="1.69034" calcext:value-type="float">
            <text:p>1.6903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RT</text:p>
          </table:table-cell>
          <table:table-cell office:value-type="float" office:value="0.023" calcext:value-type="float">
            <text:p>0.02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T</text:p>
          </table:table-cell>
          <table:table-cell office:value-type="float" office:value="0.252" calcext:value-type="float">
            <text:p>0.252</text:p>
          </table:table-cell>
          <table:table-cell office:value-type="float" office:value="1.91875" calcext:value-type="float">
            <text:p>1.91875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2" calcext:value-type="float">
            <text:p>0.47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2.00875" calcext:value-type="float">
            <text:p>2.00875</text:p>
          </table:table-cell>
          <table:table-cell office:value-type="float" office:value="140" calcext:value-type="float">
            <text:p>140</text:p>
          </table:table-cell>
          <table:table-cell office:value-type="float" office:value="0.814" calcext:value-type="float">
            <text:p>0.814</text:p>
          </table:table-cell>
          <table:table-cell office:value-type="float" office:value="2.00875" calcext:value-type="float">
            <text:p>2.0087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build MAP</text:p>
          </table:table-cell>
          <table:table-cell office:value-type="float" office:value="7.224" calcext:value-type="float">
            <text:p>7.224</text:p>
          </table:table-cell>
          <table:table-cell office:value-type="float" office:value="3.89466" calcext:value-type="float">
            <text:p>3.894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build</text:p>
          </table:table-cell>
          <table:table-cell office:value-type="float" office:value="7.504" calcext:value-type="float">
            <text:p>7.504</text:p>
          </table:table-cell>
          <table:table-cell office:value-type="float" office:value="1.9944" calcext:value-type="float">
            <text:p>1.99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office:value-type="float" office:value="2.18605" calcext:value-type="float">
            <text:p>2.18605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707" calcext:value-type="float">
            <text:p>0.707</text:p>
          </table:table-cell>
          <table:table-cell office:value-type="float" office:value="2.16127" calcext:value-type="float">
            <text:p>2.16127</text:p>
          </table:table-cell>
          <table:table-cell office:value-type="float" office:value="219" calcext:value-type="float">
            <text:p>219</text:p>
          </table:table-cell>
          <table:table-cell office:value-type="float" office:value="0.786" calcext:value-type="float">
            <text:p>0.786</text:p>
          </table:table-cell>
          <table:table-cell office:value-type="float" office:value="2.16127" calcext:value-type="float">
            <text:p>2.16127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.865" calcext:value-type="float">
            <text:p>3.865</text:p>
          </table:table-cell>
          <table:table-cell office:value-type="float" office:value="2.0018" calcext:value-type="float">
            <text:p>2.00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256" calcext:value-type="float">
            <text:p>4.256</text:p>
          </table:table-cell>
          <table:table-cell office:value-type="float" office:value="1.8683" calcext:value-type="float">
            <text:p>1.86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2" calcext:value-type="float">
            <text:p>0.362</text:p>
          </table:table-cell>
          <table:table-cell office:value-type="float" office:value="2.14053" calcext:value-type="float">
            <text:p>2.14053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0.862" calcext:value-type="float">
            <text:p>0.862</text:p>
          </table:table-cell>
          <table:table-cell office:value-type="float" office:value="2.61102" calcext:value-type="float">
            <text:p>2.61102</text:p>
          </table:table-cell>
          <table:table-cell office:value-type="float" office:value="238" calcext:value-type="float">
            <text:p>238</text:p>
          </table:table-cell>
          <table:table-cell office:value-type="float" office:value="0.951" calcext:value-type="float">
            <text:p>0.951</text:p>
          </table:table-cell>
          <table:table-cell office:value-type="float" office:value="2.61102" calcext:value-type="float">
            <text:p>2.61102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6.802" calcext:value-type="float">
            <text:p>6.802</text:p>
          </table:table-cell>
          <table:table-cell office:value-type="float" office:value="5.62184" calcext:value-type="float">
            <text:p>5.6218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1.4026" calcext:value-type="float">
            <text:p>1.40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94" calcext:value-type="float">
            <text:p>0.494</text:p>
          </table:table-cell>
          <table:table-cell office:value-type="float" office:value="2.47348" calcext:value-type="float">
            <text:p>2.47348</text:p>
          </table:table-cell>
          <table:table-cell office:value-type="float" office:value="154" calcext:value-type="float">
            <text:p>1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15" calcext:value-type="float">
            <text:p>0.715</text:p>
          </table:table-cell>
          <table:table-cell office:value-type="float" office:value="2.01565" calcext:value-type="float">
            <text:p>2.01565</text:p>
          </table:table-cell>
          <table:table-cell office:value-type="float" office:value="176" calcext:value-type="float">
            <text:p>176</text:p>
          </table:table-cell>
          <table:table-cell office:value-type="float" office:value="0.778" calcext:value-type="float">
            <text:p>0.778</text:p>
          </table:table-cell>
          <table:table-cell office:value-type="float" office:value="2.01565" calcext:value-type="float">
            <text:p>2.01565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3.874" calcext:value-type="float">
            <text:p>3.874</text:p>
          </table:table-cell>
          <table:table-cell office:value-type="float" office:value="2.44255" calcext:value-type="float">
            <text:p>2.4425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949" calcext:value-type="float">
            <text:p>4.949</text:p>
          </table:table-cell>
          <table:table-cell office:value-type="float" office:value="3.37142" calcext:value-type="float">
            <text:p>3.371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6" calcext:value-type="float">
            <text:p>0.346</text:p>
          </table:table-cell>
          <table:table-cell office:value-type="float" office:value="2.03473" calcext:value-type="float">
            <text:p>2.03473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51" calcext:value-type="float">
            <text:p>0.751</text:p>
          </table:table-cell>
          <table:table-cell office:value-type="float" office:value="2.29897" calcext:value-type="float">
            <text:p>2.29897</text:p>
          </table:table-cell>
          <table:table-cell office:value-type="float" office:value="183" calcext:value-type="float">
            <text:p>183</text:p>
          </table:table-cell>
          <table:table-cell office:value-type="float" office:value="0.824" calcext:value-type="float">
            <text:p>0.824</text:p>
          </table:table-cell>
          <table:table-cell office:value-type="float" office:value="2.29897" calcext:value-type="float">
            <text:p>2.29897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6.74" calcext:value-type="float">
            <text:p>6.74</text:p>
          </table:table-cell>
          <table:table-cell office:value-type="float" office:value="2.24811" calcext:value-type="float">
            <text:p>2.248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.871" calcext:value-type="float">
            <text:p>25.871</text:p>
          </table:table-cell>
          <table:table-cell office:value-type="float" office:value="7.90028" calcext:value-type="float">
            <text:p>7.9002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52" calcext:value-type="float">
            <text:p>0.552</text:p>
          </table:table-cell>
          <table:table-cell office:value-type="float" office:value="3.19726" calcext:value-type="float">
            <text:p>3.19726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62" calcext:value-type="float">
            <text:p>0.662</text:p>
          </table:table-cell>
          <table:table-cell office:value-type="float" office:value="1.94719" calcext:value-type="float">
            <text:p>1.94719</text:p>
          </table:table-cell>
          <table:table-cell office:value-type="float" office:value="135" calcext:value-type="float">
            <text:p>135</text:p>
          </table:table-cell>
          <table:table-cell office:value-type="float" office:value="0.709" calcext:value-type="float">
            <text:p>0.709</text:p>
          </table:table-cell>
          <table:table-cell office:value-type="float" office:value="1.94719" calcext:value-type="float">
            <text:p>1.94719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.826" calcext:value-type="float">
            <text:p>3.826</text:p>
          </table:table-cell>
          <table:table-cell office:value-type="float" office:value="1.95542" calcext:value-type="float">
            <text:p>1.9554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203" calcext:value-type="float">
            <text:p>4.203</text:p>
          </table:table-cell>
          <table:table-cell office:value-type="float" office:value="1.87362" calcext:value-type="float">
            <text:p>1.873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2.16038" calcext:value-type="float">
            <text:p>2.16038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798" calcext:value-type="float">
            <text:p>0.798</text:p>
          </table:table-cell>
          <table:table-cell office:value-type="float" office:value="2.10387" calcext:value-type="float">
            <text:p>2.10387</text:p>
          </table:table-cell>
          <table:table-cell office:value-type="float" office:value="218" calcext:value-type="float">
            <text:p>218</text:p>
          </table:table-cell>
          <table:table-cell office:value-type="float" office:value="0.874" calcext:value-type="float">
            <text:p>0.874</text:p>
          </table:table-cell>
          <table:table-cell office:value-type="float" office:value="2.10387" calcext:value-type="float">
            <text:p>2.10387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5.163" calcext:value-type="float">
            <text:p>5.163</text:p>
          </table:table-cell>
          <table:table-cell office:value-type="float" office:value="6.64625" calcext:value-type="float">
            <text:p>6.6462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.762" calcext:value-type="float">
            <text:p>5.762</text:p>
          </table:table-cell>
          <table:table-cell office:value-type="float" office:value="4.39426" calcext:value-type="float">
            <text:p>4.3942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2" calcext:value-type="float">
            <text:p>0.342</text:p>
          </table:table-cell>
          <table:table-cell office:value-type="float" office:value="2.08956" calcext:value-type="float">
            <text:p>2.08956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0.777" calcext:value-type="float">
            <text:p>0.777</text:p>
          </table:table-cell>
          <table:table-cell office:value-type="float" office:value="2.54772" calcext:value-type="float">
            <text:p>2.54772</text:p>
          </table:table-cell>
          <table:table-cell office:value-type="float" office:value="225" calcext:value-type="float">
            <text:p>225</text:p>
          </table:table-cell>
          <table:table-cell office:value-type="float" office:value="0.867" calcext:value-type="float">
            <text:p>0.867</text:p>
          </table:table-cell>
          <table:table-cell office:value-type="float" office:value="2.54772" calcext:value-type="float">
            <text:p>2.54772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4.279" calcext:value-type="float">
            <text:p>4.279</text:p>
          </table:table-cell>
          <table:table-cell office:value-type="float" office:value="2.99525" calcext:value-type="float">
            <text:p>2.995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.944" calcext:value-type="float">
            <text:p>3.944</text:p>
          </table:table-cell>
          <table:table-cell office:value-type="float" office:value="2.09032" calcext:value-type="float">
            <text:p>2.090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16" calcext:value-type="float">
            <text:p>0.316</text:p>
          </table:table-cell>
          <table:table-cell office:value-type="float" office:value="1.93886" calcext:value-type="float">
            <text:p>1.93886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56" calcext:value-type="float">
            <text:p>0.656</text:p>
          </table:table-cell>
          <table:table-cell office:value-type="float" office:value="2.02398" calcext:value-type="float">
            <text:p>2.02398</text:p>
          </table:table-cell>
          <table:table-cell office:value-type="float" office:value="175" calcext:value-type="float">
            <text:p>175</text:p>
          </table:table-cell>
          <table:table-cell office:value-type="float" office:value="0.711" calcext:value-type="float">
            <text:p>0.711</text:p>
          </table:table-cell>
          <table:table-cell office:value-type="float" office:value="2.02398" calcext:value-type="float">
            <text:p>2.02398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.772" calcext:value-type="float">
            <text:p>3.772</text:p>
          </table:table-cell>
          <table:table-cell office:value-type="float" office:value="1.55107" calcext:value-type="float">
            <text:p>1.551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office:value-type="float" office:value="2.29145" calcext:value-type="float">
            <text:p>2.29145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2" calcext:value-type="float">
            <text:p>0.51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07" calcext:value-type="float">
            <text:p>0.807</text:p>
          </table:table-cell>
          <table:table-cell office:value-type="float" office:value="2.23845" calcext:value-type="float">
            <text:p>2.23845</text:p>
          </table:table-cell>
          <table:table-cell office:value-type="float" office:value="178" calcext:value-type="float">
            <text:p>178</text:p>
          </table:table-cell>
          <table:table-cell office:value-type="float" office:value="0.882" calcext:value-type="float">
            <text:p>0.882</text:p>
          </table:table-cell>
          <table:table-cell office:value-type="float" office:value="2.23845" calcext:value-type="float">
            <text:p>2.23845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.904" calcext:value-type="float">
            <text:p>3.904</text:p>
          </table:table-cell>
          <table:table-cell office:value-type="float" office:value="1.35117" calcext:value-type="float">
            <text:p>1.351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2" calcext:value-type="float">
            <text:p>0.302</text:p>
          </table:table-cell>
          <table:table-cell office:value-type="float" office:value="2.49412" calcext:value-type="float">
            <text:p>2.49412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.95844" calcext:value-type="float">
            <text:p>1.95844</text:p>
          </table:table-cell>
          <table:table-cell office:value-type="float" office:value="132" calcext:value-type="float">
            <text:p>132</text:p>
          </table:table-cell>
          <table:table-cell office:value-type="float" office:value="0.674" calcext:value-type="float">
            <text:p>0.674</text:p>
          </table:table-cell>
          <table:table-cell office:value-type="float" office:value="1.95844" calcext:value-type="float">
            <text:p>1.95844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3.846" calcext:value-type="float">
            <text:p>3.846</text:p>
          </table:table-cell>
          <table:table-cell office:value-type="float" office:value="3.10528" calcext:value-type="float">
            <text:p>3.1052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.927" calcext:value-type="float">
            <text:p>3.927</text:p>
          </table:table-cell>
          <table:table-cell office:value-type="float" office:value="1.97368" calcext:value-type="float">
            <text:p>1.9736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8" calcext:value-type="float">
            <text:p>0.398</text:p>
          </table:table-cell>
          <table:table-cell office:value-type="float" office:value="2.58416" calcext:value-type="float">
            <text:p>2.58416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828" calcext:value-type="float">
            <text:p>0.828</text:p>
          </table:table-cell>
          <table:table-cell office:value-type="float" office:value="2.23902" calcext:value-type="float">
            <text:p>2.23902</text:p>
          </table:table-cell>
          <table:table-cell office:value-type="float" office:value="220" calcext:value-type="float">
            <text:p>220</text:p>
          </table:table-cell>
          <table:table-cell office:value-type="float" office:value="0.911" calcext:value-type="float">
            <text:p>0.911</text:p>
          </table:table-cell>
          <table:table-cell office:value-type="float" office:value="2.23902" calcext:value-type="float">
            <text:p>2.23902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.547" calcext:value-type="float">
            <text:p>3.547</text:p>
          </table:table-cell>
          <table:table-cell office:value-type="float" office:value="2.66917" calcext:value-type="float">
            <text:p>2.669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906" calcext:value-type="float">
            <text:p>3.906</text:p>
          </table:table-cell>
          <table:table-cell office:value-type="float" office:value="1.82482" calcext:value-type="float">
            <text:p>1.824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6" calcext:value-type="float">
            <text:p>0.026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706" calcext:value-type="float">
            <text:p>0.706</text:p>
          </table:table-cell>
          <table:table-cell office:value-type="float" office:value="3.0214" calcext:value-type="float">
            <text:p>3.0214</text:p>
          </table:table-cell>
          <table:table-cell office:value-type="float" office:value="164" calcext:value-type="float">
            <text:p>16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3" calcext:value-type="float">
            <text:p>0.53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0.856" calcext:value-type="float">
            <text:p>0.856</text:p>
          </table:table-cell>
          <table:table-cell office:value-type="float" office:value="2.62814" calcext:value-type="float">
            <text:p>2.62814</text:p>
          </table:table-cell>
          <table:table-cell office:value-type="float" office:value="235" calcext:value-type="float">
            <text:p>235</text:p>
          </table:table-cell>
          <table:table-cell office:value-type="float" office:value="0.937" calcext:value-type="float">
            <text:p>0.937</text:p>
          </table:table-cell>
          <table:table-cell office:value-type="float" office:value="2.62814" calcext:value-type="float">
            <text:p>2.62814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4.709" calcext:value-type="float">
            <text:p>4.709</text:p>
          </table:table-cell>
          <table:table-cell office:value-type="float" office:value="5.59118" calcext:value-type="float">
            <text:p>5.5911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1.88035" calcext:value-type="float">
            <text:p>1.880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float" office:value="2.37252" calcext:value-type="float">
            <text:p>2.37252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93" calcext:value-type="float">
            <text:p>0.693</text:p>
          </table:table-cell>
          <table:table-cell office:value-type="float" office:value="2.50721" calcext:value-type="float">
            <text:p>2.50721</text:p>
          </table:table-cell>
          <table:table-cell office:value-type="float" office:value="186" calcext:value-type="float">
            <text:p>186</text:p>
          </table:table-cell>
          <table:table-cell office:value-type="float" office:value="0.765" calcext:value-type="float">
            <text:p>0.765</text:p>
          </table:table-cell>
          <table:table-cell office:value-type="float" office:value="2.50721" calcext:value-type="float">
            <text:p>2.50721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7.591" calcext:value-type="float">
            <text:p>7.591</text:p>
          </table:table-cell>
          <table:table-cell office:value-type="float" office:value="5.79858" calcext:value-type="float">
            <text:p>5.7985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.811" calcext:value-type="float">
            <text:p>3.811</text:p>
          </table:table-cell>
          <table:table-cell office:value-type="float" office:value="1.80763" calcext:value-type="float">
            <text:p>1.8076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4" calcext:value-type="float">
            <text:p>0.354</text:p>
          </table:table-cell>
          <table:table-cell office:value-type="float" office:value="2.285" calcext:value-type="float">
            <text:p>2.285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96" calcext:value-type="float">
            <text:p>0.896</text:p>
          </table:table-cell>
          <table:table-cell office:value-type="float" office:value="2.59929" calcext:value-type="float">
            <text:p>2.59929</text:p>
          </table:table-cell>
          <table:table-cell office:value-type="float" office:value="191" calcext:value-type="float">
            <text:p>191</text:p>
          </table:table-cell>
          <table:table-cell office:value-type="float" office:value="0.976" calcext:value-type="float">
            <text:p>0.976</text:p>
          </table:table-cell>
          <table:table-cell office:value-type="float" office:value="2.59929" calcext:value-type="float">
            <text:p>2.59929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3.999" calcext:value-type="float">
            <text:p>3.999</text:p>
          </table:table-cell>
          <table:table-cell office:value-type="float" office:value="2.08505" calcext:value-type="float">
            <text:p>2.08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577" calcext:value-type="float">
            <text:p>5.577</text:p>
          </table:table-cell>
          <table:table-cell office:value-type="float" office:value="3.50761" calcext:value-type="float">
            <text:p>3.5076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office:value-type="float" office:value="2.22829" calcext:value-type="float">
            <text:p>2.22829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24" calcext:value-type="float">
            <text:p>0.624</text:p>
          </table:table-cell>
          <table:table-cell office:value-type="float" office:value="1.94892" calcext:value-type="float">
            <text:p>1.94892</text:p>
          </table:table-cell>
          <table:table-cell office:value-type="float" office:value="129" calcext:value-type="float">
            <text:p>129</text:p>
          </table:table-cell>
          <table:table-cell office:value-type="float" office:value="0.678" calcext:value-type="float">
            <text:p>0.678</text:p>
          </table:table-cell>
          <table:table-cell office:value-type="float" office:value="1.94892" calcext:value-type="float">
            <text:p>1.9489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3.494" calcext:value-type="float">
            <text:p>3.494</text:p>
          </table:table-cell>
          <table:table-cell office:value-type="float" office:value="2.06436" calcext:value-type="float">
            <text:p>2.064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941" calcext:value-type="float">
            <text:p>3.941</text:p>
          </table:table-cell>
          <table:table-cell office:value-type="float" office:value="1.4425" calcext:value-type="float">
            <text:p>1.44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7" calcext:value-type="float">
            <text:p>0.347</text:p>
          </table:table-cell>
          <table:table-cell office:value-type="float" office:value="2.06318" calcext:value-type="float">
            <text:p>2.06318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887" calcext:value-type="float">
            <text:p>0.887</text:p>
          </table:table-cell>
          <table:table-cell office:value-type="float" office:value="2.24018" calcext:value-type="float">
            <text:p>2.24018</text:p>
          </table:table-cell>
          <table:table-cell office:value-type="float" office:value="222" calcext:value-type="float">
            <text:p>222</text:p>
          </table:table-cell>
          <table:table-cell office:value-type="float" office:value="0.968" calcext:value-type="float">
            <text:p>0.968</text:p>
          </table:table-cell>
          <table:table-cell office:value-type="float" office:value="2.24018" calcext:value-type="float">
            <text:p>2.24018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3.765" calcext:value-type="float">
            <text:p>3.765</text:p>
          </table:table-cell>
          <table:table-cell office:value-type="float" office:value="2.63231" calcext:value-type="float">
            <text:p>2.6323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042" calcext:value-type="float">
            <text:p>4.042</text:p>
          </table:table-cell>
          <table:table-cell office:value-type="float" office:value="1.96092" calcext:value-type="float">
            <text:p>1.9609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office:value-type="float" office:value="1.78021" calcext:value-type="float">
            <text:p>1.78021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7" calcext:value-type="float">
            <text:p>0.45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0.836" calcext:value-type="float">
            <text:p>0.836</text:p>
          </table:table-cell>
          <table:table-cell office:value-type="float" office:value="2.48259" calcext:value-type="float">
            <text:p>2.48259</text:p>
          </table:table-cell>
          <table:table-cell office:value-type="float" office:value="228" calcext:value-type="float">
            <text:p>228</text:p>
          </table:table-cell>
          <table:table-cell office:value-type="float" office:value="0.908" calcext:value-type="float">
            <text:p>0.908</text:p>
          </table:table-cell>
          <table:table-cell office:value-type="float" office:value="2.48259" calcext:value-type="float">
            <text:p>2.48259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5.324" calcext:value-type="float">
            <text:p>5.324</text:p>
          </table:table-cell>
          <table:table-cell office:value-type="float" office:value="4.77387" calcext:value-type="float">
            <text:p>4.773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551" calcext:value-type="float">
            <text:p>4.551</text:p>
          </table:table-cell>
          <table:table-cell office:value-type="float" office:value="1.23495" calcext:value-type="float">
            <text:p>1.23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2.11515" calcext:value-type="float">
            <text:p>2.11515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9" calcext:value-type="float">
            <text:p>0.43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47" calcext:value-type="float">
            <text:p>0.647</text:p>
          </table:table-cell>
          <table:table-cell office:value-type="float" office:value="1.93527" calcext:value-type="float">
            <text:p>1.93527</text:p>
          </table:table-cell>
          <table:table-cell office:value-type="float" office:value="173" calcext:value-type="float">
            <text:p>173</text:p>
          </table:table-cell>
          <table:table-cell office:value-type="float" office:value="0.696" calcext:value-type="float">
            <text:p>0.696</text:p>
          </table:table-cell>
          <table:table-cell office:value-type="float" office:value="1.93527" calcext:value-type="float">
            <text:p>1.93527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3.369" calcext:value-type="float">
            <text:p>3.369</text:p>
          </table:table-cell>
          <table:table-cell office:value-type="float" office:value="1.70922" calcext:value-type="float">
            <text:p>1.709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313" calcext:value-type="float">
            <text:p>5.313</text:p>
          </table:table-cell>
          <table:table-cell office:value-type="float" office:value="4.72969" calcext:value-type="float">
            <text:p>4.7296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office:value-type="float" office:value="2.17628" calcext:value-type="float">
            <text:p>2.17628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office:value-type="float" office:value="2.17068" calcext:value-type="float">
            <text:p>2.17068</text:p>
          </table:table-cell>
          <table:table-cell office:value-type="float" office:value="180" calcext:value-type="float">
            <text:p>180</text:p>
          </table:table-cell>
          <table:table-cell office:value-type="float" office:value="0.9" calcext:value-type="float">
            <text:p>0.9</text:p>
          </table:table-cell>
          <table:table-cell office:value-type="float" office:value="2.17068" calcext:value-type="float">
            <text:p>2.1706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.532" calcext:value-type="float">
            <text:p>3.532</text:p>
          </table:table-cell>
          <table:table-cell office:value-type="float" office:value="2.29761" calcext:value-type="float">
            <text:p>2.297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696" calcext:value-type="float">
            <text:p>4.696</text:p>
          </table:table-cell>
          <table:table-cell office:value-type="float" office:value="2.67121" calcext:value-type="float">
            <text:p>2.671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1" calcext:value-type="float">
            <text:p>0.291</text:p>
          </table:table-cell>
          <table:table-cell office:value-type="float" office:value="1.91347" calcext:value-type="float">
            <text:p>1.91347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02" calcext:value-type="float">
            <text:p>0.702</text:p>
          </table:table-cell>
          <table:table-cell office:value-type="float" office:value="1.89843" calcext:value-type="float">
            <text:p>1.89843</text:p>
          </table:table-cell>
          <table:table-cell office:value-type="float" office:value="133" calcext:value-type="float">
            <text:p>133</text:p>
          </table:table-cell>
          <table:table-cell office:value-type="float" office:value="0.755" calcext:value-type="float">
            <text:p>0.755</text:p>
          </table:table-cell>
          <table:table-cell office:value-type="float" office:value="1.89843" calcext:value-type="float">
            <text:p>1.8984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3.543" calcext:value-type="float">
            <text:p>3.543</text:p>
          </table:table-cell>
          <table:table-cell office:value-type="float" office:value="2.11983" calcext:value-type="float">
            <text:p>2.119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729" calcext:value-type="float">
            <text:p>4.729</text:p>
          </table:table-cell>
          <table:table-cell office:value-type="float" office:value="2.71396" calcext:value-type="float">
            <text:p>2.713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.35511" calcext:value-type="float">
            <text:p>2.35511</text:p>
          </table:table-cell>
          <table:table-cell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919" calcext:value-type="float">
            <text:p>0.919</text:p>
          </table:table-cell>
          <table:table-cell office:value-type="float" office:value="2.13728" calcext:value-type="float">
            <text:p>2.13728</text:p>
          </table:table-cell>
          <table:table-cell office:value-type="float" office:value="218" calcext:value-type="float">
            <text:p>218</text:p>
          </table:table-cell>
          <table:table-cell office:value-type="float" office:value="1.035" calcext:value-type="float">
            <text:p>1.035</text:p>
          </table:table-cell>
          <table:table-cell office:value-type="float" office:value="2.13728" calcext:value-type="float">
            <text:p>2.13728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3.769" calcext:value-type="float">
            <text:p>3.769</text:p>
          </table:table-cell>
          <table:table-cell office:value-type="float" office:value="3.13818" calcext:value-type="float">
            <text:p>3.138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939" calcext:value-type="float">
            <text:p>4.939</text:p>
          </table:table-cell>
          <table:table-cell office:value-type="float" office:value="2.13764" calcext:value-type="float">
            <text:p>2.137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5" calcext:value-type="float">
            <text:p>0.325</text:p>
          </table:table-cell>
          <table:table-cell office:value-type="float" office:value="2.07176" calcext:value-type="float">
            <text:p>2.07176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079" calcext:value-type="float">
            <text:p>1.079</text:p>
          </table:table-cell>
          <table:table-cell office:value-type="float" office:value="2.5283" calcext:value-type="float">
            <text:p>2.5283</text:p>
          </table:table-cell>
          <table:table-cell office:value-type="float" office:value="233" calcext:value-type="float">
            <text:p>233</text:p>
          </table:table-cell>
          <table:table-cell office:value-type="float" office:value="1.177" calcext:value-type="float">
            <text:p>1.177</text:p>
          </table:table-cell>
          <table:table-cell office:value-type="float" office:value="2.5283" calcext:value-type="float">
            <text:p>2.5283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.606" calcext:value-type="float">
            <text:p>3.606</text:p>
          </table:table-cell>
          <table:table-cell office:value-type="float" office:value="2.44097" calcext:value-type="float">
            <text:p>2.440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1.59075" calcext:value-type="float">
            <text:p>1.590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8" calcext:value-type="float">
            <text:p>0.338</text:p>
          </table:table-cell>
          <table:table-cell office:value-type="float" office:value="1.94085" calcext:value-type="float">
            <text:p>1.94085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9" calcext:value-type="float">
            <text:p>0.46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73" calcext:value-type="float">
            <text:p>0.673</text:p>
          </table:table-cell>
          <table:table-cell office:value-type="float" office:value="2.21451" calcext:value-type="float">
            <text:p>2.21451</text:p>
          </table:table-cell>
          <table:table-cell office:value-type="float" office:value="178" calcext:value-type="float">
            <text:p>178</text:p>
          </table:table-cell>
          <table:table-cell office:value-type="float" office:value="0.741" calcext:value-type="float">
            <text:p>0.741</text:p>
          </table:table-cell>
          <table:table-cell office:value-type="float" office:value="2.21451" calcext:value-type="float">
            <text:p>2.2145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4.394" calcext:value-type="float">
            <text:p>4.394</text:p>
          </table:table-cell>
          <table:table-cell office:value-type="float" office:value="4.24013" calcext:value-type="float">
            <text:p>4.240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.948" calcext:value-type="float">
            <text:p>3.948</text:p>
          </table:table-cell>
          <table:table-cell office:value-type="float" office:value="2.03966" calcext:value-type="float">
            <text:p>2.0396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8" calcext:value-type="float">
            <text:p>0.348</text:p>
          </table:table-cell>
          <table:table-cell office:value-type="float" office:value="2.25106" calcext:value-type="float">
            <text:p>2.25106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101" calcext:value-type="float">
            <text:p>1.101</text:p>
          </table:table-cell>
          <table:table-cell office:value-type="float" office:value="3.21798" calcext:value-type="float">
            <text:p>3.21798</text:p>
          </table:table-cell>
          <table:table-cell office:value-type="float" office:value="223" calcext:value-type="float">
            <text:p>223</text:p>
          </table:table-cell>
          <table:table-cell office:value-type="float" office:value="1.242" calcext:value-type="float">
            <text:p>1.242</text:p>
          </table:table-cell>
          <table:table-cell office:value-type="float" office:value="3.21798" calcext:value-type="float">
            <text:p>3.21798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8.509" calcext:value-type="float">
            <text:p>18.509</text:p>
          </table:table-cell>
          <table:table-cell office:value-type="float" office:value="8.20342" calcext:value-type="float">
            <text:p>8.2034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.308" calcext:value-type="float">
            <text:p>4.308</text:p>
          </table:table-cell>
          <table:table-cell office:value-type="float" office:value="1.54198" calcext:value-type="float">
            <text:p>1.5419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float" office:value="2.68717" calcext:value-type="float">
            <text:p>2.68717</text:p>
          </table:table-cell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1" calcext:value-type="float">
            <text:p>0.49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95" calcext:value-type="float">
            <text:p>0.695</text:p>
          </table:table-cell>
          <table:table-cell office:value-type="float" office:value="1.9687" calcext:value-type="float">
            <text:p>1.9687</text:p>
          </table:table-cell>
          <table:table-cell office:value-type="float" office:value="131" calcext:value-type="float">
            <text:p>131</text:p>
          </table:table-cell>
          <table:table-cell office:value-type="float" office:value="0.76" calcext:value-type="float">
            <text:p>0.76</text:p>
          </table:table-cell>
          <table:table-cell office:value-type="float" office:value="1.9687" calcext:value-type="float">
            <text:p>1.968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3.826" calcext:value-type="float">
            <text:p>3.826</text:p>
          </table:table-cell>
          <table:table-cell office:value-type="float" office:value="3.42565" calcext:value-type="float">
            <text:p>3.4256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505" calcext:value-type="float">
            <text:p>4.505</text:p>
          </table:table-cell>
          <table:table-cell office:value-type="float" office:value="2.01812" calcext:value-type="float">
            <text:p>2.018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3" calcext:value-type="float">
            <text:p>0.423</text:p>
          </table:table-cell>
          <table:table-cell office:value-type="float" office:value="2.88927" calcext:value-type="float">
            <text:p>2.88927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3" calcext:value-type="float">
            <text:p>0.44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037" calcext:value-type="float">
            <text:p>1.037</text:p>
          </table:table-cell>
          <table:table-cell office:value-type="float" office:value="2.08507" calcext:value-type="float">
            <text:p>2.08507</text:p>
          </table:table-cell>
          <table:table-cell office:value-type="float" office:value="216" calcext:value-type="float">
            <text:p>216</text:p>
          </table:table-cell>
          <table:table-cell office:value-type="float" office:value="1.215" calcext:value-type="float">
            <text:p>1.215</text:p>
          </table:table-cell>
          <table:table-cell office:value-type="float" office:value="2.08507" calcext:value-type="float">
            <text:p>2.08507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3.564" calcext:value-type="float">
            <text:p>3.564</text:p>
          </table:table-cell>
          <table:table-cell office:value-type="float" office:value="3.39628" calcext:value-type="float">
            <text:p>3.3962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252" calcext:value-type="float">
            <text:p>4.252</text:p>
          </table:table-cell>
          <table:table-cell office:value-type="float" office:value="2.22194" calcext:value-type="float">
            <text:p>2.2219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82" calcext:value-type="float">
            <text:p>0.482</text:p>
          </table:table-cell>
          <table:table-cell office:value-type="float" office:value="1.96026" calcext:value-type="float">
            <text:p>1.96026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015" calcext:value-type="float">
            <text:p>1.015</text:p>
          </table:table-cell>
          <table:table-cell office:value-type="float" office:value="2.44421" calcext:value-type="float">
            <text:p>2.44421</text:p>
          </table:table-cell>
          <table:table-cell office:value-type="float" office:value="224" calcext:value-type="float">
            <text:p>224</text:p>
          </table:table-cell>
          <table:table-cell office:value-type="float" office:value="1.115" calcext:value-type="float">
            <text:p>1.115</text:p>
          </table:table-cell>
          <table:table-cell office:value-type="float" office:value="2.44421" calcext:value-type="float">
            <text:p>2.44421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235" calcext:value-type="float">
            <text:p>4.235</text:p>
          </table:table-cell>
          <table:table-cell office:value-type="float" office:value="1.79639" calcext:value-type="float">
            <text:p>1.796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7" calcext:value-type="float">
            <text:p>0.297</text:p>
          </table:table-cell>
          <table:table-cell office:value-type="float" office:value="1.98767" calcext:value-type="float">
            <text:p>1.98767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84" calcext:value-type="float">
            <text:p>0.684</text:p>
          </table:table-cell>
          <table:table-cell office:value-type="float" office:value="2.13543" calcext:value-type="float">
            <text:p>2.13543</text:p>
          </table:table-cell>
          <table:table-cell office:value-type="float" office:value="178" calcext:value-type="float">
            <text:p>178</text:p>
          </table:table-cell>
          <table:table-cell office:value-type="float" office:value="0.798" calcext:value-type="float">
            <text:p>0.798</text:p>
          </table:table-cell>
          <table:table-cell office:value-type="float" office:value="2.13543" calcext:value-type="float">
            <text:p>2.13543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4.347" calcext:value-type="float">
            <text:p>4.347</text:p>
          </table:table-cell>
          <table:table-cell office:value-type="float" office:value="1.89754" calcext:value-type="float">
            <text:p>1.897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864" calcext:value-type="float">
            <text:p>3.864</text:p>
          </table:table-cell>
          <table:table-cell office:value-type="float" office:value="2.04741" calcext:value-type="float">
            <text:p>2.0474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4" calcext:value-type="float">
            <text:p>0.304</text:p>
          </table:table-cell>
          <table:table-cell office:value-type="float" office:value="2.08394" calcext:value-type="float">
            <text:p>2.08394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981" calcext:value-type="float">
            <text:p>0.981</text:p>
          </table:table-cell>
          <table:table-cell office:value-type="float" office:value="2.2546" calcext:value-type="float">
            <text:p>2.2546</text:p>
          </table:table-cell>
          <table:table-cell office:value-type="float" office:value="182" calcext:value-type="float">
            <text:p>182</text:p>
          </table:table-cell>
          <table:table-cell office:value-type="float" office:value="1.106" calcext:value-type="float">
            <text:p>1.106</text:p>
          </table:table-cell>
          <table:table-cell office:value-type="float" office:value="2.2546" calcext:value-type="float">
            <text:p>2.2546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4.559" calcext:value-type="float">
            <text:p>4.559</text:p>
          </table:table-cell>
          <table:table-cell office:value-type="float" office:value="2.51218" calcext:value-type="float">
            <text:p>2.512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.73" calcext:value-type="float">
            <text:p>7.73</text:p>
          </table:table-cell>
          <table:table-cell office:value-type="float" office:value="5.08031" calcext:value-type="float">
            <text:p>5.080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office:value-type="float" office:value="2.16543" calcext:value-type="float">
            <text:p>2.16543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93" calcext:value-type="float">
            <text:p>0.693</text:p>
          </table:table-cell>
          <table:table-cell office:value-type="float" office:value="1.9607" calcext:value-type="float">
            <text:p>1.9607</text:p>
          </table:table-cell>
          <table:table-cell office:value-type="float" office:value="130" calcext:value-type="float">
            <text:p>130</text:p>
          </table:table-cell>
          <table:table-cell office:value-type="float" office:value="0.763" calcext:value-type="float">
            <text:p>0.763</text:p>
          </table:table-cell>
          <table:table-cell office:value-type="float" office:value="1.9607" calcext:value-type="float">
            <text:p>1.960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251" calcext:value-type="float">
            <text:p>4.251</text:p>
          </table:table-cell>
          <table:table-cell office:value-type="float" office:value="2.60344" calcext:value-type="float">
            <text:p>2.6034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33" calcext:value-type="float">
            <text:p>0.433</text:p>
          </table:table-cell>
          <table:table-cell office:value-type="float" office:value="2.3311" calcext:value-type="float">
            <text:p>2.3311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121" calcext:value-type="float">
            <text:p>1.121</text:p>
          </table:table-cell>
          <table:table-cell office:value-type="float" office:value="2.11545" calcext:value-type="float">
            <text:p>2.11545</text:p>
          </table:table-cell>
          <table:table-cell office:value-type="float" office:value="219" calcext:value-type="float">
            <text:p>219</text:p>
          </table:table-cell>
          <table:table-cell office:value-type="float" office:value="1.282" calcext:value-type="float">
            <text:p>1.282</text:p>
          </table:table-cell>
          <table:table-cell office:value-type="float" office:value="2.11545" calcext:value-type="float">
            <text:p>2.11545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4.406" calcext:value-type="float">
            <text:p>4.406</text:p>
          </table:table-cell>
          <table:table-cell office:value-type="float" office:value="2.4559" calcext:value-type="float">
            <text:p>2.45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858" calcext:value-type="float">
            <text:p>3.858</text:p>
          </table:table-cell>
          <table:table-cell office:value-type="float" office:value="1.95225" calcext:value-type="float">
            <text:p>1.952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15" calcext:value-type="float">
            <text:p>0.315</text:p>
          </table:table-cell>
          <table:table-cell office:value-type="float" office:value="2.05717" calcext:value-type="float">
            <text:p>2.05717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2.44114" calcext:value-type="float">
            <text:p>2.44114</text:p>
          </table:table-cell>
          <table:table-cell office:value-type="float" office:value="225" calcext:value-type="float">
            <text:p>225</text:p>
          </table:table-cell>
          <table:table-cell office:value-type="float" office:value="1.168" calcext:value-type="float">
            <text:p>1.168</text:p>
          </table:table-cell>
          <table:table-cell office:value-type="float" office:value="2.44114" calcext:value-type="float">
            <text:p>2.44114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7.973" calcext:value-type="float">
            <text:p>7.973</text:p>
          </table:table-cell>
          <table:table-cell office:value-type="float" office:value="6.75531" calcext:value-type="float">
            <text:p>6.755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.168" calcext:value-type="float">
            <text:p>4.168</text:p>
          </table:table-cell>
          <table:table-cell office:value-type="float" office:value="1.55552" calcext:value-type="float">
            <text:p>1.5555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06" calcext:value-type="float">
            <text:p>0.406</text:p>
          </table:table-cell>
          <table:table-cell office:value-type="float" office:value="2.06336" calcext:value-type="float">
            <text:p>2.06336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99" calcext:value-type="float">
            <text:p>0.899</text:p>
          </table:table-cell>
          <table:table-cell office:value-type="float" office:value="2.69879" calcext:value-type="float">
            <text:p>2.69879</text:p>
          </table:table-cell>
          <table:table-cell office:value-type="float" office:value="194" calcext:value-type="float">
            <text:p>194</text:p>
          </table:table-cell>
          <table:table-cell office:value-type="float" office:value="0.929" calcext:value-type="float">
            <text:p>0.929</text:p>
          </table:table-cell>
          <table:table-cell office:value-type="float" office:value="2.69879" calcext:value-type="float">
            <text:p>2.69879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3.421" calcext:value-type="float">
            <text:p>13.421</text:p>
          </table:table-cell>
          <table:table-cell office:value-type="float" office:value="5.22735" calcext:value-type="float">
            <text:p>5.227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714" calcext:value-type="float">
            <text:p>7.714</text:p>
          </table:table-cell>
          <table:table-cell office:value-type="float" office:value="2.4742" calcext:value-type="float">
            <text:p>2.47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14" calcext:value-type="float">
            <text:p>0.314</text:p>
          </table:table-cell>
          <table:table-cell office:value-type="float" office:value="2.25995" calcext:value-type="float">
            <text:p>2.25995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11" calcext:value-type="float">
            <text:p>1.011</text:p>
          </table:table-cell>
          <table:table-cell office:value-type="float" office:value="2.03484" calcext:value-type="float">
            <text:p>2.03484</text:p>
          </table:table-cell>
          <table:table-cell office:value-type="float" office:value="181" calcext:value-type="float">
            <text:p>181</text:p>
          </table:table-cell>
          <table:table-cell office:value-type="float" office:value="1.091" calcext:value-type="float">
            <text:p>1.091</text:p>
          </table:table-cell>
          <table:table-cell office:value-type="float" office:value="2.03484" calcext:value-type="float">
            <text:p>2.03484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.473" calcext:value-type="float">
            <text:p>3.473</text:p>
          </table:table-cell>
          <table:table-cell office:value-type="float" office:value="2.71074" calcext:value-type="float">
            <text:p>2.710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066" calcext:value-type="float">
            <text:p>4.066</text:p>
          </table:table-cell>
          <table:table-cell office:value-type="float" office:value="1.23479" calcext:value-type="float">
            <text:p>1.234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8" calcext:value-type="float">
            <text:p>0.458</text:p>
          </table:table-cell>
          <table:table-cell office:value-type="float" office:value="2.27324" calcext:value-type="float">
            <text:p>2.27324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34" calcext:value-type="float">
            <text:p>0.734</text:p>
          </table:table-cell>
          <table:table-cell office:value-type="float" office:value="1.87196" calcext:value-type="float">
            <text:p>1.87196</text:p>
          </table:table-cell>
          <table:table-cell office:value-type="float" office:value="128" calcext:value-type="float">
            <text:p>128</text:p>
          </table:table-cell>
          <table:table-cell office:value-type="float" office:value="0.788" calcext:value-type="float">
            <text:p>0.788</text:p>
          </table:table-cell>
          <table:table-cell office:value-type="float" office:value="1.87196" calcext:value-type="float">
            <text:p>1.8719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.438" calcext:value-type="float">
            <text:p>3.438</text:p>
          </table:table-cell>
          <table:table-cell office:value-type="float" office:value="2.8494" calcext:value-type="float">
            <text:p>2.849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031" calcext:value-type="float">
            <text:p>4.031</text:p>
          </table:table-cell>
          <table:table-cell office:value-type="float" office:value="1.47803" calcext:value-type="float">
            <text:p>1.478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62" calcext:value-type="float">
            <text:p>0.462</text:p>
          </table:table-cell>
          <table:table-cell office:value-type="float" office:value="2.35208" calcext:value-type="float">
            <text:p>2.35208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1" calcext:value-type="float">
            <text:p>0.43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217" calcext:value-type="float">
            <text:p>1.217</text:p>
          </table:table-cell>
          <table:table-cell office:value-type="float" office:value="2.14818" calcext:value-type="float">
            <text:p>2.14818</text:p>
          </table:table-cell>
          <table:table-cell office:value-type="float" office:value="220" calcext:value-type="float">
            <text:p>220</text:p>
          </table:table-cell>
          <table:table-cell office:value-type="float" office:value="1.341" calcext:value-type="float">
            <text:p>1.341</text:p>
          </table:table-cell>
          <table:table-cell office:value-type="float" office:value="2.14818" calcext:value-type="float">
            <text:p>2.1481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6.943" calcext:value-type="float">
            <text:p>6.943</text:p>
          </table:table-cell>
          <table:table-cell office:value-type="float" office:value="5.46237" calcext:value-type="float">
            <text:p>5.4623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8" calcext:value-type="float">
            <text:p>0.288</text:p>
          </table:table-cell>
          <table:table-cell office:value-type="float" office:value="1.87986" calcext:value-type="float">
            <text:p>1.87986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199" calcext:value-type="float">
            <text:p>1.199</text:p>
          </table:table-cell>
          <table:table-cell office:value-type="float" office:value="2.70203" calcext:value-type="float">
            <text:p>2.70203</text:p>
          </table:table-cell>
          <table:table-cell office:value-type="float" office:value="240" calcext:value-type="float">
            <text:p>240</text:p>
          </table:table-cell>
          <table:table-cell office:value-type="float" office:value="1.327" calcext:value-type="float">
            <text:p>1.327</text:p>
          </table:table-cell>
          <table:table-cell office:value-type="float" office:value="2.70203" calcext:value-type="float">
            <text:p>2.70203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.381" calcext:value-type="float">
            <text:p>3.381</text:p>
          </table:table-cell>
          <table:table-cell office:value-type="float" office:value="2.20101" calcext:value-type="float">
            <text:p>2.201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841" calcext:value-type="float">
            <text:p>3.841</text:p>
          </table:table-cell>
          <table:table-cell office:value-type="float" office:value="2.41567" calcext:value-type="float">
            <text:p>2.415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4" calcext:value-type="float">
            <text:p>0.374</text:p>
          </table:table-cell>
          <table:table-cell office:value-type="float" office:value="1.83652" calcext:value-type="float">
            <text:p>1.83652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6" calcext:value-type="float">
            <text:p>0.436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12" calcext:value-type="float">
            <text:p>0.712</text:p>
          </table:table-cell>
          <table:table-cell office:value-type="float" office:value="1.98911" calcext:value-type="float">
            <text:p>1.98911</text:p>
          </table:table-cell>
          <table:table-cell office:value-type="float" office:value="175" calcext:value-type="float">
            <text:p>175</text:p>
          </table:table-cell>
          <table:table-cell office:value-type="float" office:value="0.759" calcext:value-type="float">
            <text:p>0.759</text:p>
          </table:table-cell>
          <table:table-cell office:value-type="float" office:value="1.98911" calcext:value-type="float">
            <text:p>1.98911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.603" calcext:value-type="float">
            <text:p>3.603</text:p>
          </table:table-cell>
          <table:table-cell office:value-type="float" office:value="2.82674" calcext:value-type="float">
            <text:p>2.8267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2.55984" calcext:value-type="float">
            <text:p>2.55984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2.37136" calcext:value-type="float">
            <text:p>2.37136</text:p>
          </table:table-cell>
          <table:table-cell office:value-type="float" office:value="183" calcext:value-type="float">
            <text:p>183</text:p>
          </table:table-cell>
          <table:table-cell office:value-type="float" office:value="1.218" calcext:value-type="float">
            <text:p>1.218</text:p>
          </table:table-cell>
          <table:table-cell office:value-type="float" office:value="2.37136" calcext:value-type="float">
            <text:p>2.3713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3.514" calcext:value-type="float">
            <text:p>3.514</text:p>
          </table:table-cell>
          <table:table-cell office:value-type="float" office:value="3.04091" calcext:value-type="float">
            <text:p>3.0409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103" calcext:value-type="float">
            <text:p>4.103</text:p>
          </table:table-cell>
          <table:table-cell office:value-type="float" office:value="1.05899" calcext:value-type="float">
            <text:p>1.0589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" calcext:value-type="float">
            <text:p>0.28</text:p>
          </table:table-cell>
          <table:table-cell office:value-type="float" office:value="2.04878" calcext:value-type="float">
            <text:p>2.04878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91" calcext:value-type="float">
            <text:p>0.791</text:p>
          </table:table-cell>
          <table:table-cell office:value-type="float" office:value="1.88531" calcext:value-type="float">
            <text:p>1.88531</text:p>
          </table:table-cell>
          <table:table-cell office:value-type="float" office:value="128" calcext:value-type="float">
            <text:p>128</text:p>
          </table:table-cell>
          <table:table-cell office:value-type="float" office:value="0.829" calcext:value-type="float">
            <text:p>0.829</text:p>
          </table:table-cell>
          <table:table-cell office:value-type="float" office:value="1.88531" calcext:value-type="float">
            <text:p>1.8853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8.184" calcext:value-type="float">
            <text:p>8.184</text:p>
          </table:table-cell>
          <table:table-cell office:value-type="float" office:value="2.05843" calcext:value-type="float">
            <text:p>2.058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029" calcext:value-type="float">
            <text:p>4.029</text:p>
          </table:table-cell>
          <table:table-cell office:value-type="float" office:value="2.03623" calcext:value-type="float">
            <text:p>2.036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.18221" calcext:value-type="float">
            <text:p>2.18221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325" calcext:value-type="float">
            <text:p>1.325</text:p>
          </table:table-cell>
          <table:table-cell office:value-type="float" office:value="2.07285" calcext:value-type="float">
            <text:p>2.07285</text:p>
          </table:table-cell>
          <table:table-cell office:value-type="float" office:value="216" calcext:value-type="float">
            <text:p>216</text:p>
          </table:table-cell>
          <table:table-cell office:value-type="float" office:value="1.483" calcext:value-type="float">
            <text:p>1.483</text:p>
          </table:table-cell>
          <table:table-cell office:value-type="float" office:value="2.07285" calcext:value-type="float">
            <text:p>2.07285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3.253" calcext:value-type="float">
            <text:p>3.253</text:p>
          </table:table-cell>
          <table:table-cell office:value-type="float" office:value="2.60709" calcext:value-type="float">
            <text:p>2.6070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127" calcext:value-type="float">
            <text:p>4.127</text:p>
          </table:table-cell>
          <table:table-cell office:value-type="float" office:value="1.87746" calcext:value-type="float">
            <text:p>1.877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1" calcext:value-type="float">
            <text:p>0.381</text:p>
          </table:table-cell>
          <table:table-cell office:value-type="float" office:value="2.21428" calcext:value-type="float">
            <text:p>2.21428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2.45828" calcext:value-type="float">
            <text:p>2.45828</text:p>
          </table:table-cell>
          <table:table-cell office:value-type="float" office:value="223" calcext:value-type="float">
            <text:p>223</text:p>
          </table:table-cell>
          <table:table-cell office:value-type="float" office:value="1.147" calcext:value-type="float">
            <text:p>1.147</text:p>
          </table:table-cell>
          <table:table-cell office:value-type="float" office:value="2.45828" calcext:value-type="float">
            <text:p>2.45828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3.869" calcext:value-type="float">
            <text:p>3.869</text:p>
          </table:table-cell>
          <table:table-cell office:value-type="float" office:value="2.4046" calcext:value-type="float">
            <text:p>2.404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056" calcext:value-type="float">
            <text:p>4.056</text:p>
          </table:table-cell>
          <table:table-cell office:value-type="float" office:value="1.64218" calcext:value-type="float">
            <text:p>1.642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" calcext:value-type="float">
            <text:p>0.39</text:p>
          </table:table-cell>
          <table:table-cell office:value-type="float" office:value="2.50936" calcext:value-type="float">
            <text:p>2.50936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27" calcext:value-type="float">
            <text:p>0.727</text:p>
          </table:table-cell>
          <table:table-cell office:value-type="float" office:value="2.03467" calcext:value-type="float">
            <text:p>2.03467</text:p>
          </table:table-cell>
          <table:table-cell office:value-type="float" office:value="175" calcext:value-type="float">
            <text:p>175</text:p>
          </table:table-cell>
          <table:table-cell office:value-type="float" office:value="0.8" calcext:value-type="float">
            <text:p>0.8</text:p>
          </table:table-cell>
          <table:table-cell office:value-type="float" office:value="2.03467" calcext:value-type="float">
            <text:p>2.03467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.46" calcext:value-type="float">
            <text:p>3.46</text:p>
          </table:table-cell>
          <table:table-cell office:value-type="float" office:value="2.42318" calcext:value-type="float">
            <text:p>2.423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076" calcext:value-type="float">
            <text:p>4.076</text:p>
          </table:table-cell>
          <table:table-cell office:value-type="float" office:value="1.91144" calcext:value-type="float">
            <text:p>1.9114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office:value-type="float" office:value="2.31097" calcext:value-type="float">
            <text:p>2.31097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87" calcext:value-type="float">
            <text:p>1.087</text:p>
          </table:table-cell>
          <table:table-cell office:value-type="float" office:value="2.44002" calcext:value-type="float">
            <text:p>2.44002</text:p>
          </table:table-cell>
          <table:table-cell office:value-type="float" office:value="183" calcext:value-type="float">
            <text:p>183</text:p>
          </table:table-cell>
          <table:table-cell office:value-type="float" office:value="1.216" calcext:value-type="float">
            <text:p>1.216</text:p>
          </table:table-cell>
          <table:table-cell office:value-type="float" office:value="2.44002" calcext:value-type="float">
            <text:p>2.44002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4.255" calcext:value-type="float">
            <text:p>4.255</text:p>
          </table:table-cell>
          <table:table-cell office:value-type="float" office:value="2.86622" calcext:value-type="float">
            <text:p>2.866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.45" calcext:value-type="float">
            <text:p>7.45</text:p>
          </table:table-cell>
          <table:table-cell office:value-type="float" office:value="5.4861" calcext:value-type="float">
            <text:p>5.486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2.65731" calcext:value-type="float">
            <text:p>2.65731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 office:value-type="float" office:value="1.88752" calcext:value-type="float">
            <text:p>1.88752</text:p>
          </table:table-cell>
          <table:table-cell office:value-type="float" office:value="132" calcext:value-type="float">
            <text:p>132</text:p>
          </table:table-cell>
          <table:table-cell office:value-type="float" office:value="0.898" calcext:value-type="float">
            <text:p>0.898</text:p>
          </table:table-cell>
          <table:table-cell office:value-type="float" office:value="1.88752" calcext:value-type="float">
            <text:p>1.8875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3.531" calcext:value-type="float">
            <text:p>3.531</text:p>
          </table:table-cell>
          <table:table-cell office:value-type="float" office:value="1.82639" calcext:value-type="float">
            <text:p>1.8263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.392" calcext:value-type="float">
            <text:p>6.392</text:p>
          </table:table-cell>
          <table:table-cell office:value-type="float" office:value="4.75691" calcext:value-type="float">
            <text:p>4.7569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2.15377" calcext:value-type="float">
            <text:p>2.15377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6" calcext:value-type="float">
            <text:p>0.43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457" calcext:value-type="float">
            <text:p>1.457</text:p>
          </table:table-cell>
          <table:table-cell office:value-type="float" office:value="2.10534" calcext:value-type="float">
            <text:p>2.10534</text:p>
          </table:table-cell>
          <table:table-cell office:value-type="float" office:value="217" calcext:value-type="float">
            <text:p>217</text:p>
          </table:table-cell>
          <table:table-cell office:value-type="float" office:value="1.615" calcext:value-type="float">
            <text:p>1.615</text:p>
          </table:table-cell>
          <table:table-cell office:value-type="float" office:value="2.10534" calcext:value-type="float">
            <text:p>2.1053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5.597" calcext:value-type="float">
            <text:p>5.597</text:p>
          </table:table-cell>
          <table:table-cell office:value-type="float" office:value="3.78277" calcext:value-type="float">
            <text:p>3.7827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596" calcext:value-type="float">
            <text:p>4.596</text:p>
          </table:table-cell>
          <table:table-cell office:value-type="float" office:value="2.79945" calcext:value-type="float">
            <text:p>2.7994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13" calcext:value-type="float">
            <text:p>0.313</text:p>
          </table:table-cell>
          <table:table-cell office:value-type="float" office:value="1.77971" calcext:value-type="float">
            <text:p>1.77971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199" calcext:value-type="float">
            <text:p>1.199</text:p>
          </table:table-cell>
          <table:table-cell office:value-type="float" office:value="2.51589" calcext:value-type="float">
            <text:p>2.51589</text:p>
          </table:table-cell>
          <table:table-cell office:value-type="float" office:value="226" calcext:value-type="float">
            <text:p>226</text:p>
          </table:table-cell>
          <table:table-cell office:value-type="float" office:value="1.301" calcext:value-type="float">
            <text:p>1.301</text:p>
          </table:table-cell>
          <table:table-cell office:value-type="float" office:value="2.51589" calcext:value-type="float">
            <text:p>2.51589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4.701" calcext:value-type="float">
            <text:p>4.701</text:p>
          </table:table-cell>
          <table:table-cell office:value-type="float" office:value="2.66028" calcext:value-type="float">
            <text:p>2.660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.209" calcext:value-type="float">
            <text:p>7.209</text:p>
          </table:table-cell>
          <table:table-cell office:value-type="float" office:value="5.54509" calcext:value-type="float">
            <text:p>5.5450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float" office:value="2.22369" calcext:value-type="float">
            <text:p>2.22369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2.20306" calcext:value-type="float">
            <text:p>2.20306</text:p>
          </table:table-cell>
          <table:table-cell office:value-type="float" office:value="183" calcext:value-type="float">
            <text:p>183</text:p>
          </table:table-cell>
          <table:table-cell office:value-type="float" office:value="0.858" calcext:value-type="float">
            <text:p>0.858</text:p>
          </table:table-cell>
          <table:table-cell office:value-type="float" office:value="2.20306" calcext:value-type="float">
            <text:p>2.20306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3.973" calcext:value-type="float">
            <text:p>3.973</text:p>
          </table:table-cell>
          <table:table-cell office:value-type="float" office:value="1.99172" calcext:value-type="float">
            <text:p>1.991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822" calcext:value-type="float">
            <text:p>3.822</text:p>
          </table:table-cell>
          <table:table-cell office:value-type="float" office:value="1.74478" calcext:value-type="float">
            <text:p>1.7447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6" calcext:value-type="float">
            <text:p>0.426</text:p>
          </table:table-cell>
          <table:table-cell office:value-type="float" office:value="2.44503" calcext:value-type="float">
            <text:p>2.44503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94" calcext:value-type="float">
            <text:p>1.094</text:p>
          </table:table-cell>
          <table:table-cell office:value-type="float" office:value="2.35833" calcext:value-type="float">
            <text:p>2.35833</text:p>
          </table:table-cell>
          <table:table-cell office:value-type="float" office:value="181" calcext:value-type="float">
            <text:p>181</text:p>
          </table:table-cell>
          <table:table-cell office:value-type="float" office:value="1.241" calcext:value-type="float">
            <text:p>1.241</text:p>
          </table:table-cell>
          <table:table-cell office:value-type="float" office:value="2.35833" calcext:value-type="float">
            <text:p>2.35833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0.47" calcext:value-type="float">
            <text:p>20.47</text:p>
          </table:table-cell>
          <table:table-cell office:value-type="float" office:value="10.5829" calcext:value-type="float">
            <text:p>10.582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.201" calcext:value-type="float">
            <text:p>20.201</text:p>
          </table:table-cell>
          <table:table-cell office:value-type="float" office:value="8.17155" calcext:value-type="float">
            <text:p>8.1715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19" calcext:value-type="float">
            <text:p>0.319</text:p>
          </table:table-cell>
          <table:table-cell office:value-type="float" office:value="1.82659" calcext:value-type="float">
            <text:p>1.82659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38" calcext:value-type="float">
            <text:p>0.838</text:p>
          </table:table-cell>
          <table:table-cell office:value-type="float" office:value="1.97163" calcext:value-type="float">
            <text:p>1.97163</text:p>
          </table:table-cell>
          <table:table-cell office:value-type="float" office:value="135" calcext:value-type="float">
            <text:p>135</text:p>
          </table:table-cell>
          <table:table-cell office:value-type="float" office:value="0.906" calcext:value-type="float">
            <text:p>0.906</text:p>
          </table:table-cell>
          <table:table-cell office:value-type="float" office:value="1.97163" calcext:value-type="float">
            <text:p>1.9716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.622" calcext:value-type="float">
            <text:p>3.622</text:p>
          </table:table-cell>
          <table:table-cell office:value-type="float" office:value="3.01124" calcext:value-type="float">
            <text:p>3.011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92" calcext:value-type="float">
            <text:p>3.92</text:p>
          </table:table-cell>
          <table:table-cell office:value-type="float" office:value="1.88155" calcext:value-type="float">
            <text:p>1.881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708" calcext:value-type="float">
            <text:p>0.708</text:p>
          </table:table-cell>
          <table:table-cell office:value-type="float" office:value="3.84764" calcext:value-type="float">
            <text:p>3.84764</text:p>
          </table:table-cell>
          <table:table-cell office:value-type="float" office:value="160" calcext:value-type="float">
            <text:p>1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537" calcext:value-type="float">
            <text:p>1.537</text:p>
          </table:table-cell>
          <table:table-cell office:value-type="float" office:value="2.11609" calcext:value-type="float">
            <text:p>2.11609</text:p>
          </table:table-cell>
          <table:table-cell office:value-type="float" office:value="218" calcext:value-type="float">
            <text:p>218</text:p>
          </table:table-cell>
          <table:table-cell office:value-type="float" office:value="1.736" calcext:value-type="float">
            <text:p>1.736</text:p>
          </table:table-cell>
          <table:table-cell office:value-type="float" office:value="2.11609" calcext:value-type="float">
            <text:p>2.11609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3.438" calcext:value-type="float">
            <text:p>3.438</text:p>
          </table:table-cell>
          <table:table-cell office:value-type="float" office:value="2.34064" calcext:value-type="float">
            <text:p>2.340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223" calcext:value-type="float">
            <text:p>4.223</text:p>
          </table:table-cell>
          <table:table-cell office:value-type="float" office:value="3.04631" calcext:value-type="float">
            <text:p>3.0463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8" calcext:value-type="float">
            <text:p>0.288</text:p>
          </table:table-cell>
          <table:table-cell office:value-type="float" office:value="1.99402" calcext:value-type="float">
            <text:p>1.99402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2.41549" calcext:value-type="float">
            <text:p>2.41549</text:p>
          </table:table-cell>
          <table:table-cell office:value-type="float" office:value="224" calcext:value-type="float">
            <text:p>224</text:p>
          </table:table-cell>
          <table:table-cell office:value-type="float" office:value="1.25" calcext:value-type="float">
            <text:p>1.25</text:p>
          </table:table-cell>
          <table:table-cell office:value-type="float" office:value="2.41549" calcext:value-type="float">
            <text:p>2.4154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7.224" calcext:value-type="float">
            <text:p>7.224</text:p>
          </table:table-cell>
          <table:table-cell office:value-type="float" office:value="2.99916" calcext:value-type="float">
            <text:p>2.999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751" calcext:value-type="float">
            <text:p>4.751</text:p>
          </table:table-cell>
          <table:table-cell office:value-type="float" office:value="2.24324" calcext:value-type="float">
            <text:p>2.243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2.15582" calcext:value-type="float">
            <text:p>2.15582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34" calcext:value-type="float">
            <text:p>0.734</text:p>
          </table:table-cell>
          <table:table-cell office:value-type="float" office:value="1.98529" calcext:value-type="float">
            <text:p>1.98529</text:p>
          </table:table-cell>
          <table:table-cell office:value-type="float" office:value="172" calcext:value-type="float">
            <text:p>172</text:p>
          </table:table-cell>
          <table:table-cell office:value-type="float" office:value="0.811" calcext:value-type="float">
            <text:p>0.811</text:p>
          </table:table-cell>
          <table:table-cell office:value-type="float" office:value="1.98529" calcext:value-type="float">
            <text:p>1.98529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0.912" calcext:value-type="float">
            <text:p>10.912</text:p>
          </table:table-cell>
          <table:table-cell office:value-type="float" office:value="6.1207" calcext:value-type="float">
            <text:p>6.120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.114" calcext:value-type="float">
            <text:p>4.114</text:p>
          </table:table-cell>
          <table:table-cell office:value-type="float" office:value="2.10232" calcext:value-type="float">
            <text:p>2.102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7" calcext:value-type="float">
            <text:p>0.457</text:p>
          </table:table-cell>
          <table:table-cell office:value-type="float" office:value="2.56866" calcext:value-type="float">
            <text:p>2.56866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04" calcext:value-type="float">
            <text:p>1.204</text:p>
          </table:table-cell>
          <table:table-cell office:value-type="float" office:value="2.02856" calcext:value-type="float">
            <text:p>2.02856</text:p>
          </table:table-cell>
          <table:table-cell office:value-type="float" office:value="178" calcext:value-type="float">
            <text:p>178</text:p>
          </table:table-cell>
          <table:table-cell office:value-type="float" office:value="1.391" calcext:value-type="float">
            <text:p>1.391</text:p>
          </table:table-cell>
          <table:table-cell office:value-type="float" office:value="2.02856" calcext:value-type="float">
            <text:p>2.02856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3.972" calcext:value-type="float">
            <text:p>3.972</text:p>
          </table:table-cell>
          <table:table-cell office:value-type="float" office:value="3.34169" calcext:value-type="float">
            <text:p>3.3416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.984" calcext:value-type="float">
            <text:p>3.984</text:p>
          </table:table-cell>
          <table:table-cell office:value-type="float" office:value="1.26511" calcext:value-type="float">
            <text:p>1.265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4" calcext:value-type="float">
            <text:p>0.424</text:p>
          </table:table-cell>
          <table:table-cell office:value-type="float" office:value="2.42862" calcext:value-type="float">
            <text:p>2.42862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 office:value-type="float" office:value="2.0167" calcext:value-type="float">
            <text:p>2.0167</text:p>
          </table:table-cell>
          <table:table-cell office:value-type="float" office:value="134" calcext:value-type="float">
            <text:p>134</text:p>
          </table:table-cell>
          <table:table-cell office:value-type="float" office:value="0.94" calcext:value-type="float">
            <text:p>0.94</text:p>
          </table:table-cell>
          <table:table-cell office:value-type="float" office:value="2.0167" calcext:value-type="float">
            <text:p>2.0167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4.712" calcext:value-type="float">
            <text:p>4.712</text:p>
          </table:table-cell>
          <table:table-cell office:value-type="float" office:value="4.00553" calcext:value-type="float">
            <text:p>4.005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.401" calcext:value-type="float">
            <text:p>6.401</text:p>
          </table:table-cell>
          <table:table-cell office:value-type="float" office:value="4.44142" calcext:value-type="float">
            <text:p>4.4414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09" calcext:value-type="float">
            <text:p>0.409</text:p>
          </table:table-cell>
          <table:table-cell office:value-type="float" office:value="2.01677" calcext:value-type="float">
            <text:p>2.01677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616" calcext:value-type="float">
            <text:p>1.616</text:p>
          </table:table-cell>
          <table:table-cell office:value-type="float" office:value="2.15165" calcext:value-type="float">
            <text:p>2.15165</text:p>
          </table:table-cell>
          <table:table-cell office:value-type="float" office:value="218" calcext:value-type="float">
            <text:p>218</text:p>
          </table:table-cell>
          <table:table-cell office:value-type="float" office:value="1.903" calcext:value-type="float">
            <text:p>1.903</text:p>
          </table:table-cell>
          <table:table-cell office:value-type="float" office:value="2.15165" calcext:value-type="float">
            <text:p>2.15165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324" calcext:value-type="float">
            <text:p>4.324</text:p>
          </table:table-cell>
          <table:table-cell office:value-type="float" office:value="2.29562" calcext:value-type="float">
            <text:p>2.295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56" calcext:value-type="float">
            <text:p>0.256</text:p>
          </table:table-cell>
          <table:table-cell office:value-type="float" office:value="1.70355" calcext:value-type="float">
            <text:p>1.70355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265" calcext:value-type="float">
            <text:p>1.265</text:p>
          </table:table-cell>
          <table:table-cell office:value-type="float" office:value="2.67806" calcext:value-type="float">
            <text:p>2.67806</text:p>
          </table:table-cell>
          <table:table-cell office:value-type="float" office:value="233" calcext:value-type="float">
            <text:p>233</text:p>
          </table:table-cell>
          <table:table-cell office:value-type="float" office:value="1.398" calcext:value-type="float">
            <text:p>1.398</text:p>
          </table:table-cell>
          <table:table-cell office:value-type="float" office:value="2.67806" calcext:value-type="float">
            <text:p>2.67806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1.29755" calcext:value-type="float">
            <text:p>1.2975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97" calcext:value-type="float">
            <text:p>0.497</text:p>
          </table:table-cell>
          <table:table-cell office:value-type="float" office:value="2.11198" calcext:value-type="float">
            <text:p>2.11198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44" calcext:value-type="float">
            <text:p>0.744</text:p>
          </table:table-cell>
          <table:table-cell office:value-type="float" office:value="1.9648" calcext:value-type="float">
            <text:p>1.9648</text:p>
          </table:table-cell>
          <table:table-cell office:value-type="float" office:value="173" calcext:value-type="float">
            <text:p>173</text:p>
          </table:table-cell>
          <table:table-cell office:value-type="float" office:value="0.833" calcext:value-type="float">
            <text:p>0.833</text:p>
          </table:table-cell>
          <table:table-cell office:value-type="float" office:value="1.9648" calcext:value-type="float">
            <text:p>1.9648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.387" calcext:value-type="float">
            <text:p>4.387</text:p>
          </table:table-cell>
          <table:table-cell office:value-type="float" office:value="3.93388" calcext:value-type="float">
            <text:p>3.9338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875" calcext:value-type="float">
            <text:p>3.875</text:p>
          </table:table-cell>
          <table:table-cell office:value-type="float" office:value="1.44206" calcext:value-type="float">
            <text:p>1.4420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2" calcext:value-type="float">
            <text:p>0.362</text:p>
          </table:table-cell>
          <table:table-cell office:value-type="float" office:value="2.49007" calcext:value-type="float">
            <text:p>2.49007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2.37207" calcext:value-type="float">
            <text:p>2.37207</text:p>
          </table:table-cell>
          <table:table-cell office:value-type="float" office:value="183" calcext:value-type="float">
            <text:p>183</text:p>
          </table:table-cell>
          <table:table-cell office:value-type="float" office:value="1.444" calcext:value-type="float">
            <text:p>1.444</text:p>
          </table:table-cell>
          <table:table-cell office:value-type="float" office:value="2.37207" calcext:value-type="float">
            <text:p>2.37207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4.699" calcext:value-type="float">
            <text:p>4.699</text:p>
          </table:table-cell>
          <table:table-cell office:value-type="float" office:value="1.58335" calcext:value-type="float">
            <text:p>1.583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423" calcext:value-type="float">
            <text:p>5.423</text:p>
          </table:table-cell>
          <table:table-cell office:value-type="float" office:value="3.14461" calcext:value-type="float">
            <text:p>3.1446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3" calcext:value-type="float">
            <text:p>0.363</text:p>
          </table:table-cell>
          <table:table-cell office:value-type="float" office:value="2.02162" calcext:value-type="float">
            <text:p>2.02162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3" calcext:value-type="float">
            <text:p>0.44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1.85804" calcext:value-type="float">
            <text:p>1.85804</text:p>
          </table:table-cell>
          <table:table-cell office:value-type="float" office:value="129" calcext:value-type="float">
            <text:p>129</text:p>
          </table:table-cell>
          <table:table-cell office:value-type="float" office:value="0.946" calcext:value-type="float">
            <text:p>0.946</text:p>
          </table:table-cell>
          <table:table-cell office:value-type="float" office:value="1.85804" calcext:value-type="float">
            <text:p>1.8580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3.279" calcext:value-type="float">
            <text:p>3.279</text:p>
          </table:table-cell>
          <table:table-cell office:value-type="float" office:value="1.78467" calcext:value-type="float">
            <text:p>1.784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03" calcext:value-type="float">
            <text:p>4.503</text:p>
          </table:table-cell>
          <table:table-cell office:value-type="float" office:value="2.90341" calcext:value-type="float">
            <text:p>2.9034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6" calcext:value-type="float">
            <text:p>0.426</text:p>
          </table:table-cell>
          <table:table-cell office:value-type="float" office:value="2.36657" calcext:value-type="float">
            <text:p>2.36657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8" calcext:value-type="float">
            <text:p>0.43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684" calcext:value-type="float">
            <text:p>1.684</text:p>
          </table:table-cell>
          <table:table-cell office:value-type="float" office:value="2.10814" calcext:value-type="float">
            <text:p>2.10814</text:p>
          </table:table-cell>
          <table:table-cell office:value-type="float" office:value="217" calcext:value-type="float">
            <text:p>217</text:p>
          </table:table-cell>
          <table:table-cell office:value-type="float" office:value="1.913" calcext:value-type="float">
            <text:p>1.913</text:p>
          </table:table-cell>
          <table:table-cell office:value-type="float" office:value="2.10814" calcext:value-type="float">
            <text:p>2.1081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.415" calcext:value-type="float">
            <text:p>3.415</text:p>
          </table:table-cell>
          <table:table-cell office:value-type="float" office:value="2.16184" calcext:value-type="float">
            <text:p>2.161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.417" calcext:value-type="float">
            <text:p>28.417</text:p>
          </table:table-cell>
          <table:table-cell office:value-type="float" office:value="2.62402" calcext:value-type="float">
            <text:p>2.6240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7" calcext:value-type="float">
            <text:p>0.327</text:p>
          </table:table-cell>
          <table:table-cell office:value-type="float" office:value="2.06284" calcext:value-type="float">
            <text:p>2.06284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325" calcext:value-type="float">
            <text:p>1.325</text:p>
          </table:table-cell>
          <table:table-cell office:value-type="float" office:value="2.40035" calcext:value-type="float">
            <text:p>2.40035</text:p>
          </table:table-cell>
          <table:table-cell office:value-type="float" office:value="226" calcext:value-type="float">
            <text:p>226</text:p>
          </table:table-cell>
          <table:table-cell office:value-type="float" office:value="1.457" calcext:value-type="float">
            <text:p>1.457</text:p>
          </table:table-cell>
          <table:table-cell office:value-type="float" office:value="2.40035" calcext:value-type="float">
            <text:p>2.40035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4.64" calcext:value-type="float">
            <text:p>4.64</text:p>
          </table:table-cell>
          <table:table-cell office:value-type="float" office:value="5.49221" calcext:value-type="float">
            <text:p>5.4922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.215" calcext:value-type="float">
            <text:p>5.215</text:p>
          </table:table-cell>
          <table:table-cell office:value-type="float" office:value="3.43048" calcext:value-type="float">
            <text:p>3.4304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1.93178" calcext:value-type="float">
            <text:p>1.93178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office:value-type="float" office:value="2.29793" calcext:value-type="float">
            <text:p>2.29793</text:p>
          </table:table-cell>
          <table:table-cell office:value-type="float" office:value="189" calcext:value-type="float">
            <text:p>189</text:p>
          </table:table-cell>
          <table:table-cell office:value-type="float" office:value="0.937" calcext:value-type="float">
            <text:p>0.937</text:p>
          </table:table-cell>
          <table:table-cell office:value-type="float" office:value="2.29793" calcext:value-type="float">
            <text:p>2.2979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7.922" calcext:value-type="float">
            <text:p>7.922</text:p>
          </table:table-cell>
          <table:table-cell office:value-type="float" office:value="5.83282" calcext:value-type="float">
            <text:p>5.8328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.43" calcext:value-type="float">
            <text:p>4.43</text:p>
          </table:table-cell>
          <table:table-cell office:value-type="float" office:value="1.30731" calcext:value-type="float">
            <text:p>1.307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9" calcext:value-type="float">
            <text:p>0.349</text:p>
          </table:table-cell>
          <table:table-cell office:value-type="float" office:value="2.48553" calcext:value-type="float">
            <text:p>2.48553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331" calcext:value-type="float">
            <text:p>1.331</text:p>
          </table:table-cell>
          <table:table-cell office:value-type="float" office:value="2.36245" calcext:value-type="float">
            <text:p>2.36245</text:p>
          </table:table-cell>
          <table:table-cell office:value-type="float" office:value="188" calcext:value-type="float">
            <text:p>188</text:p>
          </table:table-cell>
          <table:table-cell office:value-type="float" office:value="1.532" calcext:value-type="float">
            <text:p>1.532</text:p>
          </table:table-cell>
          <table:table-cell office:value-type="float" office:value="2.36245" calcext:value-type="float">
            <text:p>2.3624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0.742" calcext:value-type="float">
            <text:p>10.742</text:p>
          </table:table-cell>
          <table:table-cell office:value-type="float" office:value="5.28065" calcext:value-type="float">
            <text:p>5.2806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.233" calcext:value-type="float">
            <text:p>8.233</text:p>
          </table:table-cell>
          <table:table-cell office:value-type="float" office:value="4.87077" calcext:value-type="float">
            <text:p>4.8707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2" calcext:value-type="float">
            <text:p>0.422</text:p>
          </table:table-cell>
          <table:table-cell office:value-type="float" office:value="2.16625" calcext:value-type="float">
            <text:p>2.16625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67" calcext:value-type="float">
            <text:p>0.867</text:p>
          </table:table-cell>
          <table:table-cell office:value-type="float" office:value="1.89494" calcext:value-type="float">
            <text:p>1.89494</text:p>
          </table:table-cell>
          <table:table-cell office:value-type="float" office:value="130" calcext:value-type="float">
            <text:p>130</text:p>
          </table:table-cell>
          <table:table-cell office:value-type="float" office:value="0.941" calcext:value-type="float">
            <text:p>0.941</text:p>
          </table:table-cell>
          <table:table-cell office:value-type="float" office:value="1.89494" calcext:value-type="float">
            <text:p>1.8949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4.03" calcext:value-type="float">
            <text:p>4.03</text:p>
          </table:table-cell>
          <table:table-cell office:value-type="float" office:value="3.41958" calcext:value-type="float">
            <text:p>3.4195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443" calcext:value-type="float">
            <text:p>4.443</text:p>
          </table:table-cell>
          <table:table-cell office:value-type="float" office:value="1.43875" calcext:value-type="float">
            <text:p>1.438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3.35676" calcext:value-type="float">
            <text:p>3.35676</text:p>
          </table:table-cell>
          <table:table-cell office:value-type="float" office:value="147" calcext:value-type="float">
            <text:p>14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865" calcext:value-type="float">
            <text:p>1.865</text:p>
          </table:table-cell>
          <table:table-cell office:value-type="float" office:value="2.15577" calcext:value-type="float">
            <text:p>2.15577</text:p>
          </table:table-cell>
          <table:table-cell office:value-type="float" office:value="218" calcext:value-type="float">
            <text:p>218</text:p>
          </table:table-cell>
          <table:table-cell office:value-type="float" office:value="2.066" calcext:value-type="float">
            <text:p>2.066</text:p>
          </table:table-cell>
          <table:table-cell office:value-type="float" office:value="2.15577" calcext:value-type="float">
            <text:p>2.15577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3.613" calcext:value-type="float">
            <text:p>13.613</text:p>
          </table:table-cell>
          <table:table-cell office:value-type="float" office:value="4.49243" calcext:value-type="float">
            <text:p>4.4924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.589" calcext:value-type="float">
            <text:p>4.589</text:p>
          </table:table-cell>
          <table:table-cell office:value-type="float" office:value="1.76745" calcext:value-type="float">
            <text:p>1.767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3" calcext:value-type="float">
            <text:p>0.333</text:p>
          </table:table-cell>
          <table:table-cell office:value-type="float" office:value="2.21501" calcext:value-type="float">
            <text:p>2.21501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4" calcext:value-type="float">
            <text:p>0.45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497" calcext:value-type="float">
            <text:p>1.497</text:p>
          </table:table-cell>
          <table:table-cell office:value-type="float" office:value="2.94883" calcext:value-type="float">
            <text:p>2.94883</text:p>
          </table:table-cell>
          <table:table-cell office:value-type="float" office:value="239" calcext:value-type="float">
            <text:p>239</text:p>
          </table:table-cell>
          <table:table-cell office:value-type="float" office:value="1.636" calcext:value-type="float">
            <text:p>1.636</text:p>
          </table:table-cell>
          <table:table-cell office:value-type="float" office:value="2.94883" calcext:value-type="float">
            <text:p>2.94883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7.098" calcext:value-type="float">
            <text:p>7.098</text:p>
          </table:table-cell>
          <table:table-cell office:value-type="float" office:value="5.94207" calcext:value-type="float">
            <text:p>5.9420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.157" calcext:value-type="float">
            <text:p>5.157</text:p>
          </table:table-cell>
          <table:table-cell office:value-type="float" office:value="2.51752" calcext:value-type="float">
            <text:p>2.5175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9" calcext:value-type="float">
            <text:p>0.329</text:p>
          </table:table-cell>
          <table:table-cell office:value-type="float" office:value="1.68509" calcext:value-type="float">
            <text:p>1.68509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16" calcext:value-type="float">
            <text:p>0.816</text:p>
          </table:table-cell>
          <table:table-cell office:value-type="float" office:value="2.17501" calcext:value-type="float">
            <text:p>2.17501</text:p>
          </table:table-cell>
          <table:table-cell office:value-type="float" office:value="177" calcext:value-type="float">
            <text:p>177</text:p>
          </table:table-cell>
          <table:table-cell office:value-type="float" office:value="0.891" calcext:value-type="float">
            <text:p>0.891</text:p>
          </table:table-cell>
          <table:table-cell office:value-type="float" office:value="2.17501" calcext:value-type="float">
            <text:p>2.17501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.512" calcext:value-type="float">
            <text:p>3.512</text:p>
          </table:table-cell>
          <table:table-cell office:value-type="float" office:value="2.27836" calcext:value-type="float">
            <text:p>2.278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955" calcext:value-type="float">
            <text:p>3.955</text:p>
          </table:table-cell>
          <table:table-cell office:value-type="float" office:value="1.50445" calcext:value-type="float">
            <text:p>1.504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59" calcext:value-type="float">
            <text:p>0.559</text:p>
          </table:table-cell>
          <table:table-cell office:value-type="float" office:value="3.23416" calcext:value-type="float">
            <text:p>3.23416</text:p>
          </table:table-cell>
          <table:table-cell office:value-type="float" office:value="162" calcext:value-type="float">
            <text:p>16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2.50412" calcext:value-type="float">
            <text:p>2.50412</text:p>
          </table:table-cell>
          <table:table-cell office:value-type="float" office:value="185" calcext:value-type="float">
            <text:p>185</text:p>
          </table:table-cell>
          <table:table-cell office:value-type="float" office:value="1.733" calcext:value-type="float">
            <text:p>1.733</text:p>
          </table:table-cell>
          <table:table-cell office:value-type="float" office:value="2.50412" calcext:value-type="float">
            <text:p>2.5041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3.454" calcext:value-type="float">
            <text:p>3.454</text:p>
          </table:table-cell>
          <table:table-cell office:value-type="float" office:value="2.03045" calcext:value-type="float">
            <text:p>2.030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617" calcext:value-type="float">
            <text:p>5.617</text:p>
          </table:table-cell>
          <table:table-cell office:value-type="float" office:value="2.90359" calcext:value-type="float">
            <text:p>2.9035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6" calcext:value-type="float">
            <text:p>0.306</text:p>
          </table:table-cell>
          <table:table-cell office:value-type="float" office:value="2.11541" calcext:value-type="float">
            <text:p>2.11541</text:p>
          </table:table-cell>
          <table:table-cell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947" calcext:value-type="float">
            <text:p>0.947</text:p>
          </table:table-cell>
          <table:table-cell office:value-type="float" office:value="1.92689" calcext:value-type="float">
            <text:p>1.92689</text:p>
          </table:table-cell>
          <table:table-cell office:value-type="float" office:value="131" calcext:value-type="float">
            <text:p>131</text:p>
          </table:table-cell>
          <table:table-cell office:value-type="float" office:value="1.024" calcext:value-type="float">
            <text:p>1.024</text:p>
          </table:table-cell>
          <table:table-cell office:value-type="float" office:value="1.92689" calcext:value-type="float">
            <text:p>1.9268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3.125" calcext:value-type="float">
            <text:p>3.125</text:p>
          </table:table-cell>
          <table:table-cell office:value-type="float" office:value="1.84041" calcext:value-type="float">
            <text:p>1.8404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198" calcext:value-type="float">
            <text:p>4.198</text:p>
          </table:table-cell>
          <table:table-cell office:value-type="float" office:value="2.83025" calcext:value-type="float">
            <text:p>2.830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2" calcext:value-type="float">
            <text:p>0.382</text:p>
          </table:table-cell>
          <table:table-cell office:value-type="float" office:value="2.06685" calcext:value-type="float">
            <text:p>2.06685</text:p>
          </table:table-cell>
          <table:table-cell office:value-type="float" office:value="109" calcext:value-type="float">
            <text:p>1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093" calcext:value-type="float">
            <text:p>2.093</text:p>
          </table:table-cell>
          <table:table-cell office:value-type="float" office:value="2.10517" calcext:value-type="float">
            <text:p>2.10517</text:p>
          </table:table-cell>
          <table:table-cell office:value-type="float" office:value="217" calcext:value-type="float">
            <text:p>217</text:p>
          </table:table-cell>
          <table:table-cell office:value-type="float" office:value="2.335" calcext:value-type="float">
            <text:p>2.335</text:p>
          </table:table-cell>
          <table:table-cell office:value-type="float" office:value="2.10517" calcext:value-type="float">
            <text:p>2.10517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4.011" calcext:value-type="float">
            <text:p>4.011</text:p>
          </table:table-cell>
          <table:table-cell office:value-type="float" office:value="1.53651" calcext:value-type="float">
            <text:p>1.5365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724" calcext:value-type="float">
            <text:p>4.724</text:p>
          </table:table-cell>
          <table:table-cell office:value-type="float" office:value="2.1352" calcext:value-type="float">
            <text:p>2.135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3" calcext:value-type="float">
            <text:p>0.343</text:p>
          </table:table-cell>
          <table:table-cell office:value-type="float" office:value="1.90545" calcext:value-type="float">
            <text:p>1.90545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555" calcext:value-type="float">
            <text:p>1.555</text:p>
          </table:table-cell>
          <table:table-cell office:value-type="float" office:value="2.78031" calcext:value-type="float">
            <text:p>2.78031</text:p>
          </table:table-cell>
          <table:table-cell office:value-type="float" office:value="237" calcext:value-type="float">
            <text:p>237</text:p>
          </table:table-cell>
          <table:table-cell office:value-type="float" office:value="1.698" calcext:value-type="float">
            <text:p>1.698</text:p>
          </table:table-cell>
          <table:table-cell office:value-type="float" office:value="2.78031" calcext:value-type="float">
            <text:p>2.78031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3.952" calcext:value-type="float">
            <text:p>3.952</text:p>
          </table:table-cell>
          <table:table-cell office:value-type="float" office:value="2.37938" calcext:value-type="float">
            <text:p>2.3793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.849" calcext:value-type="float">
            <text:p>8.849</text:p>
          </table:table-cell>
          <table:table-cell office:value-type="float" office:value="2.95804" calcext:value-type="float">
            <text:p>2.9580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34" calcext:value-type="float">
            <text:p>0.434</text:p>
          </table:table-cell>
          <table:table-cell office:value-type="float" office:value="2.25596" calcext:value-type="float">
            <text:p>2.25596</text:p>
          </table:table-cell>
          <table:table-cell office:value-type="float" office:value="157" calcext:value-type="float">
            <text:p>1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5" calcext:value-type="float">
            <text:p>0.44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 office:value-type="float" office:value="2.03435" calcext:value-type="float">
            <text:p>2.03435</text:p>
          </table:table-cell>
          <table:table-cell office:value-type="float" office:value="176" calcext:value-type="float">
            <text:p>176</text:p>
          </table:table-cell>
          <table:table-cell office:value-type="float" office:value="0.94" calcext:value-type="float">
            <text:p>0.94</text:p>
          </table:table-cell>
          <table:table-cell office:value-type="float" office:value="2.03435" calcext:value-type="float">
            <text:p>2.03435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3.446" calcext:value-type="float">
            <text:p>3.446</text:p>
          </table:table-cell>
          <table:table-cell office:value-type="float" office:value="2.87649" calcext:value-type="float">
            <text:p>2.876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.801" calcext:value-type="float">
            <text:p>7.801</text:p>
          </table:table-cell>
          <table:table-cell office:value-type="float" office:value="1.32738" calcext:value-type="float">
            <text:p>1.327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4" calcext:value-type="float">
            <text:p>0.384</text:p>
          </table:table-cell>
          <table:table-cell office:value-type="float" office:value="2.51215" calcext:value-type="float">
            <text:p>2.51215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44" calcext:value-type="float">
            <text:p>1.444</text:p>
          </table:table-cell>
          <table:table-cell office:value-type="float" office:value="2.56847" calcext:value-type="float">
            <text:p>2.56847</text:p>
          </table:table-cell>
          <table:table-cell office:value-type="float" office:value="198" calcext:value-type="float">
            <text:p>198</text:p>
          </table:table-cell>
          <table:table-cell office:value-type="float" office:value="1.652" calcext:value-type="float">
            <text:p>1.652</text:p>
          </table:table-cell>
          <table:table-cell office:value-type="float" office:value="2.56847" calcext:value-type="float">
            <text:p>2.5684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.602" calcext:value-type="float">
            <text:p>5.602</text:p>
          </table:table-cell>
          <table:table-cell office:value-type="float" office:value="1.97782" calcext:value-type="float">
            <text:p>1.977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49" calcext:value-type="float">
            <text:p>0.449</text:p>
          </table:table-cell>
          <table:table-cell office:value-type="float" office:value="2.60984" calcext:value-type="float">
            <text:p>2.60984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43" calcext:value-type="float">
            <text:p>1.043</text:p>
          </table:table-cell>
          <table:table-cell office:value-type="float" office:value="1.97336" calcext:value-type="float">
            <text:p>1.97336</text:p>
          </table:table-cell>
          <table:table-cell office:value-type="float" office:value="136" calcext:value-type="float">
            <text:p>136</text:p>
          </table:table-cell>
          <table:table-cell office:value-type="float" office:value="1.148" calcext:value-type="float">
            <text:p>1.148</text:p>
          </table:table-cell>
          <table:table-cell office:value-type="float" office:value="1.97336" calcext:value-type="float">
            <text:p>1.9733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3.811" calcext:value-type="float">
            <text:p>3.811</text:p>
          </table:table-cell>
          <table:table-cell office:value-type="float" office:value="1.86307" calcext:value-type="float">
            <text:p>1.863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.46" calcext:value-type="float">
            <text:p>6.46</text:p>
          </table:table-cell>
          <table:table-cell office:value-type="float" office:value="2.97841" calcext:value-type="float">
            <text:p>2.9784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64" calcext:value-type="float">
            <text:p>0.464</text:p>
          </table:table-cell>
          <table:table-cell office:value-type="float" office:value="2.44746" calcext:value-type="float">
            <text:p>2.44746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198" calcext:value-type="float">
            <text:p>2.198</text:p>
          </table:table-cell>
          <table:table-cell office:value-type="float" office:value="2.1969" calcext:value-type="float">
            <text:p>2.1969</text:p>
          </table:table-cell>
          <table:table-cell office:value-type="float" office:value="220" calcext:value-type="float">
            <text:p>220</text:p>
          </table:table-cell>
          <table:table-cell office:value-type="float" office:value="2.466" calcext:value-type="float">
            <text:p>2.466</text:p>
          </table:table-cell>
          <table:table-cell office:value-type="float" office:value="2.1969" calcext:value-type="float">
            <text:p>2.1969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.787" calcext:value-type="float">
            <text:p>3.787</text:p>
          </table:table-cell>
          <table:table-cell office:value-type="float" office:value="3.88913" calcext:value-type="float">
            <text:p>3.889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.124" calcext:value-type="float">
            <text:p>5.124</text:p>
          </table:table-cell>
          <table:table-cell office:value-type="float" office:value="2.91103" calcext:value-type="float">
            <text:p>2.911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9" calcext:value-type="float">
            <text:p>0.429</text:p>
          </table:table-cell>
          <table:table-cell office:value-type="float" office:value="2.33158" calcext:value-type="float">
            <text:p>2.33158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6" calcext:value-type="float">
            <text:p>0.45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2.39935" calcext:value-type="float">
            <text:p>2.39935</text:p>
          </table:table-cell>
          <table:table-cell office:value-type="float" office:value="225" calcext:value-type="float">
            <text:p>225</text:p>
          </table:table-cell>
          <table:table-cell office:value-type="float" office:value="1.701" calcext:value-type="float">
            <text:p>1.701</text:p>
          </table:table-cell>
          <table:table-cell office:value-type="float" office:value="2.39935" calcext:value-type="float">
            <text:p>2.3993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3.539" calcext:value-type="float">
            <text:p>3.539</text:p>
          </table:table-cell>
          <table:table-cell office:value-type="float" office:value="2.38186" calcext:value-type="float">
            <text:p>2.3818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327" calcext:value-type="float">
            <text:p>4.327</text:p>
          </table:table-cell>
          <table:table-cell office:value-type="float" office:value="1.43508" calcext:value-type="float">
            <text:p>1.435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3" calcext:value-type="float">
            <text:p>0.303</text:p>
          </table:table-cell>
          <table:table-cell office:value-type="float" office:value="2.22968" calcext:value-type="float">
            <text:p>2.22968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5" calcext:value-type="float">
            <text:p>0.44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84" calcext:value-type="float">
            <text:p>0.884</text:p>
          </table:table-cell>
          <table:table-cell office:value-type="float" office:value="2.01645" calcext:value-type="float">
            <text:p>2.01645</text:p>
          </table:table-cell>
          <table:table-cell office:value-type="float" office:value="178" calcext:value-type="float">
            <text:p>178</text:p>
          </table:table-cell>
          <table:table-cell office:value-type="float" office:value="0.965" calcext:value-type="float">
            <text:p>0.965</text:p>
          </table:table-cell>
          <table:table-cell office:value-type="float" office:value="2.01645" calcext:value-type="float">
            <text:p>2.01645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3.762" calcext:value-type="float">
            <text:p>3.762</text:p>
          </table:table-cell>
          <table:table-cell office:value-type="float" office:value="3.11196" calcext:value-type="float">
            <text:p>3.1119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315" calcext:value-type="float">
            <text:p>4.315</text:p>
          </table:table-cell>
          <table:table-cell office:value-type="float" office:value="1.62821" calcext:value-type="float">
            <text:p>1.6282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8" calcext:value-type="float">
            <text:p>0.338</text:p>
          </table:table-cell>
          <table:table-cell office:value-type="float" office:value="1.94312" calcext:value-type="float">
            <text:p>1.94312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1" calcext:value-type="float">
            <text:p>0.45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516" calcext:value-type="float">
            <text:p>1.516</text:p>
          </table:table-cell>
          <table:table-cell office:value-type="float" office:value="2.23354" calcext:value-type="float">
            <text:p>2.23354</text:p>
          </table:table-cell>
          <table:table-cell office:value-type="float" office:value="179" calcext:value-type="float">
            <text:p>179</text:p>
          </table:table-cell>
          <table:table-cell office:value-type="float" office:value="1.722" calcext:value-type="float">
            <text:p>1.722</text:p>
          </table:table-cell>
          <table:table-cell office:value-type="float" office:value="2.23354" calcext:value-type="float">
            <text:p>2.23354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3.591" calcext:value-type="float">
            <text:p>3.591</text:p>
          </table:table-cell>
          <table:table-cell office:value-type="float" office:value="2.09607" calcext:value-type="float">
            <text:p>2.096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.316" calcext:value-type="float">
            <text:p>6.316</text:p>
          </table:table-cell>
          <table:table-cell office:value-type="float" office:value="1.36783" calcext:value-type="float">
            <text:p>1.367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7" calcext:value-type="float">
            <text:p>0.387</text:p>
          </table:table-cell>
          <table:table-cell office:value-type="float" office:value="2.3768" calcext:value-type="float">
            <text:p>2.3768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13" calcext:value-type="float">
            <text:p>1.013</text:p>
          </table:table-cell>
          <table:table-cell office:value-type="float" office:value="1.85713" calcext:value-type="float">
            <text:p>1.85713</text:p>
          </table:table-cell>
          <table:table-cell office:value-type="float" office:value="130" calcext:value-type="float">
            <text:p>130</text:p>
          </table:table-cell>
          <table:table-cell office:value-type="float" office:value="1.104" calcext:value-type="float">
            <text:p>1.104</text:p>
          </table:table-cell>
          <table:table-cell office:value-type="float" office:value="1.85713" calcext:value-type="float">
            <text:p>1.8571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5.288" calcext:value-type="float">
            <text:p>5.288</text:p>
          </table:table-cell>
          <table:table-cell office:value-type="float" office:value="1.86232" calcext:value-type="float">
            <text:p>1.862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792" calcext:value-type="float">
            <text:p>4.792</text:p>
          </table:table-cell>
          <table:table-cell office:value-type="float" office:value="1.15145" calcext:value-type="float">
            <text:p>1.151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79" calcext:value-type="float">
            <text:p>0.479</text:p>
          </table:table-cell>
          <table:table-cell office:value-type="float" office:value="2.69651" calcext:value-type="float">
            <text:p>2.69651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406" calcext:value-type="float">
            <text:p>2.406</text:p>
          </table:table-cell>
          <table:table-cell office:value-type="float" office:value="2.07499" calcext:value-type="float">
            <text:p>2.07499</text:p>
          </table:table-cell>
          <table:table-cell office:value-type="float" office:value="217" calcext:value-type="float">
            <text:p>217</text:p>
          </table:table-cell>
          <table:table-cell office:value-type="float" office:value="2.797" calcext:value-type="float">
            <text:p>2.797</text:p>
          </table:table-cell>
          <table:table-cell office:value-type="float" office:value="2.07499" calcext:value-type="float">
            <text:p>2.0749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4.098" calcext:value-type="float">
            <text:p>4.098</text:p>
          </table:table-cell>
          <table:table-cell office:value-type="float" office:value="1.80582" calcext:value-type="float">
            <text:p>1.805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.105" calcext:value-type="float">
            <text:p>7.105</text:p>
          </table:table-cell>
          <table:table-cell office:value-type="float" office:value="1.41068" calcext:value-type="float">
            <text:p>1.410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48" calcext:value-type="float">
            <text:p>0.448</text:p>
          </table:table-cell>
          <table:table-cell office:value-type="float" office:value="2.0587" calcext:value-type="float">
            <text:p>2.0587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729" calcext:value-type="float">
            <text:p>1.729</text:p>
          </table:table-cell>
          <table:table-cell office:value-type="float" office:value="2.57674" calcext:value-type="float">
            <text:p>2.57674</text:p>
          </table:table-cell>
          <table:table-cell office:value-type="float" office:value="236" calcext:value-type="float">
            <text:p>236</text:p>
          </table:table-cell>
          <table:table-cell office:value-type="float" office:value="1.909" calcext:value-type="float">
            <text:p>1.909</text:p>
          </table:table-cell>
          <table:table-cell office:value-type="float" office:value="2.57674" calcext:value-type="float">
            <text:p>2.57674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4.721" calcext:value-type="float">
            <text:p>4.721</text:p>
          </table:table-cell>
          <table:table-cell office:value-type="float" office:value="3.26558" calcext:value-type="float">
            <text:p>3.2655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698" calcext:value-type="float">
            <text:p>5.698</text:p>
          </table:table-cell>
          <table:table-cell office:value-type="float" office:value="1.33943" calcext:value-type="float">
            <text:p>1.339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3" calcext:value-type="float">
            <text:p>0.383</text:p>
          </table:table-cell>
          <table:table-cell office:value-type="float" office:value="2.37264" calcext:value-type="float">
            <text:p>2.37264</text:p>
          </table:table-cell>
          <table:table-cell office:value-type="float" office:value="149" calcext:value-type="float">
            <text:p>1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909" calcext:value-type="float">
            <text:p>0.909</text:p>
          </table:table-cell>
          <table:table-cell office:value-type="float" office:value="2.11528" calcext:value-type="float">
            <text:p>2.11528</text:p>
          </table:table-cell>
          <table:table-cell office:value-type="float" office:value="177" calcext:value-type="float">
            <text:p>177</text:p>
          </table:table-cell>
          <table:table-cell office:value-type="float" office:value="1.019" calcext:value-type="float">
            <text:p>1.019</text:p>
          </table:table-cell>
          <table:table-cell office:value-type="float" office:value="2.11528" calcext:value-type="float">
            <text:p>2.11528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.987" calcext:value-type="float">
            <text:p>3.987</text:p>
          </table:table-cell>
          <table:table-cell office:value-type="float" office:value="3.05643" calcext:value-type="float">
            <text:p>3.0564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563" calcext:value-type="float">
            <text:p>4.563</text:p>
          </table:table-cell>
          <table:table-cell office:value-type="float" office:value="2.42581" calcext:value-type="float">
            <text:p>2.4258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office:value-type="float" office:value="2.26485" calcext:value-type="float">
            <text:p>2.26485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702" calcext:value-type="float">
            <text:p>1.702</text:p>
          </table:table-cell>
          <table:table-cell office:value-type="float" office:value="2.10502" calcext:value-type="float">
            <text:p>2.10502</text:p>
          </table:table-cell>
          <table:table-cell office:value-type="float" office:value="179" calcext:value-type="float">
            <text:p>179</text:p>
          </table:table-cell>
          <table:table-cell office:value-type="float" office:value="1.96" calcext:value-type="float">
            <text:p>1.96</text:p>
          </table:table-cell>
          <table:table-cell office:value-type="float" office:value="2.10502" calcext:value-type="float">
            <text:p>2.1050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3.977" calcext:value-type="float">
            <text:p>3.977</text:p>
          </table:table-cell>
          <table:table-cell office:value-type="float" office:value="2.50032" calcext:value-type="float">
            <text:p>2.500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369" calcext:value-type="float">
            <text:p>5.369</text:p>
          </table:table-cell>
          <table:table-cell office:value-type="float" office:value="2.617" calcext:value-type="float">
            <text:p>2.6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8" calcext:value-type="float">
            <text:p>0.338</text:p>
          </table:table-cell>
          <table:table-cell office:value-type="float" office:value="2.1353" calcext:value-type="float">
            <text:p>2.1353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981" calcext:value-type="float">
            <text:p>0.981</text:p>
          </table:table-cell>
          <table:table-cell office:value-type="float" office:value="1.88544" calcext:value-type="float">
            <text:p>1.88544</text:p>
          </table:table-cell>
          <table:table-cell office:value-type="float" office:value="128" calcext:value-type="float">
            <text:p>128</text:p>
          </table:table-cell>
          <table:table-cell office:value-type="float" office:value="1.121" calcext:value-type="float">
            <text:p>1.121</text:p>
          </table:table-cell>
          <table:table-cell office:value-type="float" office:value="1.88544" calcext:value-type="float">
            <text:p>1.88544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.041" calcext:value-type="float">
            <text:p>4.041</text:p>
          </table:table-cell>
          <table:table-cell office:value-type="float" office:value="2.8187" calcext:value-type="float">
            <text:p>2.81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.285" calcext:value-type="float">
            <text:p>6.285</text:p>
          </table:table-cell>
          <table:table-cell office:value-type="float" office:value="1.34429" calcext:value-type="float">
            <text:p>1.344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.23437" calcext:value-type="float">
            <text:p>2.23437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538" calcext:value-type="float">
            <text:p>2.538</text:p>
          </table:table-cell>
          <table:table-cell office:value-type="float" office:value="2.13227" calcext:value-type="float">
            <text:p>2.13227</text:p>
          </table:table-cell>
          <table:table-cell office:value-type="float" office:value="217" calcext:value-type="float">
            <text:p>217</text:p>
          </table:table-cell>
          <table:table-cell office:value-type="float" office:value="2.816" calcext:value-type="float">
            <text:p>2.816</text:p>
          </table:table-cell>
          <table:table-cell office:value-type="float" office:value="2.13227" calcext:value-type="float">
            <text:p>2.13227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.631" calcext:value-type="float">
            <text:p>3.631</text:p>
          </table:table-cell>
          <table:table-cell office:value-type="float" office:value="2.34848" calcext:value-type="float">
            <text:p>2.3484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.709" calcext:value-type="float">
            <text:p>12.709</text:p>
          </table:table-cell>
          <table:table-cell office:value-type="float" office:value="4.50624" calcext:value-type="float">
            <text:p>4.506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1" calcext:value-type="float">
            <text:p>0.331</text:p>
          </table:table-cell>
          <table:table-cell office:value-type="float" office:value="1.82159" calcext:value-type="float">
            <text:p>1.82159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9" calcext:value-type="float">
            <text:p>0.45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843" calcext:value-type="float">
            <text:p>1.843</text:p>
          </table:table-cell>
          <table:table-cell office:value-type="float" office:value="2.83508" calcext:value-type="float">
            <text:p>2.83508</text:p>
          </table:table-cell>
          <table:table-cell office:value-type="float" office:value="240" calcext:value-type="float">
            <text:p>240</text:p>
          </table:table-cell>
          <table:table-cell office:value-type="float" office:value="2.012" calcext:value-type="float">
            <text:p>2.012</text:p>
          </table:table-cell>
          <table:table-cell office:value-type="float" office:value="2.83508" calcext:value-type="float">
            <text:p>2.8350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4.188" calcext:value-type="float">
            <text:p>4.188</text:p>
          </table:table-cell>
          <table:table-cell office:value-type="float" office:value="1.17702" calcext:value-type="float">
            <text:p>1.177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439" calcext:value-type="float">
            <text:p>4.439</text:p>
          </table:table-cell>
          <table:table-cell office:value-type="float" office:value="1.3555" calcext:value-type="float">
            <text:p>1.355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3" calcext:value-type="float">
            <text:p>0.393</text:p>
          </table:table-cell>
          <table:table-cell office:value-type="float" office:value="2.15813" calcext:value-type="float">
            <text:p>2.15813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959" calcext:value-type="float">
            <text:p>0.959</text:p>
          </table:table-cell>
          <table:table-cell office:value-type="float" office:value="2.09286" calcext:value-type="float">
            <text:p>2.09286</text:p>
          </table:table-cell>
          <table:table-cell office:value-type="float" office:value="175" calcext:value-type="float">
            <text:p>175</text:p>
          </table:table-cell>
          <table:table-cell office:value-type="float" office:value="1.035" calcext:value-type="float">
            <text:p>1.035</text:p>
          </table:table-cell>
          <table:table-cell office:value-type="float" office:value="2.09286" calcext:value-type="float">
            <text:p>2.0928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.533" calcext:value-type="float">
            <text:p>3.533</text:p>
          </table:table-cell>
          <table:table-cell office:value-type="float" office:value="1.76488" calcext:value-type="float">
            <text:p>1.7648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1.72541" calcext:value-type="float">
            <text:p>1.7254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6" calcext:value-type="float">
            <text:p>0.456</text:p>
          </table:table-cell>
          <table:table-cell office:value-type="float" office:value="2.48321" calcext:value-type="float">
            <text:p>2.48321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689" calcext:value-type="float">
            <text:p>1.689</text:p>
          </table:table-cell>
          <table:table-cell office:value-type="float" office:value="2.12067" calcext:value-type="float">
            <text:p>2.12067</text:p>
          </table:table-cell>
          <table:table-cell office:value-type="float" office:value="180" calcext:value-type="float">
            <text:p>180</text:p>
          </table:table-cell>
          <table:table-cell office:value-type="float" office:value="1.962" calcext:value-type="float">
            <text:p>1.962</text:p>
          </table:table-cell>
          <table:table-cell office:value-type="float" office:value="2.12067" calcext:value-type="float">
            <text:p>2.12067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.771" calcext:value-type="float">
            <text:p>4.771</text:p>
          </table:table-cell>
          <table:table-cell office:value-type="float" office:value="4.49899" calcext:value-type="float">
            <text:p>4.4989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497" calcext:value-type="float">
            <text:p>4.497</text:p>
          </table:table-cell>
          <table:table-cell office:value-type="float" office:value="1.71941" calcext:value-type="float">
            <text:p>1.719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office:value-type="float" office:value="1.87956" calcext:value-type="float">
            <text:p>1.87956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115" calcext:value-type="float">
            <text:p>1.115</text:p>
          </table:table-cell>
          <table:table-cell office:value-type="float" office:value="1.89709" calcext:value-type="float">
            <text:p>1.89709</text:p>
          </table:table-cell>
          <table:table-cell office:value-type="float" office:value="137" calcext:value-type="float">
            <text:p>137</text:p>
          </table:table-cell>
          <table:table-cell office:value-type="float" office:value="1.249" calcext:value-type="float">
            <text:p>1.249</text:p>
          </table:table-cell>
          <table:table-cell office:value-type="float" office:value="1.89709" calcext:value-type="float">
            <text:p>1.8970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0.917" calcext:value-type="float">
            <text:p>20.917</text:p>
          </table:table-cell>
          <table:table-cell office:value-type="float" office:value="4.59645" calcext:value-type="float">
            <text:p>4.5964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.235" calcext:value-type="float">
            <text:p>9.235</text:p>
          </table:table-cell>
          <table:table-cell office:value-type="float" office:value="6.18595" calcext:value-type="float">
            <text:p>6.1859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6" calcext:value-type="float">
            <text:p>0.426</text:p>
          </table:table-cell>
          <table:table-cell office:value-type="float" office:value="2.77807" calcext:value-type="float">
            <text:p>2.77807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706" calcext:value-type="float">
            <text:p>2.706</text:p>
          </table:table-cell>
          <table:table-cell office:value-type="float" office:value="2.09224" calcext:value-type="float">
            <text:p>2.09224</text:p>
          </table:table-cell>
          <table:table-cell office:value-type="float" office:value="219" calcext:value-type="float">
            <text:p>219</text:p>
          </table:table-cell>
          <table:table-cell office:value-type="float" office:value="3.091" calcext:value-type="float">
            <text:p>3.091</text:p>
          </table:table-cell>
          <table:table-cell office:value-type="float" office:value="2.09224" calcext:value-type="float">
            <text:p>2.09224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5.08" calcext:value-type="float">
            <text:p>5.08</text:p>
          </table:table-cell>
          <table:table-cell office:value-type="float" office:value="4.85661" calcext:value-type="float">
            <text:p>4.8566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.527" calcext:value-type="float">
            <text:p>4.527</text:p>
          </table:table-cell>
          <table:table-cell office:value-type="float" office:value="1.41244" calcext:value-type="float">
            <text:p>1.412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5" calcext:value-type="float">
            <text:p>0.395</text:p>
          </table:table-cell>
          <table:table-cell office:value-type="float" office:value="2.1836" calcext:value-type="float">
            <text:p>2.1836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863" calcext:value-type="float">
            <text:p>1.863</text:p>
          </table:table-cell>
          <table:table-cell office:value-type="float" office:value="2.3995" calcext:value-type="float">
            <text:p>2.3995</text:p>
          </table:table-cell>
          <table:table-cell office:value-type="float" office:value="225" calcext:value-type="float">
            <text:p>225</text:p>
          </table:table-cell>
          <table:table-cell office:value-type="float" office:value="2.079" calcext:value-type="float">
            <text:p>2.079</text:p>
          </table:table-cell>
          <table:table-cell office:value-type="float" office:value="2.3995" calcext:value-type="float">
            <text:p>2.399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4.127" calcext:value-type="float">
            <text:p>4.127</text:p>
          </table:table-cell>
          <table:table-cell office:value-type="float" office:value="2.30796" calcext:value-type="float">
            <text:p>2.307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24" calcext:value-type="float">
            <text:p>4.24</text:p>
          </table:table-cell>
          <table:table-cell office:value-type="float" office:value="1.40717" calcext:value-type="float">
            <text:p>1.407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36" calcext:value-type="float">
            <text:p>0.236</text:p>
          </table:table-cell>
          <table:table-cell office:value-type="float" office:value="1.87871" calcext:value-type="float">
            <text:p>1.87871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28" calcext:value-type="float">
            <text:p>1.028</text:p>
          </table:table-cell>
          <table:table-cell office:value-type="float" office:value="2.36039" calcext:value-type="float">
            <text:p>2.36039</text:p>
          </table:table-cell>
          <table:table-cell office:value-type="float" office:value="187" calcext:value-type="float">
            <text:p>187</text:p>
          </table:table-cell>
          <table:table-cell office:value-type="float" office:value="1.148" calcext:value-type="float">
            <text:p>1.148</text:p>
          </table:table-cell>
          <table:table-cell office:value-type="float" office:value="2.36039" calcext:value-type="float">
            <text:p>2.3603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3.559" calcext:value-type="float">
            <text:p>3.559</text:p>
          </table:table-cell>
          <table:table-cell office:value-type="float" office:value="2.45682" calcext:value-type="float">
            <text:p>2.456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01" calcext:value-type="float">
            <text:p>0.401</text:p>
          </table:table-cell>
          <table:table-cell office:value-type="float" office:value="2.3088" calcext:value-type="float">
            <text:p>2.3088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898" calcext:value-type="float">
            <text:p>1.898</text:p>
          </table:table-cell>
          <table:table-cell office:value-type="float" office:value="2.59228" calcext:value-type="float">
            <text:p>2.59228</text:p>
          </table:table-cell>
          <table:table-cell office:value-type="float" office:value="199" calcext:value-type="float">
            <text:p>199</text:p>
          </table:table-cell>
          <table:table-cell office:value-type="float" office:value="2.163" calcext:value-type="float">
            <text:p>2.163</text:p>
          </table:table-cell>
          <table:table-cell office:value-type="float" office:value="2.59228" calcext:value-type="float">
            <text:p>2.59228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.61" calcext:value-type="float">
            <text:p>3.61</text:p>
          </table:table-cell>
          <table:table-cell office:value-type="float" office:value="1.62404" calcext:value-type="float">
            <text:p>1.6240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.282" calcext:value-type="float">
            <text:p>15.282</text:p>
          </table:table-cell>
          <table:table-cell office:value-type="float" office:value="5.9138" calcext:value-type="float">
            <text:p>5.913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87" calcext:value-type="float">
            <text:p>0.487</text:p>
          </table:table-cell>
          <table:table-cell office:value-type="float" office:value="2.75328" calcext:value-type="float">
            <text:p>2.75328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113" calcext:value-type="float">
            <text:p>1.113</text:p>
          </table:table-cell>
          <table:table-cell office:value-type="float" office:value="1.96857" calcext:value-type="float">
            <text:p>1.96857</text:p>
          </table:table-cell>
          <table:table-cell office:value-type="float" office:value="136" calcext:value-type="float">
            <text:p>136</text:p>
          </table:table-cell>
          <table:table-cell office:value-type="float" office:value="1.182" calcext:value-type="float">
            <text:p>1.182</text:p>
          </table:table-cell>
          <table:table-cell office:value-type="float" office:value="1.96857" calcext:value-type="float">
            <text:p>1.9685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8.106" calcext:value-type="float">
            <text:p>8.106</text:p>
          </table:table-cell>
          <table:table-cell office:value-type="float" office:value="3.5664" calcext:value-type="float">
            <text:p>3.566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29" calcext:value-type="float">
            <text:p>4.29</text:p>
          </table:table-cell>
          <table:table-cell office:value-type="float" office:value="1.67767" calcext:value-type="float">
            <text:p>1.677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32" calcext:value-type="float">
            <text:p>0.532</text:p>
          </table:table-cell>
          <table:table-cell office:value-type="float" office:value="2.59779" calcext:value-type="float">
            <text:p>2.59779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2.1969" calcext:value-type="float">
            <text:p>2.1969</text:p>
          </table:table-cell>
          <table:table-cell office:value-type="float" office:value="219" calcext:value-type="float">
            <text:p>219</text:p>
          </table:table-cell>
          <table:table-cell office:value-type="float" office:value="3.112" calcext:value-type="float">
            <text:p>3.112</text:p>
          </table:table-cell>
          <table:table-cell office:value-type="float" office:value="2.1969" calcext:value-type="float">
            <text:p>2.1969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4.876" calcext:value-type="float">
            <text:p>4.876</text:p>
          </table:table-cell>
          <table:table-cell office:value-type="float" office:value="4.83335" calcext:value-type="float">
            <text:p>4.8333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.615" calcext:value-type="float">
            <text:p>5.615</text:p>
          </table:table-cell>
          <table:table-cell office:value-type="float" office:value="4.65759" calcext:value-type="float">
            <text:p>4.657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office:value-type="float" office:value="2.1507" calcext:value-type="float">
            <text:p>2.1507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778" calcext:value-type="float">
            <text:p>1.778</text:p>
          </table:table-cell>
          <table:table-cell office:value-type="float" office:value="2.36116" calcext:value-type="float">
            <text:p>2.36116</text:p>
          </table:table-cell>
          <table:table-cell office:value-type="float" office:value="223" calcext:value-type="float">
            <text:p>223</text:p>
          </table:table-cell>
          <table:table-cell office:value-type="float" office:value="1.91" calcext:value-type="float">
            <text:p>1.91</text:p>
          </table:table-cell>
          <table:table-cell office:value-type="float" office:value="2.36116" calcext:value-type="float">
            <text:p>2.36116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4.35" calcext:value-type="float">
            <text:p>4.35</text:p>
          </table:table-cell>
          <table:table-cell office:value-type="float" office:value="4.73432" calcext:value-type="float">
            <text:p>4.7343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753" calcext:value-type="float">
            <text:p>4.753</text:p>
          </table:table-cell>
          <table:table-cell office:value-type="float" office:value="1.25099" calcext:value-type="float">
            <text:p>1.2509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3" calcext:value-type="float">
            <text:p>0.393</text:p>
          </table:table-cell>
          <table:table-cell office:value-type="float" office:value="2.10963" calcext:value-type="float">
            <text:p>2.10963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47" calcext:value-type="float">
            <text:p>1.047</text:p>
          </table:table-cell>
          <table:table-cell office:value-type="float" office:value="2.34287" calcext:value-type="float">
            <text:p>2.34287</text:p>
          </table:table-cell>
          <table:table-cell office:value-type="float" office:value="183" calcext:value-type="float">
            <text:p>183</text:p>
          </table:table-cell>
          <table:table-cell office:value-type="float" office:value="1.111" calcext:value-type="float">
            <text:p>1.111</text:p>
          </table:table-cell>
          <table:table-cell office:value-type="float" office:value="2.34287" calcext:value-type="float">
            <text:p>2.34287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3.367" calcext:value-type="float">
            <text:p>3.367</text:p>
          </table:table-cell>
          <table:table-cell office:value-type="float" office:value="2.42098" calcext:value-type="float">
            <text:p>2.420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972" calcext:value-type="float">
            <text:p>4.972</text:p>
          </table:table-cell>
          <table:table-cell office:value-type="float" office:value="1.15592" calcext:value-type="float">
            <text:p>1.155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5" calcext:value-type="float">
            <text:p>0.285</text:p>
          </table:table-cell>
          <table:table-cell office:value-type="float" office:value="2.26512" calcext:value-type="float">
            <text:p>2.26512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128" calcext:value-type="float">
            <text:p>2.128</text:p>
          </table:table-cell>
          <table:table-cell office:value-type="float" office:value="2.00212" calcext:value-type="float">
            <text:p>2.00212</text:p>
          </table:table-cell>
          <table:table-cell office:value-type="float" office:value="180" calcext:value-type="float">
            <text:p>180</text:p>
          </table:table-cell>
          <table:table-cell office:value-type="float" office:value="2.304" calcext:value-type="float">
            <text:p>2.304</text:p>
          </table:table-cell>
          <table:table-cell office:value-type="float" office:value="2.00212" calcext:value-type="float">
            <text:p>2.0021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.719" calcext:value-type="float">
            <text:p>6.719</text:p>
          </table:table-cell>
          <table:table-cell office:value-type="float" office:value="4.95323" calcext:value-type="float">
            <text:p>4.9532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263" calcext:value-type="float">
            <text:p>4.263</text:p>
          </table:table-cell>
          <table:table-cell office:value-type="float" office:value="1.20219" calcext:value-type="float">
            <text:p>1.20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6" calcext:value-type="float">
            <text:p>0.426</text:p>
          </table:table-cell>
          <table:table-cell office:value-type="float" office:value="2.33984" calcext:value-type="float">
            <text:p>2.33984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6" calcext:value-type="float">
            <text:p>0.45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144" calcext:value-type="float">
            <text:p>1.144</text:p>
          </table:table-cell>
          <table:table-cell office:value-type="float" office:value="1.9385" calcext:value-type="float">
            <text:p>1.9385</text:p>
          </table:table-cell>
          <table:table-cell office:value-type="float" office:value="130" calcext:value-type="float">
            <text:p>130</text:p>
          </table:table-cell>
          <table:table-cell office:value-type="float" office:value="1.234" calcext:value-type="float">
            <text:p>1.234</text:p>
          </table:table-cell>
          <table:table-cell office:value-type="float" office:value="1.9385" calcext:value-type="float">
            <text:p>1.938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3.255" calcext:value-type="float">
            <text:p>3.255</text:p>
          </table:table-cell>
          <table:table-cell office:value-type="float" office:value="1.55911" calcext:value-type="float">
            <text:p>1.559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595" calcext:value-type="float">
            <text:p>5.595</text:p>
          </table:table-cell>
          <table:table-cell office:value-type="float" office:value="1.12243" calcext:value-type="float">
            <text:p>1.122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2.12531" calcext:value-type="float">
            <text:p>2.12531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3.159" calcext:value-type="float">
            <text:p>3.159</text:p>
          </table:table-cell>
          <table:table-cell office:value-type="float" office:value="2.09976" calcext:value-type="float">
            <text:p>2.09976</text:p>
          </table:table-cell>
          <table:table-cell office:value-type="float" office:value="217" calcext:value-type="float">
            <text:p>217</text:p>
          </table:table-cell>
          <table:table-cell office:value-type="float" office:value="3.529" calcext:value-type="float">
            <text:p>3.529</text:p>
          </table:table-cell>
          <table:table-cell office:value-type="float" office:value="2.09976" calcext:value-type="float">
            <text:p>2.09976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.646" calcext:value-type="float">
            <text:p>3.646</text:p>
          </table:table-cell>
          <table:table-cell office:value-type="float" office:value="1.91821" calcext:value-type="float">
            <text:p>1.918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259" calcext:value-type="float">
            <text:p>4.259</text:p>
          </table:table-cell>
          <table:table-cell office:value-type="float" office:value="1.41842" calcext:value-type="float">
            <text:p>1.4184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9" calcext:value-type="float">
            <text:p>0.329</text:p>
          </table:table-cell>
          <table:table-cell office:value-type="float" office:value="1.88568" calcext:value-type="float">
            <text:p>1.88568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6" calcext:value-type="float">
            <text:p>0.48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037" calcext:value-type="float">
            <text:p>2.037</text:p>
          </table:table-cell>
          <table:table-cell office:value-type="float" office:value="2.61564" calcext:value-type="float">
            <text:p>2.61564</text:p>
          </table:table-cell>
          <table:table-cell office:value-type="float" office:value="232" calcext:value-type="float">
            <text:p>232</text:p>
          </table:table-cell>
          <table:table-cell office:value-type="float" office:value="2.225" calcext:value-type="float">
            <text:p>2.225</text:p>
          </table:table-cell>
          <table:table-cell office:value-type="float" office:value="2.61564" calcext:value-type="float">
            <text:p>2.61564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3.366" calcext:value-type="float">
            <text:p>3.366</text:p>
          </table:table-cell>
          <table:table-cell office:value-type="float" office:value="2.06558" calcext:value-type="float">
            <text:p>2.065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179" calcext:value-type="float">
            <text:p>4.179</text:p>
          </table:table-cell>
          <table:table-cell office:value-type="float" office:value="1.48186" calcext:value-type="float">
            <text:p>1.4818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8" calcext:value-type="float">
            <text:p>0.338</text:p>
          </table:table-cell>
          <table:table-cell office:value-type="float" office:value="2.10906" calcext:value-type="float">
            <text:p>2.10906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26" calcext:value-type="float">
            <text:p>1.026</text:p>
          </table:table-cell>
          <table:table-cell office:value-type="float" office:value="2.0424" calcext:value-type="float">
            <text:p>2.0424</text:p>
          </table:table-cell>
          <table:table-cell office:value-type="float" office:value="177" calcext:value-type="float">
            <text:p>177</text:p>
          </table:table-cell>
          <table:table-cell office:value-type="float" office:value="1.105" calcext:value-type="float">
            <text:p>1.105</text:p>
          </table:table-cell>
          <table:table-cell office:value-type="float" office:value="2.0424" calcext:value-type="float">
            <text:p>2.0424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.931" calcext:value-type="float">
            <text:p>3.931</text:p>
          </table:table-cell>
          <table:table-cell office:value-type="float" office:value="1.33316" calcext:value-type="float">
            <text:p>1.333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12" calcext:value-type="float">
            <text:p>0.312</text:p>
          </table:table-cell>
          <table:table-cell office:value-type="float" office:value="2.15577" calcext:value-type="float">
            <text:p>2.15577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3" calcext:value-type="float">
            <text:p>0.49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959" calcext:value-type="float">
            <text:p>1.959</text:p>
          </table:table-cell>
          <table:table-cell office:value-type="float" office:value="2.27596" calcext:value-type="float">
            <text:p>2.27596</text:p>
          </table:table-cell>
          <table:table-cell office:value-type="float" office:value="184" calcext:value-type="float">
            <text:p>184</text:p>
          </table:table-cell>
          <table:table-cell office:value-type="float" office:value="2.311" calcext:value-type="float">
            <text:p>2.311</text:p>
          </table:table-cell>
          <table:table-cell office:value-type="float" office:value="2.27596" calcext:value-type="float">
            <text:p>2.2759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4.047" calcext:value-type="float">
            <text:p>4.047</text:p>
          </table:table-cell>
          <table:table-cell office:value-type="float" office:value="2.44117" calcext:value-type="float">
            <text:p>2.441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982" calcext:value-type="float">
            <text:p>3.982</text:p>
          </table:table-cell>
          <table:table-cell office:value-type="float" office:value="1.8057" calcext:value-type="float">
            <text:p>1.80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7" calcext:value-type="float">
            <text:p>0.387</text:p>
          </table:table-cell>
          <table:table-cell office:value-type="float" office:value="2.32246" calcext:value-type="float">
            <text:p>2.32246</text:p>
          </table:table-cell>
          <table:table-cell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2.04091" calcext:value-type="float">
            <text:p>2.04091</text:p>
          </table:table-cell>
          <table:table-cell office:value-type="float" office:value="138" calcext:value-type="float">
            <text:p>138</text:p>
          </table:table-cell>
          <table:table-cell office:value-type="float" office:value="1.296" calcext:value-type="float">
            <text:p>1.296</text:p>
          </table:table-cell>
          <table:table-cell office:value-type="float" office:value="2.04091" calcext:value-type="float">
            <text:p>2.04091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9.905" calcext:value-type="float">
            <text:p>19.905</text:p>
          </table:table-cell>
          <table:table-cell office:value-type="float" office:value="7.18261" calcext:value-type="float">
            <text:p>7.1826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.119" calcext:value-type="float">
            <text:p>4.119</text:p>
          </table:table-cell>
          <table:table-cell office:value-type="float" office:value="1.42001" calcext:value-type="float">
            <text:p>1.420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98" calcext:value-type="float">
            <text:p>0.498</text:p>
          </table:table-cell>
          <table:table-cell office:value-type="float" office:value="2.28863" calcext:value-type="float">
            <text:p>2.28863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3.462" calcext:value-type="float">
            <text:p>3.462</text:p>
          </table:table-cell>
          <table:table-cell office:value-type="float" office:value="2.09756" calcext:value-type="float">
            <text:p>2.09756</text:p>
          </table:table-cell>
          <table:table-cell office:value-type="float" office:value="218" calcext:value-type="float">
            <text:p>218</text:p>
          </table:table-cell>
          <table:table-cell office:value-type="float" office:value="3.849" calcext:value-type="float">
            <text:p>3.849</text:p>
          </table:table-cell>
          <table:table-cell office:value-type="float" office:value="2.09756" calcext:value-type="float">
            <text:p>2.09756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3.979" calcext:value-type="float">
            <text:p>3.979</text:p>
          </table:table-cell>
          <table:table-cell office:value-type="float" office:value="5.0722" calcext:value-type="float">
            <text:p>5.072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.498" calcext:value-type="float">
            <text:p>10.498</text:p>
          </table:table-cell>
          <table:table-cell office:value-type="float" office:value="6.93281" calcext:value-type="float">
            <text:p>6.9328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2" calcext:value-type="float">
            <text:p>0.372</text:p>
          </table:table-cell>
          <table:table-cell office:value-type="float" office:value="2.03154" calcext:value-type="float">
            <text:p>2.03154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6" calcext:value-type="float">
            <text:p>0.46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142" calcext:value-type="float">
            <text:p>2.142</text:p>
          </table:table-cell>
          <table:table-cell office:value-type="float" office:value="2.29839" calcext:value-type="float">
            <text:p>2.29839</text:p>
          </table:table-cell>
          <table:table-cell office:value-type="float" office:value="225" calcext:value-type="float">
            <text:p>225</text:p>
          </table:table-cell>
          <table:table-cell office:value-type="float" office:value="2.444" calcext:value-type="float">
            <text:p>2.444</text:p>
          </table:table-cell>
          <table:table-cell office:value-type="float" office:value="2.29839" calcext:value-type="float">
            <text:p>2.29839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3.391" calcext:value-type="float">
            <text:p>3.391</text:p>
          </table:table-cell>
          <table:table-cell office:value-type="float" office:value="2.75169" calcext:value-type="float">
            <text:p>2.7516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369" calcext:value-type="float">
            <text:p>5.369</text:p>
          </table:table-cell>
          <table:table-cell office:value-type="float" office:value="2.72656" calcext:value-type="float">
            <text:p>2.7265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8" calcext:value-type="float">
            <text:p>0.398</text:p>
          </table:table-cell>
          <table:table-cell office:value-type="float" office:value="1.98404" calcext:value-type="float">
            <text:p>1.98404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94" calcext:value-type="float">
            <text:p>1.094</text:p>
          </table:table-cell>
          <table:table-cell office:value-type="float" office:value="1.91911" calcext:value-type="float">
            <text:p>1.91911</text:p>
          </table:table-cell>
          <table:table-cell office:value-type="float" office:value="174" calcext:value-type="float">
            <text:p>174</text:p>
          </table:table-cell>
          <table:table-cell office:value-type="float" office:value="1.244" calcext:value-type="float">
            <text:p>1.244</text:p>
          </table:table-cell>
          <table:table-cell office:value-type="float" office:value="1.91911" calcext:value-type="float">
            <text:p>1.91911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3.986" calcext:value-type="float">
            <text:p>3.986</text:p>
          </table:table-cell>
          <table:table-cell office:value-type="float" office:value="2.56613" calcext:value-type="float">
            <text:p>2.566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497" calcext:value-type="float">
            <text:p>5.497</text:p>
          </table:table-cell>
          <table:table-cell office:value-type="float" office:value="1.69657" calcext:value-type="float">
            <text:p>1.6965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2.39024" calcext:value-type="float">
            <text:p>2.39024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1" calcext:value-type="float">
            <text:p>0.46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205" calcext:value-type="float">
            <text:p>2.205</text:p>
          </table:table-cell>
          <table:table-cell office:value-type="float" office:value="2.6522" calcext:value-type="float">
            <text:p>2.6522</text:p>
          </table:table-cell>
          <table:table-cell office:value-type="float" office:value="192" calcext:value-type="float">
            <text:p>192</text:p>
          </table:table-cell>
          <table:table-cell office:value-type="float" office:value="2.54" calcext:value-type="float">
            <text:p>2.54</text:p>
          </table:table-cell>
          <table:table-cell office:value-type="float" office:value="2.6522" calcext:value-type="float">
            <text:p>2.652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.603" calcext:value-type="float">
            <text:p>3.603</text:p>
          </table:table-cell>
          <table:table-cell office:value-type="float" office:value="2.26774" calcext:value-type="float">
            <text:p>2.267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015" calcext:value-type="float">
            <text:p>4.015</text:p>
          </table:table-cell>
          <table:table-cell office:value-type="float" office:value="1.26117" calcext:value-type="float">
            <text:p>1.261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4" calcext:value-type="float">
            <text:p>0.374</text:p>
          </table:table-cell>
          <table:table-cell office:value-type="float" office:value="1.96299" calcext:value-type="float">
            <text:p>1.96299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36" calcext:value-type="float">
            <text:p>1.236</text:p>
          </table:table-cell>
          <table:table-cell office:value-type="float" office:value="1.93611" calcext:value-type="float">
            <text:p>1.93611</text:p>
          </table:table-cell>
          <table:table-cell office:value-type="float" office:value="132" calcext:value-type="float">
            <text:p>132</text:p>
          </table:table-cell>
          <table:table-cell office:value-type="float" office:value="1.366" calcext:value-type="float">
            <text:p>1.366</text:p>
          </table:table-cell>
          <table:table-cell office:value-type="float" office:value="1.93611" calcext:value-type="float">
            <text:p>1.93611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3.316" calcext:value-type="float">
            <text:p>3.316</text:p>
          </table:table-cell>
          <table:table-cell office:value-type="float" office:value="1.41165" calcext:value-type="float">
            <text:p>1.411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036" calcext:value-type="float">
            <text:p>4.036</text:p>
          </table:table-cell>
          <table:table-cell office:value-type="float" office:value="1.13536" calcext:value-type="float">
            <text:p>1.135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86" calcext:value-type="float">
            <text:p>0.486</text:p>
          </table:table-cell>
          <table:table-cell office:value-type="float" office:value="2.14778" calcext:value-type="float">
            <text:p>2.14778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3.634" calcext:value-type="float">
            <text:p>3.634</text:p>
          </table:table-cell>
          <table:table-cell office:value-type="float" office:value="2.23012" calcext:value-type="float">
            <text:p>2.23012</text:p>
          </table:table-cell>
          <table:table-cell office:value-type="float" office:value="221" calcext:value-type="float">
            <text:p>221</text:p>
          </table:table-cell>
          <table:table-cell office:value-type="float" office:value="4.15" calcext:value-type="float">
            <text:p>4.15</text:p>
          </table:table-cell>
          <table:table-cell office:value-type="float" office:value="2.23012" calcext:value-type="float">
            <text:p>2.23012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24.907" calcext:value-type="float">
            <text:p>24.907</text:p>
          </table:table-cell>
          <table:table-cell office:value-type="float" office:value="8.23403" calcext:value-type="float">
            <text:p>8.2340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1.82072" calcext:value-type="float">
            <text:p>1.820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8" calcext:value-type="float">
            <text:p>0.288</text:p>
          </table:table-cell>
          <table:table-cell office:value-type="float" office:value="1.82887" calcext:value-type="float">
            <text:p>1.82887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335" calcext:value-type="float">
            <text:p>2.335</text:p>
          </table:table-cell>
          <table:table-cell office:value-type="float" office:value="2.47771" calcext:value-type="float">
            <text:p>2.47771</text:p>
          </table:table-cell>
          <table:table-cell office:value-type="float" office:value="227" calcext:value-type="float">
            <text:p>227</text:p>
          </table:table-cell>
          <table:table-cell office:value-type="float" office:value="2.689" calcext:value-type="float">
            <text:p>2.689</text:p>
          </table:table-cell>
          <table:table-cell office:value-type="float" office:value="2.47771" calcext:value-type="float">
            <text:p>2.47771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3.523" calcext:value-type="float">
            <text:p>3.523</text:p>
          </table:table-cell>
          <table:table-cell office:value-type="float" office:value="2.71983" calcext:value-type="float">
            <text:p>2.7198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408" calcext:value-type="float">
            <text:p>4.408</text:p>
          </table:table-cell>
          <table:table-cell office:value-type="float" office:value="3.7906" calcext:value-type="float">
            <text:p>3.790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office:value-type="float" office:value="1.7747" calcext:value-type="float">
            <text:p>1.7747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105" calcext:value-type="float">
            <text:p>1.105</text:p>
          </table:table-cell>
          <table:table-cell office:value-type="float" office:value="2.16731" calcext:value-type="float">
            <text:p>2.16731</text:p>
          </table:table-cell>
          <table:table-cell office:value-type="float" office:value="182" calcext:value-type="float">
            <text:p>182</text:p>
          </table:table-cell>
          <table:table-cell office:value-type="float" office:value="1.192" calcext:value-type="float">
            <text:p>1.192</text:p>
          </table:table-cell>
          <table:table-cell office:value-type="float" office:value="2.16731" calcext:value-type="float">
            <text:p>2.1673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office:value-type="float" office:value="2.25615" calcext:value-type="float">
            <text:p>2.256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067" calcext:value-type="float">
            <text:p>4.067</text:p>
          </table:table-cell>
          <table:table-cell office:value-type="float" office:value="1.42705" calcext:value-type="float">
            <text:p>1.427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1" calcext:value-type="float">
            <text:p>0.361</text:p>
          </table:table-cell>
          <table:table-cell office:value-type="float" office:value="2.40144" calcext:value-type="float">
            <text:p>2.40144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209" calcext:value-type="float">
            <text:p>2.209</text:p>
          </table:table-cell>
          <table:table-cell office:value-type="float" office:value="2.2307" calcext:value-type="float">
            <text:p>2.2307</text:p>
          </table:table-cell>
          <table:table-cell office:value-type="float" office:value="182" calcext:value-type="float">
            <text:p>182</text:p>
          </table:table-cell>
          <table:table-cell office:value-type="float" office:value="2.618" calcext:value-type="float">
            <text:p>2.618</text:p>
          </table:table-cell>
          <table:table-cell office:value-type="float" office:value="2.2307" calcext:value-type="float">
            <text:p>2.230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4.325" calcext:value-type="float">
            <text:p>4.325</text:p>
          </table:table-cell>
          <table:table-cell office:value-type="float" office:value="2.40891" calcext:value-type="float">
            <text:p>2.4089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.988" calcext:value-type="float">
            <text:p>3.988</text:p>
          </table:table-cell>
          <table:table-cell office:value-type="float" office:value="1.43808" calcext:value-type="float">
            <text:p>1.438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9" calcext:value-type="float">
            <text:p>0.289</text:p>
          </table:table-cell>
          <table:table-cell office:value-type="float" office:value="1.86277" calcext:value-type="float">
            <text:p>1.86277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71" calcext:value-type="float">
            <text:p>1.271</text:p>
          </table:table-cell>
          <table:table-cell office:value-type="float" office:value="2.13463" calcext:value-type="float">
            <text:p>2.13463</text:p>
          </table:table-cell>
          <table:table-cell office:value-type="float" office:value="135" calcext:value-type="float">
            <text:p>135</text:p>
          </table:table-cell>
          <table:table-cell office:value-type="float" office:value="1.587" calcext:value-type="float">
            <text:p>1.587</text:p>
          </table:table-cell>
          <table:table-cell office:value-type="float" office:value="2.13463" calcext:value-type="float">
            <text:p>2.1346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.255" calcext:value-type="float">
            <text:p>3.255</text:p>
          </table:table-cell>
          <table:table-cell office:value-type="float" office:value="2.29544" calcext:value-type="float">
            <text:p>2.295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.17" calcext:value-type="float">
            <text:p>12.17</text:p>
          </table:table-cell>
          <table:table-cell office:value-type="float" office:value="7.44501" calcext:value-type="float">
            <text:p>7.4450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5" calcext:value-type="float">
            <text:p>0.425</text:p>
          </table:table-cell>
          <table:table-cell office:value-type="float" office:value="2.14848" calcext:value-type="float">
            <text:p>2.14848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3.837" calcext:value-type="float">
            <text:p>3.837</text:p>
          </table:table-cell>
          <table:table-cell office:value-type="float" office:value="2.15026" calcext:value-type="float">
            <text:p>2.15026</text:p>
          </table:table-cell>
          <table:table-cell office:value-type="float" office:value="219" calcext:value-type="float">
            <text:p>219</text:p>
          </table:table-cell>
          <table:table-cell office:value-type="float" office:value="4.25" calcext:value-type="float">
            <text:p>4.25</text:p>
          </table:table-cell>
          <table:table-cell office:value-type="float" office:value="2.15026" calcext:value-type="float">
            <text:p>2.15026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.995" calcext:value-type="float">
            <text:p>3.995</text:p>
          </table:table-cell>
          <table:table-cell office:value-type="float" office:value="2.80935" calcext:value-type="float">
            <text:p>2.809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568" calcext:value-type="float">
            <text:p>4.568</text:p>
          </table:table-cell>
          <table:table-cell office:value-type="float" office:value="3.22587" calcext:value-type="float">
            <text:p>3.22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office:value-type="float" office:value="1.80243" calcext:value-type="float">
            <text:p>1.80243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8" calcext:value-type="float">
            <text:p>0.47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278" calcext:value-type="float">
            <text:p>2.278</text:p>
          </table:table-cell>
          <table:table-cell office:value-type="float" office:value="2.50125" calcext:value-type="float">
            <text:p>2.50125</text:p>
          </table:table-cell>
          <table:table-cell office:value-type="float" office:value="227" calcext:value-type="float">
            <text:p>227</text:p>
          </table:table-cell>
          <table:table-cell office:value-type="float" office:value="2.51" calcext:value-type="float">
            <text:p>2.51</text:p>
          </table:table-cell>
          <table:table-cell office:value-type="float" office:value="2.50125" calcext:value-type="float">
            <text:p>2.50125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4.481" calcext:value-type="float">
            <text:p>4.481</text:p>
          </table:table-cell>
          <table:table-cell office:value-type="float" office:value="3.54226" calcext:value-type="float">
            <text:p>3.542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493" calcext:value-type="float">
            <text:p>4.493</text:p>
          </table:table-cell>
          <table:table-cell office:value-type="float" office:value="1.70003" calcext:value-type="float">
            <text:p>1.700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  <table:table-cell office:value-type="float" office:value="1.80741" calcext:value-type="float">
            <text:p>1.80741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91" calcext:value-type="float">
            <text:p>1.091</text:p>
          </table:table-cell>
          <table:table-cell office:value-type="float" office:value="2.03075" calcext:value-type="float">
            <text:p>2.03075</text:p>
          </table:table-cell>
          <table:table-cell office:value-type="float" office:value="176" calcext:value-type="float">
            <text:p>176</text:p>
          </table:table-cell>
          <table:table-cell office:value-type="float" office:value="1.184" calcext:value-type="float">
            <text:p>1.184</text:p>
          </table:table-cell>
          <table:table-cell office:value-type="float" office:value="2.03075" calcext:value-type="float">
            <text:p>2.03075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7.448" calcext:value-type="float">
            <text:p>7.448</text:p>
          </table:table-cell>
          <table:table-cell office:value-type="float" office:value="2.72619" calcext:value-type="float">
            <text:p>2.726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154" calcext:value-type="float">
            <text:p>4.154</text:p>
          </table:table-cell>
          <table:table-cell office:value-type="float" office:value="2.08075" calcext:value-type="float">
            <text:p>2.080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2.35935" calcext:value-type="float">
            <text:p>2.35935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9" calcext:value-type="float">
            <text:p>0.46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346" calcext:value-type="float">
            <text:p>2.346</text:p>
          </table:table-cell>
          <table:table-cell office:value-type="float" office:value="2.36396" calcext:value-type="float">
            <text:p>2.36396</text:p>
          </table:table-cell>
          <table:table-cell office:value-type="float" office:value="192" calcext:value-type="float">
            <text:p>192</text:p>
          </table:table-cell>
          <table:table-cell office:value-type="float" office:value="2.677" calcext:value-type="float">
            <text:p>2.677</text:p>
          </table:table-cell>
          <table:table-cell office:value-type="float" office:value="2.36396" calcext:value-type="float">
            <text:p>2.3639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.842" calcext:value-type="float">
            <text:p>3.842</text:p>
          </table:table-cell>
          <table:table-cell office:value-type="float" office:value="2.91131" calcext:value-type="float">
            <text:p>2.911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566" calcext:value-type="float">
            <text:p>4.566</text:p>
          </table:table-cell>
          <table:table-cell office:value-type="float" office:value="2.43108" calcext:value-type="float">
            <text:p>2.431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7" calcext:value-type="float">
            <text:p>0.347</text:p>
          </table:table-cell>
          <table:table-cell office:value-type="float" office:value="2.34731" calcext:value-type="float">
            <text:p>2.34731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332" calcext:value-type="float">
            <text:p>1.332</text:p>
          </table:table-cell>
          <table:table-cell office:value-type="float" office:value="1.98128" calcext:value-type="float">
            <text:p>1.98128</text:p>
          </table:table-cell>
          <table:table-cell office:value-type="float" office:value="136" calcext:value-type="float">
            <text:p>136</text:p>
          </table:table-cell>
          <table:table-cell office:value-type="float" office:value="1.459" calcext:value-type="float">
            <text:p>1.459</text:p>
          </table:table-cell>
          <table:table-cell office:value-type="float" office:value="1.98128" calcext:value-type="float">
            <text:p>1.9812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3.472" calcext:value-type="float">
            <text:p>3.472</text:p>
          </table:table-cell>
          <table:table-cell office:value-type="float" office:value="1.96853" calcext:value-type="float">
            <text:p>1.968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043" calcext:value-type="float">
            <text:p>5.043</text:p>
          </table:table-cell>
          <table:table-cell office:value-type="float" office:value="1.54676" calcext:value-type="float">
            <text:p>1.5467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office:value-type="float" office:value="1.883" calcext:value-type="float">
            <text:p>1.883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4.128" calcext:value-type="float">
            <text:p>4.128</text:p>
          </table:table-cell>
          <table:table-cell office:value-type="float" office:value="2.12589" calcext:value-type="float">
            <text:p>2.12589</text:p>
          </table:table-cell>
          <table:table-cell office:value-type="float" office:value="221" calcext:value-type="float">
            <text:p>221</text:p>
          </table:table-cell>
          <table:table-cell office:value-type="float" office:value="4.565" calcext:value-type="float">
            <text:p>4.565</text:p>
          </table:table-cell>
          <table:table-cell office:value-type="float" office:value="2.12589" calcext:value-type="float">
            <text:p>2.12589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3.238" calcext:value-type="float">
            <text:p>3.238</text:p>
          </table:table-cell>
          <table:table-cell office:value-type="float" office:value="1.60999" calcext:value-type="float">
            <text:p>1.609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414" calcext:value-type="float">
            <text:p>5.414</text:p>
          </table:table-cell>
          <table:table-cell office:value-type="float" office:value="2.73899" calcext:value-type="float">
            <text:p>2.7389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6" calcext:value-type="float">
            <text:p>0.296</text:p>
          </table:table-cell>
          <table:table-cell office:value-type="float" office:value="1.83163" calcext:value-type="float">
            <text:p>1.83163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563" calcext:value-type="float">
            <text:p>2.563</text:p>
          </table:table-cell>
          <table:table-cell office:value-type="float" office:value="2.49079" calcext:value-type="float">
            <text:p>2.49079</text:p>
          </table:table-cell>
          <table:table-cell office:value-type="float" office:value="229" calcext:value-type="float">
            <text:p>229</text:p>
          </table:table-cell>
          <table:table-cell office:value-type="float" office:value="2.805" calcext:value-type="float">
            <text:p>2.805</text:p>
          </table:table-cell>
          <table:table-cell office:value-type="float" office:value="2.49079" calcext:value-type="float">
            <text:p>2.49079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3.377" calcext:value-type="float">
            <text:p>3.377</text:p>
          </table:table-cell>
          <table:table-cell office:value-type="float" office:value="2.42122" calcext:value-type="float">
            <text:p>2.421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.952" calcext:value-type="float">
            <text:p>3.952</text:p>
          </table:table-cell>
          <table:table-cell office:value-type="float" office:value="2.29706" calcext:value-type="float">
            <text:p>2.297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1" calcext:value-type="float">
            <text:p>0.301</text:p>
          </table:table-cell>
          <table:table-cell office:value-type="float" office:value="1.80481" calcext:value-type="float">
            <text:p>1.80481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2" calcext:value-type="float">
            <text:p>0.46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149" calcext:value-type="float">
            <text:p>1.149</text:p>
          </table:table-cell>
          <table:table-cell office:value-type="float" office:value="2.05937" calcext:value-type="float">
            <text:p>2.05937</text:p>
          </table:table-cell>
          <table:table-cell office:value-type="float" office:value="175" calcext:value-type="float">
            <text:p>175</text:p>
          </table:table-cell>
          <table:table-cell office:value-type="float" office:value="1.243" calcext:value-type="float">
            <text:p>1.243</text:p>
          </table:table-cell>
          <table:table-cell office:value-type="float" office:value="2.05937" calcext:value-type="float">
            <text:p>2.05937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7.494" calcext:value-type="float">
            <text:p>7.494</text:p>
          </table:table-cell>
          <table:table-cell office:value-type="float" office:value="5.02712" calcext:value-type="float">
            <text:p>5.027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.301" calcext:value-type="float">
            <text:p>4.301</text:p>
          </table:table-cell>
          <table:table-cell office:value-type="float" office:value="1.84416" calcext:value-type="float">
            <text:p>1.844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4" calcext:value-type="float">
            <text:p>0.424</text:p>
          </table:table-cell>
          <table:table-cell office:value-type="float" office:value="2.49094" calcext:value-type="float">
            <text:p>2.49094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475" calcext:value-type="float">
            <text:p>2.475</text:p>
          </table:table-cell>
          <table:table-cell office:value-type="float" office:value="2.38075" calcext:value-type="float">
            <text:p>2.38075</text:p>
          </table:table-cell>
          <table:table-cell office:value-type="float" office:value="185" calcext:value-type="float">
            <text:p>185</text:p>
          </table:table-cell>
          <table:table-cell office:value-type="float" office:value="2.833" calcext:value-type="float">
            <text:p>2.833</text:p>
          </table:table-cell>
          <table:table-cell office:value-type="float" office:value="2.38075" calcext:value-type="float">
            <text:p>2.3807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.13" calcext:value-type="float">
            <text:p>5.13</text:p>
          </table:table-cell>
          <table:table-cell office:value-type="float" office:value="5.45299" calcext:value-type="float">
            <text:p>5.4529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912" calcext:value-type="float">
            <text:p>4.912</text:p>
          </table:table-cell>
          <table:table-cell office:value-type="float" office:value="1.35318" calcext:value-type="float">
            <text:p>1.353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61" calcext:value-type="float">
            <text:p>0.461</text:p>
          </table:table-cell>
          <table:table-cell office:value-type="float" office:value="3.1234" calcext:value-type="float">
            <text:p>3.1234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302" calcext:value-type="float">
            <text:p>1.302</text:p>
          </table:table-cell>
          <table:table-cell office:value-type="float" office:value="2.10306" calcext:value-type="float">
            <text:p>2.10306</text:p>
          </table:table-cell>
          <table:table-cell office:value-type="float" office:value="132" calcext:value-type="float">
            <text:p>132</text:p>
          </table:table-cell>
          <table:table-cell office:value-type="float" office:value="1.426" calcext:value-type="float">
            <text:p>1.426</text:p>
          </table:table-cell>
          <table:table-cell office:value-type="float" office:value="2.10306" calcext:value-type="float">
            <text:p>2.10306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3.691" calcext:value-type="float">
            <text:p>3.691</text:p>
          </table:table-cell>
          <table:table-cell office:value-type="float" office:value="1.67232" calcext:value-type="float">
            <text:p>1.672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302" calcext:value-type="float">
            <text:p>4.302</text:p>
          </table:table-cell>
          <table:table-cell office:value-type="float" office:value="1.17907" calcext:value-type="float">
            <text:p>1.179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92" calcext:value-type="float">
            <text:p>0.492</text:p>
          </table:table-cell>
          <table:table-cell office:value-type="float" office:value="2.18978" calcext:value-type="float">
            <text:p>2.18978</text:p>
          </table:table-cell>
          <table:table-cell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4.405" calcext:value-type="float">
            <text:p>4.405</text:p>
          </table:table-cell>
          <table:table-cell office:value-type="float" office:value="2.17183" calcext:value-type="float">
            <text:p>2.17183</text:p>
          </table:table-cell>
          <table:table-cell office:value-type="float" office:value="221" calcext:value-type="float">
            <text:p>221</text:p>
          </table:table-cell>
          <table:table-cell office:value-type="float" office:value="4.83" calcext:value-type="float">
            <text:p>4.83</text:p>
          </table:table-cell>
          <table:table-cell office:value-type="float" office:value="2.17183" calcext:value-type="float">
            <text:p>2.17183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7.973" calcext:value-type="float">
            <text:p>7.973</text:p>
          </table:table-cell>
          <table:table-cell office:value-type="float" office:value="2.90782" calcext:value-type="float">
            <text:p>2.9078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375" calcext:value-type="float">
            <text:p>4.375</text:p>
          </table:table-cell>
          <table:table-cell office:value-type="float" office:value="1.47758" calcext:value-type="float">
            <text:p>1.477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2.191" calcext:value-type="float">
            <text:p>2.191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795" calcext:value-type="float">
            <text:p>2.795</text:p>
          </table:table-cell>
          <table:table-cell office:value-type="float" office:value="2.64307" calcext:value-type="float">
            <text:p>2.64307</text:p>
          </table:table-cell>
          <table:table-cell office:value-type="float" office:value="231" calcext:value-type="float">
            <text:p>231</text:p>
          </table:table-cell>
          <table:table-cell office:value-type="float" office:value="3.004" calcext:value-type="float">
            <text:p>3.004</text:p>
          </table:table-cell>
          <table:table-cell office:value-type="float" office:value="2.64307" calcext:value-type="float">
            <text:p>2.64307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22.29" calcext:value-type="float">
            <text:p>22.29</text:p>
          </table:table-cell>
          <table:table-cell office:value-type="float" office:value="8.35054" calcext:value-type="float">
            <text:p>8.3505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.47" calcext:value-type="float">
            <text:p>4.47</text:p>
          </table:table-cell>
          <table:table-cell office:value-type="float" office:value="2.09753" calcext:value-type="float">
            <text:p>2.0975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7" calcext:value-type="float">
            <text:p>0.427</text:p>
          </table:table-cell>
          <table:table-cell office:value-type="float" office:value="2.17038" calcext:value-type="float">
            <text:p>2.17038</text:p>
          </table:table-cell>
          <table:table-cell office:value-type="float" office:value="159" calcext:value-type="float">
            <text:p>15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2" calcext:value-type="float">
            <text:p>0.46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271" calcext:value-type="float">
            <text:p>1.271</text:p>
          </table:table-cell>
          <table:table-cell office:value-type="float" office:value="2.25648" calcext:value-type="float">
            <text:p>2.25648</text:p>
          </table:table-cell>
          <table:table-cell office:value-type="float" office:value="182" calcext:value-type="float">
            <text:p>182</text:p>
          </table:table-cell>
          <table:table-cell office:value-type="float" office:value="1.354" calcext:value-type="float">
            <text:p>1.354</text:p>
          </table:table-cell>
          <table:table-cell office:value-type="float" office:value="2.25648" calcext:value-type="float">
            <text:p>2.25648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.472" calcext:value-type="float">
            <text:p>3.472</text:p>
          </table:table-cell>
          <table:table-cell office:value-type="float" office:value="3.07088" calcext:value-type="float">
            <text:p>3.0708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162" calcext:value-type="float">
            <text:p>4.162</text:p>
          </table:table-cell>
          <table:table-cell office:value-type="float" office:value="1.13245" calcext:value-type="float">
            <text:p>1.132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41" calcext:value-type="float">
            <text:p>0.541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574" calcext:value-type="float">
            <text:p>2.574</text:p>
          </table:table-cell>
          <table:table-cell office:value-type="float" office:value="2.40869" calcext:value-type="float">
            <text:p>2.40869</text:p>
          </table:table-cell>
          <table:table-cell office:value-type="float" office:value="181" calcext:value-type="float">
            <text:p>181</text:p>
          </table:table-cell>
          <table:table-cell office:value-type="float" office:value="2.824" calcext:value-type="float">
            <text:p>2.824</text:p>
          </table:table-cell>
          <table:table-cell office:value-type="float" office:value="2.40869" calcext:value-type="float">
            <text:p>2.40869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.191" calcext:value-type="float">
            <text:p>3.191</text:p>
          </table:table-cell>
          <table:table-cell office:value-type="float" office:value="2.0365" calcext:value-type="float">
            <text:p>2.03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37" calcext:value-type="float">
            <text:p>4.537</text:p>
          </table:table-cell>
          <table:table-cell office:value-type="float" office:value="2.45741" calcext:value-type="float">
            <text:p>2.457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5" calcext:value-type="float">
            <text:p>0.285</text:p>
          </table:table-cell>
          <table:table-cell office:value-type="float" office:value="2.00343" calcext:value-type="float">
            <text:p>2.00343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24" calcext:value-type="float">
            <text:p>1.424</text:p>
          </table:table-cell>
          <table:table-cell office:value-type="float" office:value="1.85872" calcext:value-type="float">
            <text:p>1.85872</text:p>
          </table:table-cell>
          <table:table-cell office:value-type="float" office:value="128" calcext:value-type="float">
            <text:p>128</text:p>
          </table:table-cell>
          <table:table-cell office:value-type="float" office:value="1.527" calcext:value-type="float">
            <text:p>1.527</text:p>
          </table:table-cell>
          <table:table-cell office:value-type="float" office:value="1.85872" calcext:value-type="float">
            <text:p>1.8587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.856" calcext:value-type="float">
            <text:p>4.856</text:p>
          </table:table-cell>
          <table:table-cell office:value-type="float" office:value="2.84778" calcext:value-type="float">
            <text:p>2.8477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197" calcext:value-type="float">
            <text:p>4.197</text:p>
          </table:table-cell>
          <table:table-cell office:value-type="float" office:value="2.17911" calcext:value-type="float">
            <text:p>2.179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7" calcext:value-type="float">
            <text:p>0.47</text:p>
          </table:table-cell>
          <table:table-cell office:value-type="float" office:value="2.47946" calcext:value-type="float">
            <text:p>2.47946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5" calcext:value-type="float">
            <text:p>0.48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4.784" calcext:value-type="float">
            <text:p>4.784</text:p>
          </table:table-cell>
          <table:table-cell office:value-type="float" office:value="2.13762" calcext:value-type="float">
            <text:p>2.13762</text:p>
          </table:table-cell>
          <table:table-cell office:value-type="float" office:value="220" calcext:value-type="float">
            <text:p>220</text:p>
          </table:table-cell>
          <table:table-cell office:value-type="float" office:value="5.089" calcext:value-type="float">
            <text:p>5.089</text:p>
          </table:table-cell>
          <table:table-cell office:value-type="float" office:value="2.13762" calcext:value-type="float">
            <text:p>2.13762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5.101" calcext:value-type="float">
            <text:p>5.101</text:p>
          </table:table-cell>
          <table:table-cell office:value-type="float" office:value="2.69512" calcext:value-type="float">
            <text:p>2.695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805" calcext:value-type="float">
            <text:p>4.805</text:p>
          </table:table-cell>
          <table:table-cell office:value-type="float" office:value="3.85723" calcext:value-type="float">
            <text:p>3.857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72" calcext:value-type="float">
            <text:p>0.272</text:p>
          </table:table-cell>
          <table:table-cell office:value-type="float" office:value="2.08592" calcext:value-type="float">
            <text:p>2.08592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849" calcext:value-type="float">
            <text:p>2.849</text:p>
          </table:table-cell>
          <table:table-cell office:value-type="float" office:value="2.2693" calcext:value-type="float">
            <text:p>2.2693</text:p>
          </table:table-cell>
          <table:table-cell office:value-type="float" office:value="221" calcext:value-type="float">
            <text:p>221</text:p>
          </table:table-cell>
          <table:table-cell office:value-type="float" office:value="3.099" calcext:value-type="float">
            <text:p>3.099</text:p>
          </table:table-cell>
          <table:table-cell office:value-type="float" office:value="2.2693" calcext:value-type="float">
            <text:p>2.2693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9.585" calcext:value-type="float">
            <text:p>19.585</text:p>
          </table:table-cell>
          <table:table-cell office:value-type="float" office:value="7.19859" calcext:value-type="float">
            <text:p>7.1985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.876" calcext:value-type="float">
            <text:p>3.876</text:p>
          </table:table-cell>
          <table:table-cell office:value-type="float" office:value="1.56494" calcext:value-type="float">
            <text:p>1.564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7" calcext:value-type="float">
            <text:p>0.397</text:p>
          </table:table-cell>
          <table:table-cell office:value-type="float" office:value="2.05642" calcext:value-type="float">
            <text:p>2.05642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2" calcext:value-type="float">
            <text:p>0.50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2.13379" calcext:value-type="float">
            <text:p>2.13379</text:p>
          </table:table-cell>
          <table:table-cell office:value-type="float" office:value="176" calcext:value-type="float">
            <text:p>176</text:p>
          </table:table-cell>
          <table:table-cell office:value-type="float" office:value="1.322" calcext:value-type="float">
            <text:p>1.322</text:p>
          </table:table-cell>
          <table:table-cell office:value-type="float" office:value="2.13379" calcext:value-type="float">
            <text:p>2.13379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.994" calcext:value-type="float">
            <text:p>3.994</text:p>
          </table:table-cell>
          <table:table-cell office:value-type="float" office:value="2.54517" calcext:value-type="float">
            <text:p>2.545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office:value-type="float" office:value="2.37888" calcext:value-type="float">
            <text:p>2.37888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694" calcext:value-type="float">
            <text:p>2.694</text:p>
          </table:table-cell>
          <table:table-cell office:value-type="float" office:value="2.40583" calcext:value-type="float">
            <text:p>2.40583</text:p>
          </table:table-cell>
          <table:table-cell office:value-type="float" office:value="185" calcext:value-type="float">
            <text:p>185</text:p>
          </table:table-cell>
          <table:table-cell office:value-type="float" office:value="2.969" calcext:value-type="float">
            <text:p>2.969</text:p>
          </table:table-cell>
          <table:table-cell office:value-type="float" office:value="2.40583" calcext:value-type="float">
            <text:p>2.4058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.173" calcext:value-type="float">
            <text:p>4.173</text:p>
          </table:table-cell>
          <table:table-cell office:value-type="float" office:value="3.03972" calcext:value-type="float">
            <text:p>3.0397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58" calcext:value-type="float">
            <text:p>5.58</text:p>
          </table:table-cell>
          <table:table-cell office:value-type="float" office:value="4.24086" calcext:value-type="float">
            <text:p>4.2408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3" calcext:value-type="float">
            <text:p>0.453</text:p>
          </table:table-cell>
          <table:table-cell office:value-type="float" office:value="2.44919" calcext:value-type="float">
            <text:p>2.44919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31" calcext:value-type="float">
            <text:p>1.431</text:p>
          </table:table-cell>
          <table:table-cell office:value-type="float" office:value="1.90127" calcext:value-type="float">
            <text:p>1.90127</text:p>
          </table:table-cell>
          <table:table-cell office:value-type="float" office:value="129" calcext:value-type="float">
            <text:p>129</text:p>
          </table:table-cell>
          <table:table-cell office:value-type="float" office:value="1.594" calcext:value-type="float">
            <text:p>1.594</text:p>
          </table:table-cell>
          <table:table-cell office:value-type="float" office:value="1.90127" calcext:value-type="float">
            <text:p>1.9012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3.208" calcext:value-type="float">
            <text:p>3.208</text:p>
          </table:table-cell>
          <table:table-cell office:value-type="float" office:value="1.82901" calcext:value-type="float">
            <text:p>1.8290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334" calcext:value-type="float">
            <text:p>5.334</text:p>
          </table:table-cell>
          <table:table-cell office:value-type="float" office:value="3.82371" calcext:value-type="float">
            <text:p>3.8237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5" calcext:value-type="float">
            <text:p>0.425</text:p>
          </table:table-cell>
          <table:table-cell office:value-type="float" office:value="2.39732" calcext:value-type="float">
            <text:p>2.39732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5.018" calcext:value-type="float">
            <text:p>5.018</text:p>
          </table:table-cell>
          <table:table-cell office:value-type="float" office:value="2.11664" calcext:value-type="float">
            <text:p>2.11664</text:p>
          </table:table-cell>
          <table:table-cell office:value-type="float" office:value="217" calcext:value-type="float">
            <text:p>217</text:p>
          </table:table-cell>
          <table:table-cell office:value-type="float" office:value="5.548" calcext:value-type="float">
            <text:p>5.548</text:p>
          </table:table-cell>
          <table:table-cell office:value-type="float" office:value="2.11664" calcext:value-type="float">
            <text:p>2.1166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.321" calcext:value-type="float">
            <text:p>3.321</text:p>
          </table:table-cell>
          <table:table-cell office:value-type="float" office:value="1.61928" calcext:value-type="float">
            <text:p>1.619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197" calcext:value-type="float">
            <text:p>4.197</text:p>
          </table:table-cell>
          <table:table-cell office:value-type="float" office:value="2.30332" calcext:value-type="float">
            <text:p>2.3033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1" calcext:value-type="float">
            <text:p>0.281</text:p>
          </table:table-cell>
          <table:table-cell office:value-type="float" office:value="2.06206" calcext:value-type="float">
            <text:p>2.06206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824" calcext:value-type="float">
            <text:p>2.824</text:p>
          </table:table-cell>
          <table:table-cell office:value-type="float" office:value="2.40068" calcext:value-type="float">
            <text:p>2.40068</text:p>
          </table:table-cell>
          <table:table-cell office:value-type="float" office:value="226" calcext:value-type="float">
            <text:p>226</text:p>
          </table:table-cell>
          <table:table-cell office:value-type="float" office:value="3.193" calcext:value-type="float">
            <text:p>3.193</text:p>
          </table:table-cell>
          <table:table-cell office:value-type="float" office:value="2.40068" calcext:value-type="float">
            <text:p>2.40068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2.50955" calcext:value-type="float">
            <text:p>2.5095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331" calcext:value-type="float">
            <text:p>4.331</text:p>
          </table:table-cell>
          <table:table-cell office:value-type="float" office:value="1.47811" calcext:value-type="float">
            <text:p>1.478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4" calcext:value-type="float">
            <text:p>0.304</text:p>
          </table:table-cell>
          <table:table-cell office:value-type="float" office:value="2.04553" calcext:value-type="float">
            <text:p>2.04553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282" calcext:value-type="float">
            <text:p>1.282</text:p>
          </table:table-cell>
          <table:table-cell office:value-type="float" office:value="2.15485" calcext:value-type="float">
            <text:p>2.15485</text:p>
          </table:table-cell>
          <table:table-cell office:value-type="float" office:value="178" calcext:value-type="float">
            <text:p>178</text:p>
          </table:table-cell>
          <table:table-cell office:value-type="float" office:value="1.553" calcext:value-type="float">
            <text:p>1.553</text:p>
          </table:table-cell>
          <table:table-cell office:value-type="float" office:value="2.15485" calcext:value-type="float">
            <text:p>2.15485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3.257" calcext:value-type="float">
            <text:p>3.257</text:p>
          </table:table-cell>
          <table:table-cell office:value-type="float" office:value="1.65988" calcext:value-type="float">
            <text:p>1.6598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.615" calcext:value-type="float">
            <text:p>14.615</text:p>
          </table:table-cell>
          <table:table-cell office:value-type="float" office:value="6.08475" calcext:value-type="float">
            <text:p>6.0847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1" calcext:value-type="float">
            <text:p>0.411</text:p>
          </table:table-cell>
          <table:table-cell office:value-type="float" office:value="2.40916" calcext:value-type="float">
            <text:p>2.40916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826" calcext:value-type="float">
            <text:p>2.826</text:p>
          </table:table-cell>
          <table:table-cell office:value-type="float" office:value="2.26785" calcext:value-type="float">
            <text:p>2.26785</text:p>
          </table:table-cell>
          <table:table-cell office:value-type="float" office:value="181" calcext:value-type="float">
            <text:p>181</text:p>
          </table:table-cell>
          <table:table-cell office:value-type="float" office:value="3.251" calcext:value-type="float">
            <text:p>3.251</text:p>
          </table:table-cell>
          <table:table-cell office:value-type="float" office:value="2.26785" calcext:value-type="float">
            <text:p>2.2678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.883" calcext:value-type="float">
            <text:p>5.883</text:p>
          </table:table-cell>
          <table:table-cell office:value-type="float" office:value="3.03235" calcext:value-type="float">
            <text:p>3.032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.976" calcext:value-type="float">
            <text:p>3.976</text:p>
          </table:table-cell>
          <table:table-cell office:value-type="float" office:value="1.48476" calcext:value-type="float">
            <text:p>1.484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6" calcext:value-type="float">
            <text:p>0.426</text:p>
          </table:table-cell>
          <table:table-cell office:value-type="float" office:value="2.27977" calcext:value-type="float">
            <text:p>2.27977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88" calcext:value-type="float">
            <text:p>1.488</text:p>
          </table:table-cell>
          <table:table-cell office:value-type="float" office:value="1.8769" calcext:value-type="float">
            <text:p>1.8769</text:p>
          </table:table-cell>
          <table:table-cell office:value-type="float" office:value="130" calcext:value-type="float">
            <text:p>130</text:p>
          </table:table-cell>
          <table:table-cell office:value-type="float" office:value="1.645" calcext:value-type="float">
            <text:p>1.645</text:p>
          </table:table-cell>
          <table:table-cell office:value-type="float" office:value="1.8769" calcext:value-type="float">
            <text:p>1.8769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174" calcext:value-type="float">
            <text:p>4.174</text:p>
          </table:table-cell>
          <table:table-cell office:value-type="float" office:value="2.6648" calcext:value-type="float">
            <text:p>2.66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1" calcext:value-type="float">
            <text:p>0.411</text:p>
          </table:table-cell>
          <table:table-cell office:value-type="float" office:value="2.4127" calcext:value-type="float">
            <text:p>2.4127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5.332" calcext:value-type="float">
            <text:p>5.332</text:p>
          </table:table-cell>
          <table:table-cell office:value-type="float" office:value="2.11287" calcext:value-type="float">
            <text:p>2.11287</text:p>
          </table:table-cell>
          <table:table-cell office:value-type="float" office:value="219" calcext:value-type="float">
            <text:p>219</text:p>
          </table:table-cell>
          <table:table-cell office:value-type="float" office:value="5.888" calcext:value-type="float">
            <text:p>5.888</text:p>
          </table:table-cell>
          <table:table-cell office:value-type="float" office:value="2.11287" calcext:value-type="float">
            <text:p>2.11287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.883" calcext:value-type="float">
            <text:p>2.883</text:p>
          </table:table-cell>
          <table:table-cell office:value-type="float" office:value="1.33317" calcext:value-type="float">
            <text:p>1.333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765" calcext:value-type="float">
            <text:p>4.765</text:p>
          </table:table-cell>
          <table:table-cell office:value-type="float" office:value="3.59156" calcext:value-type="float">
            <text:p>3.5915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99" calcext:value-type="float">
            <text:p>0.499</text:p>
          </table:table-cell>
          <table:table-cell office:value-type="float" office:value="2.21887" calcext:value-type="float">
            <text:p>2.21887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142" calcext:value-type="float">
            <text:p>3.142</text:p>
          </table:table-cell>
          <table:table-cell office:value-type="float" office:value="2.27639" calcext:value-type="float">
            <text:p>2.27639</text:p>
          </table:table-cell>
          <table:table-cell office:value-type="float" office:value="220" calcext:value-type="float">
            <text:p>220</text:p>
          </table:table-cell>
          <table:table-cell office:value-type="float" office:value="3.343" calcext:value-type="float">
            <text:p>3.343</text:p>
          </table:table-cell>
          <table:table-cell office:value-type="float" office:value="2.27639" calcext:value-type="float">
            <text:p>2.27639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.919" calcext:value-type="float">
            <text:p>2.919</text:p>
          </table:table-cell>
          <table:table-cell office:value-type="float" office:value="2.23055" calcext:value-type="float">
            <text:p>2.230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.10826" calcext:value-type="float">
            <text:p>2.10826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362" calcext:value-type="float">
            <text:p>1.362</text:p>
          </table:table-cell>
          <table:table-cell office:value-type="float" office:value="2.10258" calcext:value-type="float">
            <text:p>2.10258</text:p>
          </table:table-cell>
          <table:table-cell office:value-type="float" office:value="179" calcext:value-type="float">
            <text:p>179</text:p>
          </table:table-cell>
          <table:table-cell office:value-type="float" office:value="1.456" calcext:value-type="float">
            <text:p>1.456</text:p>
          </table:table-cell>
          <table:table-cell office:value-type="float" office:value="2.10258" calcext:value-type="float">
            <text:p>2.10258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3.042" calcext:value-type="float">
            <text:p>3.042</text:p>
          </table:table-cell>
          <table:table-cell office:value-type="float" office:value="2.2623" calcext:value-type="float">
            <text:p>2.26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414" calcext:value-type="float">
            <text:p>4.414</text:p>
          </table:table-cell>
          <table:table-cell office:value-type="float" office:value="2.74722" calcext:value-type="float">
            <text:p>2.747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59" calcext:value-type="float">
            <text:p>0.659</text:p>
          </table:table-cell>
          <table:table-cell office:value-type="float" office:value="4.25975" calcext:value-type="float">
            <text:p>4.25975</text:p>
          </table:table-cell>
          <table:table-cell office:value-type="float" office:value="197" calcext:value-type="float">
            <text:p>19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968" calcext:value-type="float">
            <text:p>2.968</text:p>
          </table:table-cell>
          <table:table-cell office:value-type="float" office:value="2.29524" calcext:value-type="float">
            <text:p>2.29524</text:p>
          </table:table-cell>
          <table:table-cell office:value-type="float" office:value="182" calcext:value-type="float">
            <text:p>182</text:p>
          </table:table-cell>
          <table:table-cell office:value-type="float" office:value="3.272" calcext:value-type="float">
            <text:p>3.272</text:p>
          </table:table-cell>
          <table:table-cell office:value-type="float" office:value="2.29524" calcext:value-type="float">
            <text:p>2.2952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.907" calcext:value-type="float">
            <text:p>3.907</text:p>
          </table:table-cell>
          <table:table-cell office:value-type="float" office:value="5.87307" calcext:value-type="float">
            <text:p>5.8730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.268" calcext:value-type="float">
            <text:p>4.268</text:p>
          </table:table-cell>
          <table:table-cell office:value-type="float" office:value="1.32471" calcext:value-type="float">
            <text:p>1.324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3.30143" calcext:value-type="float">
            <text:p>3.30143</text:p>
          </table:table-cell>
          <table:table-cell office:value-type="float" office:value="165" calcext:value-type="float">
            <text:p>1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7" calcext:value-type="float">
            <text:p>0.48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584" calcext:value-type="float">
            <text:p>1.584</text:p>
          </table:table-cell>
          <table:table-cell office:value-type="float" office:value="2.0842" calcext:value-type="float">
            <text:p>2.0842</text:p>
          </table:table-cell>
          <table:table-cell office:value-type="float" office:value="134" calcext:value-type="float">
            <text:p>134</text:p>
          </table:table-cell>
          <table:table-cell office:value-type="float" office:value="1.71" calcext:value-type="float">
            <text:p>1.71</text:p>
          </table:table-cell>
          <table:table-cell office:value-type="float" office:value="2.0842" calcext:value-type="float">
            <text:p>2.084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.86" calcext:value-type="float">
            <text:p>2.86</text:p>
          </table:table-cell>
          <table:table-cell office:value-type="float" office:value="1.97286" calcext:value-type="float">
            <text:p>1.9728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248" calcext:value-type="float">
            <text:p>4.248</text:p>
          </table:table-cell>
          <table:table-cell office:value-type="float" office:value="2.16262" calcext:value-type="float">
            <text:p>2.162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32" calcext:value-type="float">
            <text:p>0.432</text:p>
          </table:table-cell>
          <table:table-cell office:value-type="float" office:value="2.1144" calcext:value-type="float">
            <text:p>2.1144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6" calcext:value-type="float">
            <text:p>0.46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5.629" calcext:value-type="float">
            <text:p>5.629</text:p>
          </table:table-cell>
          <table:table-cell office:value-type="float" office:value="2.12846" calcext:value-type="float">
            <text:p>2.12846</text:p>
          </table:table-cell>
          <table:table-cell office:value-type="float" office:value="217" calcext:value-type="float">
            <text:p>217</text:p>
          </table:table-cell>
          <table:table-cell office:value-type="float" office:value="6.004" calcext:value-type="float">
            <text:p>6.004</text:p>
          </table:table-cell>
          <table:table-cell office:value-type="float" office:value="2.12846" calcext:value-type="float">
            <text:p>2.12846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.805" calcext:value-type="float">
            <text:p>2.805</text:p>
          </table:table-cell>
          <table:table-cell office:value-type="float" office:value="1.86718" calcext:value-type="float">
            <text:p>1.867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188" calcext:value-type="float">
            <text:p>4.188</text:p>
          </table:table-cell>
          <table:table-cell office:value-type="float" office:value="2.37039" calcext:value-type="float">
            <text:p>2.370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8" calcext:value-type="float">
            <text:p>0.348</text:p>
          </table:table-cell>
          <table:table-cell office:value-type="float" office:value="1.868" calcext:value-type="float">
            <text:p>1.868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351" calcext:value-type="float">
            <text:p>3.351</text:p>
          </table:table-cell>
          <table:table-cell office:value-type="float" office:value="2.73314" calcext:value-type="float">
            <text:p>2.73314</text:p>
          </table:table-cell>
          <table:table-cell office:value-type="float" office:value="238" calcext:value-type="float">
            <text:p>238</text:p>
          </table:table-cell>
          <table:table-cell office:value-type="float" office:value="3.583" calcext:value-type="float">
            <text:p>3.583</text:p>
          </table:table-cell>
          <table:table-cell office:value-type="float" office:value="2.73314" calcext:value-type="float">
            <text:p>2.73314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3.665" calcext:value-type="float">
            <text:p>23.665</text:p>
          </table:table-cell>
          <table:table-cell office:value-type="float" office:value="11.0912" calcext:value-type="float">
            <text:p>11.091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.365" calcext:value-type="float">
            <text:p>4.365</text:p>
          </table:table-cell>
          <table:table-cell office:value-type="float" office:value="2.64656" calcext:value-type="float">
            <text:p>2.6465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4" calcext:value-type="float">
            <text:p>0.454</text:p>
          </table:table-cell>
          <table:table-cell office:value-type="float" office:value="2.19055" calcext:value-type="float">
            <text:p>2.19055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398" calcext:value-type="float">
            <text:p>1.398</text:p>
          </table:table-cell>
          <table:table-cell office:value-type="float" office:value="2.22884" calcext:value-type="float">
            <text:p>2.22884</text:p>
          </table:table-cell>
          <table:table-cell office:value-type="float" office:value="182" calcext:value-type="float">
            <text:p>182</text:p>
          </table:table-cell>
          <table:table-cell office:value-type="float" office:value="1.5" calcext:value-type="float">
            <text:p>1.5</text:p>
          </table:table-cell>
          <table:table-cell office:value-type="float" office:value="2.22884" calcext:value-type="float">
            <text:p>2.2288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.642" calcext:value-type="float">
            <text:p>2.642</text:p>
          </table:table-cell>
          <table:table-cell office:value-type="float" office:value="1.71604" calcext:value-type="float">
            <text:p>1.716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.824" calcext:value-type="float">
            <text:p>3.824</text:p>
          </table:table-cell>
          <table:table-cell office:value-type="float" office:value="0.936672" calcext:value-type="float">
            <text:p>0.93667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6" calcext:value-type="float">
            <text:p>0.376</text:p>
          </table:table-cell>
          <table:table-cell office:value-type="float" office:value="2.38498" calcext:value-type="float">
            <text:p>2.38498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117" calcext:value-type="float">
            <text:p>3.117</text:p>
          </table:table-cell>
          <table:table-cell office:value-type="float" office:value="2.27814" calcext:value-type="float">
            <text:p>2.27814</text:p>
          </table:table-cell>
          <table:table-cell office:value-type="float" office:value="186" calcext:value-type="float">
            <text:p>186</text:p>
          </table:table-cell>
          <table:table-cell office:value-type="float" office:value="3.426" calcext:value-type="float">
            <text:p>3.426</text:p>
          </table:table-cell>
          <table:table-cell office:value-type="float" office:value="2.27814" calcext:value-type="float">
            <text:p>2.2781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5.07" calcext:value-type="float">
            <text:p>5.07</text:p>
          </table:table-cell>
          <table:table-cell office:value-type="float" office:value="4.89547" calcext:value-type="float">
            <text:p>4.8954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.294" calcext:value-type="float">
            <text:p>5.294</text:p>
          </table:table-cell>
          <table:table-cell office:value-type="float" office:value="2.19882" calcext:value-type="float">
            <text:p>2.198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office:value-type="float" office:value="1.76197" calcext:value-type="float">
            <text:p>1.76197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619" calcext:value-type="float">
            <text:p>1.619</text:p>
          </table:table-cell>
          <table:table-cell office:value-type="float" office:value="1.96555" calcext:value-type="float">
            <text:p>1.96555</text:p>
          </table:table-cell>
          <table:table-cell office:value-type="float" office:value="132" calcext:value-type="float">
            <text:p>132</text:p>
          </table:table-cell>
          <table:table-cell office:value-type="float" office:value="1.745" calcext:value-type="float">
            <text:p>1.745</text:p>
          </table:table-cell>
          <table:table-cell office:value-type="float" office:value="1.96555" calcext:value-type="float">
            <text:p>1.96555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2.916" calcext:value-type="float">
            <text:p>2.916</text:p>
          </table:table-cell>
          <table:table-cell office:value-type="float" office:value="1.53685" calcext:value-type="float">
            <text:p>1.536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187" calcext:value-type="float">
            <text:p>4.187</text:p>
          </table:table-cell>
          <table:table-cell office:value-type="float" office:value="1.85699" calcext:value-type="float">
            <text:p>1.856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64" calcext:value-type="float">
            <text:p>0.464</text:p>
          </table:table-cell>
          <table:table-cell office:value-type="float" office:value="2.28254" calcext:value-type="float">
            <text:p>2.28254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6.088" calcext:value-type="float">
            <text:p>6.088</text:p>
          </table:table-cell>
          <table:table-cell office:value-type="float" office:value="2.118" calcext:value-type="float">
            <text:p>2.118</text:p>
          </table:table-cell>
          <table:table-cell office:value-type="float" office:value="217" calcext:value-type="float">
            <text:p>217</text:p>
          </table:table-cell>
          <table:table-cell office:value-type="float" office:value="6.536" calcext:value-type="float">
            <text:p>6.536</text:p>
          </table:table-cell>
          <table:table-cell office:value-type="float" office:value="2.118" calcext:value-type="float">
            <text:p>2.118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6.984" calcext:value-type="float">
            <text:p>16.984</text:p>
          </table:table-cell>
          <table:table-cell office:value-type="float" office:value="7.37358" calcext:value-type="float">
            <text:p>7.3735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.079" calcext:value-type="float">
            <text:p>4.079</text:p>
          </table:table-cell>
          <table:table-cell office:value-type="float" office:value="2.11223" calcext:value-type="float">
            <text:p>2.112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1" calcext:value-type="float">
            <text:p>0.301</text:p>
          </table:table-cell>
          <table:table-cell office:value-type="float" office:value="1.91903" calcext:value-type="float">
            <text:p>1.91903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344" calcext:value-type="float">
            <text:p>3.344</text:p>
          </table:table-cell>
          <table:table-cell office:value-type="float" office:value="2.59901" calcext:value-type="float">
            <text:p>2.59901</text:p>
          </table:table-cell>
          <table:table-cell office:value-type="float" office:value="232" calcext:value-type="float">
            <text:p>232</text:p>
          </table:table-cell>
          <table:table-cell office:value-type="float" office:value="3.61" calcext:value-type="float">
            <text:p>3.61</text:p>
          </table:table-cell>
          <table:table-cell office:value-type="float" office:value="2.59901" calcext:value-type="float">
            <text:p>2.59901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3.002" calcext:value-type="float">
            <text:p>3.002</text:p>
          </table:table-cell>
          <table:table-cell office:value-type="float" office:value="2.07562" calcext:value-type="float">
            <text:p>2.0756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737" calcext:value-type="float">
            <text:p>5.737</text:p>
          </table:table-cell>
          <table:table-cell office:value-type="float" office:value="3.61104" calcext:value-type="float">
            <text:p>3.6110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9" calcext:value-type="float">
            <text:p>0.359</text:p>
          </table:table-cell>
          <table:table-cell office:value-type="float" office:value="2.04783" calcext:value-type="float">
            <text:p>2.04783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541" calcext:value-type="float">
            <text:p>1.541</text:p>
          </table:table-cell>
          <table:table-cell office:value-type="float" office:value="1.9056" calcext:value-type="float">
            <text:p>1.9056</text:p>
          </table:table-cell>
          <table:table-cell office:value-type="float" office:value="175" calcext:value-type="float">
            <text:p>175</text:p>
          </table:table-cell>
          <table:table-cell office:value-type="float" office:value="1.66" calcext:value-type="float">
            <text:p>1.66</text:p>
          </table:table-cell>
          <table:table-cell office:value-type="float" office:value="1.9056" calcext:value-type="float">
            <text:p>1.905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.846" calcext:value-type="float">
            <text:p>4.846</text:p>
          </table:table-cell>
          <table:table-cell office:value-type="float" office:value="4.46429" calcext:value-type="float">
            <text:p>4.4642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506" calcext:value-type="float">
            <text:p>4.506</text:p>
          </table:table-cell>
          <table:table-cell office:value-type="float" office:value="1.40545" calcext:value-type="float">
            <text:p>1.405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6" calcext:value-type="float">
            <text:p>0.376</text:p>
          </table:table-cell>
          <table:table-cell office:value-type="float" office:value="2.38659" calcext:value-type="float">
            <text:p>2.38659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3" calcext:value-type="float">
            <text:p>0.48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454" calcext:value-type="float">
            <text:p>3.454</text:p>
          </table:table-cell>
          <table:table-cell office:value-type="float" office:value="2.00132" calcext:value-type="float">
            <text:p>2.00132</text:p>
          </table:table-cell>
          <table:table-cell office:value-type="float" office:value="176" calcext:value-type="float">
            <text:p>176</text:p>
          </table:table-cell>
          <table:table-cell office:value-type="float" office:value="3.767" calcext:value-type="float">
            <text:p>3.767</text:p>
          </table:table-cell>
          <table:table-cell office:value-type="float" office:value="2.00132" calcext:value-type="float">
            <text:p>2.0013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4.96" calcext:value-type="float">
            <text:p>4.96</text:p>
          </table:table-cell>
          <table:table-cell office:value-type="float" office:value="3.99354" calcext:value-type="float">
            <text:p>3.9935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336" calcext:value-type="float">
            <text:p>4.336</text:p>
          </table:table-cell>
          <table:table-cell office:value-type="float" office:value="1.42416" calcext:value-type="float">
            <text:p>1.424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5" calcext:value-type="float">
            <text:p>0.305</text:p>
          </table:table-cell>
          <table:table-cell office:value-type="float" office:value="2.04174" calcext:value-type="float">
            <text:p>2.04174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94984" calcext:value-type="float">
            <text:p>1.94984</text:p>
          </table:table-cell>
          <table:table-cell office:value-type="float" office:value="128" calcext:value-type="float">
            <text:p>128</text:p>
          </table:table-cell>
          <table:table-cell office:value-type="float" office:value="1.759" calcext:value-type="float">
            <text:p>1.759</text:p>
          </table:table-cell>
          <table:table-cell office:value-type="float" office:value="1.94984" calcext:value-type="float">
            <text:p>1.94984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362" calcext:value-type="float">
            <text:p>4.362</text:p>
          </table:table-cell>
          <table:table-cell office:value-type="float" office:value="2.3567" calcext:value-type="float">
            <text:p>2.356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8" calcext:value-type="float">
            <text:p>0.458</text:p>
          </table:table-cell>
          <table:table-cell office:value-type="float" office:value="1.88829" calcext:value-type="float">
            <text:p>1.88829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6.706" calcext:value-type="float">
            <text:p>6.706</text:p>
          </table:table-cell>
          <table:table-cell office:value-type="float" office:value="2.08629" calcext:value-type="float">
            <text:p>2.08629</text:p>
          </table:table-cell>
          <table:table-cell office:value-type="float" office:value="217" calcext:value-type="float">
            <text:p>217</text:p>
          </table:table-cell>
          <table:table-cell office:value-type="float" office:value="7.37" calcext:value-type="float">
            <text:p>7.37</text:p>
          </table:table-cell>
          <table:table-cell office:value-type="float" office:value="2.08629" calcext:value-type="float">
            <text:p>2.0862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.902" calcext:value-type="float">
            <text:p>2.902</text:p>
          </table:table-cell>
          <table:table-cell office:value-type="float" office:value="2.37433" calcext:value-type="float">
            <text:p>2.3743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446" calcext:value-type="float">
            <text:p>4.446</text:p>
          </table:table-cell>
          <table:table-cell office:value-type="float" office:value="1.47138" calcext:value-type="float">
            <text:p>1.4713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68" calcext:value-type="float">
            <text:p>0.468</text:p>
          </table:table-cell>
          <table:table-cell office:value-type="float" office:value="1.84997" calcext:value-type="float">
            <text:p>1.84997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2" calcext:value-type="float">
            <text:p>0.49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588" calcext:value-type="float">
            <text:p>3.588</text:p>
          </table:table-cell>
          <table:table-cell office:value-type="float" office:value="2.53388" calcext:value-type="float">
            <text:p>2.53388</text:p>
          </table:table-cell>
          <table:table-cell office:value-type="float" office:value="230" calcext:value-type="float">
            <text:p>230</text:p>
          </table:table-cell>
          <table:table-cell office:value-type="float" office:value="3.99" calcext:value-type="float">
            <text:p>3.99</text:p>
          </table:table-cell>
          <table:table-cell office:value-type="float" office:value="2.53388" calcext:value-type="float">
            <text:p>2.53388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.093" calcext:value-type="float">
            <text:p>3.093</text:p>
          </table:table-cell>
          <table:table-cell office:value-type="float" office:value="3.85647" calcext:value-type="float">
            <text:p>3.8564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218" calcext:value-type="float">
            <text:p>4.218</text:p>
          </table:table-cell>
          <table:table-cell office:value-type="float" office:value="1.37217" calcext:value-type="float">
            <text:p>1.372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3" calcext:value-type="float">
            <text:p>0.373</text:p>
          </table:table-cell>
          <table:table-cell office:value-type="float" office:value="2.04777" calcext:value-type="float">
            <text:p>2.04777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486" calcext:value-type="float">
            <text:p>1.486</text:p>
          </table:table-cell>
          <table:table-cell office:value-type="float" office:value="2.32209" calcext:value-type="float">
            <text:p>2.32209</text:p>
          </table:table-cell>
          <table:table-cell office:value-type="float" office:value="185" calcext:value-type="float">
            <text:p>185</text:p>
          </table:table-cell>
          <table:table-cell office:value-type="float" office:value="1.632" calcext:value-type="float">
            <text:p>1.632</text:p>
          </table:table-cell>
          <table:table-cell office:value-type="float" office:value="2.32209" calcext:value-type="float">
            <text:p>2.32209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.733" calcext:value-type="float">
            <text:p>2.733</text:p>
          </table:table-cell>
          <table:table-cell office:value-type="float" office:value="1.71791" calcext:value-type="float">
            <text:p>1.717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.788" calcext:value-type="float">
            <text:p>5.788</text:p>
          </table:table-cell>
          <table:table-cell office:value-type="float" office:value="4.79207" calcext:value-type="float">
            <text:p>4.7920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1" calcext:value-type="float">
            <text:p>0.351</text:p>
          </table:table-cell>
          <table:table-cell office:value-type="float" office:value="2.35417" calcext:value-type="float">
            <text:p>2.35417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473" calcext:value-type="float">
            <text:p>3.473</text:p>
          </table:table-cell>
          <table:table-cell office:value-type="float" office:value="2.26721" calcext:value-type="float">
            <text:p>2.26721</text:p>
          </table:table-cell>
          <table:table-cell office:value-type="float" office:value="187" calcext:value-type="float">
            <text:p>187</text:p>
          </table:table-cell>
          <table:table-cell office:value-type="float" office:value="3.815" calcext:value-type="float">
            <text:p>3.815</text:p>
          </table:table-cell>
          <table:table-cell office:value-type="float" office:value="2.26721" calcext:value-type="float">
            <text:p>2.2672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4.588" calcext:value-type="float">
            <text:p>4.588</text:p>
          </table:table-cell>
          <table:table-cell office:value-type="float" office:value="3.20127" calcext:value-type="float">
            <text:p>3.2012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843" calcext:value-type="float">
            <text:p>4.843</text:p>
          </table:table-cell>
          <table:table-cell office:value-type="float" office:value="3.38486" calcext:value-type="float">
            <text:p>3.384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office:value-type="float" office:value="2.1856" calcext:value-type="float">
            <text:p>2.1856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7" calcext:value-type="float">
            <text:p>0.47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97542" calcext:value-type="float">
            <text:p>1.97542</text:p>
          </table:table-cell>
          <table:table-cell office:value-type="float" office:value="129" calcext:value-type="float">
            <text:p>129</text:p>
          </table:table-cell>
          <table:table-cell office:value-type="float" office:value="1.861" calcext:value-type="float">
            <text:p>1.861</text:p>
          </table:table-cell>
          <table:table-cell office:value-type="float" office:value="1.97542" calcext:value-type="float">
            <text:p>1.97542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2.66053" calcext:value-type="float">
            <text:p>2.660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87" calcext:value-type="float">
            <text:p>4.87</text:p>
          </table:table-cell>
          <table:table-cell office:value-type="float" office:value="1.53861" calcext:value-type="float">
            <text:p>1.538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6" calcext:value-type="float">
            <text:p>0.306</text:p>
          </table:table-cell>
          <table:table-cell office:value-type="float" office:value="2.09437" calcext:value-type="float">
            <text:p>2.09437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6.776" calcext:value-type="float">
            <text:p>6.776</text:p>
          </table:table-cell>
          <table:table-cell office:value-type="float" office:value="2.25033" calcext:value-type="float">
            <text:p>2.25033</text:p>
          </table:table-cell>
          <table:table-cell office:value-type="float" office:value="220" calcext:value-type="float">
            <text:p>220</text:p>
          </table:table-cell>
          <table:table-cell office:value-type="float" office:value="7.544" calcext:value-type="float">
            <text:p>7.544</text:p>
          </table:table-cell>
          <table:table-cell office:value-type="float" office:value="2.25033" calcext:value-type="float">
            <text:p>2.25033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486" calcext:value-type="float">
            <text:p>4.486</text:p>
          </table:table-cell>
          <table:table-cell office:value-type="float" office:value="1.54499" calcext:value-type="float">
            <text:p>1.544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8" calcext:value-type="float">
            <text:p>0.288</text:p>
          </table:table-cell>
          <table:table-cell office:value-type="float" office:value="2.06795" calcext:value-type="float">
            <text:p>2.06795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1" calcext:value-type="float">
            <text:p>0.50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924" calcext:value-type="float">
            <text:p>3.924</text:p>
          </table:table-cell>
          <table:table-cell office:value-type="float" office:value="2.61567" calcext:value-type="float">
            <text:p>2.61567</text:p>
          </table:table-cell>
          <table:table-cell office:value-type="float" office:value="239" calcext:value-type="float">
            <text:p>239</text:p>
          </table:table-cell>
          <table:table-cell office:value-type="float" office:value="4.304" calcext:value-type="float">
            <text:p>4.304</text:p>
          </table:table-cell>
          <table:table-cell office:value-type="float" office:value="2.61567" calcext:value-type="float">
            <text:p>2.61567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4.418" calcext:value-type="float">
            <text:p>4.418</text:p>
          </table:table-cell>
          <table:table-cell office:value-type="float" office:value="2.67864" calcext:value-type="float">
            <text:p>2.678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483" calcext:value-type="float">
            <text:p>4.483</text:p>
          </table:table-cell>
          <table:table-cell office:value-type="float" office:value="1.27827" calcext:value-type="float">
            <text:p>1.278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2" calcext:value-type="float">
            <text:p>0.382</text:p>
          </table:table-cell>
          <table:table-cell office:value-type="float" office:value="2.05531" calcext:value-type="float">
            <text:p>2.05531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513" calcext:value-type="float">
            <text:p>1.513</text:p>
          </table:table-cell>
          <table:table-cell office:value-type="float" office:value="2.09151" calcext:value-type="float">
            <text:p>2.09151</text:p>
          </table:table-cell>
          <table:table-cell office:value-type="float" office:value="175" calcext:value-type="float">
            <text:p>175</text:p>
          </table:table-cell>
          <table:table-cell office:value-type="float" office:value="1.656" calcext:value-type="float">
            <text:p>1.656</text:p>
          </table:table-cell>
          <table:table-cell office:value-type="float" office:value="2.09151" calcext:value-type="float">
            <text:p>2.09151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7.781" calcext:value-type="float">
            <text:p>7.781</text:p>
          </table:table-cell>
          <table:table-cell office:value-type="float" office:value="6.37037" calcext:value-type="float">
            <text:p>6.3703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277" calcext:value-type="float">
            <text:p>4.277</text:p>
          </table:table-cell>
          <table:table-cell office:value-type="float" office:value="3.11518" calcext:value-type="float">
            <text:p>3.115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2.04566" calcext:value-type="float">
            <text:p>2.04566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635" calcext:value-type="float">
            <text:p>3.635</text:p>
          </table:table-cell>
          <table:table-cell office:value-type="float" office:value="2.41889" calcext:value-type="float">
            <text:p>2.41889</text:p>
          </table:table-cell>
          <table:table-cell office:value-type="float" office:value="184" calcext:value-type="float">
            <text:p>184</text:p>
          </table:table-cell>
          <table:table-cell office:value-type="float" office:value="4.005" calcext:value-type="float">
            <text:p>4.005</text:p>
          </table:table-cell>
          <table:table-cell office:value-type="float" office:value="2.41889" calcext:value-type="float">
            <text:p>2.4188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4.726" calcext:value-type="float">
            <text:p>4.726</text:p>
          </table:table-cell>
          <table:table-cell office:value-type="float" office:value="2.83436" calcext:value-type="float">
            <text:p>2.8343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401" calcext:value-type="float">
            <text:p>4.401</text:p>
          </table:table-cell>
          <table:table-cell office:value-type="float" office:value="1.92546" calcext:value-type="float">
            <text:p>1.925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5" calcext:value-type="float">
            <text:p>0.375</text:p>
          </table:table-cell>
          <table:table-cell office:value-type="float" office:value="2.19668" calcext:value-type="float">
            <text:p>2.19668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797" calcext:value-type="float">
            <text:p>1.797</text:p>
          </table:table-cell>
          <table:table-cell office:value-type="float" office:value="2.0164" calcext:value-type="float">
            <text:p>2.0164</text:p>
          </table:table-cell>
          <table:table-cell office:value-type="float" office:value="134" calcext:value-type="float">
            <text:p>134</text:p>
          </table:table-cell>
          <table:table-cell office:value-type="float" office:value="1.947" calcext:value-type="float">
            <text:p>1.947</text:p>
          </table:table-cell>
          <table:table-cell office:value-type="float" office:value="2.0164" calcext:value-type="float">
            <text:p>2.016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3.205" calcext:value-type="float">
            <text:p>3.205</text:p>
          </table:table-cell>
          <table:table-cell office:value-type="float" office:value="1.58385" calcext:value-type="float">
            <text:p>1.583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223" calcext:value-type="float">
            <text:p>5.223</text:p>
          </table:table-cell>
          <table:table-cell office:value-type="float" office:value="3.97406" calcext:value-type="float">
            <text:p>3.9740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4" calcext:value-type="float">
            <text:p>0.414</text:p>
          </table:table-cell>
          <table:table-cell office:value-type="float" office:value="2.14147" calcext:value-type="float">
            <text:p>2.14147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7.278" calcext:value-type="float">
            <text:p>7.278</text:p>
          </table:table-cell>
          <table:table-cell office:value-type="float" office:value="2.09837" calcext:value-type="float">
            <text:p>2.09837</text:p>
          </table:table-cell>
          <table:table-cell office:value-type="float" office:value="218" calcext:value-type="float">
            <text:p>218</text:p>
          </table:table-cell>
          <table:table-cell office:value-type="float" office:value="7.986" calcext:value-type="float">
            <text:p>7.986</text:p>
          </table:table-cell>
          <table:table-cell office:value-type="float" office:value="2.09837" calcext:value-type="float">
            <text:p>2.09837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.789" calcext:value-type="float">
            <text:p>2.789</text:p>
          </table:table-cell>
          <table:table-cell office:value-type="float" office:value="1.76366" calcext:value-type="float">
            <text:p>1.7636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353" calcext:value-type="float">
            <text:p>4.353</text:p>
          </table:table-cell>
          <table:table-cell office:value-type="float" office:value="1.42338" calcext:value-type="float">
            <text:p>1.4233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27" calcext:value-type="float">
            <text:p>0.527</text:p>
          </table:table-cell>
          <table:table-cell office:value-type="float" office:value="2.47137" calcext:value-type="float">
            <text:p>2.47137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117" calcext:value-type="float">
            <text:p>4.117</text:p>
          </table:table-cell>
          <table:table-cell office:value-type="float" office:value="2.62013" calcext:value-type="float">
            <text:p>2.62013</text:p>
          </table:table-cell>
          <table:table-cell office:value-type="float" office:value="230" calcext:value-type="float">
            <text:p>230</text:p>
          </table:table-cell>
          <table:table-cell office:value-type="float" office:value="4.453" calcext:value-type="float">
            <text:p>4.453</text:p>
          </table:table-cell>
          <table:table-cell office:value-type="float" office:value="2.62013" calcext:value-type="float">
            <text:p>2.62013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.265" calcext:value-type="float">
            <text:p>3.265</text:p>
          </table:table-cell>
          <table:table-cell office:value-type="float" office:value="2.27637" calcext:value-type="float">
            <text:p>2.2763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792" calcext:value-type="float">
            <text:p>5.792</text:p>
          </table:table-cell>
          <table:table-cell office:value-type="float" office:value="3.99299" calcext:value-type="float">
            <text:p>3.9929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office:value-type="float" office:value="1.91664" calcext:value-type="float">
            <text:p>1.91664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649" calcext:value-type="float">
            <text:p>1.649</text:p>
          </table:table-cell>
          <table:table-cell office:value-type="float" office:value="2.1666" calcext:value-type="float">
            <text:p>2.1666</text:p>
          </table:table-cell>
          <table:table-cell office:value-type="float" office:value="184" calcext:value-type="float">
            <text:p>184</text:p>
          </table:table-cell>
          <table:table-cell office:value-type="float" office:value="1.784" calcext:value-type="float">
            <text:p>1.784</text:p>
          </table:table-cell>
          <table:table-cell office:value-type="float" office:value="2.1666" calcext:value-type="float">
            <text:p>2.166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.905" calcext:value-type="float">
            <text:p>2.905</text:p>
          </table:table-cell>
          <table:table-cell office:value-type="float" office:value="1.35856" calcext:value-type="float">
            <text:p>1.358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354" calcext:value-type="float">
            <text:p>4.354</text:p>
          </table:table-cell>
          <table:table-cell office:value-type="float" office:value="1.03046" calcext:value-type="float">
            <text:p>1.030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6" calcext:value-type="float">
            <text:p>0.376</text:p>
          </table:table-cell>
          <table:table-cell office:value-type="float" office:value="2.39804" calcext:value-type="float">
            <text:p>2.39804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836" calcext:value-type="float">
            <text:p>3.836</text:p>
          </table:table-cell>
          <table:table-cell office:value-type="float" office:value="2.47219" calcext:value-type="float">
            <text:p>2.47219</text:p>
          </table:table-cell>
          <table:table-cell office:value-type="float" office:value="193" calcext:value-type="float">
            <text:p>193</text:p>
          </table:table-cell>
          <table:table-cell office:value-type="float" office:value="4.207" calcext:value-type="float">
            <text:p>4.207</text:p>
          </table:table-cell>
          <table:table-cell office:value-type="float" office:value="2.47219" calcext:value-type="float">
            <text:p>2.47219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3.087" calcext:value-type="float">
            <text:p>3.087</text:p>
          </table:table-cell>
          <table:table-cell office:value-type="float" office:value="1.91304" calcext:value-type="float">
            <text:p>1.9130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311" calcext:value-type="float">
            <text:p>4.311</text:p>
          </table:table-cell>
          <table:table-cell office:value-type="float" office:value="2.62588" calcext:value-type="float">
            <text:p>2.625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office:value-type="float" office:value="2.12983" calcext:value-type="float">
            <text:p>2.12983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893" calcext:value-type="float">
            <text:p>1.893</text:p>
          </table:table-cell>
          <table:table-cell office:value-type="float" office:value="2.09074" calcext:value-type="float">
            <text:p>2.09074</text:p>
          </table:table-cell>
          <table:table-cell office:value-type="float" office:value="143" calcext:value-type="float">
            <text:p>143</text:p>
          </table:table-cell>
          <table:table-cell office:value-type="float" office:value="2.059" calcext:value-type="float">
            <text:p>2.059</text:p>
          </table:table-cell>
          <table:table-cell office:value-type="float" office:value="2.09074" calcext:value-type="float">
            <text:p>2.09074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.292" calcext:value-type="float">
            <text:p>3.292</text:p>
          </table:table-cell>
          <table:table-cell office:value-type="float" office:value="3.0422" calcext:value-type="float">
            <text:p>3.04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458" calcext:value-type="float">
            <text:p>4.458</text:p>
          </table:table-cell>
          <table:table-cell office:value-type="float" office:value="2.16816" calcext:value-type="float">
            <text:p>2.168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09" calcext:value-type="float">
            <text:p>0.509</text:p>
          </table:table-cell>
          <table:table-cell office:value-type="float" office:value="2.29423" calcext:value-type="float">
            <text:p>2.29423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68" calcext:value-type="float">
            <text:p>0.46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 office:value-type="float" office:value="2.15761" calcext:value-type="float">
            <text:p>2.15761</text:p>
          </table:table-cell>
          <table:table-cell office:value-type="float" office:value="218" calcext:value-type="float">
            <text:p>218</text:p>
          </table:table-cell>
          <table:table-cell office:value-type="float" office:value="8.415" calcext:value-type="float">
            <text:p>8.415</text:p>
          </table:table-cell>
          <table:table-cell office:value-type="float" office:value="2.15761" calcext:value-type="float">
            <text:p>2.15761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4.344" calcext:value-type="float">
            <text:p>4.344</text:p>
          </table:table-cell>
          <table:table-cell office:value-type="float" office:value="3.38233" calcext:value-type="float">
            <text:p>3.3823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.782" calcext:value-type="float">
            <text:p>6.782</text:p>
          </table:table-cell>
          <table:table-cell office:value-type="float" office:value="5.79538" calcext:value-type="float">
            <text:p>5.7953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6" calcext:value-type="float">
            <text:p>0.356</text:p>
          </table:table-cell>
          <table:table-cell office:value-type="float" office:value="2.0357" calcext:value-type="float">
            <text:p>2.0357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095" calcext:value-type="float">
            <text:p>4.095</text:p>
          </table:table-cell>
          <table:table-cell office:value-type="float" office:value="2.53433" calcext:value-type="float">
            <text:p>2.53433</text:p>
          </table:table-cell>
          <table:table-cell office:value-type="float" office:value="231" calcext:value-type="float">
            <text:p>231</text:p>
          </table:table-cell>
          <table:table-cell office:value-type="float" office:value="4.393" calcext:value-type="float">
            <text:p>4.393</text:p>
          </table:table-cell>
          <table:table-cell office:value-type="float" office:value="2.53433" calcext:value-type="float">
            <text:p>2.53433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3.054" calcext:value-type="float">
            <text:p>3.054</text:p>
          </table:table-cell>
          <table:table-cell office:value-type="float" office:value="2.06876" calcext:value-type="float">
            <text:p>2.068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6.209" calcext:value-type="float">
            <text:p>26.209</text:p>
          </table:table-cell>
          <table:table-cell office:value-type="float" office:value="7.90233" calcext:value-type="float">
            <text:p>7.9023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3" calcext:value-type="float">
            <text:p>0.413</text:p>
          </table:table-cell>
          <table:table-cell office:value-type="float" office:value="2.05258" calcext:value-type="float">
            <text:p>2.05258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3" calcext:value-type="float">
            <text:p>0.48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641" calcext:value-type="float">
            <text:p>1.641</text:p>
          </table:table-cell>
          <table:table-cell office:value-type="float" office:value="2.20273" calcext:value-type="float">
            <text:p>2.20273</text:p>
          </table:table-cell>
          <table:table-cell office:value-type="float" office:value="178" calcext:value-type="float">
            <text:p>178</text:p>
          </table:table-cell>
          <table:table-cell office:value-type="float" office:value="1.79" calcext:value-type="float">
            <text:p>1.79</text:p>
          </table:table-cell>
          <table:table-cell office:value-type="float" office:value="2.20273" calcext:value-type="float">
            <text:p>2.20273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4.068" calcext:value-type="float">
            <text:p>4.068</text:p>
          </table:table-cell>
          <table:table-cell office:value-type="float" office:value="2.44784" calcext:value-type="float">
            <text:p>2.447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427" calcext:value-type="float">
            <text:p>4.427</text:p>
          </table:table-cell>
          <table:table-cell office:value-type="float" office:value="1.48231" calcext:value-type="float">
            <text:p>1.482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46" calcext:value-type="float">
            <text:p>0.446</text:p>
          </table:table-cell>
          <table:table-cell office:value-type="float" office:value="2.19733" calcext:value-type="float">
            <text:p>2.19733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3" calcext:value-type="float">
            <text:p>0.49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975" calcext:value-type="float">
            <text:p>3.975</text:p>
          </table:table-cell>
          <table:table-cell office:value-type="float" office:value="2.18395" calcext:value-type="float">
            <text:p>2.18395</text:p>
          </table:table-cell>
          <table:table-cell office:value-type="float" office:value="188" calcext:value-type="float">
            <text:p>188</text:p>
          </table:table-cell>
          <table:table-cell office:value-type="float" office:value="4.412" calcext:value-type="float">
            <text:p>4.412</text:p>
          </table:table-cell>
          <table:table-cell office:value-type="float" office:value="2.18395" calcext:value-type="float">
            <text:p>2.1839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8.905" calcext:value-type="float">
            <text:p>8.905</text:p>
          </table:table-cell>
          <table:table-cell office:value-type="float" office:value="3.54628" calcext:value-type="float">
            <text:p>3.5462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.108" calcext:value-type="float">
            <text:p>5.108</text:p>
          </table:table-cell>
          <table:table-cell office:value-type="float" office:value="2.53661" calcext:value-type="float">
            <text:p>2.5366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31" calcext:value-type="float">
            <text:p>0.531</text:p>
          </table:table-cell>
          <table:table-cell office:value-type="float" office:value="2.70038" calcext:value-type="float">
            <text:p>2.70038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1" calcext:value-type="float">
            <text:p>0.49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981" calcext:value-type="float">
            <text:p>1.981</text:p>
          </table:table-cell>
          <table:table-cell office:value-type="float" office:value="2.00162" calcext:value-type="float">
            <text:p>2.00162</text:p>
          </table:table-cell>
          <table:table-cell office:value-type="float" office:value="133" calcext:value-type="float">
            <text:p>133</text:p>
          </table:table-cell>
          <table:table-cell office:value-type="float" office:value="2.175" calcext:value-type="float">
            <text:p>2.175</text:p>
          </table:table-cell>
          <table:table-cell office:value-type="float" office:value="2.00162" calcext:value-type="float">
            <text:p>2.00162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3.046" calcext:value-type="float">
            <text:p>3.046</text:p>
          </table:table-cell>
          <table:table-cell office:value-type="float" office:value="1.71296" calcext:value-type="float">
            <text:p>1.712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678" calcext:value-type="float">
            <text:p>4.678</text:p>
          </table:table-cell>
          <table:table-cell office:value-type="float" office:value="2.00504" calcext:value-type="float">
            <text:p>2.0050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55" calcext:value-type="float">
            <text:p>0.555</text:p>
          </table:table-cell>
          <table:table-cell office:value-type="float" office:value="2.50388" calcext:value-type="float">
            <text:p>2.50388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8.347" calcext:value-type="float">
            <text:p>8.347</text:p>
          </table:table-cell>
          <table:table-cell office:value-type="float" office:value="2.18719" calcext:value-type="float">
            <text:p>2.18719</text:p>
          </table:table-cell>
          <table:table-cell office:value-type="float" office:value="219" calcext:value-type="float">
            <text:p>219</text:p>
          </table:table-cell>
          <table:table-cell office:value-type="float" office:value="9.143" calcext:value-type="float">
            <text:p>9.143</text:p>
          </table:table-cell>
          <table:table-cell office:value-type="float" office:value="2.18719" calcext:value-type="float">
            <text:p>2.18719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.29" calcext:value-type="float">
            <text:p>3.29</text:p>
          </table:table-cell>
          <table:table-cell office:value-type="float" office:value="1.84446" calcext:value-type="float">
            <text:p>1.8444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665" calcext:value-type="float">
            <text:p>4.665</text:p>
          </table:table-cell>
          <table:table-cell office:value-type="float" office:value="2.77362" calcext:value-type="float">
            <text:p>2.7736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office:value-type="float" office:value="1.71306" calcext:value-type="float">
            <text:p>1.71306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2" calcext:value-type="float">
            <text:p>0.50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442" calcext:value-type="float">
            <text:p>4.442</text:p>
          </table:table-cell>
          <table:table-cell office:value-type="float" office:value="2.54395" calcext:value-type="float">
            <text:p>2.54395</text:p>
          </table:table-cell>
          <table:table-cell office:value-type="float" office:value="229" calcext:value-type="float">
            <text:p>229</text:p>
          </table:table-cell>
          <table:table-cell office:value-type="float" office:value="4.645" calcext:value-type="float">
            <text:p>4.645</text:p>
          </table:table-cell>
          <table:table-cell office:value-type="float" office:value="2.54395" calcext:value-type="float">
            <text:p>2.54395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3.338" calcext:value-type="float">
            <text:p>3.338</text:p>
          </table:table-cell>
          <table:table-cell office:value-type="float" office:value="3.38744" calcext:value-type="float">
            <text:p>3.3874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511" calcext:value-type="float">
            <text:p>4.511</text:p>
          </table:table-cell>
          <table:table-cell office:value-type="float" office:value="2.04235" calcext:value-type="float">
            <text:p>2.042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1.8012" calcext:value-type="float">
            <text:p>1.8012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5" calcext:value-type="float">
            <text:p>0.48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743" calcext:value-type="float">
            <text:p>1.743</text:p>
          </table:table-cell>
          <table:table-cell office:value-type="float" office:value="2.00055" calcext:value-type="float">
            <text:p>2.00055</text:p>
          </table:table-cell>
          <table:table-cell office:value-type="float" office:value="175" calcext:value-type="float">
            <text:p>175</text:p>
          </table:table-cell>
          <table:table-cell office:value-type="float" office:value="1.835" calcext:value-type="float">
            <text:p>1.835</text:p>
          </table:table-cell>
          <table:table-cell office:value-type="float" office:value="2.00055" calcext:value-type="float">
            <text:p>2.0005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2.415" calcext:value-type="float">
            <text:p>12.415</text:p>
          </table:table-cell>
          <table:table-cell office:value-type="float" office:value="7.29245" calcext:value-type="float">
            <text:p>7.2924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.324" calcext:value-type="float">
            <text:p>4.324</text:p>
          </table:table-cell>
          <table:table-cell office:value-type="float" office:value="1.13104" calcext:value-type="float">
            <text:p>1.131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7" calcext:value-type="float">
            <text:p>0.367</text:p>
          </table:table-cell>
          <table:table-cell office:value-type="float" office:value="2.2344" calcext:value-type="float">
            <text:p>2.2344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45" calcext:value-type="float">
            <text:p>4.45</text:p>
          </table:table-cell>
          <table:table-cell office:value-type="float" office:value="2.23872" calcext:value-type="float">
            <text:p>2.23872</text:p>
          </table:table-cell>
          <table:table-cell office:value-type="float" office:value="182" calcext:value-type="float">
            <text:p>182</text:p>
          </table:table-cell>
          <table:table-cell office:value-type="float" office:value="4.597" calcext:value-type="float">
            <text:p>4.597</text:p>
          </table:table-cell>
          <table:table-cell office:value-type="float" office:value="2.23872" calcext:value-type="float">
            <text:p>2.2387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.904" calcext:value-type="float">
            <text:p>2.904</text:p>
          </table:table-cell>
          <table:table-cell office:value-type="float" office:value="1.33985" calcext:value-type="float">
            <text:p>1.339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389" calcext:value-type="float">
            <text:p>5.389</text:p>
          </table:table-cell>
          <table:table-cell office:value-type="float" office:value="3.10878" calcext:value-type="float">
            <text:p>3.1087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2.12774" calcext:value-type="float">
            <text:p>2.12774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6" calcext:value-type="float">
            <text:p>0.48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034" calcext:value-type="float">
            <text:p>2.034</text:p>
          </table:table-cell>
          <table:table-cell office:value-type="float" office:value="1.88193" calcext:value-type="float">
            <text:p>1.88193</text:p>
          </table:table-cell>
          <table:table-cell office:value-type="float" office:value="127" calcext:value-type="float">
            <text:p>127</text:p>
          </table:table-cell>
          <table:table-cell office:value-type="float" office:value="2.212" calcext:value-type="float">
            <text:p>2.212</text:p>
          </table:table-cell>
          <table:table-cell office:value-type="float" office:value="1.88193" calcext:value-type="float">
            <text:p>1.8819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3.416" calcext:value-type="float">
            <text:p>3.416</text:p>
          </table:table-cell>
          <table:table-cell office:value-type="float" office:value="2.79483" calcext:value-type="float">
            <text:p>2.7948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655" calcext:value-type="float">
            <text:p>4.655</text:p>
          </table:table-cell>
          <table:table-cell office:value-type="float" office:value="2.36405" calcext:value-type="float">
            <text:p>2.364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2.50084" calcext:value-type="float">
            <text:p>2.50084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8.751" calcext:value-type="float">
            <text:p>8.751</text:p>
          </table:table-cell>
          <table:table-cell office:value-type="float" office:value="2.11841" calcext:value-type="float">
            <text:p>2.11841</text:p>
          </table:table-cell>
          <table:table-cell office:value-type="float" office:value="219" calcext:value-type="float">
            <text:p>219</text:p>
          </table:table-cell>
          <table:table-cell office:value-type="float" office:value="9.582" calcext:value-type="float">
            <text:p>9.582</text:p>
          </table:table-cell>
          <table:table-cell office:value-type="float" office:value="2.11841" calcext:value-type="float">
            <text:p>2.11841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.824" calcext:value-type="float">
            <text:p>2.824</text:p>
          </table:table-cell>
          <table:table-cell office:value-type="float" office:value="1.63481" calcext:value-type="float">
            <text:p>1.634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76" calcext:value-type="float">
            <text:p>4.576</text:p>
          </table:table-cell>
          <table:table-cell office:value-type="float" office:value="1.67959" calcext:value-type="float">
            <text:p>1.679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71" calcext:value-type="float">
            <text:p>0.471</text:p>
          </table:table-cell>
          <table:table-cell office:value-type="float" office:value="2.17397" calcext:value-type="float">
            <text:p>2.17397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6" calcext:value-type="float">
            <text:p>0.50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732" calcext:value-type="float">
            <text:p>4.732</text:p>
          </table:table-cell>
          <table:table-cell office:value-type="float" office:value="2.74599" calcext:value-type="float">
            <text:p>2.74599</text:p>
          </table:table-cell>
          <table:table-cell office:value-type="float" office:value="232" calcext:value-type="float">
            <text:p>232</text:p>
          </table:table-cell>
          <table:table-cell office:value-type="float" office:value="5.069" calcext:value-type="float">
            <text:p>5.069</text:p>
          </table:table-cell>
          <table:table-cell office:value-type="float" office:value="2.74599" calcext:value-type="float">
            <text:p>2.74599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3.07" calcext:value-type="float">
            <text:p>3.07</text:p>
          </table:table-cell>
          <table:table-cell office:value-type="float" office:value="3.01526" calcext:value-type="float">
            <text:p>3.015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512" calcext:value-type="float">
            <text:p>4.512</text:p>
          </table:table-cell>
          <table:table-cell office:value-type="float" office:value="1.32168" calcext:value-type="float">
            <text:p>1.321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office:value-type="float" office:value="2.08372" calcext:value-type="float">
            <text:p>2.08372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177" calcext:value-type="float">
            <text:p>177</text:p>
          </table:table-cell>
          <table:table-cell office:value-type="float" office:value="1.877" calcext:value-type="float">
            <text:p>1.877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.91" calcext:value-type="float">
            <text:p>2.91</text:p>
          </table:table-cell>
          <table:table-cell office:value-type="float" office:value="1.80262" calcext:value-type="float">
            <text:p>1.802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34" calcext:value-type="float">
            <text:p>0.234</text:p>
          </table:table-cell>
          <table:table-cell office:value-type="float" office:value="1.94052" calcext:value-type="float">
            <text:p>1.94052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401" calcext:value-type="float">
            <text:p>4.401</text:p>
          </table:table-cell>
          <table:table-cell office:value-type="float" office:value="2.21913" calcext:value-type="float">
            <text:p>2.21913</text:p>
          </table:table-cell>
          <table:table-cell office:value-type="float" office:value="184" calcext:value-type="float">
            <text:p>184</text:p>
          </table:table-cell>
          <table:table-cell office:value-type="float" office:value="4.742" calcext:value-type="float">
            <text:p>4.742</text:p>
          </table:table-cell>
          <table:table-cell office:value-type="float" office:value="2.21913" calcext:value-type="float">
            <text:p>2.2191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3.754" calcext:value-type="float">
            <text:p>3.754</text:p>
          </table:table-cell>
          <table:table-cell office:value-type="float" office:value="2.97858" calcext:value-type="float">
            <text:p>2.9785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345" calcext:value-type="float">
            <text:p>4.345</text:p>
          </table:table-cell>
          <table:table-cell office:value-type="float" office:value="2.2788" calcext:value-type="float">
            <text:p>2.27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46" calcext:value-type="float">
            <text:p>0.446</text:p>
          </table:table-cell>
          <table:table-cell office:value-type="float" office:value="2.39177" calcext:value-type="float">
            <text:p>2.39177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264" calcext:value-type="float">
            <text:p>2.264</text:p>
          </table:table-cell>
          <table:table-cell office:value-type="float" office:value="1.96355" calcext:value-type="float">
            <text:p>1.96355</text:p>
          </table:table-cell>
          <table:table-cell office:value-type="float" office:value="134" calcext:value-type="float">
            <text:p>134</text:p>
          </table:table-cell>
          <table:table-cell office:value-type="float" office:value="2.245" calcext:value-type="float">
            <text:p>2.245</text:p>
          </table:table-cell>
          <table:table-cell office:value-type="float" office:value="1.96355" calcext:value-type="float">
            <text:p>1.9635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7.412" calcext:value-type="float">
            <text:p>7.412</text:p>
          </table:table-cell>
          <table:table-cell office:value-type="float" office:value="2.66014" calcext:value-type="float">
            <text:p>2.660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119" calcext:value-type="float">
            <text:p>4.119</text:p>
          </table:table-cell>
          <table:table-cell office:value-type="float" office:value="2.87234" calcext:value-type="float">
            <text:p>2.8723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office:value-type="float" office:value="2.10937" calcext:value-type="float">
            <text:p>2.10937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9.317" calcext:value-type="float">
            <text:p>9.317</text:p>
          </table:table-cell>
          <table:table-cell office:value-type="float" office:value="2.1166" calcext:value-type="float">
            <text:p>2.1166</text:p>
          </table:table-cell>
          <table:table-cell office:value-type="float" office:value="217" calcext:value-type="float">
            <text:p>217</text:p>
          </table:table-cell>
          <table:table-cell office:value-type="float" office:value="9.983" calcext:value-type="float">
            <text:p>9.983</text:p>
          </table:table-cell>
          <table:table-cell office:value-type="float" office:value="2.1166" calcext:value-type="float">
            <text:p>2.1166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6.625" calcext:value-type="float">
            <text:p>6.625</text:p>
          </table:table-cell>
          <table:table-cell office:value-type="float" office:value="5.01216" calcext:value-type="float">
            <text:p>5.012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1.62752" calcext:value-type="float">
            <text:p>1.6275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1" calcext:value-type="float">
            <text:p>0.291</text:p>
          </table:table-cell>
          <table:table-cell office:value-type="float" office:value="2.04768" calcext:value-type="float">
            <text:p>2.04768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977" calcext:value-type="float">
            <text:p>4.977</text:p>
          </table:table-cell>
          <table:table-cell office:value-type="float" office:value="2.54632" calcext:value-type="float">
            <text:p>2.54632</text:p>
          </table:table-cell>
          <table:table-cell office:value-type="float" office:value="233" calcext:value-type="float">
            <text:p>233</text:p>
          </table:table-cell>
          <table:table-cell office:value-type="float" office:value="5.362" calcext:value-type="float">
            <text:p>5.362</text:p>
          </table:table-cell>
          <table:table-cell office:value-type="float" office:value="2.54632" calcext:value-type="float">
            <text:p>2.54632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.354" calcext:value-type="float">
            <text:p>3.354</text:p>
          </table:table-cell>
          <table:table-cell office:value-type="float" office:value="3.30098" calcext:value-type="float">
            <text:p>3.3009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722" calcext:value-type="float">
            <text:p>3.722</text:p>
          </table:table-cell>
          <table:table-cell office:value-type="float" office:value="1.16429" calcext:value-type="float">
            <text:p>1.164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38" calcext:value-type="float">
            <text:p>0.438</text:p>
          </table:table-cell>
          <table:table-cell office:value-type="float" office:value="1.92378" calcext:value-type="float">
            <text:p>1.92378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4" calcext:value-type="float">
            <text:p>0.49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987" calcext:value-type="float">
            <text:p>1.987</text:p>
          </table:table-cell>
          <table:table-cell office:value-type="float" office:value="2.65874" calcext:value-type="float">
            <text:p>2.65874</text:p>
          </table:table-cell>
          <table:table-cell office:value-type="float" office:value="193" calcext:value-type="float">
            <text:p>193</text:p>
          </table:table-cell>
          <table:table-cell office:value-type="float" office:value="2.114" calcext:value-type="float">
            <text:p>2.114</text:p>
          </table:table-cell>
          <table:table-cell office:value-type="float" office:value="2.65874" calcext:value-type="float">
            <text:p>2.6587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5.849" calcext:value-type="float">
            <text:p>5.849</text:p>
          </table:table-cell>
          <table:table-cell office:value-type="float" office:value="2.93205" calcext:value-type="float">
            <text:p>2.9320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029" calcext:value-type="float">
            <text:p>4.029</text:p>
          </table:table-cell>
          <table:table-cell office:value-type="float" office:value="1.68823" calcext:value-type="float">
            <text:p>1.688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office:value-type="float" office:value="2.52747" calcext:value-type="float">
            <text:p>2.52747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583" calcext:value-type="float">
            <text:p>4.583</text:p>
          </table:table-cell>
          <table:table-cell office:value-type="float" office:value="2.3634" calcext:value-type="float">
            <text:p>2.3634</text:p>
          </table:table-cell>
          <table:table-cell office:value-type="float" office:value="183" calcext:value-type="float">
            <text:p>183</text:p>
          </table:table-cell>
          <table:table-cell office:value-type="float" office:value="5.036" calcext:value-type="float">
            <text:p>5.036</text:p>
          </table:table-cell>
          <table:table-cell office:value-type="float" office:value="2.3634" calcext:value-type="float">
            <text:p>2.3634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3.691" calcext:value-type="float">
            <text:p>3.691</text:p>
          </table:table-cell>
          <table:table-cell office:value-type="float" office:value="4.25873" calcext:value-type="float">
            <text:p>4.2587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.201" calcext:value-type="float">
            <text:p>10.201</text:p>
          </table:table-cell>
          <table:table-cell office:value-type="float" office:value="4.40232" calcext:value-type="float">
            <text:p>4.4023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6" calcext:value-type="float">
            <text:p>0.356</text:p>
          </table:table-cell>
          <table:table-cell office:value-type="float" office:value="2.04695" calcext:value-type="float">
            <text:p>2.04695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104" calcext:value-type="float">
            <text:p>2.104</text:p>
          </table:table-cell>
          <table:table-cell office:value-type="float" office:value="1.88552" calcext:value-type="float">
            <text:p>1.88552</text:p>
          </table:table-cell>
          <table:table-cell office:value-type="float" office:value="128" calcext:value-type="float">
            <text:p>128</text:p>
          </table:table-cell>
          <table:table-cell office:value-type="float" office:value="2.308" calcext:value-type="float">
            <text:p>2.308</text:p>
          </table:table-cell>
          <table:table-cell office:value-type="float" office:value="1.88552" calcext:value-type="float">
            <text:p>1.8855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.368" calcext:value-type="float">
            <text:p>3.368</text:p>
          </table:table-cell>
          <table:table-cell office:value-type="float" office:value="1.60923" calcext:value-type="float">
            <text:p>1.609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.786" calcext:value-type="float">
            <text:p>3.786</text:p>
          </table:table-cell>
          <table:table-cell office:value-type="float" office:value="1.22185" calcext:value-type="float">
            <text:p>1.221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1.99763" calcext:value-type="float">
            <text:p>1.99763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0.061" calcext:value-type="float">
            <text:p>10.061</text:p>
          </table:table-cell>
          <table:table-cell office:value-type="float" office:value="2.18771" calcext:value-type="float">
            <text:p>2.18771</text:p>
          </table:table-cell>
          <table:table-cell office:value-type="float" office:value="218" calcext:value-type="float">
            <text:p>218</text:p>
          </table:table-cell>
          <table:table-cell office:value-type="float" office:value="10.834" calcext:value-type="float">
            <text:p>10.834</text:p>
          </table:table-cell>
          <table:table-cell office:value-type="float" office:value="2.18771" calcext:value-type="float">
            <text:p>2.18771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5.395" calcext:value-type="float">
            <text:p>5.395</text:p>
          </table:table-cell>
          <table:table-cell office:value-type="float" office:value="5.06051" calcext:value-type="float">
            <text:p>5.0605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.964" calcext:value-type="float">
            <text:p>3.964</text:p>
          </table:table-cell>
          <table:table-cell office:value-type="float" office:value="2.39719" calcext:value-type="float">
            <text:p>2.397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09" calcext:value-type="float">
            <text:p>0.409</text:p>
          </table:table-cell>
          <table:table-cell office:value-type="float" office:value="1.90078" calcext:value-type="float">
            <text:p>1.90078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076" calcext:value-type="float">
            <text:p>5.076</text:p>
          </table:table-cell>
          <table:table-cell office:value-type="float" office:value="2.42926" calcext:value-type="float">
            <text:p>2.42926</text:p>
          </table:table-cell>
          <table:table-cell office:value-type="float" office:value="224" calcext:value-type="float">
            <text:p>224</text:p>
          </table:table-cell>
          <table:table-cell office:value-type="float" office:value="5.518" calcext:value-type="float">
            <text:p>5.518</text:p>
          </table:table-cell>
          <table:table-cell office:value-type="float" office:value="2.42926" calcext:value-type="float">
            <text:p>2.42926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5.224" calcext:value-type="float">
            <text:p>5.224</text:p>
          </table:table-cell>
          <table:table-cell office:value-type="float" office:value="7.28024" calcext:value-type="float">
            <text:p>7.280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.767" calcext:value-type="float">
            <text:p>3.767</text:p>
          </table:table-cell>
          <table:table-cell office:value-type="float" office:value="1.29965" calcext:value-type="float">
            <text:p>1.299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8" calcext:value-type="float">
            <text:p>0.358</text:p>
          </table:table-cell>
          <table:table-cell office:value-type="float" office:value="2.01693" calcext:value-type="float">
            <text:p>2.01693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958" calcext:value-type="float">
            <text:p>1.958</text:p>
          </table:table-cell>
          <table:table-cell office:value-type="float" office:value="2.16394" calcext:value-type="float">
            <text:p>2.16394</text:p>
          </table:table-cell>
          <table:table-cell office:value-type="float" office:value="177" calcext:value-type="float">
            <text:p>177</text:p>
          </table:table-cell>
          <table:table-cell office:value-type="float" office:value="2.139" calcext:value-type="float">
            <text:p>2.139</text:p>
          </table:table-cell>
          <table:table-cell office:value-type="float" office:value="2.16394" calcext:value-type="float">
            <text:p>2.16394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4.464" calcext:value-type="float">
            <text:p>4.464</text:p>
          </table:table-cell>
          <table:table-cell office:value-type="float" office:value="4.00315" calcext:value-type="float">
            <text:p>4.003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829" calcext:value-type="float">
            <text:p>3.829</text:p>
          </table:table-cell>
          <table:table-cell office:value-type="float" office:value="1.85081" calcext:value-type="float">
            <text:p>1.8508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9" calcext:value-type="float">
            <text:p>0.359</text:p>
          </table:table-cell>
          <table:table-cell office:value-type="float" office:value="2.06175" calcext:value-type="float">
            <text:p>2.06175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808" calcext:value-type="float">
            <text:p>4.808</text:p>
          </table:table-cell>
          <table:table-cell office:value-type="float" office:value="2.43508" calcext:value-type="float">
            <text:p>2.43508</text:p>
          </table:table-cell>
          <table:table-cell office:value-type="float" office:value="186" calcext:value-type="float">
            <text:p>186</text:p>
          </table:table-cell>
          <table:table-cell office:value-type="float" office:value="5.258" calcext:value-type="float">
            <text:p>5.258</text:p>
          </table:table-cell>
          <table:table-cell office:value-type="float" office:value="2.43508" calcext:value-type="float">
            <text:p>2.4350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1.261" calcext:value-type="float">
            <text:p>11.261</text:p>
          </table:table-cell>
          <table:table-cell office:value-type="float" office:value="6.96331" calcext:value-type="float">
            <text:p>6.9633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7" calcext:value-type="float">
            <text:p>0.367</text:p>
          </table:table-cell>
          <table:table-cell office:value-type="float" office:value="1.93969" calcext:value-type="float">
            <text:p>1.93969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294" calcext:value-type="float">
            <text:p>2.294</text:p>
          </table:table-cell>
          <table:table-cell office:value-type="float" office:value="1.9652" calcext:value-type="float">
            <text:p>1.9652</text:p>
          </table:table-cell>
          <table:table-cell office:value-type="float" office:value="132" calcext:value-type="float">
            <text:p>132</text:p>
          </table:table-cell>
          <table:table-cell office:value-type="float" office:value="2.493" calcext:value-type="float">
            <text:p>2.493</text:p>
          </table:table-cell>
          <table:table-cell office:value-type="float" office:value="1.9652" calcext:value-type="float">
            <text:p>1.965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5.338" calcext:value-type="float">
            <text:p>5.338</text:p>
          </table:table-cell>
          <table:table-cell office:value-type="float" office:value="2.28851" calcext:value-type="float">
            <text:p>2.2885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517" calcext:value-type="float">
            <text:p>4.517</text:p>
          </table:table-cell>
          <table:table-cell office:value-type="float" office:value="2.18494" calcext:value-type="float">
            <text:p>2.1849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3" calcext:value-type="float">
            <text:p>0.453</text:p>
          </table:table-cell>
          <table:table-cell office:value-type="float" office:value="2.17323" calcext:value-type="float">
            <text:p>2.17323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0.459" calcext:value-type="float">
            <text:p>10.459</text:p>
          </table:table-cell>
          <table:table-cell office:value-type="float" office:value="2.13541" calcext:value-type="float">
            <text:p>2.13541</text:p>
          </table:table-cell>
          <table:table-cell office:value-type="float" office:value="221" calcext:value-type="float">
            <text:p>221</text:p>
          </table:table-cell>
          <table:table-cell office:value-type="float" office:value="11.328" calcext:value-type="float">
            <text:p>11.328</text:p>
          </table:table-cell>
          <table:table-cell office:value-type="float" office:value="2.13541" calcext:value-type="float">
            <text:p>2.13541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.494" calcext:value-type="float">
            <text:p>5.494</text:p>
          </table:table-cell>
          <table:table-cell office:value-type="float" office:value="4.84716" calcext:value-type="float">
            <text:p>4.847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71" calcext:value-type="float">
            <text:p>0.271</text:p>
          </table:table-cell>
          <table:table-cell office:value-type="float" office:value="1.96368" calcext:value-type="float">
            <text:p>1.96368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5" calcext:value-type="float">
            <text:p>0.51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192" calcext:value-type="float">
            <text:p>5.192</text:p>
          </table:table-cell>
          <table:table-cell office:value-type="float" office:value="2.32715" calcext:value-type="float">
            <text:p>2.32715</text:p>
          </table:table-cell>
          <table:table-cell office:value-type="float" office:value="223" calcext:value-type="float">
            <text:p>223</text:p>
          </table:table-cell>
          <table:table-cell office:value-type="float" office:value="5.664" calcext:value-type="float">
            <text:p>5.664</text:p>
          </table:table-cell>
          <table:table-cell office:value-type="float" office:value="2.32715" calcext:value-type="float">
            <text:p>2.3271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3.476" calcext:value-type="float">
            <text:p>3.476</text:p>
          </table:table-cell>
          <table:table-cell office:value-type="float" office:value="1.96558" calcext:value-type="float">
            <text:p>1.9655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209" calcext:value-type="float">
            <text:p>4.209</text:p>
          </table:table-cell>
          <table:table-cell office:value-type="float" office:value="1.21856" calcext:value-type="float">
            <text:p>1.2185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3" calcext:value-type="float">
            <text:p>0.423</text:p>
          </table:table-cell>
          <table:table-cell office:value-type="float" office:value="1.98928" calcext:value-type="float">
            <text:p>1.98928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042" calcext:value-type="float">
            <text:p>2.042</text:p>
          </table:table-cell>
          <table:table-cell office:value-type="float" office:value="2.23461" calcext:value-type="float">
            <text:p>2.23461</text:p>
          </table:table-cell>
          <table:table-cell office:value-type="float" office:value="184" calcext:value-type="float">
            <text:p>184</text:p>
          </table:table-cell>
          <table:table-cell office:value-type="float" office:value="2.188" calcext:value-type="float">
            <text:p>2.188</text:p>
          </table:table-cell>
          <table:table-cell office:value-type="float" office:value="2.23461" calcext:value-type="float">
            <text:p>2.2346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4.774" calcext:value-type="float">
            <text:p>4.774</text:p>
          </table:table-cell>
          <table:table-cell office:value-type="float" office:value="5.21176" calcext:value-type="float">
            <text:p>5.2117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2.02914" calcext:value-type="float">
            <text:p>2.029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7" calcext:value-type="float">
            <text:p>0.347</text:p>
          </table:table-cell>
          <table:table-cell office:value-type="float" office:value="1.9881" calcext:value-type="float">
            <text:p>1.9881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023" calcext:value-type="float">
            <text:p>5.023</text:p>
          </table:table-cell>
          <table:table-cell office:value-type="float" office:value="2.25608" calcext:value-type="float">
            <text:p>2.25608</text:p>
          </table:table-cell>
          <table:table-cell office:value-type="float" office:value="180" calcext:value-type="float">
            <text:p>180</text:p>
          </table:table-cell>
          <table:table-cell office:value-type="float" office:value="5.495" calcext:value-type="float">
            <text:p>5.495</text:p>
          </table:table-cell>
          <table:table-cell office:value-type="float" office:value="2.25608" calcext:value-type="float">
            <text:p>2.2560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.87" calcext:value-type="float">
            <text:p>2.87</text:p>
          </table:table-cell>
          <table:table-cell office:value-type="float" office:value="2.46436" calcext:value-type="float">
            <text:p>2.4643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256" calcext:value-type="float">
            <text:p>4.256</text:p>
          </table:table-cell>
          <table:table-cell office:value-type="float" office:value="1.3199" calcext:value-type="float">
            <text:p>1.319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4" calcext:value-type="float">
            <text:p>0.374</text:p>
          </table:table-cell>
          <table:table-cell office:value-type="float" office:value="2.15902" calcext:value-type="float">
            <text:p>2.15902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455" calcext:value-type="float">
            <text:p>2.455</text:p>
          </table:table-cell>
          <table:table-cell office:value-type="float" office:value="1.91846" calcext:value-type="float">
            <text:p>1.91846</text:p>
          </table:table-cell>
          <table:table-cell office:value-type="float" office:value="131" calcext:value-type="float">
            <text:p>131</text:p>
          </table:table-cell>
          <table:table-cell office:value-type="float" office:value="2.67" calcext:value-type="float">
            <text:p>2.67</text:p>
          </table:table-cell>
          <table:table-cell office:value-type="float" office:value="1.91846" calcext:value-type="float">
            <text:p>1.9184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6.422" calcext:value-type="float">
            <text:p>6.422</text:p>
          </table:table-cell>
          <table:table-cell office:value-type="float" office:value="5.48616" calcext:value-type="float">
            <text:p>5.486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103" calcext:value-type="float">
            <text:p>4.103</text:p>
          </table:table-cell>
          <table:table-cell office:value-type="float" office:value="2.05561" calcext:value-type="float">
            <text:p>2.055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11" calcext:value-type="float">
            <text:p>0.511</text:p>
          </table:table-cell>
          <table:table-cell office:value-type="float" office:value="2.2955" calcext:value-type="float">
            <text:p>2.2955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0.864" calcext:value-type="float">
            <text:p>10.864</text:p>
          </table:table-cell>
          <table:table-cell office:value-type="float" office:value="2.12606" calcext:value-type="float">
            <text:p>2.12606</text:p>
          </table:table-cell>
          <table:table-cell office:value-type="float" office:value="220" calcext:value-type="float">
            <text:p>220</text:p>
          </table:table-cell>
          <table:table-cell office:value-type="float" office:value="11.903" calcext:value-type="float">
            <text:p>11.903</text:p>
          </table:table-cell>
          <table:table-cell office:value-type="float" office:value="2.12606" calcext:value-type="float">
            <text:p>2.12606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4.84" calcext:value-type="float">
            <text:p>4.84</text:p>
          </table:table-cell>
          <table:table-cell office:value-type="float" office:value="3.81039" calcext:value-type="float">
            <text:p>3.810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.44" calcext:value-type="float">
            <text:p>4.44</text:p>
          </table:table-cell>
          <table:table-cell office:value-type="float" office:value="3.08215" calcext:value-type="float">
            <text:p>3.082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1" calcext:value-type="float">
            <text:p>0.391</text:p>
          </table:table-cell>
          <table:table-cell office:value-type="float" office:value="2.08688" calcext:value-type="float">
            <text:p>2.08688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266" calcext:value-type="float">
            <text:p>5.266</text:p>
          </table:table-cell>
          <table:table-cell office:value-type="float" office:value="2.7344" calcext:value-type="float">
            <text:p>2.7344</text:p>
          </table:table-cell>
          <table:table-cell office:value-type="float" office:value="238" calcext:value-type="float">
            <text:p>238</text:p>
          </table:table-cell>
          <table:table-cell office:value-type="float" office:value="5.789" calcext:value-type="float">
            <text:p>5.789</text:p>
          </table:table-cell>
          <table:table-cell office:value-type="float" office:value="2.7344" calcext:value-type="float">
            <text:p>2.7344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.964" calcext:value-type="float">
            <text:p>2.964</text:p>
          </table:table-cell>
          <table:table-cell office:value-type="float" office:value="1.80511" calcext:value-type="float">
            <text:p>1.805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11" calcext:value-type="float">
            <text:p>4.511</text:p>
          </table:table-cell>
          <table:table-cell office:value-type="float" office:value="2.40106" calcext:value-type="float">
            <text:p>2.4010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3" calcext:value-type="float">
            <text:p>0.323</text:p>
          </table:table-cell>
          <table:table-cell office:value-type="float" office:value="1.95613" calcext:value-type="float">
            <text:p>1.95613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026" calcext:value-type="float">
            <text:p>2.026</text:p>
          </table:table-cell>
          <table:table-cell office:value-type="float" office:value="1.89319" calcext:value-type="float">
            <text:p>1.89319</text:p>
          </table:table-cell>
          <table:table-cell office:value-type="float" office:value="173" calcext:value-type="float">
            <text:p>173</text:p>
          </table:table-cell>
          <table:table-cell office:value-type="float" office:value="2.255" calcext:value-type="float">
            <text:p>2.255</text:p>
          </table:table-cell>
          <table:table-cell office:value-type="float" office:value="1.89319" calcext:value-type="float">
            <text:p>1.89319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3.854" calcext:value-type="float">
            <text:p>3.854</text:p>
          </table:table-cell>
          <table:table-cell office:value-type="float" office:value="4.88875" calcext:value-type="float">
            <text:p>4.888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.084" calcext:value-type="float">
            <text:p>9.084</text:p>
          </table:table-cell>
          <table:table-cell office:value-type="float" office:value="5.64412" calcext:value-type="float">
            <text:p>5.644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36" calcext:value-type="float">
            <text:p>0.536</text:p>
          </table:table-cell>
          <table:table-cell office:value-type="float" office:value="2.44319" calcext:value-type="float">
            <text:p>2.44319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4" calcext:value-type="float">
            <text:p>0.51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36" calcext:value-type="float">
            <text:p>5.36</text:p>
          </table:table-cell>
          <table:table-cell office:value-type="float" office:value="2.37661" calcext:value-type="float">
            <text:p>2.37661</text:p>
          </table:table-cell>
          <table:table-cell office:value-type="float" office:value="184" calcext:value-type="float">
            <text:p>184</text:p>
          </table:table-cell>
          <table:table-cell office:value-type="float" office:value="5.91" calcext:value-type="float">
            <text:p>5.91</text:p>
          </table:table-cell>
          <table:table-cell office:value-type="float" office:value="2.37661" calcext:value-type="float">
            <text:p>2.37661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3.765" calcext:value-type="float">
            <text:p>3.765</text:p>
          </table:table-cell>
          <table:table-cell office:value-type="float" office:value="3.81307" calcext:value-type="float">
            <text:p>3.8130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.911" calcext:value-type="float">
            <text:p>3.911</text:p>
          </table:table-cell>
          <table:table-cell office:value-type="float" office:value="1.17947" calcext:value-type="float">
            <text:p>1.179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9" calcext:value-type="float">
            <text:p>0.389</text:p>
          </table:table-cell>
          <table:table-cell office:value-type="float" office:value="2.24767" calcext:value-type="float">
            <text:p>2.24767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327" calcext:value-type="float">
            <text:p>2.327</text:p>
          </table:table-cell>
          <table:table-cell office:value-type="float" office:value="1.99773" calcext:value-type="float">
            <text:p>1.99773</text:p>
          </table:table-cell>
          <table:table-cell office:value-type="float" office:value="133" calcext:value-type="float">
            <text:p>133</text:p>
          </table:table-cell>
          <table:table-cell office:value-type="float" office:value="2.597" calcext:value-type="float">
            <text:p>2.597</text:p>
          </table:table-cell>
          <table:table-cell office:value-type="float" office:value="1.99773" calcext:value-type="float">
            <text:p>1.9977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3.459" calcext:value-type="float">
            <text:p>3.459</text:p>
          </table:table-cell>
          <table:table-cell office:value-type="float" office:value="1.58438" calcext:value-type="float">
            <text:p>1.584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.082" calcext:value-type="float">
            <text:p>7.082</text:p>
          </table:table-cell>
          <table:table-cell office:value-type="float" office:value="3.70137" calcext:value-type="float">
            <text:p>3.7013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6" calcext:value-type="float">
            <text:p>0.366</text:p>
          </table:table-cell>
          <table:table-cell office:value-type="float" office:value="1.95673" calcext:value-type="float">
            <text:p>1.95673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1.561" calcext:value-type="float">
            <text:p>11.561</text:p>
          </table:table-cell>
          <table:table-cell office:value-type="float" office:value="2.10402" calcext:value-type="float">
            <text:p>2.10402</text:p>
          </table:table-cell>
          <table:table-cell office:value-type="float" office:value="217" calcext:value-type="float">
            <text:p>217</text:p>
          </table:table-cell>
          <table:table-cell office:value-type="float" office:value="13.12" calcext:value-type="float">
            <text:p>13.12</text:p>
          </table:table-cell>
          <table:table-cell office:value-type="float" office:value="2.10402" calcext:value-type="float">
            <text:p>2.1040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4.086" calcext:value-type="float">
            <text:p>4.086</text:p>
          </table:table-cell>
          <table:table-cell office:value-type="float" office:value="3.66318" calcext:value-type="float">
            <text:p>3.663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152" calcext:value-type="float">
            <text:p>4.152</text:p>
          </table:table-cell>
          <table:table-cell office:value-type="float" office:value="2.89962" calcext:value-type="float">
            <text:p>2.8996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17" calcext:value-type="float">
            <text:p>0.317</text:p>
          </table:table-cell>
          <table:table-cell office:value-type="float" office:value="1.93083" calcext:value-type="float">
            <text:p>1.93083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859" calcext:value-type="float">
            <text:p>5.859</text:p>
          </table:table-cell>
          <table:table-cell office:value-type="float" office:value="2.54712" calcext:value-type="float">
            <text:p>2.54712</text:p>
          </table:table-cell>
          <table:table-cell office:value-type="float" office:value="232" calcext:value-type="float">
            <text:p>232</text:p>
          </table:table-cell>
          <table:table-cell office:value-type="float" office:value="6.623" calcext:value-type="float">
            <text:p>6.623</text:p>
          </table:table-cell>
          <table:table-cell office:value-type="float" office:value="2.54712" calcext:value-type="float">
            <text:p>2.54712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427" calcext:value-type="float">
            <text:p>4.427</text:p>
          </table:table-cell>
          <table:table-cell office:value-type="float" office:value="1.68529" calcext:value-type="float">
            <text:p>1.685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2.31452" calcext:value-type="float">
            <text:p>2.31452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324" calcext:value-type="float">
            <text:p>2.324</text:p>
          </table:table-cell>
          <table:table-cell office:value-type="float" office:value="2.41325" calcext:value-type="float">
            <text:p>2.41325</text:p>
          </table:table-cell>
          <table:table-cell office:value-type="float" office:value="186" calcext:value-type="float">
            <text:p>186</text:p>
          </table:table-cell>
          <table:table-cell office:value-type="float" office:value="2.601" calcext:value-type="float">
            <text:p>2.601</text:p>
          </table:table-cell>
          <table:table-cell office:value-type="float" office:value="2.41325" calcext:value-type="float">
            <text:p>2.4132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5.931" calcext:value-type="float">
            <text:p>5.931</text:p>
          </table:table-cell>
          <table:table-cell office:value-type="float" office:value="3.81262" calcext:value-type="float">
            <text:p>3.8126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.83" calcext:value-type="float">
            <text:p>3.83</text:p>
          </table:table-cell>
          <table:table-cell office:value-type="float" office:value="1.23125" calcext:value-type="float">
            <text:p>1.231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32" calcext:value-type="float">
            <text:p>0.432</text:p>
          </table:table-cell>
          <table:table-cell office:value-type="float" office:value="2.68789" calcext:value-type="float">
            <text:p>2.68789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15" calcext:value-type="float">
            <text:p>5.15</text:p>
          </table:table-cell>
          <table:table-cell office:value-type="float" office:value="2.55663" calcext:value-type="float">
            <text:p>2.55663</text:p>
          </table:table-cell>
          <table:table-cell office:value-type="float" office:value="187" calcext:value-type="float">
            <text:p>187</text:p>
          </table:table-cell>
          <table:table-cell office:value-type="float" office:value="5.986" calcext:value-type="float">
            <text:p>5.986</text:p>
          </table:table-cell>
          <table:table-cell office:value-type="float" office:value="2.55663" calcext:value-type="float">
            <text:p>2.5566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4.712" calcext:value-type="float">
            <text:p>4.712</text:p>
          </table:table-cell>
          <table:table-cell office:value-type="float" office:value="4.42467" calcext:value-type="float">
            <text:p>4.4246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953" calcext:value-type="float">
            <text:p>3.953</text:p>
          </table:table-cell>
          <table:table-cell office:value-type="float" office:value="1.29845" calcext:value-type="float">
            <text:p>1.29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2.15962" calcext:value-type="float">
            <text:p>2.15962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416" calcext:value-type="float">
            <text:p>2.416</text:p>
          </table:table-cell>
          <table:table-cell office:value-type="float" office:value="1.908" calcext:value-type="float">
            <text:p>1.908</text:p>
          </table:table-cell>
          <table:table-cell office:value-type="float" office:value="134" calcext:value-type="float">
            <text:p>134</text:p>
          </table:table-cell>
          <table:table-cell office:value-type="float" office:value="2.616" calcext:value-type="float">
            <text:p>2.616</text:p>
          </table:table-cell>
          <table:table-cell office:value-type="float" office:value="1.908" calcext:value-type="float">
            <text:p>1.908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6.017" calcext:value-type="float">
            <text:p>6.017</text:p>
          </table:table-cell>
          <table:table-cell office:value-type="float" office:value="6.10481" calcext:value-type="float">
            <text:p>6.1048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.851" calcext:value-type="float">
            <text:p>15.851</text:p>
          </table:table-cell>
          <table:table-cell office:value-type="float" office:value="8.1848" calcext:value-type="float">
            <text:p>8.184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9" calcext:value-type="float">
            <text:p>0.369</text:p>
          </table:table-cell>
          <table:table-cell office:value-type="float" office:value="1.91887" calcext:value-type="float">
            <text:p>1.91887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1.495" calcext:value-type="float">
            <text:p>11.495</text:p>
          </table:table-cell>
          <table:table-cell office:value-type="float" office:value="2.11317" calcext:value-type="float">
            <text:p>2.11317</text:p>
          </table:table-cell>
          <table:table-cell office:value-type="float" office:value="217" calcext:value-type="float">
            <text:p>217</text:p>
          </table:table-cell>
          <table:table-cell office:value-type="float" office:value="13.201" calcext:value-type="float">
            <text:p>13.201</text:p>
          </table:table-cell>
          <table:table-cell office:value-type="float" office:value="2.11317" calcext:value-type="float">
            <text:p>2.11317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.927" calcext:value-type="float">
            <text:p>2.927</text:p>
          </table:table-cell>
          <table:table-cell office:value-type="float" office:value="2.7167" calcext:value-type="float">
            <text:p>2.716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64" calcext:value-type="float">
            <text:p>0.264</text:p>
          </table:table-cell>
          <table:table-cell office:value-type="float" office:value="1.91588" calcext:value-type="float">
            <text:p>1.91588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596" calcext:value-type="float">
            <text:p>5.596</text:p>
          </table:table-cell>
          <table:table-cell office:value-type="float" office:value="2.57344" calcext:value-type="float">
            <text:p>2.57344</text:p>
          </table:table-cell>
          <table:table-cell office:value-type="float" office:value="229" calcext:value-type="float">
            <text:p>229</text:p>
          </table:table-cell>
          <table:table-cell office:value-type="float" office:value="6.301" calcext:value-type="float">
            <text:p>6.301</text:p>
          </table:table-cell>
          <table:table-cell office:value-type="float" office:value="2.57344" calcext:value-type="float">
            <text:p>2.57344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5.089" calcext:value-type="float">
            <text:p>5.089</text:p>
          </table:table-cell>
          <table:table-cell office:value-type="float" office:value="4.74251" calcext:value-type="float">
            <text:p>4.7425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.531" calcext:value-type="float">
            <text:p>5.531</text:p>
          </table:table-cell>
          <table:table-cell office:value-type="float" office:value="1.44686" calcext:value-type="float">
            <text:p>1.4468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3" calcext:value-type="float">
            <text:p>0.323</text:p>
          </table:table-cell>
          <table:table-cell office:value-type="float" office:value="1.89516" calcext:value-type="float">
            <text:p>1.89516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2.39684" calcext:value-type="float">
            <text:p>2.39684</text:p>
          </table:table-cell>
          <table:table-cell office:value-type="float" office:value="186" calcext:value-type="float">
            <text:p>186</text:p>
          </table:table-cell>
          <table:table-cell office:value-type="float" office:value="2.429" calcext:value-type="float">
            <text:p>2.429</text:p>
          </table:table-cell>
          <table:table-cell office:value-type="float" office:value="2.39684" calcext:value-type="float">
            <text:p>2.3968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3.107" calcext:value-type="float">
            <text:p>3.107</text:p>
          </table:table-cell>
          <table:table-cell office:value-type="float" office:value="2.92986" calcext:value-type="float">
            <text:p>2.9298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526" calcext:value-type="float">
            <text:p>5.526</text:p>
          </table:table-cell>
          <table:table-cell office:value-type="float" office:value="3.34406" calcext:value-type="float">
            <text:p>3.344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3" calcext:value-type="float">
            <text:p>0.423</text:p>
          </table:table-cell>
          <table:table-cell office:value-type="float" office:value="2.19947" calcext:value-type="float">
            <text:p>2.19947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515" calcext:value-type="float">
            <text:p>5.515</text:p>
          </table:table-cell>
          <table:table-cell office:value-type="float" office:value="2.46457" calcext:value-type="float">
            <text:p>2.46457</text:p>
          </table:table-cell>
          <table:table-cell office:value-type="float" office:value="181" calcext:value-type="float">
            <text:p>181</text:p>
          </table:table-cell>
          <table:table-cell office:value-type="float" office:value="6.132" calcext:value-type="float">
            <text:p>6.132</text:p>
          </table:table-cell>
          <table:table-cell office:value-type="float" office:value="2.46457" calcext:value-type="float">
            <text:p>2.46457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.748" calcext:value-type="float">
            <text:p>2.748</text:p>
          </table:table-cell>
          <table:table-cell office:value-type="float" office:value="1.79713" calcext:value-type="float">
            <text:p>1.797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7" calcext:value-type="float">
            <text:p>0.397</text:p>
          </table:table-cell>
          <table:table-cell office:value-type="float" office:value="2.27826" calcext:value-type="float">
            <text:p>2.27826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8" calcext:value-type="float">
            <text:p>0.52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688" calcext:value-type="float">
            <text:p>2.688</text:p>
          </table:table-cell>
          <table:table-cell office:value-type="float" office:value="2.03513" calcext:value-type="float">
            <text:p>2.03513</text:p>
          </table:table-cell>
          <table:table-cell office:value-type="float" office:value="137" calcext:value-type="float">
            <text:p>137</text:p>
          </table:table-cell>
          <table:table-cell office:value-type="float" office:value="2.875" calcext:value-type="float">
            <text:p>2.875</text:p>
          </table:table-cell>
          <table:table-cell office:value-type="float" office:value="2.03513" calcext:value-type="float">
            <text:p>2.03513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5.055" calcext:value-type="float">
            <text:p>5.055</text:p>
          </table:table-cell>
          <table:table-cell office:value-type="float" office:value="5.03047" calcext:value-type="float">
            <text:p>5.0304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.877" calcext:value-type="float">
            <text:p>3.877</text:p>
          </table:table-cell>
          <table:table-cell office:value-type="float" office:value="1.38556" calcext:value-type="float">
            <text:p>1.3855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2.74534" calcext:value-type="float">
            <text:p>2.74534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7" calcext:value-type="float">
            <text:p>0.48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2.404" calcext:value-type="float">
            <text:p>12.404</text:p>
          </table:table-cell>
          <table:table-cell office:value-type="float" office:value="2.16162" calcext:value-type="float">
            <text:p>2.16162</text:p>
          </table:table-cell>
          <table:table-cell office:value-type="float" office:value="220" calcext:value-type="float">
            <text:p>220</text:p>
          </table:table-cell>
          <table:table-cell office:value-type="float" office:value="14.35" calcext:value-type="float">
            <text:p>14.35</text:p>
          </table:table-cell>
          <table:table-cell office:value-type="float" office:value="2.16162" calcext:value-type="float">
            <text:p>2.16162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4.212" calcext:value-type="float">
            <text:p>4.212</text:p>
          </table:table-cell>
          <table:table-cell office:value-type="float" office:value="2.60965" calcext:value-type="float">
            <text:p>2.609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086" calcext:value-type="float">
            <text:p>4.086</text:p>
          </table:table-cell>
          <table:table-cell office:value-type="float" office:value="2.51776" calcext:value-type="float">
            <text:p>2.517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5" calcext:value-type="float">
            <text:p>0.335</text:p>
          </table:table-cell>
          <table:table-cell office:value-type="float" office:value="2.1423" calcext:value-type="float">
            <text:p>2.1423</text:p>
          </table:table-cell>
          <table:table-cell office:value-type="float" office:value="137" calcext:value-type="float">
            <text:p>1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6.348" calcext:value-type="float">
            <text:p>6.348</text:p>
          </table:table-cell>
          <table:table-cell office:value-type="float" office:value="2.4736" calcext:value-type="float">
            <text:p>2.4736</text:p>
          </table:table-cell>
          <table:table-cell office:value-type="float" office:value="230" calcext:value-type="float">
            <text:p>230</text:p>
          </table:table-cell>
          <table:table-cell office:value-type="float" office:value="6.884" calcext:value-type="float">
            <text:p>6.884</text:p>
          </table:table-cell>
          <table:table-cell office:value-type="float" office:value="2.4736" calcext:value-type="float">
            <text:p>2.4736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6.621" calcext:value-type="float">
            <text:p>6.621</text:p>
          </table:table-cell>
          <table:table-cell office:value-type="float" office:value="2.53769" calcext:value-type="float">
            <text:p>2.5376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326" calcext:value-type="float">
            <text:p>5.326</text:p>
          </table:table-cell>
          <table:table-cell office:value-type="float" office:value="2.48523" calcext:value-type="float">
            <text:p>2.485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2.05986" calcext:value-type="float">
            <text:p>2.05986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246" calcext:value-type="float">
            <text:p>2.246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180" calcext:value-type="float">
            <text:p>180</text:p>
          </table:table-cell>
          <table:table-cell office:value-type="float" office:value="2.691" calcext:value-type="float">
            <text:p>2.691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.175" calcext:value-type="float">
            <text:p>6.175</text:p>
          </table:table-cell>
          <table:table-cell office:value-type="float" office:value="2.49312" calcext:value-type="float">
            <text:p>2.493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.066" calcext:value-type="float">
            <text:p>7.066</text:p>
          </table:table-cell>
          <table:table-cell office:value-type="float" office:value="5.30778" calcext:value-type="float">
            <text:p>5.3077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34" calcext:value-type="float">
            <text:p>0.434</text:p>
          </table:table-cell>
          <table:table-cell office:value-type="float" office:value="2.60134" calcext:value-type="float">
            <text:p>2.60134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832" calcext:value-type="float">
            <text:p>5.832</text:p>
          </table:table-cell>
          <table:table-cell office:value-type="float" office:value="3.24074" calcext:value-type="float">
            <text:p>3.24074</text:p>
          </table:table-cell>
          <table:table-cell office:value-type="float" office:value="206" calcext:value-type="float">
            <text:p>206</text:p>
          </table:table-cell>
          <table:table-cell office:value-type="float" office:value="6.867" calcext:value-type="float">
            <text:p>6.867</text:p>
          </table:table-cell>
          <table:table-cell office:value-type="float" office:value="3.24074" calcext:value-type="float">
            <text:p>3.2407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5.129" calcext:value-type="float">
            <text:p>5.129</text:p>
          </table:table-cell>
          <table:table-cell office:value-type="float" office:value="3.04657" calcext:value-type="float">
            <text:p>3.0465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832" calcext:value-type="float">
            <text:p>4.832</text:p>
          </table:table-cell>
          <table:table-cell office:value-type="float" office:value="2.44961" calcext:value-type="float">
            <text:p>2.4496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05" calcext:value-type="float">
            <text:p>0.505</text:p>
          </table:table-cell>
          <table:table-cell office:value-type="float" office:value="2.45729" calcext:value-type="float">
            <text:p>2.45729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761" calcext:value-type="float">
            <text:p>2.761</text:p>
          </table:table-cell>
          <table:table-cell office:value-type="float" office:value="2.08687" calcext:value-type="float">
            <text:p>2.08687</text:p>
          </table:table-cell>
          <table:table-cell office:value-type="float" office:value="135" calcext:value-type="float">
            <text:p>135</text:p>
          </table:table-cell>
          <table:table-cell office:value-type="float" office:value="3.26" calcext:value-type="float">
            <text:p>3.26</text:p>
          </table:table-cell>
          <table:table-cell office:value-type="float" office:value="2.08687" calcext:value-type="float">
            <text:p>2.08687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6.191" calcext:value-type="float">
            <text:p>6.191</text:p>
          </table:table-cell>
          <table:table-cell office:value-type="float" office:value="4.90987" calcext:value-type="float">
            <text:p>4.9098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.152" calcext:value-type="float">
            <text:p>5.152</text:p>
          </table:table-cell>
          <table:table-cell office:value-type="float" office:value="1.41175" calcext:value-type="float">
            <text:p>1.411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office:value-type="float" office:value="1.87896" calcext:value-type="float">
            <text:p>1.87896</text:p>
          </table:table-cell>
          <table:table-cell office:value-type="float" office:value="109" calcext:value-type="float">
            <text:p>1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2.864" calcext:value-type="float">
            <text:p>12.864</text:p>
          </table:table-cell>
          <table:table-cell office:value-type="float" office:value="2.11537" calcext:value-type="float">
            <text:p>2.11537</text:p>
          </table:table-cell>
          <table:table-cell office:value-type="float" office:value="217" calcext:value-type="float">
            <text:p>217</text:p>
          </table:table-cell>
          <table:table-cell office:value-type="float" office:value="14.5" calcext:value-type="float">
            <text:p>14.5</text:p>
          </table:table-cell>
          <table:table-cell office:value-type="float" office:value="2.11537" calcext:value-type="float">
            <text:p>2.11537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6.206" calcext:value-type="float">
            <text:p>6.206</text:p>
          </table:table-cell>
          <table:table-cell office:value-type="float" office:value="5.0363" calcext:value-type="float">
            <text:p>5.036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295" calcext:value-type="float">
            <text:p>4.295</text:p>
          </table:table-cell>
          <table:table-cell office:value-type="float" office:value="1.68308" calcext:value-type="float">
            <text:p>1.6830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office:value-type="float" office:value="1.96123" calcext:value-type="float">
            <text:p>1.96123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6.624" calcext:value-type="float">
            <text:p>6.624</text:p>
          </table:table-cell>
          <table:table-cell office:value-type="float" office:value="2.48151" calcext:value-type="float">
            <text:p>2.48151</text:p>
          </table:table-cell>
          <table:table-cell office:value-type="float" office:value="225" calcext:value-type="float">
            <text:p>225</text:p>
          </table:table-cell>
          <table:table-cell office:value-type="float" office:value="8.131" calcext:value-type="float">
            <text:p>8.131</text:p>
          </table:table-cell>
          <table:table-cell office:value-type="float" office:value="2.48151" calcext:value-type="float">
            <text:p>2.48151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.924" calcext:value-type="float">
            <text:p>2.924</text:p>
          </table:table-cell>
          <table:table-cell office:value-type="float" office:value="1.59067" calcext:value-type="float">
            <text:p>1.590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225" calcext:value-type="float">
            <text:p>4.225</text:p>
          </table:table-cell>
          <table:table-cell office:value-type="float" office:value="2.41507" calcext:value-type="float">
            <text:p>2.4150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32" calcext:value-type="float">
            <text:p>0.532</text:p>
          </table:table-cell>
          <table:table-cell office:value-type="float" office:value="2.12442" calcext:value-type="float">
            <text:p>2.12442</text:p>
          </table:table-cell>
          <table:table-cell office:value-type="float" office:value="151" calcext:value-type="float">
            <text:p>1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324" calcext:value-type="float">
            <text:p>2.324</text:p>
          </table:table-cell>
          <table:table-cell office:value-type="float" office:value="2.16094" calcext:value-type="float">
            <text:p>2.16094</text:p>
          </table:table-cell>
          <table:table-cell office:value-type="float" office:value="178" calcext:value-type="float">
            <text:p>178</text:p>
          </table:table-cell>
          <table:table-cell office:value-type="float" office:value="2.61" calcext:value-type="float">
            <text:p>2.61</text:p>
          </table:table-cell>
          <table:table-cell office:value-type="float" office:value="2.16094" calcext:value-type="float">
            <text:p>2.16094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2.949" calcext:value-type="float">
            <text:p>2.949</text:p>
          </table:table-cell>
          <table:table-cell office:value-type="float" office:value="2.4485" calcext:value-type="float">
            <text:p>2.448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.031" calcext:value-type="float">
            <text:p>22.031</text:p>
          </table:table-cell>
          <table:table-cell office:value-type="float" office:value="7.17767" calcext:value-type="float">
            <text:p>7.1776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2.38657" calcext:value-type="float">
            <text:p>2.38657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6.042" calcext:value-type="float">
            <text:p>6.042</text:p>
          </table:table-cell>
          <table:table-cell office:value-type="float" office:value="2.48522" calcext:value-type="float">
            <text:p>2.48522</text:p>
          </table:table-cell>
          <table:table-cell office:value-type="float" office:value="187" calcext:value-type="float">
            <text:p>187</text:p>
          </table:table-cell>
          <table:table-cell office:value-type="float" office:value="7.178" calcext:value-type="float">
            <text:p>7.178</text:p>
          </table:table-cell>
          <table:table-cell office:value-type="float" office:value="2.48522" calcext:value-type="float">
            <text:p>2.4852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5.192" calcext:value-type="float">
            <text:p>5.192</text:p>
          </table:table-cell>
          <table:table-cell office:value-type="float" office:value="3.96186" calcext:value-type="float">
            <text:p>3.9618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969" calcext:value-type="float">
            <text:p>4.969</text:p>
          </table:table-cell>
          <table:table-cell office:value-type="float" office:value="3.38141" calcext:value-type="float">
            <text:p>3.38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95" calcext:value-type="float">
            <text:p>0.495</text:p>
          </table:table-cell>
          <table:table-cell office:value-type="float" office:value="2.79675" calcext:value-type="float">
            <text:p>2.79675</text:p>
          </table:table-cell>
          <table:table-cell office:value-type="float" office:value="154" calcext:value-type="float">
            <text:p>1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789" calcext:value-type="float">
            <text:p>2.789</text:p>
          </table:table-cell>
          <table:table-cell office:value-type="float" office:value="1.92451" calcext:value-type="float">
            <text:p>1.92451</text:p>
          </table:table-cell>
          <table:table-cell office:value-type="float" office:value="135" calcext:value-type="float">
            <text:p>135</text:p>
          </table:table-cell>
          <table:table-cell office:value-type="float" office:value="3.202" calcext:value-type="float">
            <text:p>3.202</text:p>
          </table:table-cell>
          <table:table-cell office:value-type="float" office:value="1.92451" calcext:value-type="float">
            <text:p>1.92451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4.818" calcext:value-type="float">
            <text:p>14.818</text:p>
          </table:table-cell>
          <table:table-cell office:value-type="float" office:value="5.18052" calcext:value-type="float">
            <text:p>5.180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.378" calcext:value-type="float">
            <text:p>4.378</text:p>
          </table:table-cell>
          <table:table-cell office:value-type="float" office:value="2.34419" calcext:value-type="float">
            <text:p>2.344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7" calcext:value-type="float">
            <text:p>0.417</text:p>
          </table:table-cell>
          <table:table-cell office:value-type="float" office:value="2.30908" calcext:value-type="float">
            <text:p>2.30908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3.536" calcext:value-type="float">
            <text:p>13.536</text:p>
          </table:table-cell>
          <table:table-cell office:value-type="float" office:value="2.24531" calcext:value-type="float">
            <text:p>2.24531</text:p>
          </table:table-cell>
          <table:table-cell office:value-type="float" office:value="221" calcext:value-type="float">
            <text:p>221</text:p>
          </table:table-cell>
          <table:table-cell office:value-type="float" office:value="14.922" calcext:value-type="float">
            <text:p>14.922</text:p>
          </table:table-cell>
          <table:table-cell office:value-type="float" office:value="2.24531" calcext:value-type="float">
            <text:p>2.24531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8.312" calcext:value-type="float">
            <text:p>8.312</text:p>
          </table:table-cell>
          <table:table-cell office:value-type="float" office:value="3.42586" calcext:value-type="float">
            <text:p>3.4258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716" calcext:value-type="float">
            <text:p>4.716</text:p>
          </table:table-cell>
          <table:table-cell office:value-type="float" office:value="1.77845" calcext:value-type="float">
            <text:p>1.778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3" calcext:value-type="float">
            <text:p>0.393</text:p>
          </table:table-cell>
          <table:table-cell office:value-type="float" office:value="2.00326" calcext:value-type="float">
            <text:p>2.00326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6.848" calcext:value-type="float">
            <text:p>6.848</text:p>
          </table:table-cell>
          <table:table-cell office:value-type="float" office:value="2.51109" calcext:value-type="float">
            <text:p>2.51109</text:p>
          </table:table-cell>
          <table:table-cell office:value-type="float" office:value="227" calcext:value-type="float">
            <text:p>227</text:p>
          </table:table-cell>
          <table:table-cell office:value-type="float" office:value="7.467" calcext:value-type="float">
            <text:p>7.467</text:p>
          </table:table-cell>
          <table:table-cell office:value-type="float" office:value="2.51109" calcext:value-type="float">
            <text:p>2.51109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9.038" calcext:value-type="float">
            <text:p>9.038</text:p>
          </table:table-cell>
          <table:table-cell office:value-type="float" office:value="6.04939" calcext:value-type="float">
            <text:p>6.0493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.543" calcext:value-type="float">
            <text:p>4.543</text:p>
          </table:table-cell>
          <table:table-cell office:value-type="float" office:value="1.80788" calcext:value-type="float">
            <text:p>1.807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2.05279" calcext:value-type="float">
            <text:p>2.05279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2" calcext:value-type="float">
            <text:p>0.51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541" calcext:value-type="float">
            <text:p>2.541</text:p>
          </table:table-cell>
          <table:table-cell office:value-type="float" office:value="2.06754" calcext:value-type="float">
            <text:p>2.06754</text:p>
          </table:table-cell>
          <table:table-cell office:value-type="float" office:value="176" calcext:value-type="float">
            <text:p>176</text:p>
          </table:table-cell>
          <table:table-cell office:value-type="float" office:value="2.8" calcext:value-type="float">
            <text:p>2.8</text:p>
          </table:table-cell>
          <table:table-cell office:value-type="float" office:value="2.06754" calcext:value-type="float">
            <text:p>2.06754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8.568" calcext:value-type="float">
            <text:p>8.568</text:p>
          </table:table-cell>
          <table:table-cell office:value-type="float" office:value="3.43691" calcext:value-type="float">
            <text:p>3.4369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418" calcext:value-type="float">
            <text:p>4.418</text:p>
          </table:table-cell>
          <table:table-cell office:value-type="float" office:value="2.72249" calcext:value-type="float">
            <text:p>2.722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1" calcext:value-type="float">
            <text:p>0.301</text:p>
          </table:table-cell>
          <table:table-cell office:value-type="float" office:value="1.87129" calcext:value-type="float">
            <text:p>1.87129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2.06591" calcext:value-type="float">
            <text:p>2.06591</text:p>
          </table:table-cell>
          <table:table-cell office:value-type="float" office:value="177" calcext:value-type="float">
            <text:p>177</text:p>
          </table:table-cell>
          <table:table-cell office:value-type="float" office:value="7.028" calcext:value-type="float">
            <text:p>7.028</text:p>
          </table:table-cell>
          <table:table-cell office:value-type="float" office:value="2.06591" calcext:value-type="float">
            <text:p>2.06591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5.876" calcext:value-type="float">
            <text:p>15.876</text:p>
          </table:table-cell>
          <table:table-cell office:value-type="float" office:value="4.17999" calcext:value-type="float">
            <text:p>4.1799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362" calcext:value-type="float">
            <text:p>4.362</text:p>
          </table:table-cell>
          <table:table-cell office:value-type="float" office:value="1.28279" calcext:value-type="float">
            <text:p>1.282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34" calcext:value-type="float">
            <text:p>0.434</text:p>
          </table:table-cell>
          <table:table-cell office:value-type="float" office:value="2.21234" calcext:value-type="float">
            <text:p>2.21234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2" calcext:value-type="float">
            <text:p>0.52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765" calcext:value-type="float">
            <text:p>2.765</text:p>
          </table:table-cell>
          <table:table-cell office:value-type="float" office:value="1.87952" calcext:value-type="float">
            <text:p>1.87952</text:p>
          </table:table-cell>
          <table:table-cell office:value-type="float" office:value="128" calcext:value-type="float">
            <text:p>128</text:p>
          </table:table-cell>
          <table:table-cell office:value-type="float" office:value="2.997" calcext:value-type="float">
            <text:p>2.997</text:p>
          </table:table-cell>
          <table:table-cell office:value-type="float" office:value="1.87952" calcext:value-type="float">
            <text:p>1.8795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.811" calcext:value-type="float">
            <text:p>6.811</text:p>
          </table:table-cell>
          <table:table-cell office:value-type="float" office:value="2.13968" calcext:value-type="float">
            <text:p>2.139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391" calcext:value-type="float">
            <text:p>4.391</text:p>
          </table:table-cell>
          <table:table-cell office:value-type="float" office:value="1.60268" calcext:value-type="float">
            <text:p>1.602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8" calcext:value-type="float">
            <text:p>0.378</text:p>
          </table:table-cell>
          <table:table-cell office:value-type="float" office:value="2.40491" calcext:value-type="float">
            <text:p>2.40491</text:p>
          </table:table-cell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4.781" calcext:value-type="float">
            <text:p>14.781</text:p>
          </table:table-cell>
          <table:table-cell office:value-type="float" office:value="2.11069" calcext:value-type="float">
            <text:p>2.11069</text:p>
          </table:table-cell>
          <table:table-cell office:value-type="float" office:value="217" calcext:value-type="float">
            <text:p>217</text:p>
          </table:table-cell>
          <table:table-cell office:value-type="float" office:value="16.078" calcext:value-type="float">
            <text:p>16.078</text:p>
          </table:table-cell>
          <table:table-cell office:value-type="float" office:value="2.11069" calcext:value-type="float">
            <text:p>2.1106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5.194" calcext:value-type="float">
            <text:p>5.194</text:p>
          </table:table-cell>
          <table:table-cell office:value-type="float" office:value="3.77915" calcext:value-type="float">
            <text:p>3.779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.093" calcext:value-type="float">
            <text:p>5.093</text:p>
          </table:table-cell>
          <table:table-cell office:value-type="float" office:value="1.26846" calcext:value-type="float">
            <text:p>1.268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2" calcext:value-type="float">
            <text:p>0.332</text:p>
          </table:table-cell>
          <table:table-cell office:value-type="float" office:value="2.04611" calcext:value-type="float">
            <text:p>2.04611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4" calcext:value-type="float">
            <text:p>0.53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7.121" calcext:value-type="float">
            <text:p>7.121</text:p>
          </table:table-cell>
          <table:table-cell office:value-type="float" office:value="2.54014" calcext:value-type="float">
            <text:p>2.54014</text:p>
          </table:table-cell>
          <table:table-cell office:value-type="float" office:value="229" calcext:value-type="float">
            <text:p>229</text:p>
          </table:table-cell>
          <table:table-cell office:value-type="float" office:value="7.668" calcext:value-type="float">
            <text:p>7.668</text:p>
          </table:table-cell>
          <table:table-cell office:value-type="float" office:value="2.54014" calcext:value-type="float">
            <text:p>2.54014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9.137" calcext:value-type="float">
            <text:p>9.137</text:p>
          </table:table-cell>
          <table:table-cell office:value-type="float" office:value="4.50549" calcext:value-type="float">
            <text:p>4.505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.402" calcext:value-type="float">
            <text:p>5.402</text:p>
          </table:table-cell>
          <table:table-cell office:value-type="float" office:value="3.30025" calcext:value-type="float">
            <text:p>3.300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7" calcext:value-type="float">
            <text:p>0.387</text:p>
          </table:table-cell>
          <table:table-cell office:value-type="float" office:value="1.9438" calcext:value-type="float">
            <text:p>1.9438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3" calcext:value-type="float">
            <text:p>0.51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673" calcext:value-type="float">
            <text:p>2.673</text:p>
          </table:table-cell>
          <table:table-cell office:value-type="float" office:value="1.99671" calcext:value-type="float">
            <text:p>1.99671</text:p>
          </table:table-cell>
          <table:table-cell office:value-type="float" office:value="175" calcext:value-type="float">
            <text:p>175</text:p>
          </table:table-cell>
          <table:table-cell office:value-type="float" office:value="2.883" calcext:value-type="float">
            <text:p>2.883</text:p>
          </table:table-cell>
          <table:table-cell office:value-type="float" office:value="1.99671" calcext:value-type="float">
            <text:p>1.99671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.009" calcext:value-type="float">
            <text:p>6.009</text:p>
          </table:table-cell>
          <table:table-cell office:value-type="float" office:value="3.01298" calcext:value-type="float">
            <text:p>3.0129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.577" calcext:value-type="float">
            <text:p>12.577</text:p>
          </table:table-cell>
          <table:table-cell office:value-type="float" office:value="5.67547" calcext:value-type="float">
            <text:p>5.6754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2" calcext:value-type="float">
            <text:p>0.292</text:p>
          </table:table-cell>
          <table:table-cell office:value-type="float" office:value="2.32854" calcext:value-type="float">
            <text:p>2.32854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6.602" calcext:value-type="float">
            <text:p>6.602</text:p>
          </table:table-cell>
          <table:table-cell office:value-type="float" office:value="2.20512" calcext:value-type="float">
            <text:p>2.20512</text:p>
          </table:table-cell>
          <table:table-cell office:value-type="float" office:value="188" calcext:value-type="float">
            <text:p>188</text:p>
          </table:table-cell>
          <table:table-cell office:value-type="float" office:value="7.04" calcext:value-type="float">
            <text:p>7.04</text:p>
          </table:table-cell>
          <table:table-cell office:value-type="float" office:value="2.20512" calcext:value-type="float">
            <text:p>2.20512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7.455" calcext:value-type="float">
            <text:p>7.455</text:p>
          </table:table-cell>
          <table:table-cell office:value-type="float" office:value="1.94094" calcext:value-type="float">
            <text:p>1.940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.015" calcext:value-type="float">
            <text:p>5.015</text:p>
          </table:table-cell>
          <table:table-cell office:value-type="float" office:value="3.28136" calcext:value-type="float">
            <text:p>3.2813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8" calcext:value-type="float">
            <text:p>0.298</text:p>
          </table:table-cell>
          <table:table-cell office:value-type="float" office:value="2.283" calcext:value-type="float">
            <text:p>2.283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1" calcext:value-type="float">
            <text:p>0.53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115" calcext:value-type="float">
            <text:p>3.115</text:p>
          </table:table-cell>
          <table:table-cell office:value-type="float" office:value="1.95957" calcext:value-type="float">
            <text:p>1.95957</text:p>
          </table:table-cell>
          <table:table-cell office:value-type="float" office:value="136" calcext:value-type="float">
            <text:p>136</text:p>
          </table:table-cell>
          <table:table-cell office:value-type="float" office:value="3.315" calcext:value-type="float">
            <text:p>3.315</text:p>
          </table:table-cell>
          <table:table-cell office:value-type="float" office:value="1.95957" calcext:value-type="float">
            <text:p>1.9595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5.973" calcext:value-type="float">
            <text:p>5.973</text:p>
          </table:table-cell>
          <table:table-cell office:value-type="float" office:value="3.49185" calcext:value-type="float">
            <text:p>3.491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.841" calcext:value-type="float">
            <text:p>4.841</text:p>
          </table:table-cell>
          <table:table-cell office:value-type="float" office:value="2.41404" calcext:value-type="float">
            <text:p>2.414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1" calcext:value-type="float">
            <text:p>0.421</text:p>
          </table:table-cell>
          <table:table-cell office:value-type="float" office:value="2.22658" calcext:value-type="float">
            <text:p>2.22658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5.726" calcext:value-type="float">
            <text:p>15.726</text:p>
          </table:table-cell>
          <table:table-cell office:value-type="float" office:value="2.17428" calcext:value-type="float">
            <text:p>2.17428</text:p>
          </table:table-cell>
          <table:table-cell office:value-type="float" office:value="219" calcext:value-type="float">
            <text:p>219</text:p>
          </table:table-cell>
          <table:table-cell office:value-type="float" office:value="17.009" calcext:value-type="float">
            <text:p>17.009</text:p>
          </table:table-cell>
          <table:table-cell office:value-type="float" office:value="2.17428" calcext:value-type="float">
            <text:p>2.17428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.706" calcext:value-type="float">
            <text:p>3.706</text:p>
          </table:table-cell>
          <table:table-cell office:value-type="float" office:value="1.89405" calcext:value-type="float">
            <text:p>1.894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25" calcext:value-type="float">
            <text:p>4.525</text:p>
          </table:table-cell>
          <table:table-cell office:value-type="float" office:value="1.90355" calcext:value-type="float">
            <text:p>1.9035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8" calcext:value-type="float">
            <text:p>0.328</text:p>
          </table:table-cell>
          <table:table-cell office:value-type="float" office:value="1.87484" calcext:value-type="float">
            <text:p>1.87484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6" calcext:value-type="float">
            <text:p>0.54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7.542" calcext:value-type="float">
            <text:p>7.542</text:p>
          </table:table-cell>
          <table:table-cell office:value-type="float" office:value="2.2137" calcext:value-type="float">
            <text:p>2.2137</text:p>
          </table:table-cell>
          <table:table-cell office:value-type="float" office:value="220" calcext:value-type="float">
            <text:p>220</text:p>
          </table:table-cell>
          <table:table-cell office:value-type="float" office:value="7.896" calcext:value-type="float">
            <text:p>7.896</text:p>
          </table:table-cell>
          <table:table-cell office:value-type="float" office:value="2.2137" calcext:value-type="float">
            <text:p>2.2137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4.184" calcext:value-type="float">
            <text:p>14.184</text:p>
          </table:table-cell>
          <table:table-cell office:value-type="float" office:value="7.16828" calcext:value-type="float">
            <text:p>7.1682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.927" calcext:value-type="float">
            <text:p>4.927</text:p>
          </table:table-cell>
          <table:table-cell office:value-type="float" office:value="3.47648" calcext:value-type="float">
            <text:p>3.476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56" calcext:value-type="float">
            <text:p>0.256</text:p>
          </table:table-cell>
          <table:table-cell office:value-type="float" office:value="1.89906" calcext:value-type="float">
            <text:p>1.89906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698" calcext:value-type="float">
            <text:p>2.698</text:p>
          </table:table-cell>
          <table:table-cell office:value-type="float" office:value="2.05007" calcext:value-type="float">
            <text:p>2.05007</text:p>
          </table:table-cell>
          <table:table-cell office:value-type="float" office:value="175" calcext:value-type="float">
            <text:p>175</text:p>
          </table:table-cell>
          <table:table-cell office:value-type="float" office:value="2.775" calcext:value-type="float">
            <text:p>2.775</text:p>
          </table:table-cell>
          <table:table-cell office:value-type="float" office:value="2.05007" calcext:value-type="float">
            <text:p>2.05007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207" calcext:value-type="float">
            <text:p>4.207</text:p>
          </table:table-cell>
          <table:table-cell office:value-type="float" office:value="1.50098" calcext:value-type="float">
            <text:p>1.500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8" calcext:value-type="float">
            <text:p>0.308</text:p>
          </table:table-cell>
          <table:table-cell office:value-type="float" office:value="2.1407" calcext:value-type="float">
            <text:p>2.1407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6.983" calcext:value-type="float">
            <text:p>6.983</text:p>
          </table:table-cell>
          <table:table-cell office:value-type="float" office:value="2.43457" calcext:value-type="float">
            <text:p>2.43457</text:p>
          </table:table-cell>
          <table:table-cell office:value-type="float" office:value="184" calcext:value-type="float">
            <text:p>184</text:p>
          </table:table-cell>
          <table:table-cell office:value-type="float" office:value="7.465" calcext:value-type="float">
            <text:p>7.465</text:p>
          </table:table-cell>
          <table:table-cell office:value-type="float" office:value="2.43457" calcext:value-type="float">
            <text:p>2.43457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5.841" calcext:value-type="float">
            <text:p>5.841</text:p>
          </table:table-cell>
          <table:table-cell office:value-type="float" office:value="3.17092" calcext:value-type="float">
            <text:p>3.170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.175" calcext:value-type="float">
            <text:p>11.175</text:p>
          </table:table-cell>
          <table:table-cell office:value-type="float" office:value="5.28918" calcext:value-type="float">
            <text:p>5.289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36" calcext:value-type="float">
            <text:p>0.236</text:p>
          </table:table-cell>
          <table:table-cell office:value-type="float" office:value="2.03939" calcext:value-type="float">
            <text:p>2.03939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196" calcext:value-type="float">
            <text:p>3.196</text:p>
          </table:table-cell>
          <table:table-cell office:value-type="float" office:value="1.95369" calcext:value-type="float">
            <text:p>1.95369</text:p>
          </table:table-cell>
          <table:table-cell office:value-type="float" office:value="128" calcext:value-type="float">
            <text:p>128</text:p>
          </table:table-cell>
          <table:table-cell office:value-type="float" office:value="3.347" calcext:value-type="float">
            <text:p>3.347</text:p>
          </table:table-cell>
          <table:table-cell office:value-type="float" office:value="1.95369" calcext:value-type="float">
            <text:p>1.95369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.954" calcext:value-type="float">
            <text:p>5.954</text:p>
          </table:table-cell>
          <table:table-cell office:value-type="float" office:value="1.75823" calcext:value-type="float">
            <text:p>1.758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061" calcext:value-type="float">
            <text:p>4.061</text:p>
          </table:table-cell>
          <table:table-cell office:value-type="float" office:value="1.76685" calcext:value-type="float">
            <text:p>1.7668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4" calcext:value-type="float">
            <text:p>0.424</text:p>
          </table:table-cell>
          <table:table-cell office:value-type="float" office:value="2.49141" calcext:value-type="float">
            <text:p>2.49141</text:p>
          </table:table-cell>
          <table:table-cell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5.985" calcext:value-type="float">
            <text:p>15.985</text:p>
          </table:table-cell>
          <table:table-cell office:value-type="float" office:value="2.11394" calcext:value-type="float">
            <text:p>2.11394</text:p>
          </table:table-cell>
          <table:table-cell office:value-type="float" office:value="219" calcext:value-type="float">
            <text:p>219</text:p>
          </table:table-cell>
          <table:table-cell office:value-type="float" office:value="17.281" calcext:value-type="float">
            <text:p>17.281</text:p>
          </table:table-cell>
          <table:table-cell office:value-type="float" office:value="2.11394" calcext:value-type="float">
            <text:p>2.11394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.021" calcext:value-type="float">
            <text:p>6.021</text:p>
          </table:table-cell>
          <table:table-cell office:value-type="float" office:value="5.78172" calcext:value-type="float">
            <text:p>5.7817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2" calcext:value-type="float">
            <text:p>0.372</text:p>
          </table:table-cell>
          <table:table-cell office:value-type="float" office:value="2.00368" calcext:value-type="float">
            <text:p>2.00368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3" calcext:value-type="float">
            <text:p>0.54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8.141" calcext:value-type="float">
            <text:p>8.141</text:p>
          </table:table-cell>
          <table:table-cell office:value-type="float" office:value="2.52635" calcext:value-type="float">
            <text:p>2.52635</text:p>
          </table:table-cell>
          <table:table-cell office:value-type="float" office:value="229" calcext:value-type="float">
            <text:p>229</text:p>
          </table:table-cell>
          <table:table-cell office:value-type="float" office:value="8.717" calcext:value-type="float">
            <text:p>8.717</text:p>
          </table:table-cell>
          <table:table-cell office:value-type="float" office:value="2.52635" calcext:value-type="float">
            <text:p>2.52635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9.207" calcext:value-type="float">
            <text:p>9.207</text:p>
          </table:table-cell>
          <table:table-cell office:value-type="float" office:value="3.66876" calcext:value-type="float">
            <text:p>3.668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.554" calcext:value-type="float">
            <text:p>5.554</text:p>
          </table:table-cell>
          <table:table-cell office:value-type="float" office:value="3.0026" calcext:value-type="float">
            <text:p>3.00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office:value-type="float" office:value="2.0328" calcext:value-type="float">
            <text:p>2.0328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66" calcext:value-type="float">
            <text:p>2.66</text:p>
          </table:table-cell>
          <table:table-cell office:value-type="float" office:value="2.01748" calcext:value-type="float">
            <text:p>2.01748</text:p>
          </table:table-cell>
          <table:table-cell office:value-type="float" office:value="174" calcext:value-type="float">
            <text:p>174</text:p>
          </table:table-cell>
          <table:table-cell office:value-type="float" office:value="2.85" calcext:value-type="float">
            <text:p>2.85</text:p>
          </table:table-cell>
          <table:table-cell office:value-type="float" office:value="2.01748" calcext:value-type="float">
            <text:p>2.01748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071" calcext:value-type="float">
            <text:p>4.071</text:p>
          </table:table-cell>
          <table:table-cell office:value-type="float" office:value="1.3495" calcext:value-type="float">
            <text:p>1.34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47" calcext:value-type="float">
            <text:p>0.547</text:p>
          </table:table-cell>
          <table:table-cell office:value-type="float" office:value="2.02742" calcext:value-type="float">
            <text:p>2.02742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8" calcext:value-type="float">
            <text:p>0.54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7.186" calcext:value-type="float">
            <text:p>7.186</text:p>
          </table:table-cell>
          <table:table-cell office:value-type="float" office:value="2.26916" calcext:value-type="float">
            <text:p>2.26916</text:p>
          </table:table-cell>
          <table:table-cell office:value-type="float" office:value="185" calcext:value-type="float">
            <text:p>185</text:p>
          </table:table-cell>
          <table:table-cell office:value-type="float" office:value="7.719" calcext:value-type="float">
            <text:p>7.719</text:p>
          </table:table-cell>
          <table:table-cell office:value-type="float" office:value="2.26916" calcext:value-type="float">
            <text:p>2.2691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.062" calcext:value-type="float">
            <text:p>5.062</text:p>
          </table:table-cell>
          <table:table-cell office:value-type="float" office:value="4.43183" calcext:value-type="float">
            <text:p>4.43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.652" calcext:value-type="float">
            <text:p>6.652</text:p>
          </table:table-cell>
          <table:table-cell office:value-type="float" office:value="3.42605" calcext:value-type="float">
            <text:p>3.4260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2" calcext:value-type="float">
            <text:p>0.372</text:p>
          </table:table-cell>
          <table:table-cell office:value-type="float" office:value="2.28457" calcext:value-type="float">
            <text:p>2.28457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9" calcext:value-type="float">
            <text:p>0.52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137" calcext:value-type="float">
            <text:p>3.137</text:p>
          </table:table-cell>
          <table:table-cell office:value-type="float" office:value="1.88485" calcext:value-type="float">
            <text:p>1.88485</text:p>
          </table:table-cell>
          <table:table-cell office:value-type="float" office:value="129" calcext:value-type="float">
            <text:p>129</text:p>
          </table:table-cell>
          <table:table-cell office:value-type="float" office:value="3.396" calcext:value-type="float">
            <text:p>3.396</text:p>
          </table:table-cell>
          <table:table-cell office:value-type="float" office:value="1.88485" calcext:value-type="float">
            <text:p>1.88485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.113" calcext:value-type="float">
            <text:p>4.113</text:p>
          </table:table-cell>
          <table:table-cell office:value-type="float" office:value="2.53652" calcext:value-type="float">
            <text:p>2.536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748" calcext:value-type="float">
            <text:p>4.748</text:p>
          </table:table-cell>
          <table:table-cell office:value-type="float" office:value="1.14656" calcext:value-type="float">
            <text:p>1.146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43" calcext:value-type="float">
            <text:p>0.543</text:p>
          </table:table-cell>
          <table:table-cell office:value-type="float" office:value="2.13008" calcext:value-type="float">
            <text:p>2.13008</text:p>
          </table:table-cell>
          <table:table-cell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6.999" calcext:value-type="float">
            <text:p>16.999</text:p>
          </table:table-cell>
          <table:table-cell office:value-type="float" office:value="2.10092" calcext:value-type="float">
            <text:p>2.10092</text:p>
          </table:table-cell>
          <table:table-cell office:value-type="float" office:value="219" calcext:value-type="float">
            <text:p>219</text:p>
          </table:table-cell>
          <table:table-cell office:value-type="float" office:value="18.543" calcext:value-type="float">
            <text:p>18.543</text:p>
          </table:table-cell>
          <table:table-cell office:value-type="float" office:value="2.10092" calcext:value-type="float">
            <text:p>2.1009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.591" calcext:value-type="float">
            <text:p>5.591</text:p>
          </table:table-cell>
          <table:table-cell office:value-type="float" office:value="3.30494" calcext:value-type="float">
            <text:p>3.3049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5" calcext:value-type="float">
            <text:p>0.335</text:p>
          </table:table-cell>
          <table:table-cell office:value-type="float" office:value="2.02303" calcext:value-type="float">
            <text:p>2.02303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7" calcext:value-type="float">
            <text:p>0.54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8.661" calcext:value-type="float">
            <text:p>8.661</text:p>
          </table:table-cell>
          <table:table-cell office:value-type="float" office:value="2.89867" calcext:value-type="float">
            <text:p>2.89867</text:p>
          </table:table-cell>
          <table:table-cell office:value-type="float" office:value="244" calcext:value-type="float">
            <text:p>244</text:p>
          </table:table-cell>
          <table:table-cell office:value-type="float" office:value="9.342" calcext:value-type="float">
            <text:p>9.342</text:p>
          </table:table-cell>
          <table:table-cell office:value-type="float" office:value="2.89867" calcext:value-type="float">
            <text:p>2.89867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9.92" calcext:value-type="float">
            <text:p>19.92</text:p>
          </table:table-cell>
          <table:table-cell office:value-type="float" office:value="9.65327" calcext:value-type="float">
            <text:p>9.6532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.824" calcext:value-type="float">
            <text:p>4.824</text:p>
          </table:table-cell>
          <table:table-cell office:value-type="float" office:value="1.11446" calcext:value-type="float">
            <text:p>1.114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4" calcext:value-type="float">
            <text:p>0.334</text:p>
          </table:table-cell>
          <table:table-cell office:value-type="float" office:value="2.13192" calcext:value-type="float">
            <text:p>2.13192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243" calcext:value-type="float">
            <text:p>3.243</text:p>
          </table:table-cell>
          <table:table-cell office:value-type="float" office:value="2.25827" calcext:value-type="float">
            <text:p>2.25827</text:p>
          </table:table-cell>
          <table:table-cell office:value-type="float" office:value="179" calcext:value-type="float">
            <text:p>179</text:p>
          </table:table-cell>
          <table:table-cell office:value-type="float" office:value="3.303" calcext:value-type="float">
            <text:p>3.303</text:p>
          </table:table-cell>
          <table:table-cell office:value-type="float" office:value="2.25827" calcext:value-type="float">
            <text:p>2.25827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8.407" calcext:value-type="float">
            <text:p>8.407</text:p>
          </table:table-cell>
          <table:table-cell office:value-type="float" office:value="4.35431" calcext:value-type="float">
            <text:p>4.35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.836" calcext:value-type="float">
            <text:p>7.836</text:p>
          </table:table-cell>
          <table:table-cell office:value-type="float" office:value="4.81403" calcext:value-type="float">
            <text:p>4.8140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5" calcext:value-type="float">
            <text:p>0.355</text:p>
          </table:table-cell>
          <table:table-cell office:value-type="float" office:value="2.23341" calcext:value-type="float">
            <text:p>2.23341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2" calcext:value-type="float">
            <text:p>0.5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7.837" calcext:value-type="float">
            <text:p>7.837</text:p>
          </table:table-cell>
          <table:table-cell office:value-type="float" office:value="2.21056" calcext:value-type="float">
            <text:p>2.21056</text:p>
          </table:table-cell>
          <table:table-cell office:value-type="float" office:value="187" calcext:value-type="float">
            <text:p>187</text:p>
          </table:table-cell>
          <table:table-cell office:value-type="float" office:value="8.567" calcext:value-type="float">
            <text:p>8.567</text:p>
          </table:table-cell>
          <table:table-cell office:value-type="float" office:value="2.21056" calcext:value-type="float">
            <text:p>2.2105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5.73441" calcext:value-type="float">
            <text:p>5.7344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.681" calcext:value-type="float">
            <text:p>4.681</text:p>
          </table:table-cell>
          <table:table-cell office:value-type="float" office:value="2.27564" calcext:value-type="float">
            <text:p>2.275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8" calcext:value-type="float">
            <text:p>0.418</text:p>
          </table:table-cell>
          <table:table-cell office:value-type="float" office:value="2.20955" calcext:value-type="float">
            <text:p>2.20955</text:p>
          </table:table-cell>
          <table:table-cell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28" calcext:value-type="float">
            <text:p>3.28</text:p>
          </table:table-cell>
          <table:table-cell office:value-type="float" office:value="1.83209" calcext:value-type="float">
            <text:p>1.83209</text:p>
          </table:table-cell>
          <table:table-cell office:value-type="float" office:value="131" calcext:value-type="float">
            <text:p>131</text:p>
          </table:table-cell>
          <table:table-cell office:value-type="float" office:value="3.637" calcext:value-type="float">
            <text:p>3.637</text:p>
          </table:table-cell>
          <table:table-cell office:value-type="float" office:value="1.83209" calcext:value-type="float">
            <text:p>1.83209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5.174" calcext:value-type="float">
            <text:p>5.174</text:p>
          </table:table-cell>
          <table:table-cell office:value-type="float" office:value="1.55848" calcext:value-type="float">
            <text:p>1.5584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445" calcext:value-type="float">
            <text:p>5.445</text:p>
          </table:table-cell>
          <table:table-cell office:value-type="float" office:value="3.22663" calcext:value-type="float">
            <text:p>3.226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2.79064" calcext:value-type="float">
            <text:p>2.79064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7.881" calcext:value-type="float">
            <text:p>17.881</text:p>
          </table:table-cell>
          <table:table-cell office:value-type="float" office:value="2.10277" calcext:value-type="float">
            <text:p>2.10277</text:p>
          </table:table-cell>
          <table:table-cell office:value-type="float" office:value="217" calcext:value-type="float">
            <text:p>217</text:p>
          </table:table-cell>
          <table:table-cell office:value-type="float" office:value="19.752" calcext:value-type="float">
            <text:p>19.752</text:p>
          </table:table-cell>
          <table:table-cell office:value-type="float" office:value="2.10277" calcext:value-type="float">
            <text:p>2.10277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9.135" calcext:value-type="float">
            <text:p>9.135</text:p>
          </table:table-cell>
          <table:table-cell office:value-type="float" office:value="5.26906" calcext:value-type="float">
            <text:p>5.2690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.991" calcext:value-type="float">
            <text:p>5.991</text:p>
          </table:table-cell>
          <table:table-cell office:value-type="float" office:value="4.00606" calcext:value-type="float">
            <text:p>4.0060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1" calcext:value-type="float">
            <text:p>0.371</text:p>
          </table:table-cell>
          <table:table-cell office:value-type="float" office:value="2.0115" calcext:value-type="float">
            <text:p>2.0115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8" calcext:value-type="float">
            <text:p>0.55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8.866" calcext:value-type="float">
            <text:p>8.866</text:p>
          </table:table-cell>
          <table:table-cell office:value-type="float" office:value="2.61115" calcext:value-type="float">
            <text:p>2.61115</text:p>
          </table:table-cell>
          <table:table-cell office:value-type="float" office:value="230" calcext:value-type="float">
            <text:p>230</text:p>
          </table:table-cell>
          <table:table-cell office:value-type="float" office:value="9.446" calcext:value-type="float">
            <text:p>9.446</text:p>
          </table:table-cell>
          <table:table-cell office:value-type="float" office:value="2.61115" calcext:value-type="float">
            <text:p>2.61115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4.282" calcext:value-type="float">
            <text:p>4.282</text:p>
          </table:table-cell>
          <table:table-cell office:value-type="float" office:value="3.60835" calcext:value-type="float">
            <text:p>3.608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853" calcext:value-type="float">
            <text:p>4.853</text:p>
          </table:table-cell>
          <table:table-cell office:value-type="float" office:value="2.23809" calcext:value-type="float">
            <text:p>2.2380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1" calcext:value-type="float">
            <text:p>0.451</text:p>
          </table:table-cell>
          <table:table-cell office:value-type="float" office:value="1.98316" calcext:value-type="float">
            <text:p>1.98316</text:p>
          </table:table-cell>
          <table:table-cell office:value-type="float" office:value="146" calcext:value-type="float">
            <text:p>1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216" calcext:value-type="float">
            <text:p>3.216</text:p>
          </table:table-cell>
          <table:table-cell office:value-type="float" office:value="2.29873" calcext:value-type="float">
            <text:p>2.29873</text:p>
          </table:table-cell>
          <table:table-cell office:value-type="float" office:value="186" calcext:value-type="float">
            <text:p>186</text:p>
          </table:table-cell>
          <table:table-cell office:value-type="float" office:value="3.345" calcext:value-type="float">
            <text:p>3.345</text:p>
          </table:table-cell>
          <table:table-cell office:value-type="float" office:value="2.29873" calcext:value-type="float">
            <text:p>2.2987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3.335" calcext:value-type="float">
            <text:p>3.335</text:p>
          </table:table-cell>
          <table:table-cell office:value-type="float" office:value="2.07274" calcext:value-type="float">
            <text:p>2.072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.985" calcext:value-type="float">
            <text:p>4.985</text:p>
          </table:table-cell>
          <table:table-cell office:value-type="float" office:value="1.38285" calcext:value-type="float">
            <text:p>1.382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8" calcext:value-type="float">
            <text:p>0.298</text:p>
          </table:table-cell>
          <table:table-cell office:value-type="float" office:value="2.00385" calcext:value-type="float">
            <text:p>2.00385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8.067" calcext:value-type="float">
            <text:p>8.067</text:p>
          </table:table-cell>
          <table:table-cell office:value-type="float" office:value="2.28944" calcext:value-type="float">
            <text:p>2.28944</text:p>
          </table:table-cell>
          <table:table-cell office:value-type="float" office:value="192" calcext:value-type="float">
            <text:p>192</text:p>
          </table:table-cell>
          <table:table-cell office:value-type="float" office:value="8.38" calcext:value-type="float">
            <text:p>8.38</text:p>
          </table:table-cell>
          <table:table-cell office:value-type="float" office:value="2.28944" calcext:value-type="float">
            <text:p>2.2894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4.971" calcext:value-type="float">
            <text:p>4.971</text:p>
          </table:table-cell>
          <table:table-cell office:value-type="float" office:value="1.97673" calcext:value-type="float">
            <text:p>1.976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173" calcext:value-type="float">
            <text:p>5.173</text:p>
          </table:table-cell>
          <table:table-cell office:value-type="float" office:value="3.13643" calcext:value-type="float">
            <text:p>3.1364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5" calcext:value-type="float">
            <text:p>0.415</text:p>
          </table:table-cell>
          <table:table-cell office:value-type="float" office:value="2.27037" calcext:value-type="float">
            <text:p>2.27037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7" calcext:value-type="float">
            <text:p>0.5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608" calcext:value-type="float">
            <text:p>3.608</text:p>
          </table:table-cell>
          <table:table-cell office:value-type="float" office:value="1.90147" calcext:value-type="float">
            <text:p>1.90147</text:p>
          </table:table-cell>
          <table:table-cell office:value-type="float" office:value="129" calcext:value-type="float">
            <text:p>129</text:p>
          </table:table-cell>
          <table:table-cell office:value-type="float" office:value="3.94" calcext:value-type="float">
            <text:p>3.94</text:p>
          </table:table-cell>
          <table:table-cell office:value-type="float" office:value="1.90147" calcext:value-type="float">
            <text:p>1.9014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3.353" calcext:value-type="float">
            <text:p>3.353</text:p>
          </table:table-cell>
          <table:table-cell office:value-type="float" office:value="2.34608" calcext:value-type="float">
            <text:p>2.346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.208" calcext:value-type="float">
            <text:p>5.208</text:p>
          </table:table-cell>
          <table:table-cell office:value-type="float" office:value="2.32929" calcext:value-type="float">
            <text:p>2.3292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2.05502" calcext:value-type="float">
            <text:p>2.05502</text:p>
          </table:table-cell>
          <table:table-cell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9.186" calcext:value-type="float">
            <text:p>19.186</text:p>
          </table:table-cell>
          <table:table-cell office:value-type="float" office:value="2.11553" calcext:value-type="float">
            <text:p>2.11553</text:p>
          </table:table-cell>
          <table:table-cell office:value-type="float" office:value="216" calcext:value-type="float">
            <text:p>216</text:p>
          </table:table-cell>
          <table:table-cell office:value-type="float" office:value="20.956" calcext:value-type="float">
            <text:p>20.956</text:p>
          </table:table-cell>
          <table:table-cell office:value-type="float" office:value="2.11553" calcext:value-type="float">
            <text:p>2.11553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7.469" calcext:value-type="float">
            <text:p>7.469</text:p>
          </table:table-cell>
          <table:table-cell office:value-type="float" office:value="5.15251" calcext:value-type="float">
            <text:p>5.1525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47" calcext:value-type="float">
            <text:p>4.47</text:p>
          </table:table-cell>
          <table:table-cell office:value-type="float" office:value="1.61737" calcext:value-type="float">
            <text:p>1.6173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02" calcext:value-type="float">
            <text:p>0.302</text:p>
          </table:table-cell>
          <table:table-cell office:value-type="float" office:value="2.24823" calcext:value-type="float">
            <text:p>2.24823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7" calcext:value-type="float">
            <text:p>0.55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9.105" calcext:value-type="float">
            <text:p>9.105</text:p>
          </table:table-cell>
          <table:table-cell office:value-type="float" office:value="2.85143" calcext:value-type="float">
            <text:p>2.85143</text:p>
          </table:table-cell>
          <table:table-cell office:value-type="float" office:value="236" calcext:value-type="float">
            <text:p>236</text:p>
          </table:table-cell>
          <table:table-cell office:value-type="float" office:value="10.817" calcext:value-type="float">
            <text:p>10.817</text:p>
          </table:table-cell>
          <table:table-cell office:value-type="float" office:value="2.85143" calcext:value-type="float">
            <text:p>2.85143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4.582" calcext:value-type="float">
            <text:p>4.582</text:p>
          </table:table-cell>
          <table:table-cell office:value-type="float" office:value="2.38804" calcext:value-type="float">
            <text:p>2.3880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.729" calcext:value-type="float">
            <text:p>5.729</text:p>
          </table:table-cell>
          <table:table-cell office:value-type="float" office:value="1.35771" calcext:value-type="float">
            <text:p>1.357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58" calcext:value-type="float">
            <text:p>0.558</text:p>
          </table:table-cell>
          <table:table-cell office:value-type="float" office:value="2.36166" calcext:value-type="float">
            <text:p>2.36166</text:p>
          </table:table-cell>
          <table:table-cell office:value-type="float" office:value="155" calcext:value-type="float">
            <text:p>1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2" calcext:value-type="float">
            <text:p>0.53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046" calcext:value-type="float">
            <text:p>3.046</text:p>
          </table:table-cell>
          <table:table-cell office:value-type="float" office:value="2.1192" calcext:value-type="float">
            <text:p>2.1192</text:p>
          </table:table-cell>
          <table:table-cell office:value-type="float" office:value="177" calcext:value-type="float">
            <text:p>177</text:p>
          </table:table-cell>
          <table:table-cell office:value-type="float" office:value="3.531" calcext:value-type="float">
            <text:p>3.531</text:p>
          </table:table-cell>
          <table:table-cell office:value-type="float" office:value="2.1192" calcext:value-type="float">
            <text:p>2.119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4.104" calcext:value-type="float">
            <text:p>4.104</text:p>
          </table:table-cell>
          <table:table-cell office:value-type="float" office:value="4.10248" calcext:value-type="float">
            <text:p>4.102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487" calcext:value-type="float">
            <text:p>4.487</text:p>
          </table:table-cell>
          <table:table-cell office:value-type="float" office:value="0.978471" calcext:value-type="float">
            <text:p>0.9784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office:value-type="float" office:value="2.12055" calcext:value-type="float">
            <text:p>2.12055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7.956" calcext:value-type="float">
            <text:p>7.956</text:p>
          </table:table-cell>
          <table:table-cell office:value-type="float" office:value="2.30727" calcext:value-type="float">
            <text:p>2.30727</text:p>
          </table:table-cell>
          <table:table-cell office:value-type="float" office:value="183" calcext:value-type="float">
            <text:p>183</text:p>
          </table:table-cell>
          <table:table-cell office:value-type="float" office:value="9.676" calcext:value-type="float">
            <text:p>9.676</text:p>
          </table:table-cell>
          <table:table-cell office:value-type="float" office:value="2.30727" calcext:value-type="float">
            <text:p>2.30727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4.806" calcext:value-type="float">
            <text:p>14.806</text:p>
          </table:table-cell>
          <table:table-cell office:value-type="float" office:value="2.92358" calcext:value-type="float">
            <text:p>2.9235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352" calcext:value-type="float">
            <text:p>4.352</text:p>
          </table:table-cell>
          <table:table-cell office:value-type="float" office:value="3.02805" calcext:value-type="float">
            <text:p>3.028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03" calcext:value-type="float">
            <text:p>0.403</text:p>
          </table:table-cell>
          <table:table-cell office:value-type="float" office:value="2.54493" calcext:value-type="float">
            <text:p>2.54493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7" calcext:value-type="float">
            <text:p>0.53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797" calcext:value-type="float">
            <text:p>3.797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132" calcext:value-type="float">
            <text:p>132</text:p>
          </table:table-cell>
          <table:table-cell office:value-type="float" office:value="4.271" calcext:value-type="float">
            <text:p>4.271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7.824" calcext:value-type="float">
            <text:p>7.824</text:p>
          </table:table-cell>
          <table:table-cell office:value-type="float" office:value="1.6826" calcext:value-type="float">
            <text:p>1.68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.839" calcext:value-type="float">
            <text:p>5.839</text:p>
          </table:table-cell>
          <table:table-cell office:value-type="float" office:value="1.73324" calcext:value-type="float">
            <text:p>1.733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4" calcext:value-type="float">
            <text:p>0.384</text:p>
          </table:table-cell>
          <table:table-cell office:value-type="float" office:value="1.99729" calcext:value-type="float">
            <text:p>1.99729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9.06" calcext:value-type="float">
            <text:p>19.06</text:p>
          </table:table-cell>
          <table:table-cell office:value-type="float" office:value="2.13193" calcext:value-type="float">
            <text:p>2.13193</text:p>
          </table:table-cell>
          <table:table-cell office:value-type="float" office:value="217" calcext:value-type="float">
            <text:p>217</text:p>
          </table:table-cell>
          <table:table-cell office:value-type="float" office:value="21.838" calcext:value-type="float">
            <text:p>21.838</text:p>
          </table:table-cell>
          <table:table-cell office:value-type="float" office:value="2.13193" calcext:value-type="float">
            <text:p>2.1319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4.143" calcext:value-type="float">
            <text:p>4.143</text:p>
          </table:table-cell>
          <table:table-cell office:value-type="float" office:value="2.12884" calcext:value-type="float">
            <text:p>2.128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.577" calcext:value-type="float">
            <text:p>8.577</text:p>
          </table:table-cell>
          <table:table-cell office:value-type="float" office:value="3.97011" calcext:value-type="float">
            <text:p>3.970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6" calcext:value-type="float">
            <text:p>0.346</text:p>
          </table:table-cell>
          <table:table-cell office:value-type="float" office:value="2.11362" calcext:value-type="float">
            <text:p>2.11362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9.397" calcext:value-type="float">
            <text:p>9.397</text:p>
          </table:table-cell>
          <table:table-cell office:value-type="float" office:value="2.82975" calcext:value-type="float">
            <text:p>2.82975</text:p>
          </table:table-cell>
          <table:table-cell office:value-type="float" office:value="235" calcext:value-type="float">
            <text:p>235</text:p>
          </table:table-cell>
          <table:table-cell office:value-type="float" office:value="11.04" calcext:value-type="float">
            <text:p>11.04</text:p>
          </table:table-cell>
          <table:table-cell office:value-type="float" office:value="2.82975" calcext:value-type="float">
            <text:p>2.8297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6.658" calcext:value-type="float">
            <text:p>6.658</text:p>
          </table:table-cell>
          <table:table-cell office:value-type="float" office:value="3.83849" calcext:value-type="float">
            <text:p>3.8384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.535" calcext:value-type="float">
            <text:p>6.535</text:p>
          </table:table-cell>
          <table:table-cell office:value-type="float" office:value="2.45132" calcext:value-type="float">
            <text:p>2.451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08" calcext:value-type="float">
            <text:p>0.508</text:p>
          </table:table-cell>
          <table:table-cell office:value-type="float" office:value="2.22399" calcext:value-type="float">
            <text:p>2.22399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35" calcext:value-type="float">
            <text:p>0.53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052" calcext:value-type="float">
            <text:p>3.052</text:p>
          </table:table-cell>
          <table:table-cell office:value-type="float" office:value="2.05191" calcext:value-type="float">
            <text:p>2.05191</text:p>
          </table:table-cell>
          <table:table-cell office:value-type="float" office:value="174" calcext:value-type="float">
            <text:p>174</text:p>
          </table:table-cell>
          <table:table-cell office:value-type="float" office:value="3.729" calcext:value-type="float">
            <text:p>3.729</text:p>
          </table:table-cell>
          <table:table-cell office:value-type="float" office:value="2.05191" calcext:value-type="float">
            <text:p>2.05191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8.136" calcext:value-type="float">
            <text:p>18.136</text:p>
          </table:table-cell>
          <table:table-cell office:value-type="float" office:value="2.07186" calcext:value-type="float">
            <text:p>2.0718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.665" calcext:value-type="float">
            <text:p>8.665</text:p>
          </table:table-cell>
          <table:table-cell office:value-type="float" office:value="3.69124" calcext:value-type="float">
            <text:p>3.6912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office:value-type="float" office:value="2.14079" calcext:value-type="float">
            <text:p>2.14079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5" calcext:value-type="float">
            <text:p>0.56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8.309" calcext:value-type="float">
            <text:p>8.309</text:p>
          </table:table-cell>
          <table:table-cell office:value-type="float" office:value="2.50199" calcext:value-type="float">
            <text:p>2.50199</text:p>
          </table:table-cell>
          <table:table-cell office:value-type="float" office:value="196" calcext:value-type="float">
            <text:p>196</text:p>
          </table:table-cell>
          <table:table-cell office:value-type="float" office:value="9.272" calcext:value-type="float">
            <text:p>9.272</text:p>
          </table:table-cell>
          <table:table-cell office:value-type="float" office:value="2.50199" calcext:value-type="float">
            <text:p>2.5019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3.745" calcext:value-type="float">
            <text:p>3.745</text:p>
          </table:table-cell>
          <table:table-cell office:value-type="float" office:value="2.11307" calcext:value-type="float">
            <text:p>2.1130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901" calcext:value-type="float">
            <text:p>5.901</text:p>
          </table:table-cell>
          <table:table-cell office:value-type="float" office:value="1.14158" calcext:value-type="float">
            <text:p>1.141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office:value-type="float" office:value="1.9672" calcext:value-type="float">
            <text:p>1.9672</text:p>
          </table:table-cell>
          <table:table-cell office:value-type="float" office:value="116" calcext:value-type="float">
            <text:p>1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office:value-type="float" office:value="1.97396" calcext:value-type="float">
            <text:p>1.97396</text:p>
          </table:table-cell>
          <table:table-cell office:value-type="float" office:value="134" calcext:value-type="float">
            <text:p>134</text:p>
          </table:table-cell>
          <table:table-cell office:value-type="float" office:value="4.046" calcext:value-type="float">
            <text:p>4.046</text:p>
          </table:table-cell>
          <table:table-cell office:value-type="float" office:value="1.97396" calcext:value-type="float">
            <text:p>1.9739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3.733" calcext:value-type="float">
            <text:p>3.733</text:p>
          </table:table-cell>
          <table:table-cell office:value-type="float" office:value="1.71343" calcext:value-type="float">
            <text:p>1.713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.675" calcext:value-type="float">
            <text:p>5.675</text:p>
          </table:table-cell>
          <table:table-cell office:value-type="float" office:value="1.27306" calcext:value-type="float">
            <text:p>1.2730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1" calcext:value-type="float">
            <text:p>0.391</text:p>
          </table:table-cell>
          <table:table-cell office:value-type="float" office:value="2.15907" calcext:value-type="float">
            <text:p>2.15907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9.919" calcext:value-type="float">
            <text:p>19.919</text:p>
          </table:table-cell>
          <table:table-cell office:value-type="float" office:value="2.06796" calcext:value-type="float">
            <text:p>2.06796</text:p>
          </table:table-cell>
          <table:table-cell office:value-type="float" office:value="216" calcext:value-type="float">
            <text:p>216</text:p>
          </table:table-cell>
          <table:table-cell office:value-type="float" office:value="23.038" calcext:value-type="float">
            <text:p>23.038</text:p>
          </table:table-cell>
          <table:table-cell office:value-type="float" office:value="2.06796" calcext:value-type="float">
            <text:p>2.06796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3.645" calcext:value-type="float">
            <text:p>3.645</text:p>
          </table:table-cell>
          <table:table-cell office:value-type="float" office:value="2.93164" calcext:value-type="float">
            <text:p>2.9316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119" calcext:value-type="float">
            <text:p>5.119</text:p>
          </table:table-cell>
          <table:table-cell office:value-type="float" office:value="2.93495" calcext:value-type="float">
            <text:p>2.93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1" calcext:value-type="float">
            <text:p>0.361</text:p>
          </table:table-cell>
          <table:table-cell office:value-type="float" office:value="2.18132" calcext:value-type="float">
            <text:p>2.18132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9.938" calcext:value-type="float">
            <text:p>9.938</text:p>
          </table:table-cell>
          <table:table-cell office:value-type="float" office:value="2.48857" calcext:value-type="float">
            <text:p>2.48857</text:p>
          </table:table-cell>
          <table:table-cell office:value-type="float" office:value="229" calcext:value-type="float">
            <text:p>229</text:p>
          </table:table-cell>
          <table:table-cell office:value-type="float" office:value="11.4" calcext:value-type="float">
            <text:p>11.4</text:p>
          </table:table-cell>
          <table:table-cell office:value-type="float" office:value="2.48857" calcext:value-type="float">
            <text:p>2.48857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4.388" calcext:value-type="float">
            <text:p>4.388</text:p>
          </table:table-cell>
          <table:table-cell office:value-type="float" office:value="2.08667" calcext:value-type="float">
            <text:p>2.0866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555" calcext:value-type="float">
            <text:p>5.555</text:p>
          </table:table-cell>
          <table:table-cell office:value-type="float" office:value="2.64771" calcext:value-type="float">
            <text:p>2.6477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2" calcext:value-type="float">
            <text:p>0.392</text:p>
          </table:table-cell>
          <table:table-cell office:value-type="float" office:value="2.20048" calcext:value-type="float">
            <text:p>2.20048</text:p>
          </table:table-cell>
          <table:table-cell office:value-type="float" office:value="141" calcext:value-type="float">
            <text:p>1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471" calcext:value-type="float">
            <text:p>3.471</text:p>
          </table:table-cell>
          <table:table-cell office:value-type="float" office:value="2.25256" calcext:value-type="float">
            <text:p>2.25256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2.25256" calcext:value-type="float">
            <text:p>2.25256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.392" calcext:value-type="float">
            <text:p>4.392</text:p>
          </table:table-cell>
          <table:table-cell office:value-type="float" office:value="3.51673" calcext:value-type="float">
            <text:p>3.5167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 office:value-type="float" office:value="4.19339" calcext:value-type="float">
            <text:p>4.1933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6" calcext:value-type="float">
            <text:p>0.296</text:p>
          </table:table-cell>
          <table:table-cell office:value-type="float" office:value="2.1236" calcext:value-type="float">
            <text:p>2.1236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5" calcext:value-type="float">
            <text:p>0.56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8.737" calcext:value-type="float">
            <text:p>8.737</text:p>
          </table:table-cell>
          <table:table-cell office:value-type="float" office:value="2.49412" calcext:value-type="float">
            <text:p>2.49412</text:p>
          </table:table-cell>
          <table:table-cell office:value-type="float" office:value="192" calcext:value-type="float">
            <text:p>192</text:p>
          </table:table-cell>
          <table:table-cell office:value-type="float" office:value="10.137" calcext:value-type="float">
            <text:p>10.137</text:p>
          </table:table-cell>
          <table:table-cell office:value-type="float" office:value="2.49412" calcext:value-type="float">
            <text:p>2.4941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4.147" calcext:value-type="float">
            <text:p>4.147</text:p>
          </table:table-cell>
          <table:table-cell office:value-type="float" office:value="2.88701" calcext:value-type="float">
            <text:p>2.8870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.523" calcext:value-type="float">
            <text:p>9.523</text:p>
          </table:table-cell>
          <table:table-cell office:value-type="float" office:value="1.89651" calcext:value-type="float">
            <text:p>1.896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4" calcext:value-type="float">
            <text:p>0.384</text:p>
          </table:table-cell>
          <table:table-cell office:value-type="float" office:value="2.17219" calcext:value-type="float">
            <text:p>2.17219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6" calcext:value-type="float">
            <text:p>0.55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677" calcext:value-type="float">
            <text:p>3.677</text:p>
          </table:table-cell>
          <table:table-cell office:value-type="float" office:value="2.02703" calcext:value-type="float">
            <text:p>2.02703</text:p>
          </table:table-cell>
          <table:table-cell office:value-type="float" office:value="134" calcext:value-type="float">
            <text:p>134</text:p>
          </table:table-cell>
          <table:table-cell office:value-type="float" office:value="4.238" calcext:value-type="float">
            <text:p>4.238</text:p>
          </table:table-cell>
          <table:table-cell office:value-type="float" office:value="2.02703" calcext:value-type="float">
            <text:p>2.02703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3.536" calcext:value-type="float">
            <text:p>3.536</text:p>
          </table:table-cell>
          <table:table-cell office:value-type="float" office:value="2.30041" calcext:value-type="float">
            <text:p>2.3004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.375" calcext:value-type="float">
            <text:p>6.375</text:p>
          </table:table-cell>
          <table:table-cell office:value-type="float" office:value="2.06167" calcext:value-type="float">
            <text:p>2.0616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88" calcext:value-type="float">
            <text:p>0.488</text:p>
          </table:table-cell>
          <table:table-cell office:value-type="float" office:value="2.42695" calcext:value-type="float">
            <text:p>2.42695</text:p>
          </table:table-cell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2.034" calcext:value-type="float">
            <text:p>22.034</text:p>
          </table:table-cell>
          <table:table-cell office:value-type="float" office:value="2.15978" calcext:value-type="float">
            <text:p>2.15978</text:p>
          </table:table-cell>
          <table:table-cell office:value-type="float" office:value="221" calcext:value-type="float">
            <text:p>221</text:p>
          </table:table-cell>
          <table:table-cell office:value-type="float" office:value="24.642" calcext:value-type="float">
            <text:p>24.642</text:p>
          </table:table-cell>
          <table:table-cell office:value-type="float" office:value="2.15978" calcext:value-type="float">
            <text:p>2.1597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3.404" calcext:value-type="float">
            <text:p>3.404</text:p>
          </table:table-cell>
          <table:table-cell office:value-type="float" office:value="1.16892" calcext:value-type="float">
            <text:p>1.168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.773" calcext:value-type="float">
            <text:p>6.773</text:p>
          </table:table-cell>
          <table:table-cell office:value-type="float" office:value="4.85931" calcext:value-type="float">
            <text:p>4.8593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2.24162" calcext:value-type="float">
            <text:p>2.24162</text:p>
          </table:table-cell>
          <table:table-cell office:value-type="float" office:value="145" calcext:value-type="float">
            <text:p>1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1" calcext:value-type="float">
            <text:p>0.57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9.964" calcext:value-type="float">
            <text:p>9.964</text:p>
          </table:table-cell>
          <table:table-cell office:value-type="float" office:value="2.55499" calcext:value-type="float">
            <text:p>2.55499</text:p>
          </table:table-cell>
          <table:table-cell office:value-type="float" office:value="229" calcext:value-type="float">
            <text:p>229</text:p>
          </table:table-cell>
          <table:table-cell office:value-type="float" office:value="11.223" calcext:value-type="float">
            <text:p>11.223</text:p>
          </table:table-cell>
          <table:table-cell office:value-type="float" office:value="2.55499" calcext:value-type="float">
            <text:p>2.55499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3.806" calcext:value-type="float">
            <text:p>3.806</text:p>
          </table:table-cell>
          <table:table-cell office:value-type="float" office:value="2.66274" calcext:value-type="float">
            <text:p>2.6627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.48" calcext:value-type="float">
            <text:p>6.48</text:p>
          </table:table-cell>
          <table:table-cell office:value-type="float" office:value="4.19644" calcext:value-type="float">
            <text:p>4.1964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office:value-type="float" office:value="2.01603" calcext:value-type="float">
            <text:p>2.01603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3" calcext:value-type="float">
            <text:p>0.54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495" calcext:value-type="float">
            <text:p>3.495</text:p>
          </table:table-cell>
          <table:table-cell office:value-type="float" office:value="2.06249" calcext:value-type="float">
            <text:p>2.06249</text:p>
          </table:table-cell>
          <table:table-cell office:value-type="float" office:value="176" calcext:value-type="float">
            <text:p>176</text:p>
          </table:table-cell>
          <table:table-cell office:value-type="float" office:value="3.79" calcext:value-type="float">
            <text:p>3.79</text:p>
          </table:table-cell>
          <table:table-cell office:value-type="float" office:value="2.06249" calcext:value-type="float">
            <text:p>2.06249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3.858" calcext:value-type="float">
            <text:p>3.858</text:p>
          </table:table-cell>
          <table:table-cell office:value-type="float" office:value="2.59682" calcext:value-type="float">
            <text:p>2.596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205" calcext:value-type="float">
            <text:p>5.205</text:p>
          </table:table-cell>
          <table:table-cell office:value-type="float" office:value="1.73665" calcext:value-type="float">
            <text:p>1.736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68" calcext:value-type="float">
            <text:p>0.568</text:p>
          </table:table-cell>
          <table:table-cell office:value-type="float" office:value="2.83857" calcext:value-type="float">
            <text:p>2.83857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7" calcext:value-type="float">
            <text:p>0.5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9.16" calcext:value-type="float">
            <text:p>9.16</text:p>
          </table:table-cell>
          <table:table-cell office:value-type="float" office:value="2.59723" calcext:value-type="float">
            <text:p>2.59723</text:p>
          </table:table-cell>
          <table:table-cell office:value-type="float" office:value="188" calcext:value-type="float">
            <text:p>188</text:p>
          </table:table-cell>
          <table:table-cell office:value-type="float" office:value="10.446" calcext:value-type="float">
            <text:p>10.446</text:p>
          </table:table-cell>
          <table:table-cell office:value-type="float" office:value="2.59723" calcext:value-type="float">
            <text:p>2.59723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5.214" calcext:value-type="float">
            <text:p>5.214</text:p>
          </table:table-cell>
          <table:table-cell office:value-type="float" office:value="3.41563" calcext:value-type="float">
            <text:p>3.4156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.823" calcext:value-type="float">
            <text:p>5.823</text:p>
          </table:table-cell>
          <table:table-cell office:value-type="float" office:value="1.6967" calcext:value-type="float">
            <text:p>1.69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2.33151" calcext:value-type="float">
            <text:p>2.33151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2" calcext:value-type="float">
            <text:p>0.56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989" calcext:value-type="float">
            <text:p>3.989</text:p>
          </table:table-cell>
          <table:table-cell office:value-type="float" office:value="1.94596" calcext:value-type="float">
            <text:p>1.94596</text:p>
          </table:table-cell>
          <table:table-cell office:value-type="float" office:value="134" calcext:value-type="float">
            <text:p>134</text:p>
          </table:table-cell>
          <table:table-cell office:value-type="float" office:value="4.277" calcext:value-type="float">
            <text:p>4.277</text:p>
          </table:table-cell>
          <table:table-cell office:value-type="float" office:value="1.94596" calcext:value-type="float">
            <text:p>1.94596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3.785" calcext:value-type="float">
            <text:p>3.785</text:p>
          </table:table-cell>
          <table:table-cell office:value-type="float" office:value="2.53456" calcext:value-type="float">
            <text:p>2.5345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.42" calcext:value-type="float">
            <text:p>7.42</text:p>
          </table:table-cell>
          <table:table-cell office:value-type="float" office:value="4.53217" calcext:value-type="float">
            <text:p>4.5321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05" calcext:value-type="float">
            <text:p>0.505</text:p>
          </table:table-cell>
          <table:table-cell office:value-type="float" office:value="3.36843" calcext:value-type="float">
            <text:p>3.36843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3.324" calcext:value-type="float">
            <text:p>23.324</text:p>
          </table:table-cell>
          <table:table-cell office:value-type="float" office:value="2.12856" calcext:value-type="float">
            <text:p>2.12856</text:p>
          </table:table-cell>
          <table:table-cell office:value-type="float" office:value="218" calcext:value-type="float">
            <text:p>218</text:p>
          </table:table-cell>
          <table:table-cell office:value-type="float" office:value="23.642" calcext:value-type="float">
            <text:p>23.642</text:p>
          </table:table-cell>
          <table:table-cell office:value-type="float" office:value="2.12856" calcext:value-type="float">
            <text:p>2.12856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4.738" calcext:value-type="float">
            <text:p>4.738</text:p>
          </table:table-cell>
          <table:table-cell office:value-type="float" office:value="3.41379" calcext:value-type="float">
            <text:p>3.413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115" calcext:value-type="float">
            <text:p>4.115</text:p>
          </table:table-cell>
          <table:table-cell office:value-type="float" office:value="1.63191" calcext:value-type="float">
            <text:p>1.631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1" calcext:value-type="float">
            <text:p>0.351</text:p>
          </table:table-cell>
          <table:table-cell office:value-type="float" office:value="1.9252" calcext:value-type="float">
            <text:p>1.9252</text:p>
          </table:table-cell>
          <table:table-cell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1" calcext:value-type="float">
            <text:p>0.57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069" calcext:value-type="float">
            <text:p>11.069</text:p>
          </table:table-cell>
          <table:table-cell office:value-type="float" office:value="2.44032" calcext:value-type="float">
            <text:p>2.44032</text:p>
          </table:table-cell>
          <table:table-cell office:value-type="float" office:value="227" calcext:value-type="float">
            <text:p>227</text:p>
          </table:table-cell>
          <table:table-cell office:value-type="float" office:value="11.376" calcext:value-type="float">
            <text:p>11.376</text:p>
          </table:table-cell>
          <table:table-cell office:value-type="float" office:value="2.44032" calcext:value-type="float">
            <text:p>2.44032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3.805" calcext:value-type="float">
            <text:p>3.805</text:p>
          </table:table-cell>
          <table:table-cell office:value-type="float" office:value="2.65476" calcext:value-type="float">
            <text:p>2.6547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941" calcext:value-type="float">
            <text:p>5.941</text:p>
          </table:table-cell>
          <table:table-cell office:value-type="float" office:value="2.97684" calcext:value-type="float">
            <text:p>2.9768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1" calcext:value-type="float">
            <text:p>0.341</text:p>
          </table:table-cell>
          <table:table-cell office:value-type="float" office:value="2.06298" calcext:value-type="float">
            <text:p>2.06298</text:p>
          </table:table-cell>
          <table:table-cell office:value-type="float" office:value="144" calcext:value-type="float">
            <text:p>1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48" calcext:value-type="float">
            <text:p>0.548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735" calcext:value-type="float">
            <text:p>3.735</text:p>
          </table:table-cell>
          <table:table-cell office:value-type="float" office:value="2.14074" calcext:value-type="float">
            <text:p>2.14074</text:p>
          </table:table-cell>
          <table:table-cell office:value-type="float" office:value="179" calcext:value-type="float">
            <text:p>179</text:p>
          </table:table-cell>
          <table:table-cell office:value-type="float" office:value="4.01" calcext:value-type="float">
            <text:p>4.01</text:p>
          </table:table-cell>
          <table:table-cell office:value-type="float" office:value="2.14074" calcext:value-type="float">
            <text:p>2.14074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9.301" calcext:value-type="float">
            <text:p>9.301</text:p>
          </table:table-cell>
          <table:table-cell office:value-type="float" office:value="3.35269" calcext:value-type="float">
            <text:p>3.3526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245" calcext:value-type="float">
            <text:p>5.245</text:p>
          </table:table-cell>
          <table:table-cell office:value-type="float" office:value="4.01889" calcext:value-type="float">
            <text:p>4.018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53581" calcext:value-type="float">
            <text:p>2.53581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8" calcext:value-type="float">
            <text:p>0.56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9.72" calcext:value-type="float">
            <text:p>9.72</text:p>
          </table:table-cell>
          <table:table-cell office:value-type="float" office:value="2.5913" calcext:value-type="float">
            <text:p>2.5913</text:p>
          </table:table-cell>
          <table:table-cell office:value-type="float" office:value="187" calcext:value-type="float">
            <text:p>187</text:p>
          </table:table-cell>
          <table:table-cell office:value-type="float" office:value="10.906" calcext:value-type="float">
            <text:p>10.906</text:p>
          </table:table-cell>
          <table:table-cell office:value-type="float" office:value="2.5913" calcext:value-type="float">
            <text:p>2.5913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3.992" calcext:value-type="float">
            <text:p>3.992</text:p>
          </table:table-cell>
          <table:table-cell office:value-type="float" office:value="2.15128" calcext:value-type="float">
            <text:p>2.1512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.789" calcext:value-type="float">
            <text:p>5.789</text:p>
          </table:table-cell>
          <table:table-cell office:value-type="float" office:value="3.25673" calcext:value-type="float">
            <text:p>3.256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2.35472" calcext:value-type="float">
            <text:p>2.35472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389" calcext:value-type="float">
            <text:p>4.389</text:p>
          </table:table-cell>
          <table:table-cell office:value-type="float" office:value="1.93716" calcext:value-type="float">
            <text:p>1.93716</text:p>
          </table:table-cell>
          <table:table-cell office:value-type="float" office:value="130" calcext:value-type="float">
            <text:p>130</text:p>
          </table:table-cell>
          <table:table-cell office:value-type="float" office:value="5.232" calcext:value-type="float">
            <text:p>5.232</text:p>
          </table:table-cell>
          <table:table-cell office:value-type="float" office:value="1.93716" calcext:value-type="float">
            <text:p>1.93716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5.582" calcext:value-type="float">
            <text:p>5.582</text:p>
          </table:table-cell>
          <table:table-cell office:value-type="float" office:value="4.46698" calcext:value-type="float">
            <text:p>4.466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.155" calcext:value-type="float">
            <text:p>6.155</text:p>
          </table:table-cell>
          <table:table-cell office:value-type="float" office:value="3.7291" calcext:value-type="float">
            <text:p>3.729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65" calcext:value-type="float">
            <text:p>0.465</text:p>
          </table:table-cell>
          <table:table-cell office:value-type="float" office:value="2.73839" calcext:value-type="float">
            <text:p>2.73839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4.029" calcext:value-type="float">
            <text:p>24.029</text:p>
          </table:table-cell>
          <table:table-cell office:value-type="float" office:value="2.2125" calcext:value-type="float">
            <text:p>2.2125</text:p>
          </table:table-cell>
          <table:table-cell office:value-type="float" office:value="219" calcext:value-type="float">
            <text:p>219</text:p>
          </table:table-cell>
          <table:table-cell office:value-type="float" office:value="26.942" calcext:value-type="float">
            <text:p>26.942</text:p>
          </table:table-cell>
          <table:table-cell office:value-type="float" office:value="2.2125" calcext:value-type="float">
            <text:p>2.2125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4.887" calcext:value-type="float">
            <text:p>4.887</text:p>
          </table:table-cell>
          <table:table-cell office:value-type="float" office:value="1.79834" calcext:value-type="float">
            <text:p>1.798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.531" calcext:value-type="float">
            <text:p>6.531</text:p>
          </table:table-cell>
          <table:table-cell office:value-type="float" office:value="4.40937" calcext:value-type="float">
            <text:p>4.4093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office:value-type="float" office:value="2.06824" calcext:value-type="float">
            <text:p>2.06824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362" calcext:value-type="float">
            <text:p>11.362</text:p>
          </table:table-cell>
          <table:table-cell office:value-type="float" office:value="2.53088" calcext:value-type="float">
            <text:p>2.53088</text:p>
          </table:table-cell>
          <table:table-cell office:value-type="float" office:value="234" calcext:value-type="float">
            <text:p>234</text:p>
          </table:table-cell>
          <table:table-cell office:value-type="float" office:value="13.068" calcext:value-type="float">
            <text:p>13.068</text:p>
          </table:table-cell>
          <table:table-cell office:value-type="float" office:value="2.53088" calcext:value-type="float">
            <text:p>2.53088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6.951" calcext:value-type="float">
            <text:p>16.951</text:p>
          </table:table-cell>
          <table:table-cell office:value-type="float" office:value="7.43169" calcext:value-type="float">
            <text:p>7.4316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3" calcext:value-type="float">
            <text:p>0.373</text:p>
          </table:table-cell>
          <table:table-cell office:value-type="float" office:value="2.08364" calcext:value-type="float">
            <text:p>2.08364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564" calcext:value-type="float">
            <text:p>3.564</text:p>
          </table:table-cell>
          <table:table-cell office:value-type="float" office:value="1.92205" calcext:value-type="float">
            <text:p>1.92205</text:p>
          </table:table-cell>
          <table:table-cell office:value-type="float" office:value="173" calcext:value-type="float">
            <text:p>173</text:p>
          </table:table-cell>
          <table:table-cell office:value-type="float" office:value="4.106" calcext:value-type="float">
            <text:p>4.106</text:p>
          </table:table-cell>
          <table:table-cell office:value-type="float" office:value="1.92205" calcext:value-type="float">
            <text:p>1.92205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3.432" calcext:value-type="float">
            <text:p>23.432</text:p>
          </table:table-cell>
          <table:table-cell office:value-type="float" office:value="8.10759" calcext:value-type="float">
            <text:p>8.1075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.873" calcext:value-type="float">
            <text:p>4.873</text:p>
          </table:table-cell>
          <table:table-cell office:value-type="float" office:value="2.94196" calcext:value-type="float">
            <text:p>2.941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2.45938" calcext:value-type="float">
            <text:p>2.45938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9.767" calcext:value-type="float">
            <text:p>9.767</text:p>
          </table:table-cell>
          <table:table-cell office:value-type="float" office:value="2.4138" calcext:value-type="float">
            <text:p>2.4138</text:p>
          </table:table-cell>
          <table:table-cell office:value-type="float" office:value="185" calcext:value-type="float">
            <text:p>185</text:p>
          </table:table-cell>
          <table:table-cell office:value-type="float" office:value="11.363" calcext:value-type="float">
            <text:p>11.363</text:p>
          </table:table-cell>
          <table:table-cell office:value-type="float" office:value="2.4138" calcext:value-type="float">
            <text:p>2.4138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3.548" calcext:value-type="float">
            <text:p>3.548</text:p>
          </table:table-cell>
          <table:table-cell office:value-type="float" office:value="1.91244" calcext:value-type="float">
            <text:p>1.912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904" calcext:value-type="float">
            <text:p>4.904</text:p>
          </table:table-cell>
          <table:table-cell office:value-type="float" office:value="3.05206" calcext:value-type="float">
            <text:p>3.052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4" calcext:value-type="float">
            <text:p>0.414</text:p>
          </table:table-cell>
          <table:table-cell office:value-type="float" office:value="2.56586" calcext:value-type="float">
            <text:p>2.56586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146" calcext:value-type="float">
            <text:p>4.146</text:p>
          </table:table-cell>
          <table:table-cell office:value-type="float" office:value="1.96868" calcext:value-type="float">
            <text:p>1.96868</text:p>
          </table:table-cell>
          <table:table-cell office:value-type="float" office:value="136" calcext:value-type="float">
            <text:p>136</text:p>
          </table:table-cell>
          <table:table-cell office:value-type="float" office:value="4.686" calcext:value-type="float">
            <text:p>4.686</text:p>
          </table:table-cell>
          <table:table-cell office:value-type="float" office:value="1.96868" calcext:value-type="float">
            <text:p>1.9686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3.601" calcext:value-type="float">
            <text:p>3.601</text:p>
          </table:table-cell>
          <table:table-cell office:value-type="float" office:value="1.8033" calcext:value-type="float">
            <text:p>1.80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537" calcext:value-type="float">
            <text:p>3.537</text:p>
          </table:table-cell>
          <table:table-cell office:value-type="float" office:value="1.17822" calcext:value-type="float">
            <text:p>1.178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22" calcext:value-type="float">
            <text:p>0.422</text:p>
          </table:table-cell>
          <table:table-cell office:value-type="float" office:value="2.09823" calcext:value-type="float">
            <text:p>2.09823</text:p>
          </table:table-cell>
          <table:table-cell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18" calcext:value-type="float">
            <text:p>0.51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3.926" calcext:value-type="float">
            <text:p>23.926</text:p>
          </table:table-cell>
          <table:table-cell office:value-type="float" office:value="2.10209" calcext:value-type="float">
            <text:p>2.10209</text:p>
          </table:table-cell>
          <table:table-cell office:value-type="float" office:value="217" calcext:value-type="float">
            <text:p>217</text:p>
          </table:table-cell>
          <table:table-cell office:value-type="float" office:value="26.987" calcext:value-type="float">
            <text:p>26.987</text:p>
          </table:table-cell>
          <table:table-cell office:value-type="float" office:value="2.10209" calcext:value-type="float">
            <text:p>2.1020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5.614" calcext:value-type="float">
            <text:p>5.614</text:p>
          </table:table-cell>
          <table:table-cell office:value-type="float" office:value="2.24827" calcext:value-type="float">
            <text:p>2.2482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.561" calcext:value-type="float">
            <text:p>4.561</text:p>
          </table:table-cell>
          <table:table-cell office:value-type="float" office:value="3.04425" calcext:value-type="float">
            <text:p>3.044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1.7146" calcext:value-type="float">
            <text:p>1.7146</text:p>
          </table:table-cell>
          <table:table-cell office:value-type="float" office:value="126" calcext:value-type="float">
            <text:p>1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84" calcext:value-type="float">
            <text:p>0.58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471" calcext:value-type="float">
            <text:p>11.471</text:p>
          </table:table-cell>
          <table:table-cell office:value-type="float" office:value="2.55534" calcext:value-type="float">
            <text:p>2.55534</text:p>
          </table:table-cell>
          <table:table-cell office:value-type="float" office:value="233" calcext:value-type="float">
            <text:p>233</text:p>
          </table:table-cell>
          <table:table-cell office:value-type="float" office:value="12.931" calcext:value-type="float">
            <text:p>12.931</text:p>
          </table:table-cell>
          <table:table-cell office:value-type="float" office:value="2.55534" calcext:value-type="float">
            <text:p>2.55534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8.918" calcext:value-type="float">
            <text:p>8.918</text:p>
          </table:table-cell>
          <table:table-cell office:value-type="float" office:value="5.56088" calcext:value-type="float">
            <text:p>5.5608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.36" calcext:value-type="float">
            <text:p>3.36</text:p>
          </table:table-cell>
          <table:table-cell office:value-type="float" office:value="1.21542" calcext:value-type="float">
            <text:p>1.215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office:value-type="float" office:value="2.0978" calcext:value-type="float">
            <text:p>2.0978</text:p>
          </table:table-cell>
          <table:table-cell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4" calcext:value-type="float">
            <text:p>0.55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4.082" calcext:value-type="float">
            <text:p>4.082</text:p>
          </table:table-cell>
          <table:table-cell office:value-type="float" office:value="2.30104" calcext:value-type="float">
            <text:p>2.30104</text:p>
          </table:table-cell>
          <table:table-cell office:value-type="float" office:value="183" calcext:value-type="float">
            <text:p>183</text:p>
          </table:table-cell>
          <table:table-cell office:value-type="float" office:value="4.609" calcext:value-type="float">
            <text:p>4.609</text:p>
          </table:table-cell>
          <table:table-cell office:value-type="float" office:value="2.30104" calcext:value-type="float">
            <text:p>2.30104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3.308" calcext:value-type="float">
            <text:p>3.308</text:p>
          </table:table-cell>
          <table:table-cell office:value-type="float" office:value="1.72548" calcext:value-type="float">
            <text:p>1.7254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509" calcext:value-type="float">
            <text:p>5.509</text:p>
          </table:table-cell>
          <table:table-cell office:value-type="float" office:value="4.24396" calcext:value-type="float">
            <text:p>4.24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47" calcext:value-type="float">
            <text:p>0.447</text:p>
          </table:table-cell>
          <table:table-cell office:value-type="float" office:value="2.50295" calcext:value-type="float">
            <text:p>2.50295</text:p>
          </table:table-cell>
          <table:table-cell office:value-type="float" office:value="142" calcext:value-type="float">
            <text:p>1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0.139" calcext:value-type="float">
            <text:p>10.139</text:p>
          </table:table-cell>
          <table:table-cell office:value-type="float" office:value="2.4053" calcext:value-type="float">
            <text:p>2.4053</text:p>
          </table:table-cell>
          <table:table-cell office:value-type="float" office:value="180" calcext:value-type="float">
            <text:p>180</text:p>
          </table:table-cell>
          <table:table-cell office:value-type="float" office:value="11.471" calcext:value-type="float">
            <text:p>11.471</text:p>
          </table:table-cell>
          <table:table-cell office:value-type="float" office:value="2.4053" calcext:value-type="float">
            <text:p>2.4053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3.487" calcext:value-type="float">
            <text:p>3.487</text:p>
          </table:table-cell>
          <table:table-cell office:value-type="float" office:value="1.99256" calcext:value-type="float">
            <text:p>1.9925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456" calcext:value-type="float">
            <text:p>4.456</text:p>
          </table:table-cell>
          <table:table-cell office:value-type="float" office:value="1.87807" calcext:value-type="float">
            <text:p>1.878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34" calcext:value-type="float">
            <text:p>0.334</text:p>
          </table:table-cell>
          <table:table-cell office:value-type="float" office:value="2.13233" calcext:value-type="float">
            <text:p>2.13233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8" calcext:value-type="float">
            <text:p>0.55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301" calcext:value-type="float">
            <text:p>4.301</text:p>
          </table:table-cell>
          <table:table-cell office:value-type="float" office:value="2.04128" calcext:value-type="float">
            <text:p>2.04128</text:p>
          </table:table-cell>
          <table:table-cell office:value-type="float" office:value="137" calcext:value-type="float">
            <text:p>137</text:p>
          </table:table-cell>
          <table:table-cell office:value-type="float" office:value="4.885" calcext:value-type="float">
            <text:p>4.885</text:p>
          </table:table-cell>
          <table:table-cell office:value-type="float" office:value="2.04128" calcext:value-type="float">
            <text:p>2.04128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4.43" calcext:value-type="float">
            <text:p>14.43</text:p>
          </table:table-cell>
          <table:table-cell office:value-type="float" office:value="7.92511" calcext:value-type="float">
            <text:p>7.925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.409" calcext:value-type="float">
            <text:p>3.409</text:p>
          </table:table-cell>
          <table:table-cell office:value-type="float" office:value="1.67137" calcext:value-type="float">
            <text:p>1.6713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7" calcext:value-type="float">
            <text:p>0.367</text:p>
          </table:table-cell>
          <table:table-cell office:value-type="float" office:value="2.01432" calcext:value-type="float">
            <text:p>2.01432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4.986" calcext:value-type="float">
            <text:p>24.986</text:p>
          </table:table-cell>
          <table:table-cell office:value-type="float" office:value="2.14349" calcext:value-type="float">
            <text:p>2.14349</text:p>
          </table:table-cell>
          <table:table-cell office:value-type="float" office:value="220" calcext:value-type="float">
            <text:p>220</text:p>
          </table:table-cell>
          <table:table-cell office:value-type="float" office:value="28.04" calcext:value-type="float">
            <text:p>28.04</text:p>
          </table:table-cell>
          <table:table-cell office:value-type="float" office:value="2.14349" calcext:value-type="float">
            <text:p>2.14349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.411" calcext:value-type="float">
            <text:p>4.411</text:p>
          </table:table-cell>
          <table:table-cell office:value-type="float" office:value="3.27617" calcext:value-type="float">
            <text:p>3.2761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96" calcext:value-type="float">
            <text:p>0.296</text:p>
          </table:table-cell>
          <table:table-cell office:value-type="float" office:value="2.13671" calcext:value-type="float">
            <text:p>2.13671</text:p>
          </table:table-cell>
          <table:table-cell office:value-type="float" office:value="134" calcext:value-type="float">
            <text:p>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77" calcext:value-type="float">
            <text:p>0.57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963" calcext:value-type="float">
            <text:p>11.963</text:p>
          </table:table-cell>
          <table:table-cell office:value-type="float" office:value="2.7887" calcext:value-type="float">
            <text:p>2.7887</text:p>
          </table:table-cell>
          <table:table-cell office:value-type="float" office:value="242" calcext:value-type="float">
            <text:p>242</text:p>
          </table:table-cell>
          <table:table-cell office:value-type="float" office:value="12.96" calcext:value-type="float">
            <text:p>12.96</text:p>
          </table:table-cell>
          <table:table-cell office:value-type="float" office:value="2.7887" calcext:value-type="float">
            <text:p>2.7887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9.749" calcext:value-type="float">
            <text:p>9.749</text:p>
          </table:table-cell>
          <table:table-cell office:value-type="float" office:value="5.1141" calcext:value-type="float">
            <text:p>5.114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.517" calcext:value-type="float">
            <text:p>3.517</text:p>
          </table:table-cell>
          <table:table-cell office:value-type="float" office:value="1.36545" calcext:value-type="float">
            <text:p>1.365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8" calcext:value-type="float">
            <text:p>0.368</text:p>
          </table:table-cell>
          <table:table-cell office:value-type="float" office:value="2.00521" calcext:value-type="float">
            <text:p>2.00521</text:p>
          </table:table-cell>
          <table:table-cell office:value-type="float" office:value="135" calcext:value-type="float">
            <text:p>1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4" calcext:value-type="float">
            <text:p>0.55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98" calcext:value-type="float">
            <text:p>3.98</text:p>
          </table:table-cell>
          <table:table-cell office:value-type="float" office:value="2.17081" calcext:value-type="float">
            <text:p>2.17081</text:p>
          </table:table-cell>
          <table:table-cell office:value-type="float" office:value="180" calcext:value-type="float">
            <text:p>180</text:p>
          </table:table-cell>
          <table:table-cell office:value-type="float" office:value="4.4" calcext:value-type="float">
            <text:p>4.4</text:p>
          </table:table-cell>
          <table:table-cell office:value-type="float" office:value="2.17081" calcext:value-type="float">
            <text:p>2.17081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.487" calcext:value-type="float">
            <text:p>4.487</text:p>
          </table:table-cell>
          <table:table-cell office:value-type="float" office:value="2.04178" calcext:value-type="float">
            <text:p>2.0417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877" calcext:value-type="float">
            <text:p>3.877</text:p>
          </table:table-cell>
          <table:table-cell office:value-type="float" office:value="2.57549" calcext:value-type="float">
            <text:p>2.57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1" calcext:value-type="float">
            <text:p>0.341</text:p>
          </table:table-cell>
          <table:table-cell office:value-type="float" office:value="2.07553" calcext:value-type="float">
            <text:p>2.07553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9.875" calcext:value-type="float">
            <text:p>9.875</text:p>
          </table:table-cell>
          <table:table-cell office:value-type="float" office:value="2.3278" calcext:value-type="float">
            <text:p>2.3278</text:p>
          </table:table-cell>
          <table:table-cell office:value-type="float" office:value="182" calcext:value-type="float">
            <text:p>182</text:p>
          </table:table-cell>
          <table:table-cell office:value-type="float" office:value="11.279" calcext:value-type="float">
            <text:p>11.279</text:p>
          </table:table-cell>
          <table:table-cell office:value-type="float" office:value="2.3278" calcext:value-type="float">
            <text:p>2.3278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4.00066" calcext:value-type="float">
            <text:p>4.0006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.684" calcext:value-type="float">
            <text:p>3.684</text:p>
          </table:table-cell>
          <table:table-cell office:value-type="float" office:value="1.31788" calcext:value-type="float">
            <text:p>1.317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16" calcext:value-type="float">
            <text:p>0.316</text:p>
          </table:table-cell>
          <table:table-cell office:value-type="float" office:value="2.13664" calcext:value-type="float">
            <text:p>2.13664</text:p>
          </table:table-cell>
          <table:table-cell office:value-type="float" office:value="123" calcext:value-type="float">
            <text:p>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527" calcext:value-type="float">
            <text:p>4.527</text:p>
          </table:table-cell>
          <table:table-cell office:value-type="float" office:value="2.1079" calcext:value-type="float">
            <text:p>2.1079</text:p>
          </table:table-cell>
          <table:table-cell office:value-type="float" office:value="133" calcext:value-type="float">
            <text:p>133</text:p>
          </table:table-cell>
          <table:table-cell office:value-type="float" office:value="4.78" calcext:value-type="float">
            <text:p>4.78</text:p>
          </table:table-cell>
          <table:table-cell office:value-type="float" office:value="2.1079" calcext:value-type="float">
            <text:p>2.1079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3.471" calcext:value-type="float">
            <text:p>3.471</text:p>
          </table:table-cell>
          <table:table-cell office:value-type="float" office:value="3.19193" calcext:value-type="float">
            <text:p>3.191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1" calcext:value-type="float">
            <text:p>3.31</text:p>
          </table:table-cell>
          <table:table-cell office:value-type="float" office:value="1.43807" calcext:value-type="float">
            <text:p>1.438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94" calcext:value-type="float">
            <text:p>0.394</text:p>
          </table:table-cell>
          <table:table-cell office:value-type="float" office:value="2.16043" calcext:value-type="float">
            <text:p>2.16043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5.998" calcext:value-type="float">
            <text:p>25.998</text:p>
          </table:table-cell>
          <table:table-cell office:value-type="float" office:value="2.265" calcext:value-type="float">
            <text:p>2.265</text:p>
          </table:table-cell>
          <table:table-cell office:value-type="float" office:value="223" calcext:value-type="float">
            <text:p>223</text:p>
          </table:table-cell>
          <table:table-cell office:value-type="float" office:value="27.859" calcext:value-type="float">
            <text:p>27.859</text:p>
          </table:table-cell>
          <table:table-cell office:value-type="float" office:value="2.265" calcext:value-type="float">
            <text:p>2.26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4.699" calcext:value-type="float">
            <text:p>4.699</text:p>
          </table:table-cell>
          <table:table-cell office:value-type="float" office:value="1.53405" calcext:value-type="float">
            <text:p>1.534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.451" calcext:value-type="float">
            <text:p>7.451</text:p>
          </table:table-cell>
          <table:table-cell office:value-type="float" office:value="4.5024" calcext:value-type="float">
            <text:p>4.502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1" calcext:value-type="float">
            <text:p>0.351</text:p>
          </table:table-cell>
          <table:table-cell office:value-type="float" office:value="2.19865" calcext:value-type="float">
            <text:p>2.19865</text:p>
          </table:table-cell>
          <table:table-cell office:value-type="float" office:value="138" calcext:value-type="float">
            <text:p>1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267" calcext:value-type="float">
            <text:p>11.267</text:p>
          </table:table-cell>
          <table:table-cell office:value-type="float" office:value="2.28441" calcext:value-type="float">
            <text:p>2.28441</text:p>
          </table:table-cell>
          <table:table-cell office:value-type="float" office:value="223" calcext:value-type="float">
            <text:p>223</text:p>
          </table:table-cell>
          <table:table-cell office:value-type="float" office:value="12.298" calcext:value-type="float">
            <text:p>12.298</text:p>
          </table:table-cell>
          <table:table-cell office:value-type="float" office:value="2.28441" calcext:value-type="float">
            <text:p>2.28441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3.655" calcext:value-type="float">
            <text:p>3.655</text:p>
          </table:table-cell>
          <table:table-cell office:value-type="float" office:value="2.51353" calcext:value-type="float">
            <text:p>2.513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354" calcext:value-type="float">
            <text:p>5.354</text:p>
          </table:table-cell>
          <table:table-cell office:value-type="float" office:value="1.92082" calcext:value-type="float">
            <text:p>1.920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81" calcext:value-type="float">
            <text:p>0.381</text:p>
          </table:table-cell>
          <table:table-cell office:value-type="float" office:value="1.9827" calcext:value-type="float">
            <text:p>1.9827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55" calcext:value-type="float">
            <text:p>0.55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795" calcext:value-type="float">
            <text:p>3.795</text:p>
          </table:table-cell>
          <table:table-cell office:value-type="float" office:value="2.15538" calcext:value-type="float">
            <text:p>2.15538</text:p>
          </table:table-cell>
          <table:table-cell office:value-type="float" office:value="178" calcext:value-type="float">
            <text:p>178</text:p>
          </table:table-cell>
          <table:table-cell office:value-type="float" office:value="4.109" calcext:value-type="float">
            <text:p>4.109</text:p>
          </table:table-cell>
          <table:table-cell office:value-type="float" office:value="2.15538" calcext:value-type="float">
            <text:p>2.15538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7.203" calcext:value-type="float">
            <text:p>7.203</text:p>
          </table:table-cell>
          <table:table-cell office:value-type="float" office:value="5.3944" calcext:value-type="float">
            <text:p>5.394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.905" calcext:value-type="float">
            <text:p>4.905</text:p>
          </table:table-cell>
          <table:table-cell office:value-type="float" office:value="2.31785" calcext:value-type="float">
            <text:p>2.3178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96" calcext:value-type="float">
            <text:p>0.496</text:p>
          </table:table-cell>
          <table:table-cell office:value-type="float" office:value="2.8679" calcext:value-type="float">
            <text:p>2.8679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AVE</text:p>
          </table:table-cell>
          <table:table-cell table:style-name="ce1" table:formula="of:=AVERAGE([.B2];[.B301])" office:value-type="float" office:value="0.5925" calcext:value-type="float">
            <text:p>0.5925</text:p>
          </table:table-cell>
          <table:table-cell table:style-name="ce1" table:formula="of:=AVERAGE([.C2];[.C301])" office:value-type="float" office:value="2.17137" calcext:value-type="float">
            <text:p>2.17137</text:p>
          </table:table-cell>
          <table:table-cell table:style-name="ce1" table:formula="of:=AVERAGE([.D2];[.D301])" office:value-type="string" office:string-value="" calcext:value-type="error">
            <text:p>#DIV/0!</text:p>
          </table:table-cell>
          <table:table-cell table:style-name="ce1" table:formula="of:=AVERAGE([.E2];[.E301])" office:value-type="string" office:string-value="" calcext:value-type="error">
            <text:p>#DIV/0!</text:p>
          </table:table-cell>
          <table:table-cell table:style-name="ce1" table:formula="of:=AVERAGE([.F2];[.F301])" office:value-type="float" office:value="2.264" calcext:value-type="float">
            <text:p>2.264</text:p>
          </table:table-cell>
          <table:table-cell table:style-name="ce1" table:formula="of:=AVERAGE([.G2];[.G301])" office:value-type="float" office:value="2.339725" calcext:value-type="float">
            <text:p>2.339725</text:p>
          </table:table-cell>
          <table:table-cell table:style-name="ce1" table:formula="of:=AVERAGE([.H2];[.H301])" office:value-type="float" office:value="182" calcext:value-type="float">
            <text:p>182</text:p>
          </table:table-cell>
          <table:table-cell table:style-name="ce1" table:formula="of:=AVERAGE([.I2];[.I301])" office:value-type="float" office:value="2.4455" calcext:value-type="float">
            <text:p>2.4455</text:p>
          </table:table-cell>
          <table:table-cell table:style-name="ce1" table:formula="of:=AVERAGE([.J2];[.J301])" office:value-type="float" office:value="2.339725" calcext:value-type="float">
            <text:p>2.339725</text:p>
          </table:table-cell>
          <table:table-cell table:style-name="ce1" table:formula="of:=AVERAGE([.K2];[.K301])" office:value-type="float" office:value="182" calcext:value-type="float">
            <text:p>182</text:p>
          </table:table-cell>
          <table:table-cell table:style-name="ce1" table:formula="of:=AVERAGE([.L2];[.L301])" office:value-type="string" office:string-value="" calcext:value-type="error">
            <text:p>#DIV/0!</text:p>
          </table:table-cell>
          <table:table-cell table:style-name="ce1" table:formula="of:=AVERAGE([.M2];[.M301])" office:value-type="string" office:string-value="" calcext:value-type="error">
            <text:p>#DIV/0!</text:p>
          </table:table-cell>
          <table:table-cell table:style-name="ce1" table:formula="of:=AVERAGE([.N2];[.N301])" office:value-type="float" office:value="6.189" calcext:value-type="float">
            <text:p>6.189</text:p>
          </table:table-cell>
          <table:table-cell table:style-name="ce1" table:formula="of:=AVERAGE([.O2];[.O301])" office:value-type="float" office:value="4.212455" calcext:value-type="float">
            <text:p>4.212455</text:p>
          </table:table-cell>
          <table:table-cell table:style-name="ce1" table:formula="of:=AVERAGE([.P2];[.P301])" office:value-type="float" office:value="10" calcext:value-type="float">
            <text:p>10</text:p>
          </table:table-cell>
          <table:table-cell table:style-name="ce1" table:formula="of:=AVERAGE([.Q2];[.Q301])" office:value-type="string" office:string-value="" calcext:value-type="error">
            <text:p>#DIV/0!</text:p>
          </table:table-cell>
          <table:table-cell table:style-name="ce1" table:formula="of:=AVERAGE([.R2];[.R301])" office:value-type="string" office:string-value="" calcext:value-type="error">
            <text:p>#DIV/0!</text:p>
          </table:table-cell>
          <table:table-cell table:style-name="ce1" table:formula="of:=AVERAGE([.S2];[.S301])" office:value-type="float" office:value="4.799" calcext:value-type="float">
            <text:p>4.799</text:p>
          </table:table-cell>
          <table:table-cell table:style-name="ce1" table:formula="of:=AVERAGE([.T2];[.T301])" office:value-type="float" office:value="2.004095" calcext:value-type="float">
            <text:p>2.004095</text:p>
          </table:table-cell>
          <table:table-cell table:style-name="ce1" table:formula="of:=AVERAGE([.U2];[.U301])" office:value-type="float" office:value="5.5" calcext:value-type="float">
            <text:p>5.5</text:p>
          </table:table-cell>
          <table:table-cell table:style-name="ce1" table:formula="of:=AVERAGE([.V2];[.V301])" office:value-type="string" office:string-value="" calcext:value-type="error">
            <text:p>#DIV/0!</text:p>
          </table:table-cell>
          <table:table-cell table:style-name="ce1" table:formula="of:=AVERAGE([.W2];[.W301])" office:value-type="string" office:string-value="" calcext:value-type="error">
            <text:p>#DIV/0!</text:p>
          </table:table-cell>
          <table:table-cell table:style-name="ce1" table:formula="of:=AVERAGE([.X2];[.X301])" office:value-type="float" office:value="0.0215" calcext:value-type="float">
            <text:p>0.0215</text:p>
          </table:table-cell>
          <table:table-cell table:style-name="ce1" table:formula="of:=AVERAGE([.Y2];[.Y301])" office:value-type="float" office:value="0.908301" calcext:value-type="float">
            <text:p>0.908301</text:p>
          </table:table-cell>
          <table:table-cell table:style-name="ce1" table:formula="of:=AVERAGE([.Z2];[.Z301])" office:value-type="float" office:value="2" calcext:value-type="float">
            <text:p>2</text:p>
          </table:table-cell>
          <table:table-cell table:style-name="ce1" table:formula="of:=AVERAGE([.AA2];[.AA301])" office:value-type="string" office:string-value="" calcext:value-type="error">
            <text:p>#DIV/0!</text:p>
          </table:table-cell>
          <table:table-cell table:style-name="ce1" table:formula="of:=AVERAGE([.AB2];[.AB301])" office:value-type="string" office:string-value="" calcext:value-type="error">
            <text:p>#DIV/0!</text:p>
          </table:table-cell>
          <table:table-cell table:style-name="ce1" table:formula="of:=AVERAGE([.AC2];[.AC301])" office:value-type="float" office:value="0.374" calcext:value-type="float">
            <text:p>0.374</text:p>
          </table:table-cell>
          <table:table-cell table:style-name="ce1" table:formula="of:=AVERAGE([.AD2];[.AD301])" office:value-type="float" office:value="2.393325" calcext:value-type="float">
            <text:p>2.393325</text:p>
          </table:table-cell>
          <table:table-cell table:style-name="ce1" table:formula="of:=AVERAGE([.AE2];[.AE301])" office:value-type="float" office:value="139" calcext:value-type="float">
            <text:p>139</text:p>
          </table:table-cell>
          <table:table-cell table:style-name="ce1" table:formula="of:=AVERAGE([.AF2];[.AF301])" office:value-type="string" office:string-value="" calcext:value-type="error">
            <text:p>#DIV/0!</text:p>
          </table:table-cell>
          <table:table-cell table:style-name="ce1" table:formula="of:=AVERAGE([.AG2];[.AG301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EV</text:p>
          </table:table-cell>
          <table:table-cell table:style-name="ce1" table:formula="of:=COM.MICROSOFT.STDEV.S([.B2];[.B301])" office:value-type="float" office:value="0.053033008588991" calcext:value-type="float">
            <text:p>0.0530330086</text:p>
          </table:table-cell>
          <table:table-cell table:style-name="ce1" table:formula="of:=COM.MICROSOFT.STDEV.S([.C2];[.C301])" office:value-type="float" office:value="0.0306884343034962" calcext:value-type="float">
            <text:p>0.0306884343</text:p>
          </table:table-cell>
          <table:table-cell table:style-name="ce1" table:formula="of:=COM.MICROSOFT.STDEV.S([.D2];[.D301])" office:value-type="string" office:string-value="" calcext:value-type="error">
            <text:p>#DIV/0!</text:p>
          </table:table-cell>
          <table:table-cell table:style-name="ce1" table:formula="of:=COM.MICROSOFT.STDEV.S([.E2];[.E301])" office:value-type="string" office:string-value="" calcext:value-type="error">
            <text:p>#DIV/0!</text:p>
          </table:table-cell>
          <table:table-cell table:style-name="ce1" table:formula="of:=COM.MICROSOFT.STDEV.S([.F2];[.F301])" office:value-type="float" office:value="2.16516096399321" calcext:value-type="float">
            <text:p>2.165160964</text:p>
          </table:table-cell>
          <table:table-cell table:style-name="ce1" table:formula="of:=COM.MICROSOFT.STDEV.S([.G2];[.G301])" office:value-type="float" office:value="0.260703199155668" calcext:value-type="float">
            <text:p>0.2607031992</text:p>
          </table:table-cell>
          <table:table-cell table:style-name="ce1" table:formula="of:=COM.MICROSOFT.STDEV.S([.H2];[.H301])" office:value-type="float" office:value="5.65685424949238" calcext:value-type="float">
            <text:p>5.6568542495</text:p>
          </table:table-cell>
          <table:table-cell table:style-name="ce1" table:formula="of:=COM.MICROSOFT.STDEV.S([.I2];[.I301])" office:value-type="float" office:value="2.35254426100764" calcext:value-type="float">
            <text:p>2.352544261</text:p>
          </table:table-cell>
          <table:table-cell table:style-name="ce1" table:formula="of:=COM.MICROSOFT.STDEV.S([.J2];[.J301])" office:value-type="float" office:value="0.260703199155668" calcext:value-type="float">
            <text:p>0.2607031992</text:p>
          </table:table-cell>
          <table:table-cell table:style-name="ce1" table:formula="of:=COM.MICROSOFT.STDEV.S([.K2];[.K301])" office:value-type="float" office:value="5.65685424949238" calcext:value-type="float">
            <text:p>5.6568542495</text:p>
          </table:table-cell>
          <table:table-cell table:style-name="ce1" table:formula="of:=COM.MICROSOFT.STDEV.S([.L2];[.L301])" office:value-type="string" office:string-value="" calcext:value-type="error">
            <text:p>#DIV/0!</text:p>
          </table:table-cell>
          <table:table-cell table:style-name="ce1" table:formula="of:=COM.MICROSOFT.STDEV.S([.M2];[.M301])" office:value-type="string" office:string-value="" calcext:value-type="error">
            <text:p>#DIV/0!</text:p>
          </table:table-cell>
          <table:table-cell table:style-name="ce1" table:formula="of:=COM.MICROSOFT.STDEV.S([.N2];[.N301])" office:value-type="float" office:value="1.43401255224632" calcext:value-type="float">
            <text:p>1.4340125522</text:p>
          </table:table-cell>
          <table:table-cell table:style-name="ce1" table:formula="of:=COM.MICROSOFT.STDEV.S([.O2];[.O301])" office:value-type="float" office:value="1.67152264897907" calcext:value-type="float">
            <text:p>1.671522649</text:p>
          </table:table-cell>
          <table:table-cell table:style-name="ce1" table:formula="of:=COM.MICROSOFT.STDEV.S([.P2];[.P301])" office:value-type="float" office:value="2.82842712474619" calcext:value-type="float">
            <text:p>2.8284271247</text:p>
          </table:table-cell>
          <table:table-cell table:style-name="ce1" table:formula="of:=COM.MICROSOFT.STDEV.S([.Q2];[.Q301])" office:value-type="string" office:string-value="" calcext:value-type="error">
            <text:p>#DIV/0!</text:p>
          </table:table-cell>
          <table:table-cell table:style-name="ce1" table:formula="of:=COM.MICROSOFT.STDEV.S([.R2];[.R301])" office:value-type="string" office:string-value="" calcext:value-type="error">
            <text:p>#DIV/0!</text:p>
          </table:table-cell>
          <table:table-cell table:style-name="ce1" table:formula="of:=COM.MICROSOFT.STDEV.S([.S2];[.S301])" office:value-type="float" office:value="0.149906637611549" calcext:value-type="float">
            <text:p>0.1499066376</text:p>
          </table:table-cell>
          <table:table-cell table:style-name="ce1" table:formula="of:=COM.MICROSOFT.STDEV.S([.T2];[.T301])" office:value-type="float" office:value="0.44371657626237" calcext:value-type="float">
            <text:p>0.4437165763</text:p>
          </table:table-cell>
          <table:table-cell table:style-name="ce1" table:formula="of:=COM.MICROSOFT.STDEV.S([.U2];[.U301])" office:value-type="float" office:value="0.707106781186548" calcext:value-type="float">
            <text:p>0.7071067812</text:p>
          </table:table-cell>
          <table:table-cell table:style-name="ce1" table:formula="of:=COM.MICROSOFT.STDEV.S([.V2];[.V301])" office:value-type="string" office:string-value="" calcext:value-type="error">
            <text:p>#DIV/0!</text:p>
          </table:table-cell>
          <table:table-cell table:style-name="ce1" table:formula="of:=COM.MICROSOFT.STDEV.S([.W2];[.W301])" office:value-type="string" office:string-value="" calcext:value-type="error">
            <text:p>#DIV/0!</text:p>
          </table:table-cell>
          <table:table-cell table:style-name="ce1" table:formula="of:=COM.MICROSOFT.STDEV.S([.X2];[.X301])" office:value-type="float" office:value="0.00212132034355964" calcext:value-type="float">
            <text:p>0.0021213203</text:p>
          </table:table-cell>
          <table:table-cell table:style-name="ce1" table:formula="of:=COM.MICROSOFT.STDEV.S([.Y2];[.Y301])" office:value-type="float" office:value="0.0349438029126769" calcext:value-type="float">
            <text:p>0.0349438029</text:p>
          </table:table-cell>
          <table:table-cell table:style-name="ce1" table:formula="of:=COM.MICROSOFT.STDEV.S([.Z2];[.Z301])" office:value-type="float" office:value="0" calcext:value-type="float">
            <text:p>0</text:p>
          </table:table-cell>
          <table:table-cell table:style-name="ce1" table:formula="of:=COM.MICROSOFT.STDEV.S([.AA2];[.AA301])" office:value-type="string" office:string-value="" calcext:value-type="error">
            <text:p>#DIV/0!</text:p>
          </table:table-cell>
          <table:table-cell table:style-name="ce1" table:formula="of:=COM.MICROSOFT.STDEV.S([.AB2];[.AB301])" office:value-type="string" office:string-value="" calcext:value-type="error">
            <text:p>#DIV/0!</text:p>
          </table:table-cell>
          <table:table-cell table:style-name="ce1" table:formula="of:=COM.MICROSOFT.STDEV.S([.AC2];[.AC301])" office:value-type="float" office:value="0.172534054609518" calcext:value-type="float">
            <text:p>0.1725340546</text:p>
          </table:table-cell>
          <table:table-cell table:style-name="ce1" table:formula="of:=COM.MICROSOFT.STDEV.S([.AD2];[.AD301])" office:value-type="float" office:value="0.671150401363212" calcext:value-type="float">
            <text:p>0.6711504014</text:p>
          </table:table-cell>
          <table:table-cell table:style-name="ce1" table:formula="of:=COM.MICROSOFT.STDEV.S([.AE2];[.AE301])" office:value-type="float" office:value="24.0416305603426" calcext:value-type="float">
            <text:p>24.0416305603</text:p>
          </table:table-cell>
          <table:table-cell table:style-name="ce1" table:formula="of:=COM.MICROSOFT.STDEV.S([.AF2];[.AF301])" office:value-type="string" office:string-value="" calcext:value-type="error">
            <text:p>#DIV/0!</text:p>
          </table:table-cell>
          <table:table-cell table:style-name="ce1" table:formula="of:=COM.MICROSOFT.STDEV.S([.AG2];[.AG301])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25.708" calcext:value-type="float">
            <text:p>25.708</text:p>
          </table:table-cell>
          <table:table-cell office:value-type="float" office:value="2.17701" calcext:value-type="float">
            <text:p>2.17701</text:p>
          </table:table-cell>
          <table:table-cell office:value-type="float" office:value="224" calcext:value-type="float">
            <text:p>224</text:p>
          </table:table-cell>
          <table:table-cell office:value-type="float" office:value="28.288" calcext:value-type="float">
            <text:p>28.288</text:p>
          </table:table-cell>
          <table:table-cell office:value-type="float" office:value="2.17701" calcext:value-type="float">
            <text:p>2.17701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5.384" calcext:value-type="float">
            <text:p>5.384</text:p>
          </table:table-cell>
          <table:table-cell office:value-type="float" office:value="4.01861" calcext:value-type="float">
            <text:p>4.0186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.504" calcext:value-type="float">
            <text:p>4.504</text:p>
          </table:table-cell>
          <table:table-cell office:value-type="float" office:value="3.14349" calcext:value-type="float">
            <text:p>3.1434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69" calcext:value-type="float">
            <text:p>0.269</text:p>
          </table:table-cell>
          <table:table-cell office:value-type="float" office:value="1.85521" calcext:value-type="float">
            <text:p>1.85521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12.146" calcext:value-type="float">
            <text:p>12.146</text:p>
          </table:table-cell>
          <table:table-cell office:value-type="float" office:value="2.62214" calcext:value-type="float">
            <text:p>2.62214</text:p>
          </table:table-cell>
          <table:table-cell office:value-type="float" office:value="232" calcext:value-type="float">
            <text:p>232</text:p>
          </table:table-cell>
          <table:table-cell office:value-type="float" office:value="13.768" calcext:value-type="float">
            <text:p>13.768</text:p>
          </table:table-cell>
          <table:table-cell office:value-type="float" office:value="2.62214" calcext:value-type="float">
            <text:p>2.62214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4.594" calcext:value-type="float">
            <text:p>4.594</text:p>
          </table:table-cell>
          <table:table-cell office:value-type="float" office:value="2.67238" calcext:value-type="float">
            <text:p>2.6723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.617" calcext:value-type="float">
            <text:p>9.617</text:p>
          </table:table-cell>
          <table:table-cell office:value-type="float" office:value="5.66792" calcext:value-type="float">
            <text:p>5.6679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8" calcext:value-type="float">
            <text:p>0.378</text:p>
          </table:table-cell>
          <table:table-cell office:value-type="float" office:value="2.05441" calcext:value-type="float">
            <text:p>2.05441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4.002" calcext:value-type="float">
            <text:p>4.002</text:p>
          </table:table-cell>
          <table:table-cell office:value-type="float" office:value="2.18352" calcext:value-type="float">
            <text:p>2.18352</text:p>
          </table:table-cell>
          <table:table-cell office:value-type="float" office:value="183" calcext:value-type="float">
            <text:p>183</text:p>
          </table:table-cell>
          <table:table-cell office:value-type="float" office:value="4.532" calcext:value-type="float">
            <text:p>4.532</text:p>
          </table:table-cell>
          <table:table-cell office:value-type="float" office:value="2.18352" calcext:value-type="float">
            <text:p>2.18352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4.224" calcext:value-type="float">
            <text:p>14.224</text:p>
          </table:table-cell>
          <table:table-cell office:value-type="float" office:value="2.50377" calcext:value-type="float">
            <text:p>2.5037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.493" calcext:value-type="float">
            <text:p>4.493</text:p>
          </table:table-cell>
          <table:table-cell office:value-type="float" office:value="2.89704" calcext:value-type="float">
            <text:p>2.8970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office:value-type="float" office:value="1.98359" calcext:value-type="float">
            <text:p>1.98359</text:p>
          </table:table-cell>
          <table:table-cell office:value-type="float" office:value="114" calcext:value-type="float">
            <text:p>114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11.063" calcext:value-type="float">
            <text:p>11.063</text:p>
          </table:table-cell>
          <table:table-cell office:value-type="float" office:value="2.15457" calcext:value-type="float">
            <text:p>2.15457</text:p>
          </table:table-cell>
          <table:table-cell office:value-type="float" office:value="182" calcext:value-type="float">
            <text:p>182</text:p>
          </table:table-cell>
          <table:table-cell office:value-type="float" office:value="12.727" calcext:value-type="float">
            <text:p>12.727</text:p>
          </table:table-cell>
          <table:table-cell office:value-type="float" office:value="2.15457" calcext:value-type="float">
            <text:p>2.154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7.521" calcext:value-type="float">
            <text:p>7.521</text:p>
          </table:table-cell>
          <table:table-cell office:value-type="float" office:value="3.64214" calcext:value-type="float">
            <text:p>3.642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.199" calcext:value-type="float">
            <text:p>4.199</text:p>
          </table:table-cell>
          <table:table-cell office:value-type="float" office:value="1.57617" calcext:value-type="float">
            <text:p>1.576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7" calcext:value-type="float">
            <text:p>0.347</text:p>
          </table:table-cell>
          <table:table-cell office:value-type="float" office:value="2.12453" calcext:value-type="float">
            <text:p>2.12453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4.804" calcext:value-type="float">
            <text:p>4.804</text:p>
          </table:table-cell>
          <table:table-cell office:value-type="float" office:value="1.9729" calcext:value-type="float">
            <text:p>1.9729</text:p>
          </table:table-cell>
          <table:table-cell office:value-type="float" office:value="137" calcext:value-type="float">
            <text:p>137</text:p>
          </table:table-cell>
          <table:table-cell office:value-type="float" office:value="5.461" calcext:value-type="float">
            <text:p>5.461</text:p>
          </table:table-cell>
          <table:table-cell office:value-type="float" office:value="1.9729" calcext:value-type="float">
            <text:p>1.972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5.53" calcext:value-type="float">
            <text:p>5.53</text:p>
          </table:table-cell>
          <table:table-cell office:value-type="float" office:value="2.0195" calcext:value-type="float">
            <text:p>2.01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292" calcext:value-type="float">
            <text:p>4.292</text:p>
          </table:table-cell>
          <table:table-cell office:value-type="float" office:value="1.76119" calcext:value-type="float">
            <text:p>1.761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office:value-type="float" office:value="2.30269" calcext:value-type="float">
            <text:p>2.30269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28.281" calcext:value-type="float">
            <text:p>28.281</text:p>
          </table:table-cell>
          <table:table-cell office:value-type="float" office:value="2.21779" calcext:value-type="float">
            <text:p>2.217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office:value-type="float" office:value="3.473" calcext:value-type="float">
            <text:p>3.473</text:p>
          </table:table-cell>
          <table:table-cell office:value-type="float" office:value="1.4984" calcext:value-type="float">
            <text:p>1.498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.507" calcext:value-type="float">
            <text:p>15.507</text:p>
          </table:table-cell>
          <table:table-cell office:value-type="float" office:value="8.09374" calcext:value-type="float">
            <text:p>8.0937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22" calcext:value-type="float">
            <text:p>0.522</text:p>
          </table:table-cell>
          <table:table-cell office:value-type="float" office:value="1.91495" calcext:value-type="float">
            <text:p>1.91495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13.814" calcext:value-type="float">
            <text:p>13.814</text:p>
          </table:table-cell>
          <table:table-cell office:value-type="float" office:value="2.63681" calcext:value-type="float">
            <text:p>2.63681</text:p>
          </table:table-cell>
          <table:table-cell office:value-type="float" office:value="234" calcext:value-type="float">
            <text:p>234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6.478" calcext:value-type="float">
            <text:p>6.478</text:p>
          </table:table-cell>
          <table:table-cell office:value-type="float" office:value="1.35434" calcext:value-type="float">
            <text:p>1.354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02" calcext:value-type="float">
            <text:p>0.602</text:p>
          </table:table-cell>
          <table:table-cell office:value-type="float" office:value="2.47091" calcext:value-type="float">
            <text:p>2.47091</text:p>
          </table:table-cell>
          <table:table-cell office:value-type="float" office:value="156" calcext:value-type="float">
            <text:p>15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4.553" calcext:value-type="float">
            <text:p>4.553</text:p>
          </table:table-cell>
          <table:table-cell office:value-type="float" office:value="2.09049" calcext:value-type="float">
            <text:p>2.09049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office:value-type="float" office:value="4.021" calcext:value-type="float">
            <text:p>4.021</text:p>
          </table:table-cell>
          <table:table-cell office:value-type="float" office:value="2.755" calcext:value-type="float">
            <text:p>2.75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685" calcext:value-type="float">
            <text:p>3.685</text:p>
          </table:table-cell>
          <table:table-cell office:value-type="float" office:value="1.72685" calcext:value-type="float">
            <text:p>1.726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8" calcext:value-type="float">
            <text:p>0.348</text:p>
          </table:table-cell>
          <table:table-cell office:value-type="float" office:value="2.22619" calcext:value-type="float">
            <text:p>2.22619</text:p>
          </table:table-cell>
          <table:table-cell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11.384" calcext:value-type="float">
            <text:p>11.384</text:p>
          </table:table-cell>
          <table:table-cell office:value-type="float" office:value="2.37143" calcext:value-type="float">
            <text:p>2.37143</text:p>
          </table:table-cell>
          <table:table-cell office:value-type="float" office:value="182" calcext:value-type="float">
            <text:p>182</text:p>
          </table:table-cell>
          <table:table-cell table:number-columns-repeated="5"/>
          <table:table-cell office:value-type="float" office:value="4.3" calcext:value-type="float">
            <text:p>4.3</text:p>
          </table:table-cell>
          <table:table-cell office:value-type="float" office:value="3.95289" calcext:value-type="float">
            <text:p>3.9528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919" calcext:value-type="float">
            <text:p>3.919</text:p>
          </table:table-cell>
          <table:table-cell office:value-type="float" office:value="2.27597" calcext:value-type="float">
            <text:p>2.275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63" calcext:value-type="float">
            <text:p>0.363</text:p>
          </table:table-cell>
          <table:table-cell office:value-type="float" office:value="2.37722" calcext:value-type="float">
            <text:p>2.37722</text:p>
          </table:table-cell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4.93" calcext:value-type="float">
            <text:p>4.93</text:p>
          </table:table-cell>
          <table:table-cell office:value-type="float" office:value="1.91739" calcext:value-type="float">
            <text:p>1.91739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3.624" calcext:value-type="float">
            <text:p>3.624</text:p>
          </table:table-cell>
          <table:table-cell office:value-type="float" office:value="3.18544" calcext:value-type="float">
            <text:p>3.1854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.715" calcext:value-type="float">
            <text:p>5.715</text:p>
          </table:table-cell>
          <table:table-cell office:value-type="float" office:value="3.19697" calcext:value-type="float">
            <text:p>3.1969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6" calcext:value-type="float">
            <text:p>0.356</text:p>
          </table:table-cell>
          <table:table-cell office:value-type="float" office:value="2.46734" calcext:value-type="float">
            <text:p>2.46734</text:p>
          </table:table-cell>
          <table:table-cell office:value-type="float" office:value="124" calcext:value-type="float">
            <text:p>124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30.575" calcext:value-type="float">
            <text:p>30.575</text:p>
          </table:table-cell>
          <table:table-cell office:value-type="float" office:value="2.13335" calcext:value-type="float">
            <text:p>2.1333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office:value-type="float" office:value="16.342" calcext:value-type="float">
            <text:p>16.342</text:p>
          </table:table-cell>
          <table:table-cell office:value-type="float" office:value="4.74015" calcext:value-type="float">
            <text:p>4.740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.201" calcext:value-type="float">
            <text:p>3.201</text:p>
          </table:table-cell>
          <table:table-cell office:value-type="float" office:value="1.6525" calcext:value-type="float">
            <text:p>1.65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252" calcext:value-type="float">
            <text:p>0.252</text:p>
          </table:table-cell>
          <table:table-cell office:value-type="float" office:value="1.95885" calcext:value-type="float">
            <text:p>1.95885</text:p>
          </table:table-cell>
          <table:table-cell office:value-type="float" office:value="132" calcext:value-type="float">
            <text:p>13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 office:value-type="float" office:value="14.415" calcext:value-type="float">
            <text:p>14.415</text:p>
          </table:table-cell>
          <table:table-cell office:value-type="float" office:value="2.20337" calcext:value-type="float">
            <text:p>2.2033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.739" calcext:value-type="float">
            <text:p>3.739</text:p>
          </table:table-cell>
          <table:table-cell office:value-type="float" office:value="2.38148" calcext:value-type="float">
            <text:p>2.3814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.375" calcext:value-type="float">
            <text:p>3.375</text:p>
          </table:table-cell>
          <table:table-cell office:value-type="float" office:value="1.30477" calcext:value-type="float">
            <text:p>1.304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office:value-type="float" office:value="1.95406" calcext:value-type="float">
            <text:p>1.95406</text:p>
          </table:table-cell>
          <table:table-cell office:value-type="float" office:value="143" calcext:value-type="float">
            <text:p>143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 office:value-type="float" office:value="5.11" calcext:value-type="float">
            <text:p>5.11</text:p>
          </table:table-cell>
          <table:table-cell office:value-type="float" office:value="2.142" calcext:value-type="float">
            <text:p>2.142</text:p>
          </table:table-cell>
          <table:table-cell office:value-type="float" office:value="178" calcext:value-type="float">
            <text:p>178</text:p>
          </table:table-cell>
          <table:table-cell table:number-columns-repeated="5"/>
          <table:table-cell office:value-type="float" office:value="3.607" calcext:value-type="float">
            <text:p>3.607</text:p>
          </table:table-cell>
          <table:table-cell office:value-type="float" office:value="2.19873" calcext:value-type="float">
            <text:p>2.198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928" calcext:value-type="float">
            <text:p>4.928</text:p>
          </table:table-cell>
          <table:table-cell office:value-type="float" office:value="1.19862" calcext:value-type="float">
            <text:p>1.198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63" calcext:value-type="float">
            <text:p>0.563</text:p>
          </table:table-cell>
          <table:table-cell office:value-type="float" office:value="2.45373" calcext:value-type="float">
            <text:p>2.45373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 office:value-type="float" office:value="11.663" calcext:value-type="float">
            <text:p>11.663</text:p>
          </table:table-cell>
          <table:table-cell office:value-type="float" office:value="2.17235" calcext:value-type="float">
            <text:p>2.17235</text:p>
          </table:table-cell>
          <table:table-cell office:value-type="float" office:value="178" calcext:value-type="float">
            <text:p>17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5.553" calcext:value-type="float">
            <text:p>5.553</text:p>
          </table:table-cell>
          <table:table-cell office:value-type="float" office:value="2.86742" calcext:value-type="float">
            <text:p>2.867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78" calcext:value-type="float">
            <text:p>0.378</text:p>
          </table:table-cell>
          <table:table-cell office:value-type="float" office:value="2.48661" calcext:value-type="float">
            <text:p>2.48661</text:p>
          </table:table-cell>
          <table:table-cell office:value-type="float" office:value="148" calcext:value-type="float">
            <text:p>148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 office:value-type="float" office:value="4.77" calcext:value-type="float">
            <text:p>4.77</text:p>
          </table:table-cell>
          <table:table-cell office:value-type="float" office:value="1.97459" calcext:value-type="float">
            <text:p>1.97459</text:p>
          </table:table-cell>
          <table:table-cell office:value-type="float" office:value="131" calcext:value-type="float">
            <text:p>131</text:p>
          </table:table-cell>
          <table:table-cell table:number-columns-repeated="5"/>
          <table:table-cell office:value-type="float" office:value="3.191" calcext:value-type="float">
            <text:p>3.191</text:p>
          </table:table-cell>
          <table:table-cell office:value-type="float" office:value="1.71059" calcext:value-type="float">
            <text:p>1.7105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59" calcext:value-type="float">
            <text:p>4.59</text:p>
          </table:table-cell>
          <table:table-cell office:value-type="float" office:value="1.7226" calcext:value-type="float">
            <text:p>1.72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18" calcext:value-type="float">
            <text:p>0.318</text:p>
          </table:table-cell>
          <table:table-cell office:value-type="float" office:value="2.41297" calcext:value-type="float">
            <text:p>2.41297</text:p>
          </table:table-cell>
          <table:table-cell office:value-type="float" office:value="122" calcext:value-type="float">
            <text:p>122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Default" office:value-type="float" office:value="28.607" calcext:value-type="float">
            <text:p>28.607</text:p>
          </table:table-cell>
          <table:table-cell office:value-type="float" office:value="2.19095" calcext:value-type="float">
            <text:p>2.19095</text:p>
          </table:table-cell>
          <table:table-cell office:value-type="float" office:value="219" calcext:value-type="float">
            <text:p>219</text:p>
          </table:table-cell>
          <table:table-cell table:number-columns-repeated="38"/>
        </table:table-row>
        <table:table-row table:style-name="ro1">
          <table:table-cell table:number-columns-repeated="5"/>
          <table:table-cell table:style-name="Default" office:value-type="float" office:value="13.888" calcext:value-type="float">
            <text:p>13.888</text:p>
          </table:table-cell>
          <table:table-cell office:value-type="float" office:value="2.459" calcext:value-type="float">
            <text:p>2.459</text:p>
          </table:table-cell>
          <table:table-cell office:value-type="float" office:value="228" calcext:value-type="float">
            <text:p>228</text:p>
          </table:table-cell>
          <table:table-cell table:number-columns-repeated="38"/>
        </table:table-row>
        <table:table-row table:style-name="ro1">
          <table:table-cell table:number-columns-repeated="5"/>
          <table:table-cell table:style-name="Default" office:value-type="float" office:value="4.724" calcext:value-type="float">
            <text:p>4.724</text:p>
          </table:table-cell>
          <table:table-cell office:value-type="float" office:value="2.18575" calcext:value-type="float">
            <text:p>2.18575</text:p>
          </table:table-cell>
          <table:table-cell office:value-type="float" office:value="181" calcext:value-type="float">
            <text:p>181</text:p>
          </table:table-cell>
          <table:table-cell table:number-columns-repeated="38"/>
        </table:table-row>
        <table:table-row table:style-name="ro1">
          <table:table-cell table:number-columns-repeated="5"/>
          <table:table-cell table:style-name="Default" office:value-type="float" office:value="12.592" calcext:value-type="float">
            <text:p>12.592</text:p>
          </table:table-cell>
          <table:table-cell office:value-type="float" office:value="2.23939" calcext:value-type="float">
            <text:p>2.23939</text:p>
          </table:table-cell>
          <table:table-cell office:value-type="float" office:value="188" calcext:value-type="float">
            <text:p>188</text:p>
          </table:table-cell>
          <table:table-cell table:number-columns-repeated="38"/>
        </table:table-row>
        <table:table-row table:style-name="ro1">
          <table:table-cell table:number-columns-repeated="5"/>
          <table:table-cell table:style-name="Default" office:value-type="float" office:value="5.641" calcext:value-type="float">
            <text:p>5.641</text:p>
          </table:table-cell>
          <table:table-cell office:value-type="float" office:value="1.86526" calcext:value-type="float">
            <text:p>1.86526</text:p>
          </table:table-cell>
          <table:table-cell office:value-type="float" office:value="127" calcext:value-type="float">
            <text:p>127</text:p>
          </table:table-cell>
          <table:table-cell table:number-columns-repeated="38"/>
        </table:table-row>
        <table:table-row table:style-name="ro1">
          <table:table-cell table:number-columns-repeated="4"/>
          <table:table-cell office:value-type="string" calcext:value-type="string">
            <text:p>AVE</text:p>
          </table:table-cell>
          <table:table-cell table:style-name="Default" table:formula="of:=AVERAGE([.F1];[.F323])" office:value-type="float" office:value="3.2215" calcext:value-type="float">
            <text:p>3.2215</text:p>
          </table:table-cell>
          <table:table-cell table:formula="of:=AVERAGE([.G1];[.G323])" office:value-type="float" office:value="2.003085" calcext:value-type="float">
            <text:p>2.003085</text:p>
          </table:table-cell>
          <table:table-cell table:formula="of:=AVERAGE([.H1];[.H323])"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OR REUSE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Default" table:formula="of:=COM.MICROSOFT.STDEV.S([.F1];[.F323])" office:value-type="float" office:value="3.4216897141617" calcext:value-type="float">
            <text:p>3.4216897142</text:p>
          </table:table-cell>
          <table:table-cell table:formula="of:=COM.MICROSOFT.STDEV.S([.G1];[.G323])" office:value-type="float" office:value="0.194913984234072" calcext:value-type="float">
            <text:p>0.1949139842</text:p>
          </table:table-cell>
          <table:table-cell table:formula="of:=COM.MICROSOFT.STDEV.S([.H1];[.H323])" office:value-type="float" office:value="36.7695526217005" calcext:value-type="float">
            <text:p>36.7695526217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4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table:number-columns-repeated="40"/>
        </table:table-row>
        <table:table-row table:style-name="ro1">
          <table:table-cell table:number-columns-repeated="5"/>
          <table:table-cell table:style-name="Default"/>
          <table:table-cell table:number-columns-repeated="27"/>
          <table:table-cell office:value-type="float" office:value="4.103" calcext:value-type="float">
            <text:p>4.103</text:p>
          </table:table-cell>
          <table:table-cell office:value-type="float" office:value="1.92785" calcext:value-type="float">
            <text:p>1.927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47" calcext:value-type="float">
            <text:p>0.347</text:p>
          </table:table-cell>
          <table:table-cell office:value-type="float" office:value="2.6436" calcext:value-type="float">
            <text:p>2.643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7"/>
          <table:table-cell office:value-type="float" office:value="4.429" calcext:value-type="float">
            <text:p>4.429</text:p>
          </table:table-cell>
          <table:table-cell office:value-type="float" office:value="1.47846" calcext:value-type="float">
            <text:p>1.478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17" calcext:value-type="float">
            <text:p>0.417</text:p>
          </table:table-cell>
          <table:table-cell office:value-type="float" office:value="2.04122" calcext:value-type="float">
            <text:p>2.04122</text:p>
          </table:table-cell>
          <table:table-cell office:value-type="float" office:value="143" calcext:value-type="float">
            <text:p>143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Cell easy</text:p>
          </table:table-cell>
          <table:table-cell office:value-type="float" office:value="0.601" calcext:value-type="float">
            <text:p>0.601</text:p>
          </table:table-cell>
          <table:table-cell office:value-type="float" office:value="2.14967" calcext:value-type="float">
            <text:p>2.14967</text:p>
          </table:table-cell>
          <table:table-cell/>
          <table:table-cell office:value-type="string" calcext:value-type="string">
            <text:p>Cell Medium</text:p>
          </table:table-cell>
          <table:table-cell office:value-type="float" office:value="0.802" calcext:value-type="float">
            <text:p>0.802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asy Cell</text:p>
          </table:table-cell>
          <table:table-cell office:value-type="string" calcext:value-type="string">
            <text:p>Path Prunning</text:p>
          </table:table-cell>
          <table:table-cell office:value-type="string" calcext:value-type="string">
            <text:p><text:s/>Combine Algorithm </text:p>
          </table:table-cell>
          <table:table-cell table:number-columns-repeated="3"/>
          <table:table-cell office:value-type="string" calcext:value-type="string">
            <text:p>Easy Cell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<text:s/>Combine Algorithm </text:p>
          </table:table-cell>
          <table:table-cell table:number-columns-repeated="2"/>
          <table:table-cell office:value-type="string" calcext:value-type="string">
            <text:p>Medium Cell</text:p>
          </table:table-cell>
          <table:table-cell office:value-type="string" calcext:value-type="string">
            <text:p>Prunning</text:p>
          </table:table-cell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Medium Cell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<text:s/>Combine Algorithm </text:p>
          </table:table-cell>
          <table:table-cell/>
        </table:table-row>
        <table:table-row table:style-name="ro1">
          <table:table-cell office:value-type="string" calcext:value-type="string">
            <text:p>Combines ALG</text:p>
          </table:table-cell>
          <table:table-cell office:value-type="float" office:value="0.63" calcext:value-type="float">
            <text:p>0.63</text:p>
          </table:table-cell>
          <table:table-cell office:value-type="float" office:value="2.19307" calcext:value-type="float">
            <text:p>2.19307</text:p>
          </table:table-cell>
          <table:table-cell/>
          <table:table-cell office:value-type="string" calcext:value-type="string">
            <text:p>Combined Alg</text:p>
          </table:table-cell>
          <table:table-cell office:value-type="float" office:value="0.733" calcext:value-type="float">
            <text:p>0.733</text:p>
          </table:table-cell>
          <table:table-cell office:value-type="float" office:value="2.52407" calcext:value-type="float">
            <text:p>2.52407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82" calcext:value-type="float">
            <text:p>0.48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386" calcext:value-type="float">
            <text:p>1.38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046" calcext:value-type="float">
            <text:p>4.046</text:p>
          </table:table-cell>
          <table:table-cell office:value-type="float" office:value="1.67528" calcext:value-type="float">
            <text:p>1.675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032" calcext:value-type="float">
            <text:p>2.032</text:p>
          </table:table-cell>
          <table:table-cell office:value-type="float" office:value="1.11222" calcext:value-type="float">
            <text:p>1.1122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72" calcext:value-type="float">
            <text:p>0.47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2.00875" calcext:value-type="float">
            <text:p>2.0087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57" calcext:value-type="float">
            <text:p>2.15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18" calcext:value-type="float">
            <text:p>4.18</text:p>
          </table:table-cell>
          <table:table-cell office:value-type="float" office:value="1.66201" calcext:value-type="float">
            <text:p>1.662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216" calcext:value-type="float">
            <text:p>2.216</text:p>
          </table:table-cell>
          <table:table-cell office:value-type="float" office:value="1.11694" calcext:value-type="float">
            <text:p>1.1169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707" calcext:value-type="float">
            <text:p>0.707</text:p>
          </table:table-cell>
          <table:table-cell office:value-type="float" office:value="2.16127" calcext:value-type="float">
            <text:p>2.16127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79" calcext:value-type="float">
            <text:p>2.07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498" calcext:value-type="float">
            <text:p>2.498</text:p>
          </table:table-cell>
          <table:table-cell office:value-type="float" office:value="1.72296" calcext:value-type="float">
            <text:p>1.722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10278" calcext:value-type="float">
            <text:p>1.1027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0.862" calcext:value-type="float">
            <text:p>0.862</text:p>
          </table:table-cell>
          <table:table-cell office:value-type="float" office:value="2.61102" calcext:value-type="float">
            <text:p>2.61102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99" calcext:value-type="float">
            <text:p>1.899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.73" calcext:value-type="float">
            <text:p>4.73</text:p>
          </table:table-cell>
          <table:table-cell office:value-type="float" office:value="1.51647" calcext:value-type="float">
            <text:p>1.516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221" calcext:value-type="float">
            <text:p>3.221</text:p>
          </table:table-cell>
          <table:table-cell office:value-type="float" office:value="1.44381" calcext:value-type="float">
            <text:p>1.4438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15" calcext:value-type="float">
            <text:p>0.715</text:p>
          </table:table-cell>
          <table:table-cell office:value-type="float" office:value="2.01565" calcext:value-type="float">
            <text:p>2.0156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519" calcext:value-type="float">
            <text:p>6.519</text:p>
          </table:table-cell>
          <table:table-cell office:value-type="float" office:value="1.64298" calcext:value-type="float">
            <text:p>1.642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287" calcext:value-type="float">
            <text:p>2.287</text:p>
          </table:table-cell>
          <table:table-cell office:value-type="float" office:value="1.53087" calcext:value-type="float">
            <text:p>1.5308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51" calcext:value-type="float">
            <text:p>0.751</text:p>
          </table:table-cell>
          <table:table-cell office:value-type="float" office:value="2.29897" calcext:value-type="float">
            <text:p>2.2989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87" calcext:value-type="float">
            <text:p>1.987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944" calcext:value-type="float">
            <text:p>3.944</text:p>
          </table:table-cell>
          <table:table-cell office:value-type="float" office:value="1.66744" calcext:value-type="float">
            <text:p>1.667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93" calcext:value-type="float">
            <text:p>2.593</text:p>
          </table:table-cell>
          <table:table-cell office:value-type="float" office:value="1.091" calcext:value-type="float">
            <text:p>1.09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62" calcext:value-type="float">
            <text:p>0.662</text:p>
          </table:table-cell>
          <table:table-cell office:value-type="float" office:value="1.94719" calcext:value-type="float">
            <text:p>1.9471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954" calcext:value-type="float">
            <text:p>2.954</text:p>
          </table:table-cell>
          <table:table-cell office:value-type="float" office:value="1.79368" calcext:value-type="float">
            <text:p>1.7936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391" calcext:value-type="float">
            <text:p>2.391</text:p>
          </table:table-cell>
          <table:table-cell office:value-type="float" office:value="1.14373" calcext:value-type="float">
            <text:p>1.1437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798" calcext:value-type="float">
            <text:p>0.798</text:p>
          </table:table-cell>
          <table:table-cell office:value-type="float" office:value="2.10387" calcext:value-type="float">
            <text:p>2.10387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05" calcext:value-type="float">
            <text:p>2.20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507" calcext:value-type="float">
            <text:p>2.507</text:p>
          </table:table-cell>
          <table:table-cell office:value-type="float" office:value="1.64398" calcext:value-type="float">
            <text:p>1.64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182" calcext:value-type="float">
            <text:p>2.182</text:p>
          </table:table-cell>
          <table:table-cell office:value-type="float" office:value="1.06476" calcext:value-type="float">
            <text:p>1.06476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0.777" calcext:value-type="float">
            <text:p>0.777</text:p>
          </table:table-cell>
          <table:table-cell office:value-type="float" office:value="2.54772" calcext:value-type="float">
            <text:p>2.5477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38" calcext:value-type="float">
            <text:p>1.738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.733" calcext:value-type="float">
            <text:p>4.733</text:p>
          </table:table-cell>
          <table:table-cell office:value-type="float" office:value="1.48268" calcext:value-type="float">
            <text:p>1.482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223" calcext:value-type="float">
            <text:p>3.223</text:p>
          </table:table-cell>
          <table:table-cell office:value-type="float" office:value="1.44586" calcext:value-type="float">
            <text:p>1.44586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56" calcext:value-type="float">
            <text:p>0.656</text:p>
          </table:table-cell>
          <table:table-cell office:value-type="float" office:value="2.02398" calcext:value-type="float">
            <text:p>2.0239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374" calcext:value-type="float">
            <text:p>1.374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.901" calcext:value-type="float">
            <text:p>4.901</text:p>
          </table:table-cell>
          <table:table-cell office:value-type="float" office:value="1.61403" calcext:value-type="float">
            <text:p>1.614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15" calcext:value-type="float">
            <text:p>2.515</text:p>
          </table:table-cell>
          <table:table-cell office:value-type="float" office:value="1.50926" calcext:value-type="float">
            <text:p>1.50926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512" calcext:value-type="float">
            <text:p>0.51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07" calcext:value-type="float">
            <text:p>0.807</text:p>
          </table:table-cell>
          <table:table-cell office:value-type="float" office:value="2.23845" calcext:value-type="float">
            <text:p>2.2384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29" calcext:value-type="float">
            <text:p>1.729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056" calcext:value-type="float">
            <text:p>4.056</text:p>
          </table:table-cell>
          <table:table-cell office:value-type="float" office:value="1.67719" calcext:value-type="float">
            <text:p>1.677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986" calcext:value-type="float">
            <text:p>1.986</text:p>
          </table:table-cell>
          <table:table-cell office:value-type="float" office:value="1.10982" calcext:value-type="float">
            <text:p>1.1098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.95844" calcext:value-type="float">
            <text:p>1.9584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19" calcext:value-type="float">
            <text:p>1.81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495" calcext:value-type="float">
            <text:p>4.495</text:p>
          </table:table-cell>
          <table:table-cell office:value-type="float" office:value="1.76868" calcext:value-type="float">
            <text:p>1.768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43" calcext:value-type="float">
            <text:p>2.543</text:p>
          </table:table-cell>
          <table:table-cell office:value-type="float" office:value="1.13436" calcext:value-type="float">
            <text:p>1.1343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828" calcext:value-type="float">
            <text:p>0.828</text:p>
          </table:table-cell>
          <table:table-cell office:value-type="float" office:value="2.23902" calcext:value-type="float">
            <text:p>2.2390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88" calcext:value-type="float">
            <text:p>1.98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03" calcext:value-type="float">
            <text:p>3.03</text:p>
          </table:table-cell>
          <table:table-cell office:value-type="float" office:value="1.6384" calcext:value-type="float">
            <text:p>1.63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228" calcext:value-type="float">
            <text:p>2.228</text:p>
          </table:table-cell>
          <table:table-cell office:value-type="float" office:value="1.06697" calcext:value-type="float">
            <text:p>1.0669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533" calcext:value-type="float">
            <text:p>0.53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0.856" calcext:value-type="float">
            <text:p>0.856</text:p>
          </table:table-cell>
          <table:table-cell office:value-type="float" office:value="2.62814" calcext:value-type="float">
            <text:p>2.6281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64" calcext:value-type="float">
            <text:p>1.764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206" calcext:value-type="float">
            <text:p>5.206</text:p>
          </table:table-cell>
          <table:table-cell office:value-type="float" office:value="1.58379" calcext:value-type="float">
            <text:p>1.583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868" calcext:value-type="float">
            <text:p>3.868</text:p>
          </table:table-cell>
          <table:table-cell office:value-type="float" office:value="1.44571" calcext:value-type="float">
            <text:p>1.4457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93" calcext:value-type="float">
            <text:p>0.693</text:p>
          </table:table-cell>
          <table:table-cell office:value-type="float" office:value="2.50721" calcext:value-type="float">
            <text:p>2.50721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52" calcext:value-type="float">
            <text:p>0.45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32" calcext:value-type="float">
            <text:p>1.732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257" calcext:value-type="float">
            <text:p>5.257</text:p>
          </table:table-cell>
          <table:table-cell office:value-type="float" office:value="1.57602" calcext:value-type="float">
            <text:p>1.576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238" calcext:value-type="float">
            <text:p>3.238</text:p>
          </table:table-cell>
          <table:table-cell office:value-type="float" office:value="1.53764" calcext:value-type="float">
            <text:p>1.53764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96" calcext:value-type="float">
            <text:p>0.896</text:p>
          </table:table-cell>
          <table:table-cell office:value-type="float" office:value="2.59929" calcext:value-type="float">
            <text:p>2.59929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02" calcext:value-type="float">
            <text:p>2.202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531" calcext:value-type="float">
            <text:p>4.531</text:p>
          </table:table-cell>
          <table:table-cell office:value-type="float" office:value="1.66167" calcext:value-type="float">
            <text:p>1.661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974" calcext:value-type="float">
            <text:p>1.974</text:p>
          </table:table-cell>
          <table:table-cell office:value-type="float" office:value="1.09932" calcext:value-type="float">
            <text:p>1.0993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24" calcext:value-type="float">
            <text:p>0.624</text:p>
          </table:table-cell>
          <table:table-cell office:value-type="float" office:value="1.94892" calcext:value-type="float">
            <text:p>1.9489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67" calcext:value-type="float">
            <text:p>1.86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445" calcext:value-type="float">
            <text:p>4.445</text:p>
          </table:table-cell>
          <table:table-cell office:value-type="float" office:value="1.77676" calcext:value-type="float">
            <text:p>1.776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964" calcext:value-type="float">
            <text:p>1.964</text:p>
          </table:table-cell>
          <table:table-cell office:value-type="float" office:value="1.13278" calcext:value-type="float">
            <text:p>1.1327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887" calcext:value-type="float">
            <text:p>0.887</text:p>
          </table:table-cell>
          <table:table-cell office:value-type="float" office:value="2.24018" calcext:value-type="float">
            <text:p>2.2401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09" calcext:value-type="float">
            <text:p>2.10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73" calcext:value-type="float">
            <text:p>2.73</text:p>
          </table:table-cell>
          <table:table-cell office:value-type="float" office:value="1.59551" calcext:value-type="float">
            <text:p>1.595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355" calcext:value-type="float">
            <text:p>2.355</text:p>
          </table:table-cell>
          <table:table-cell office:value-type="float" office:value="1.07071" calcext:value-type="float">
            <text:p>1.0707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457" calcext:value-type="float">
            <text:p>0.45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0.836" calcext:value-type="float">
            <text:p>0.836</text:p>
          </table:table-cell>
          <table:table-cell office:value-type="float" office:value="2.48259" calcext:value-type="float">
            <text:p>2.48259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83" calcext:value-type="float">
            <text:p>1.783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754" calcext:value-type="float">
            <text:p>5.754</text:p>
          </table:table-cell>
          <table:table-cell office:value-type="float" office:value="1.51908" calcext:value-type="float">
            <text:p>1.519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799" calcext:value-type="float">
            <text:p>3.799</text:p>
          </table:table-cell>
          <table:table-cell office:value-type="float" office:value="1.44593" calcext:value-type="float">
            <text:p>1.44593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39" calcext:value-type="float">
            <text:p>0.43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47" calcext:value-type="float">
            <text:p>0.647</text:p>
          </table:table-cell>
          <table:table-cell office:value-type="float" office:value="1.93527" calcext:value-type="float">
            <text:p>1.9352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52" calcext:value-type="float">
            <text:p>0.45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12" calcext:value-type="float">
            <text:p>1.612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.295" calcext:value-type="float">
            <text:p>3.295</text:p>
          </table:table-cell>
          <table:table-cell office:value-type="float" office:value="1.88329" calcext:value-type="float">
            <text:p>1.883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673" calcext:value-type="float">
            <text:p>2.673</text:p>
          </table:table-cell>
          <table:table-cell office:value-type="float" office:value="1.52571" calcext:value-type="float">
            <text:p>1.5257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office:value-type="float" office:value="2.17068" calcext:value-type="float">
            <text:p>2.1706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25" calcext:value-type="float">
            <text:p>3.25</text:p>
          </table:table-cell>
          <table:table-cell office:value-type="float" office:value="1.71775" calcext:value-type="float">
            <text:p>1.7177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073" calcext:value-type="float">
            <text:p>2.073</text:p>
          </table:table-cell>
          <table:table-cell office:value-type="float" office:value="1.10304" calcext:value-type="float">
            <text:p>1.10304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02" calcext:value-type="float">
            <text:p>0.702</text:p>
          </table:table-cell>
          <table:table-cell office:value-type="float" office:value="1.89843" calcext:value-type="float">
            <text:p>1.8984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85" calcext:value-type="float">
            <text:p>1.98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138" calcext:value-type="float">
            <text:p>3.138</text:p>
          </table:table-cell>
          <table:table-cell office:value-type="float" office:value="1.87483" calcext:value-type="float">
            <text:p>1.874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113" calcext:value-type="float">
            <text:p>2.113</text:p>
          </table:table-cell>
          <table:table-cell office:value-type="float" office:value="1.31055" calcext:value-type="float">
            <text:p>1.3105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0.919" calcext:value-type="float">
            <text:p>0.919</text:p>
          </table:table-cell>
          <table:table-cell office:value-type="float" office:value="2.13728" calcext:value-type="float">
            <text:p>2.1372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22" calcext:value-type="float">
            <text:p>1.72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371" calcext:value-type="float">
            <text:p>3.371</text:p>
          </table:table-cell>
          <table:table-cell office:value-type="float" office:value="1.51338" calcext:value-type="float">
            <text:p>1.513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362" calcext:value-type="float">
            <text:p>2.362</text:p>
          </table:table-cell>
          <table:table-cell office:value-type="float" office:value="1.06149" calcext:value-type="float">
            <text:p>1.0614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079" calcext:value-type="float">
            <text:p>1.079</text:p>
          </table:table-cell>
          <table:table-cell office:value-type="float" office:value="2.5283" calcext:value-type="float">
            <text:p>2.528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11" calcext:value-type="float">
            <text:p>1.91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15" calcext:value-type="float">
            <text:p>5.15</text:p>
          </table:table-cell>
          <table:table-cell office:value-type="float" office:value="1.58194" calcext:value-type="float">
            <text:p>1.581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487" calcext:value-type="float">
            <text:p>3.487</text:p>
          </table:table-cell>
          <table:table-cell office:value-type="float" office:value="1.44265" calcext:value-type="float">
            <text:p>1.4426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69" calcext:value-type="float">
            <text:p>0.46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73" calcext:value-type="float">
            <text:p>0.673</text:p>
          </table:table-cell>
          <table:table-cell office:value-type="float" office:value="2.21451" calcext:value-type="float">
            <text:p>2.2145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52" calcext:value-type="float">
            <text:p>0.45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41" calcext:value-type="float">
            <text:p>1.641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.728" calcext:value-type="float">
            <text:p>4.728</text:p>
          </table:table-cell>
          <table:table-cell office:value-type="float" office:value="1.663" calcext:value-type="float">
            <text:p>1.6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.53245" calcext:value-type="float">
            <text:p>1.53245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101" calcext:value-type="float">
            <text:p>1.101</text:p>
          </table:table-cell>
          <table:table-cell office:value-type="float" office:value="3.21798" calcext:value-type="float">
            <text:p>3.2179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466" calcext:value-type="float">
            <text:p>0.466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06" calcext:value-type="float">
            <text:p>2.10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011" calcext:value-type="float">
            <text:p>4.011</text:p>
          </table:table-cell>
          <table:table-cell office:value-type="float" office:value="1.67691" calcext:value-type="float">
            <text:p>1.676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033" calcext:value-type="float">
            <text:p>2.033</text:p>
          </table:table-cell>
          <table:table-cell office:value-type="float" office:value="1.09657" calcext:value-type="float">
            <text:p>1.0965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491" calcext:value-type="float">
            <text:p>0.49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95" calcext:value-type="float">
            <text:p>0.695</text:p>
          </table:table-cell>
          <table:table-cell office:value-type="float" office:value="1.9687" calcext:value-type="float">
            <text:p>1.9687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412" calcext:value-type="float">
            <text:p>6.412</text:p>
          </table:table-cell>
          <table:table-cell office:value-type="float" office:value="1.77203" calcext:value-type="float">
            <text:p>1.772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418" calcext:value-type="float">
            <text:p>2.418</text:p>
          </table:table-cell>
          <table:table-cell office:value-type="float" office:value="1.13159" calcext:value-type="float">
            <text:p>1.1315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43" calcext:value-type="float">
            <text:p>0.44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037" calcext:value-type="float">
            <text:p>1.037</text:p>
          </table:table-cell>
          <table:table-cell office:value-type="float" office:value="2.08507" calcext:value-type="float">
            <text:p>2.08507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17" calcext:value-type="float">
            <text:p>1.81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532" calcext:value-type="float">
            <text:p>2.532</text:p>
          </table:table-cell>
          <table:table-cell office:value-type="float" office:value="1.6685" calcext:value-type="float">
            <text:p>1.66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304" calcext:value-type="float">
            <text:p>2.304</text:p>
          </table:table-cell>
          <table:table-cell office:value-type="float" office:value="1.06737" calcext:value-type="float">
            <text:p>1.0673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015" calcext:value-type="float">
            <text:p>1.015</text:p>
          </table:table-cell>
          <table:table-cell office:value-type="float" office:value="2.44421" calcext:value-type="float">
            <text:p>2.4442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55" calcext:value-type="float">
            <text:p>2.255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145" calcext:value-type="float">
            <text:p>5.145</text:p>
          </table:table-cell>
          <table:table-cell office:value-type="float" office:value="1.54789" calcext:value-type="float">
            <text:p>1.547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851" calcext:value-type="float">
            <text:p>4.851</text:p>
          </table:table-cell>
          <table:table-cell office:value-type="float" office:value="1.45102" calcext:value-type="float">
            <text:p>1.45102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684" calcext:value-type="float">
            <text:p>0.684</text:p>
          </table:table-cell>
          <table:table-cell office:value-type="float" office:value="2.13543" calcext:value-type="float">
            <text:p>2.13543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99" calcext:value-type="float">
            <text:p>1.299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.517" calcext:value-type="float">
            <text:p>4.517</text:p>
          </table:table-cell>
          <table:table-cell office:value-type="float" office:value="1.5814" calcext:value-type="float">
            <text:p>1.58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843" calcext:value-type="float">
            <text:p>2.843</text:p>
          </table:table-cell>
          <table:table-cell office:value-type="float" office:value="1.53234" calcext:value-type="float">
            <text:p>1.53234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981" calcext:value-type="float">
            <text:p>0.981</text:p>
          </table:table-cell>
          <table:table-cell office:value-type="float" office:value="2.2546" calcext:value-type="float">
            <text:p>2.2546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16" calcext:value-type="float">
            <text:p>1.81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086" calcext:value-type="float">
            <text:p>4.086</text:p>
          </table:table-cell>
          <table:table-cell office:value-type="float" office:value="1.76858" calcext:value-type="float">
            <text:p>1.76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128" calcext:value-type="float">
            <text:p>2.128</text:p>
          </table:table-cell>
          <table:table-cell office:value-type="float" office:value="1.11156" calcext:value-type="float">
            <text:p>1.11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693" calcext:value-type="float">
            <text:p>0.693</text:p>
          </table:table-cell>
          <table:table-cell office:value-type="float" office:value="1.9607" calcext:value-type="float">
            <text:p>1.960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98" calcext:value-type="float">
            <text:p>2.09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869" calcext:value-type="float">
            <text:p>4.869</text:p>
          </table:table-cell>
          <table:table-cell office:value-type="float" office:value="1.73506" calcext:value-type="float">
            <text:p>1.735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364" calcext:value-type="float">
            <text:p>2.364</text:p>
          </table:table-cell>
          <table:table-cell office:value-type="float" office:value="1.31792" calcext:value-type="float">
            <text:p>1.3179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121" calcext:value-type="float">
            <text:p>1.121</text:p>
          </table:table-cell>
          <table:table-cell office:value-type="float" office:value="2.11545" calcext:value-type="float">
            <text:p>2.11545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79" calcext:value-type="float">
            <text:p>1.77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.924" calcext:value-type="float">
            <text:p>1.924</text:p>
          </table:table-cell>
          <table:table-cell office:value-type="float" office:value="1.77289" calcext:value-type="float">
            <text:p>1.7728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07124" calcext:value-type="float">
            <text:p>1.0712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2.44114" calcext:value-type="float">
            <text:p>2.44114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36" calcext:value-type="float">
            <text:p>0.436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36" calcext:value-type="float">
            <text:p>1.536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242" calcext:value-type="float">
            <text:p>5.242</text:p>
          </table:table-cell>
          <table:table-cell office:value-type="float" office:value="1.53361" calcext:value-type="float">
            <text:p>1.533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326" calcext:value-type="float">
            <text:p>4.326</text:p>
          </table:table-cell>
          <table:table-cell office:value-type="float" office:value="1.44501" calcext:value-type="float">
            <text:p>1.4450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99" calcext:value-type="float">
            <text:p>0.899</text:p>
          </table:table-cell>
          <table:table-cell office:value-type="float" office:value="2.69879" calcext:value-type="float">
            <text:p>2.69879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0.438" calcext:value-type="float">
            <text:p>0.438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78" calcext:value-type="float">
            <text:p>1.478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072" calcext:value-type="float">
            <text:p>5.072</text:p>
          </table:table-cell>
          <table:table-cell office:value-type="float" office:value="1.55822" calcext:value-type="float">
            <text:p>1.558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921" calcext:value-type="float">
            <text:p>2.921</text:p>
          </table:table-cell>
          <table:table-cell office:value-type="float" office:value="1.53128" calcext:value-type="float">
            <text:p>1.53128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11" calcext:value-type="float">
            <text:p>1.011</text:p>
          </table:table-cell>
          <table:table-cell office:value-type="float" office:value="2.03484" calcext:value-type="float">
            <text:p>2.03484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54" calcext:value-type="float">
            <text:p>0.454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963" calcext:value-type="float">
            <text:p>3.963</text:p>
          </table:table-cell>
          <table:table-cell office:value-type="float" office:value="1.77775" calcext:value-type="float">
            <text:p>1.7777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256" calcext:value-type="float">
            <text:p>2.256</text:p>
          </table:table-cell>
          <table:table-cell office:value-type="float" office:value="1.13218" calcext:value-type="float">
            <text:p>1.13218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34" calcext:value-type="float">
            <text:p>0.734</text:p>
          </table:table-cell>
          <table:table-cell office:value-type="float" office:value="1.87196" calcext:value-type="float">
            <text:p>1.8719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17" calcext:value-type="float">
            <text:p>1.81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244" calcext:value-type="float">
            <text:p>5.244</text:p>
          </table:table-cell>
          <table:table-cell office:value-type="float" office:value="1.67209" calcext:value-type="float">
            <text:p>1.672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12" calcext:value-type="float">
            <text:p>2.512</text:p>
          </table:table-cell>
          <table:table-cell office:value-type="float" office:value="1.09834" calcext:value-type="float">
            <text:p>1.0983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0.431" calcext:value-type="float">
            <text:p>0.43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217" calcext:value-type="float">
            <text:p>1.217</text:p>
          </table:table-cell>
          <table:table-cell office:value-type="float" office:value="2.14818" calcext:value-type="float">
            <text:p>2.1481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85" calcext:value-type="float">
            <text:p>2.08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465" calcext:value-type="float">
            <text:p>2.465</text:p>
          </table:table-cell>
          <table:table-cell office:value-type="float" office:value="1.62921" calcext:value-type="float">
            <text:p>1.629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437" calcext:value-type="float">
            <text:p>2.437</text:p>
          </table:table-cell>
          <table:table-cell office:value-type="float" office:value="1.06822" calcext:value-type="float">
            <text:p>1.06822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199" calcext:value-type="float">
            <text:p>1.199</text:p>
          </table:table-cell>
          <table:table-cell office:value-type="float" office:value="2.70203" calcext:value-type="float">
            <text:p>2.7020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442" calcext:value-type="float">
            <text:p>0.44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31" calcext:value-type="float">
            <text:p>2.13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349" calcext:value-type="float">
            <text:p>5.349</text:p>
          </table:table-cell>
          <table:table-cell office:value-type="float" office:value="1.55055" calcext:value-type="float">
            <text:p>1.550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799" calcext:value-type="float">
            <text:p>3.799</text:p>
          </table:table-cell>
          <table:table-cell office:value-type="float" office:value="1.43515" calcext:value-type="float">
            <text:p>1.43515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36" calcext:value-type="float">
            <text:p>0.436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12" calcext:value-type="float">
            <text:p>0.712</text:p>
          </table:table-cell>
          <table:table-cell office:value-type="float" office:value="1.98911" calcext:value-type="float">
            <text:p>1.9891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063" calcext:value-type="float">
            <text:p>1.06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981" calcext:value-type="float">
            <text:p>5.981</text:p>
          </table:table-cell>
          <table:table-cell office:value-type="float" office:value="1.57813" calcext:value-type="float">
            <text:p>1.578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426" calcext:value-type="float">
            <text:p>2.426</text:p>
          </table:table-cell>
          <table:table-cell office:value-type="float" office:value="1.52187" calcext:value-type="float">
            <text:p>1.5218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2.37136" calcext:value-type="float">
            <text:p>2.37136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08" calcext:value-type="float">
            <text:p>1.808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943" calcext:value-type="float">
            <text:p>3.943</text:p>
          </table:table-cell>
          <table:table-cell office:value-type="float" office:value="1.72499" calcext:value-type="float">
            <text:p>1.724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892" calcext:value-type="float">
            <text:p>1.892</text:p>
          </table:table-cell>
          <table:table-cell office:value-type="float" office:value="1.10659" calcext:value-type="float">
            <text:p>1.10659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791" calcext:value-type="float">
            <text:p>0.791</text:p>
          </table:table-cell>
          <table:table-cell office:value-type="float" office:value="1.88531" calcext:value-type="float">
            <text:p>1.8853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13" calcext:value-type="float">
            <text:p>1.91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946" calcext:value-type="float">
            <text:p>4.946</text:p>
          </table:table-cell>
          <table:table-cell office:value-type="float" office:value="1.69689" calcext:value-type="float">
            <text:p>1.696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407" calcext:value-type="float">
            <text:p>2.407</text:p>
          </table:table-cell>
          <table:table-cell office:value-type="float" office:value="1.11638" calcext:value-type="float">
            <text:p>1.1163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325" calcext:value-type="float">
            <text:p>1.325</text:p>
          </table:table-cell>
          <table:table-cell office:value-type="float" office:value="2.07285" calcext:value-type="float">
            <text:p>2.0728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846" calcext:value-type="float">
            <text:p>2.846</text:p>
          </table:table-cell>
          <table:table-cell office:value-type="float" office:value="1.61241" calcext:value-type="float">
            <text:p>1.612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109" calcext:value-type="float">
            <text:p>2.109</text:p>
          </table:table-cell>
          <table:table-cell office:value-type="float" office:value="1.0721" calcext:value-type="float">
            <text:p>1.072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2.45828" calcext:value-type="float">
            <text:p>2.4582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444" calcext:value-type="float">
            <text:p>0.444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58" calcext:value-type="float">
            <text:p>1.758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961" calcext:value-type="float">
            <text:p>5.961</text:p>
          </table:table-cell>
          <table:table-cell office:value-type="float" office:value="1.56069" calcext:value-type="float">
            <text:p>1.560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764" calcext:value-type="float">
            <text:p>3.764</text:p>
          </table:table-cell>
          <table:table-cell office:value-type="float" office:value="1.44453" calcext:value-type="float">
            <text:p>1.44453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27" calcext:value-type="float">
            <text:p>0.727</text:p>
          </table:table-cell>
          <table:table-cell office:value-type="float" office:value="2.03467" calcext:value-type="float">
            <text:p>2.0346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319" calcext:value-type="float">
            <text:p>1.319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166" calcext:value-type="float">
            <text:p>5.166</text:p>
          </table:table-cell>
          <table:table-cell office:value-type="float" office:value="1.62009" calcext:value-type="float">
            <text:p>1.620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52875" calcext:value-type="float">
            <text:p>1.5287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87" calcext:value-type="float">
            <text:p>1.087</text:p>
          </table:table-cell>
          <table:table-cell office:value-type="float" office:value="2.44002" calcext:value-type="float">
            <text:p>2.4400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89" calcext:value-type="float">
            <text:p>1.889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201" calcext:value-type="float">
            <text:p>4.201</text:p>
          </table:table-cell>
          <table:table-cell office:value-type="float" office:value="1.64522" calcext:value-type="float">
            <text:p>1.645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72" calcext:value-type="float">
            <text:p>1.572</text:p>
          </table:table-cell>
          <table:table-cell office:value-type="float" office:value="1.12645" calcext:value-type="float">
            <text:p>1.1264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 office:value-type="float" office:value="1.88752" calcext:value-type="float">
            <text:p>1.8875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88" calcext:value-type="float">
            <text:p>1.78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128" calcext:value-type="float">
            <text:p>5.128</text:p>
          </table:table-cell>
          <table:table-cell office:value-type="float" office:value="1.75293" calcext:value-type="float">
            <text:p>1.752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767" calcext:value-type="float">
            <text:p>2.767</text:p>
          </table:table-cell>
          <table:table-cell office:value-type="float" office:value="1.1323" calcext:value-type="float">
            <text:p>1.132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36" calcext:value-type="float">
            <text:p>0.43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457" calcext:value-type="float">
            <text:p>1.457</text:p>
          </table:table-cell>
          <table:table-cell office:value-type="float" office:value="2.10534" calcext:value-type="float">
            <text:p>2.1053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54" calcext:value-type="float">
            <text:p>0.45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95" calcext:value-type="float">
            <text:p>2.09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283" calcext:value-type="float">
            <text:p>3.283</text:p>
          </table:table-cell>
          <table:table-cell office:value-type="float" office:value="1.6147" calcext:value-type="float">
            <text:p>1.61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296" calcext:value-type="float">
            <text:p>2.296</text:p>
          </table:table-cell>
          <table:table-cell office:value-type="float" office:value="1.07378" calcext:value-type="float">
            <text:p>1.0737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199" calcext:value-type="float">
            <text:p>1.199</text:p>
          </table:table-cell>
          <table:table-cell office:value-type="float" office:value="2.51589" calcext:value-type="float">
            <text:p>2.51589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57" calcext:value-type="float">
            <text:p>1.857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.095" calcext:value-type="float">
            <text:p>6.095</text:p>
          </table:table-cell>
          <table:table-cell office:value-type="float" office:value="1.54865" calcext:value-type="float">
            <text:p>1.54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986" calcext:value-type="float">
            <text:p>3.986</text:p>
          </table:table-cell>
          <table:table-cell office:value-type="float" office:value="1.45005" calcext:value-type="float">
            <text:p>1.4500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2.20306" calcext:value-type="float">
            <text:p>2.20306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44" calcext:value-type="float">
            <text:p>0.444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63" calcext:value-type="float">
            <text:p>1.56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71" calcext:value-type="float">
            <text:p>5.71</text:p>
          </table:table-cell>
          <table:table-cell office:value-type="float" office:value="1.66945" calcext:value-type="float">
            <text:p>1.669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019" calcext:value-type="float">
            <text:p>3.019</text:p>
          </table:table-cell>
          <table:table-cell office:value-type="float" office:value="1.5297" calcext:value-type="float">
            <text:p>1.5297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94" calcext:value-type="float">
            <text:p>1.094</text:p>
          </table:table-cell>
          <table:table-cell office:value-type="float" office:value="2.35833" calcext:value-type="float">
            <text:p>2.358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33" calcext:value-type="float">
            <text:p>2.033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529" calcext:value-type="float">
            <text:p>4.529</text:p>
          </table:table-cell>
          <table:table-cell office:value-type="float" office:value="1.6873" calcext:value-type="float">
            <text:p>1.68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064" calcext:value-type="float">
            <text:p>2.064</text:p>
          </table:table-cell>
          <table:table-cell office:value-type="float" office:value="1.10162" calcext:value-type="float">
            <text:p>1.1016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38" calcext:value-type="float">
            <text:p>0.838</text:p>
          </table:table-cell>
          <table:table-cell office:value-type="float" office:value="1.97163" calcext:value-type="float">
            <text:p>1.9716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18" calcext:value-type="float">
            <text:p>1.81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453" calcext:value-type="float">
            <text:p>5.453</text:p>
          </table:table-cell>
          <table:table-cell office:value-type="float" office:value="1.67625" calcext:value-type="float">
            <text:p>1.676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883" calcext:value-type="float">
            <text:p>2.883</text:p>
          </table:table-cell>
          <table:table-cell office:value-type="float" office:value="1.19501" calcext:value-type="float">
            <text:p>1.1950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537" calcext:value-type="float">
            <text:p>1.537</text:p>
          </table:table-cell>
          <table:table-cell office:value-type="float" office:value="2.11609" calcext:value-type="float">
            <text:p>2.11609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64" calcext:value-type="float">
            <text:p>0.46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09" calcext:value-type="float">
            <text:p>1.80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104" calcext:value-type="float">
            <text:p>3.104</text:p>
          </table:table-cell>
          <table:table-cell office:value-type="float" office:value="1.65313" calcext:value-type="float">
            <text:p>1.653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966" calcext:value-type="float">
            <text:p>1.966</text:p>
          </table:table-cell>
          <table:table-cell office:value-type="float" office:value="1.05486" calcext:value-type="float">
            <text:p>1.05486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2.41549" calcext:value-type="float">
            <text:p>2.41549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36" calcext:value-type="float">
            <text:p>1.736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756" calcext:value-type="float">
            <text:p>5.756</text:p>
          </table:table-cell>
          <table:table-cell office:value-type="float" office:value="1.57065" calcext:value-type="float">
            <text:p>1.570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762" calcext:value-type="float">
            <text:p>4.762</text:p>
          </table:table-cell>
          <table:table-cell office:value-type="float" office:value="1.44754" calcext:value-type="float">
            <text:p>1.44754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34" calcext:value-type="float">
            <text:p>0.734</text:p>
          </table:table-cell>
          <table:table-cell office:value-type="float" office:value="1.98529" calcext:value-type="float">
            <text:p>1.985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0.446" calcext:value-type="float">
            <text:p>0.44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08" calcext:value-type="float">
            <text:p>1.708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.979" calcext:value-type="float">
            <text:p>3.979</text:p>
          </table:table-cell>
          <table:table-cell office:value-type="float" office:value="1.84578" calcext:value-type="float">
            <text:p>1.845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81" calcext:value-type="float">
            <text:p>3.081</text:p>
          </table:table-cell>
          <table:table-cell office:value-type="float" office:value="1.53283" calcext:value-type="float">
            <text:p>1.53283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04" calcext:value-type="float">
            <text:p>1.204</text:p>
          </table:table-cell>
          <table:table-cell office:value-type="float" office:value="2.02856" calcext:value-type="float">
            <text:p>2.02856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66" calcext:value-type="float">
            <text:p>1.76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227" calcext:value-type="float">
            <text:p>4.227</text:p>
          </table:table-cell>
          <table:table-cell office:value-type="float" office:value="1.69569" calcext:value-type="float">
            <text:p>1.695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166" calcext:value-type="float">
            <text:p>2.166</text:p>
          </table:table-cell>
          <table:table-cell office:value-type="float" office:value="1.11716" calcext:value-type="float">
            <text:p>1.11716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 office:value-type="float" office:value="2.0167" calcext:value-type="float">
            <text:p>2.016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91" calcext:value-type="float">
            <text:p>2.19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374" calcext:value-type="float">
            <text:p>5.374</text:p>
          </table:table-cell>
          <table:table-cell office:value-type="float" office:value="1.73462" calcext:value-type="float">
            <text:p>1.734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685" calcext:value-type="float">
            <text:p>2.685</text:p>
          </table:table-cell>
          <table:table-cell office:value-type="float" office:value="1.14356" calcext:value-type="float">
            <text:p>1.143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34" calcext:value-type="float">
            <text:p>0.43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616" calcext:value-type="float">
            <text:p>1.616</text:p>
          </table:table-cell>
          <table:table-cell office:value-type="float" office:value="2.15165" calcext:value-type="float">
            <text:p>2.15165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64" calcext:value-type="float">
            <text:p>0.46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72" calcext:value-type="float">
            <text:p>2.17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79" calcext:value-type="float">
            <text:p>3.79</text:p>
          </table:table-cell>
          <table:table-cell office:value-type="float" office:value="1.60714" calcext:value-type="float">
            <text:p>1.607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262" calcext:value-type="float">
            <text:p>2.262</text:p>
          </table:table-cell>
          <table:table-cell office:value-type="float" office:value="1.06457" calcext:value-type="float">
            <text:p>1.0645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265" calcext:value-type="float">
            <text:p>1.265</text:p>
          </table:table-cell>
          <table:table-cell office:value-type="float" office:value="2.67806" calcext:value-type="float">
            <text:p>2.67806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.446" calcext:value-type="float">
            <text:p>0.446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29" calcext:value-type="float">
            <text:p>1.629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872" calcext:value-type="float">
            <text:p>5.872</text:p>
          </table:table-cell>
          <table:table-cell office:value-type="float" office:value="1.51722" calcext:value-type="float">
            <text:p>1.517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608" calcext:value-type="float">
            <text:p>4.608</text:p>
          </table:table-cell>
          <table:table-cell office:value-type="float" office:value="1.44427" calcext:value-type="float">
            <text:p>1.44427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744" calcext:value-type="float">
            <text:p>0.744</text:p>
          </table:table-cell>
          <table:table-cell office:value-type="float" office:value="1.9648" calcext:value-type="float">
            <text:p>1.964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383" calcext:value-type="float">
            <text:p>1.38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598" calcext:value-type="float">
            <text:p>5.598</text:p>
          </table:table-cell>
          <table:table-cell office:value-type="float" office:value="1.63568" calcext:value-type="float">
            <text:p>1.635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444" calcext:value-type="float">
            <text:p>3.444</text:p>
          </table:table-cell>
          <table:table-cell office:value-type="float" office:value="1.54819" calcext:value-type="float">
            <text:p>1.5481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29" calcext:value-type="float">
            <text:p>1.229</text:p>
          </table:table-cell>
          <table:table-cell office:value-type="float" office:value="2.37207" calcext:value-type="float">
            <text:p>2.3720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987" calcext:value-type="float">
            <text:p>3.987</text:p>
          </table:table-cell>
          <table:table-cell office:value-type="float" office:value="1.70831" calcext:value-type="float">
            <text:p>1.708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.10597" calcext:value-type="float">
            <text:p>1.1059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43" calcext:value-type="float">
            <text:p>0.44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1.85804" calcext:value-type="float">
            <text:p>1.858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14" calcext:value-type="float">
            <text:p>1.61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818" calcext:value-type="float">
            <text:p>3.818</text:p>
          </table:table-cell>
          <table:table-cell office:value-type="float" office:value="1.77648" calcext:value-type="float">
            <text:p>1.7764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1.11142" calcext:value-type="float">
            <text:p>1.1114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.438" calcext:value-type="float">
            <text:p>0.43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684" calcext:value-type="float">
            <text:p>1.684</text:p>
          </table:table-cell>
          <table:table-cell office:value-type="float" office:value="2.10814" calcext:value-type="float">
            <text:p>2.1081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3" calcext:value-type="float">
            <text:p>2.3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031" calcext:value-type="float">
            <text:p>2.031</text:p>
          </table:table-cell>
          <table:table-cell office:value-type="float" office:value="1.7456" calcext:value-type="float">
            <text:p>1.74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06505" calcext:value-type="float">
            <text:p>1.065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325" calcext:value-type="float">
            <text:p>1.325</text:p>
          </table:table-cell>
          <table:table-cell office:value-type="float" office:value="2.40035" calcext:value-type="float">
            <text:p>2.400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4" calcext:value-type="float">
            <text:p>1.134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.837" calcext:value-type="float">
            <text:p>5.837</text:p>
          </table:table-cell>
          <table:table-cell office:value-type="float" office:value="1.56321" calcext:value-type="float">
            <text:p>1.563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609" calcext:value-type="float">
            <text:p>4.609</text:p>
          </table:table-cell>
          <table:table-cell office:value-type="float" office:value="1.43611" calcext:value-type="float">
            <text:p>1.4361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office:value-type="float" office:value="2.29793" calcext:value-type="float">
            <text:p>2.29793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42" calcext:value-type="float">
            <text:p>1.442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437" calcext:value-type="float">
            <text:p>5.437</text:p>
          </table:table-cell>
          <table:table-cell office:value-type="float" office:value="1.61826" calcext:value-type="float">
            <text:p>1.618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485" calcext:value-type="float">
            <text:p>3.485</text:p>
          </table:table-cell>
          <table:table-cell office:value-type="float" office:value="1.52636" calcext:value-type="float">
            <text:p>1.52636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331" calcext:value-type="float">
            <text:p>1.331</text:p>
          </table:table-cell>
          <table:table-cell office:value-type="float" office:value="2.36245" calcext:value-type="float">
            <text:p>2.3624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42" calcext:value-type="float">
            <text:p>1.742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782" calcext:value-type="float">
            <text:p>5.782</text:p>
          </table:table-cell>
          <table:table-cell office:value-type="float" office:value="1.66591" calcext:value-type="float">
            <text:p>1.665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238" calcext:value-type="float">
            <text:p>2.238</text:p>
          </table:table-cell>
          <table:table-cell office:value-type="float" office:value="1.12876" calcext:value-type="float">
            <text:p>1.1287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867" calcext:value-type="float">
            <text:p>0.867</text:p>
          </table:table-cell>
          <table:table-cell office:value-type="float" office:value="1.89494" calcext:value-type="float">
            <text:p>1.8949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3" calcext:value-type="float">
            <text:p>2.1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455" calcext:value-type="float">
            <text:p>5.455</text:p>
          </table:table-cell>
          <table:table-cell office:value-type="float" office:value="1.63881" calcext:value-type="float">
            <text:p>1.638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804" calcext:value-type="float">
            <text:p>2.804</text:p>
          </table:table-cell>
          <table:table-cell office:value-type="float" office:value="1.14239" calcext:value-type="float">
            <text:p>1.14239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float" office:value="0.437" calcext:value-type="float">
            <text:p>0.43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.865" calcext:value-type="float">
            <text:p>1.865</text:p>
          </table:table-cell>
          <table:table-cell office:value-type="float" office:value="2.15577" calcext:value-type="float">
            <text:p>2.15577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58" calcext:value-type="float">
            <text:p>0.45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59" calcext:value-type="float">
            <text:p>2.25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249" calcext:value-type="float">
            <text:p>2.249</text:p>
          </table:table-cell>
          <table:table-cell office:value-type="float" office:value="1.75272" calcext:value-type="float">
            <text:p>1.75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011" calcext:value-type="float">
            <text:p>2.011</text:p>
          </table:table-cell>
          <table:table-cell office:value-type="float" office:value="1.06501" calcext:value-type="float">
            <text:p>1.0650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.454" calcext:value-type="float">
            <text:p>0.45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497" calcext:value-type="float">
            <text:p>1.497</text:p>
          </table:table-cell>
          <table:table-cell office:value-type="float" office:value="2.94883" calcext:value-type="float">
            <text:p>2.94883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25" calcext:value-type="float">
            <text:p>1.925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.23" calcext:value-type="float">
            <text:p>6.23</text:p>
          </table:table-cell>
          <table:table-cell office:value-type="float" office:value="1.56906" calcext:value-type="float">
            <text:p>1.569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655" calcext:value-type="float">
            <text:p>4.655</text:p>
          </table:table-cell>
          <table:table-cell office:value-type="float" office:value="1.45862" calcext:value-type="float">
            <text:p>1.4586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42" calcext:value-type="float">
            <text:p>0.44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16" calcext:value-type="float">
            <text:p>0.816</text:p>
          </table:table-cell>
          <table:table-cell office:value-type="float" office:value="2.17501" calcext:value-type="float">
            <text:p>2.1750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37" calcext:value-type="float">
            <text:p>1.537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.791" calcext:value-type="float">
            <text:p>4.791</text:p>
          </table:table-cell>
          <table:table-cell office:value-type="float" office:value="1.74651" calcext:value-type="float">
            <text:p>1.746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772" calcext:value-type="float">
            <text:p>3.772</text:p>
          </table:table-cell>
          <table:table-cell office:value-type="float" office:value="1.53722" calcext:value-type="float">
            <text:p>1.53722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2.50412" calcext:value-type="float">
            <text:p>2.50412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59" calcext:value-type="float">
            <text:p>2.259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144" calcext:value-type="float">
            <text:p>4.144</text:p>
          </table:table-cell>
          <table:table-cell office:value-type="float" office:value="1.67522" calcext:value-type="float">
            <text:p>1.67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128" calcext:value-type="float">
            <text:p>2.128</text:p>
          </table:table-cell>
          <table:table-cell office:value-type="float" office:value="1.10012" calcext:value-type="float">
            <text:p>1.10012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947" calcext:value-type="float">
            <text:p>0.947</text:p>
          </table:table-cell>
          <table:table-cell office:value-type="float" office:value="1.92689" calcext:value-type="float">
            <text:p>1.92689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34" calcext:value-type="float">
            <text:p>2.23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055" calcext:value-type="float">
            <text:p>5.055</text:p>
          </table:table-cell>
          <table:table-cell office:value-type="float" office:value="1.76402" calcext:value-type="float">
            <text:p>1.76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916" calcext:value-type="float">
            <text:p>2.916</text:p>
          </table:table-cell>
          <table:table-cell office:value-type="float" office:value="1.17787" calcext:value-type="float">
            <text:p>1.1778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093" calcext:value-type="float">
            <text:p>2.093</text:p>
          </table:table-cell>
          <table:table-cell office:value-type="float" office:value="2.10517" calcext:value-type="float">
            <text:p>2.1051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7" calcext:value-type="float">
            <text:p>2.0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559" calcext:value-type="float">
            <text:p>3.559</text:p>
          </table:table-cell>
          <table:table-cell office:value-type="float" office:value="1.50255" calcext:value-type="float">
            <text:p>1.502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231" calcext:value-type="float">
            <text:p>2.231</text:p>
          </table:table-cell>
          <table:table-cell office:value-type="float" office:value="1.07049" calcext:value-type="float">
            <text:p>1.07049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0.455" calcext:value-type="float">
            <text:p>0.45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555" calcext:value-type="float">
            <text:p>1.555</text:p>
          </table:table-cell>
          <table:table-cell office:value-type="float" office:value="2.78031" calcext:value-type="float">
            <text:p>2.7803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0.442" calcext:value-type="float">
            <text:p>0.44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81" calcext:value-type="float">
            <text:p>1.98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.432" calcext:value-type="float">
            <text:p>6.432</text:p>
          </table:table-cell>
          <table:table-cell office:value-type="float" office:value="1.47487" calcext:value-type="float">
            <text:p>1.474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809" calcext:value-type="float">
            <text:p>4.809</text:p>
          </table:table-cell>
          <table:table-cell office:value-type="float" office:value="1.44425" calcext:value-type="float">
            <text:p>1.4442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45" calcext:value-type="float">
            <text:p>0.44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 office:value-type="float" office:value="2.03435" calcext:value-type="float">
            <text:p>2.0343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58" calcext:value-type="float">
            <text:p>1.558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916" calcext:value-type="float">
            <text:p>5.916</text:p>
          </table:table-cell>
          <table:table-cell office:value-type="float" office:value="1.60001" calcext:value-type="float">
            <text:p>1.600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499" calcext:value-type="float">
            <text:p>3.499</text:p>
          </table:table-cell>
          <table:table-cell office:value-type="float" office:value="1.52684" calcext:value-type="float">
            <text:p>1.52684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44" calcext:value-type="float">
            <text:p>1.444</text:p>
          </table:table-cell>
          <table:table-cell office:value-type="float" office:value="2.56847" calcext:value-type="float">
            <text:p>2.5684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84" calcext:value-type="float">
            <text:p>1.884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081" calcext:value-type="float">
            <text:p>4.081</text:p>
          </table:table-cell>
          <table:table-cell office:value-type="float" office:value="1.65499" calcext:value-type="float">
            <text:p>1.654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306" calcext:value-type="float">
            <text:p>2.306</text:p>
          </table:table-cell>
          <table:table-cell office:value-type="float" office:value="1.12058" calcext:value-type="float">
            <text:p>1.1205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43" calcext:value-type="float">
            <text:p>1.043</text:p>
          </table:table-cell>
          <table:table-cell office:value-type="float" office:value="1.97336" calcext:value-type="float">
            <text:p>1.97336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62" calcext:value-type="float">
            <text:p>2.06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211" calcext:value-type="float">
            <text:p>6.211</text:p>
          </table:table-cell>
          <table:table-cell office:value-type="float" office:value="1.70393" calcext:value-type="float">
            <text:p>1.703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643" calcext:value-type="float">
            <text:p>2.643</text:p>
          </table:table-cell>
          <table:table-cell office:value-type="float" office:value="1.13938" calcext:value-type="float">
            <text:p>1.1393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198" calcext:value-type="float">
            <text:p>2.198</text:p>
          </table:table-cell>
          <table:table-cell office:value-type="float" office:value="2.1969" calcext:value-type="float">
            <text:p>2.1969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58" calcext:value-type="float">
            <text:p>0.45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123" calcext:value-type="float">
            <text:p>2.123</text:p>
          </table:table-cell>
          <table:table-cell office:value-type="float" office:value="1.76883" calcext:value-type="float">
            <text:p>1.768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966" calcext:value-type="float">
            <text:p>1.966</text:p>
          </table:table-cell>
          <table:table-cell office:value-type="float" office:value="1.08999" calcext:value-type="float">
            <text:p>1.0899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0.456" calcext:value-type="float">
            <text:p>0.45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2.39935" calcext:value-type="float">
            <text:p>2.3993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44" calcext:value-type="float">
            <text:p>0.444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38" calcext:value-type="float">
            <text:p>1.738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.396" calcext:value-type="float">
            <text:p>6.396</text:p>
          </table:table-cell>
          <table:table-cell office:value-type="float" office:value="1.54682" calcext:value-type="float">
            <text:p>1.546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694" calcext:value-type="float">
            <text:p>4.694</text:p>
          </table:table-cell>
          <table:table-cell office:value-type="float" office:value="1.43774" calcext:value-type="float">
            <text:p>1.43774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45" calcext:value-type="float">
            <text:p>0.44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884" calcext:value-type="float">
            <text:p>0.884</text:p>
          </table:table-cell>
          <table:table-cell office:value-type="float" office:value="2.01645" calcext:value-type="float">
            <text:p>2.0164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89" calcext:value-type="float">
            <text:p>1.489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233" calcext:value-type="float">
            <text:p>5.233</text:p>
          </table:table-cell>
          <table:table-cell office:value-type="float" office:value="1.64162" calcext:value-type="float">
            <text:p>1.641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504" calcext:value-type="float">
            <text:p>3.504</text:p>
          </table:table-cell>
          <table:table-cell office:value-type="float" office:value="1.53569" calcext:value-type="float">
            <text:p>1.5356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0.451" calcext:value-type="float">
            <text:p>0.45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516" calcext:value-type="float">
            <text:p>1.516</text:p>
          </table:table-cell>
          <table:table-cell office:value-type="float" office:value="2.23354" calcext:value-type="float">
            <text:p>2.23354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76" calcext:value-type="float">
            <text:p>1.47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365" calcext:value-type="float">
            <text:p>4.365</text:p>
          </table:table-cell>
          <table:table-cell office:value-type="float" office:value="1.71303" calcext:value-type="float">
            <text:p>1.713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037" calcext:value-type="float">
            <text:p>2.037</text:p>
          </table:table-cell>
          <table:table-cell office:value-type="float" office:value="1.13279" calcext:value-type="float">
            <text:p>1.1327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013" calcext:value-type="float">
            <text:p>1.013</text:p>
          </table:table-cell>
          <table:table-cell office:value-type="float" office:value="1.85713" calcext:value-type="float">
            <text:p>1.85713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08" calcext:value-type="float">
            <text:p>2.00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207" calcext:value-type="float">
            <text:p>5.207</text:p>
          </table:table-cell>
          <table:table-cell office:value-type="float" office:value="1.68979" calcext:value-type="float">
            <text:p>1.689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1.16607" calcext:value-type="float">
            <text:p>1.1660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406" calcext:value-type="float">
            <text:p>2.406</text:p>
          </table:table-cell>
          <table:table-cell office:value-type="float" office:value="2.07499" calcext:value-type="float">
            <text:p>2.0749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32" calcext:value-type="float">
            <text:p>1.43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56" calcext:value-type="float">
            <text:p>3.56</text:p>
          </table:table-cell>
          <table:table-cell office:value-type="float" office:value="1.51045" calcext:value-type="float">
            <text:p>1.510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528" calcext:value-type="float">
            <text:p>2.528</text:p>
          </table:table-cell>
          <table:table-cell office:value-type="float" office:value="1.06724" calcext:value-type="float">
            <text:p>1.06724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729" calcext:value-type="float">
            <text:p>1.729</text:p>
          </table:table-cell>
          <table:table-cell office:value-type="float" office:value="2.57674" calcext:value-type="float">
            <text:p>2.57674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52" calcext:value-type="float">
            <text:p>1.852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.771" calcext:value-type="float">
            <text:p>6.771</text:p>
          </table:table-cell>
          <table:table-cell office:value-type="float" office:value="1.52613" calcext:value-type="float">
            <text:p>1.526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792" calcext:value-type="float">
            <text:p>5.792</text:p>
          </table:table-cell>
          <table:table-cell office:value-type="float" office:value="1.45235" calcext:value-type="float">
            <text:p>1.4523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48" calcext:value-type="float">
            <text:p>0.448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909" calcext:value-type="float">
            <text:p>0.909</text:p>
          </table:table-cell>
          <table:table-cell office:value-type="float" office:value="2.11528" calcext:value-type="float">
            <text:p>2.1152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84" calcext:value-type="float">
            <text:p>1.584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.194" calcext:value-type="float">
            <text:p>7.194</text:p>
          </table:table-cell>
          <table:table-cell office:value-type="float" office:value="1.59597" calcext:value-type="float">
            <text:p>1.5959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671" calcext:value-type="float">
            <text:p>3.671</text:p>
          </table:table-cell>
          <table:table-cell office:value-type="float" office:value="1.54256" calcext:value-type="float">
            <text:p>1.54256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702" calcext:value-type="float">
            <text:p>1.702</text:p>
          </table:table-cell>
          <table:table-cell office:value-type="float" office:value="2.10502" calcext:value-type="float">
            <text:p>2.1050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25" calcext:value-type="float">
            <text:p>1.925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336" calcext:value-type="float">
            <text:p>4.336</text:p>
          </table:table-cell>
          <table:table-cell office:value-type="float" office:value="1.69147" calcext:value-type="float">
            <text:p>1.691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198" calcext:value-type="float">
            <text:p>2.198</text:p>
          </table:table-cell>
          <table:table-cell office:value-type="float" office:value="1.11999" calcext:value-type="float">
            <text:p>1.1199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0.981" calcext:value-type="float">
            <text:p>0.981</text:p>
          </table:table-cell>
          <table:table-cell office:value-type="float" office:value="1.88544" calcext:value-type="float">
            <text:p>1.8854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63" calcext:value-type="float">
            <text:p>2.6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186" calcext:value-type="float">
            <text:p>5.186</text:p>
          </table:table-cell>
          <table:table-cell office:value-type="float" office:value="1.70687" calcext:value-type="float">
            <text:p>1.706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307" calcext:value-type="float">
            <text:p>3.307</text:p>
          </table:table-cell>
          <table:table-cell office:value-type="float" office:value="1.13863" calcext:value-type="float">
            <text:p>1.1386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538" calcext:value-type="float">
            <text:p>2.538</text:p>
          </table:table-cell>
          <table:table-cell office:value-type="float" office:value="2.13227" calcext:value-type="float">
            <text:p>2.1322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59" calcext:value-type="float">
            <text:p>0.45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552" calcext:value-type="float">
            <text:p>3.552</text:p>
          </table:table-cell>
          <table:table-cell office:value-type="float" office:value="1.5417" calcext:value-type="float">
            <text:p>1.54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08" calcext:value-type="float">
            <text:p>2.508</text:p>
          </table:table-cell>
          <table:table-cell office:value-type="float" office:value="1.06642" calcext:value-type="float">
            <text:p>1.06642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.459" calcext:value-type="float">
            <text:p>0.45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843" calcext:value-type="float">
            <text:p>1.843</text:p>
          </table:table-cell>
          <table:table-cell office:value-type="float" office:value="2.83508" calcext:value-type="float">
            <text:p>2.8350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.19" calcext:value-type="float">
            <text:p>7.19</text:p>
          </table:table-cell>
          <table:table-cell office:value-type="float" office:value="1.5324" calcext:value-type="float">
            <text:p>1.53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734" calcext:value-type="float">
            <text:p>5.734</text:p>
          </table:table-cell>
          <table:table-cell office:value-type="float" office:value="1.4534" calcext:value-type="float">
            <text:p>1.453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49" calcext:value-type="float">
            <text:p>0.44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0.959" calcext:value-type="float">
            <text:p>0.959</text:p>
          </table:table-cell>
          <table:table-cell office:value-type="float" office:value="2.09286" calcext:value-type="float">
            <text:p>2.0928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46" calcext:value-type="float">
            <text:p>0.44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363" calcext:value-type="float">
            <text:p>6.363</text:p>
          </table:table-cell>
          <table:table-cell office:value-type="float" office:value="1.66106" calcext:value-type="float">
            <text:p>1.661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946" calcext:value-type="float">
            <text:p>3.946</text:p>
          </table:table-cell>
          <table:table-cell office:value-type="float" office:value="1.52258" calcext:value-type="float">
            <text:p>1.5225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689" calcext:value-type="float">
            <text:p>1.689</text:p>
          </table:table-cell>
          <table:table-cell office:value-type="float" office:value="2.12067" calcext:value-type="float">
            <text:p>2.1206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24" calcext:value-type="float">
            <text:p>4.24</text:p>
          </table:table-cell>
          <table:table-cell office:value-type="float" office:value="1.70017" calcext:value-type="float">
            <text:p>1.700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185" calcext:value-type="float">
            <text:p>2.185</text:p>
          </table:table-cell>
          <table:table-cell office:value-type="float" office:value="1.14242" calcext:value-type="float">
            <text:p>1.1424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115" calcext:value-type="float">
            <text:p>1.115</text:p>
          </table:table-cell>
          <table:table-cell office:value-type="float" office:value="1.89709" calcext:value-type="float">
            <text:p>1.8970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05" calcext:value-type="float">
            <text:p>2.10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353" calcext:value-type="float">
            <text:p>5.353</text:p>
          </table:table-cell>
          <table:table-cell office:value-type="float" office:value="1.71324" calcext:value-type="float">
            <text:p>1.713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198" calcext:value-type="float">
            <text:p>3.198</text:p>
          </table:table-cell>
          <table:table-cell office:value-type="float" office:value="1.14876" calcext:value-type="float">
            <text:p>1.1487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41" calcext:value-type="float">
            <text:p>0.44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706" calcext:value-type="float">
            <text:p>2.706</text:p>
          </table:table-cell>
          <table:table-cell office:value-type="float" office:value="2.09224" calcext:value-type="float">
            <text:p>2.09224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58" calcext:value-type="float">
            <text:p>0.45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87" calcext:value-type="float">
            <text:p>1.68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office:value-type="float" office:value="1.66659" calcext:value-type="float">
            <text:p>1.666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06785" calcext:value-type="float">
            <text:p>1.0678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863" calcext:value-type="float">
            <text:p>1.863</text:p>
          </table:table-cell>
          <table:table-cell office:value-type="float" office:value="2.3995" calcext:value-type="float">
            <text:p>2.399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17" calcext:value-type="float">
            <text:p>1.617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.134" calcext:value-type="float">
            <text:p>8.134</text:p>
          </table:table-cell>
          <table:table-cell office:value-type="float" office:value="1.54035" calcext:value-type="float">
            <text:p>1.540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345" calcext:value-type="float">
            <text:p>5.345</text:p>
          </table:table-cell>
          <table:table-cell office:value-type="float" office:value="1.44661" calcext:value-type="float">
            <text:p>1.4466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28" calcext:value-type="float">
            <text:p>1.028</text:p>
          </table:table-cell>
          <table:table-cell office:value-type="float" office:value="2.36039" calcext:value-type="float">
            <text:p>2.36039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448" calcext:value-type="float">
            <text:p>0.448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95" calcext:value-type="float">
            <text:p>1.695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007" calcext:value-type="float">
            <text:p>6.007</text:p>
          </table:table-cell>
          <table:table-cell office:value-type="float" office:value="1.63286" calcext:value-type="float">
            <text:p>1.632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807" calcext:value-type="float">
            <text:p>3.807</text:p>
          </table:table-cell>
          <table:table-cell office:value-type="float" office:value="1.52831" calcext:value-type="float">
            <text:p>1.5283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898" calcext:value-type="float">
            <text:p>1.898</text:p>
          </table:table-cell>
          <table:table-cell office:value-type="float" office:value="2.59228" calcext:value-type="float">
            <text:p>2.5922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51" calcext:value-type="float">
            <text:p>1.951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08" calcext:value-type="float">
            <text:p>6.08</text:p>
          </table:table-cell>
          <table:table-cell office:value-type="float" office:value="1.64546" calcext:value-type="float">
            <text:p>1.645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172" calcext:value-type="float">
            <text:p>2.172</text:p>
          </table:table-cell>
          <table:table-cell office:value-type="float" office:value="1.10396" calcext:value-type="float">
            <text:p>1.10396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52" calcext:value-type="float">
            <text:p>0.4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113" calcext:value-type="float">
            <text:p>1.113</text:p>
          </table:table-cell>
          <table:table-cell office:value-type="float" office:value="1.96857" calcext:value-type="float">
            <text:p>1.9685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11" calcext:value-type="float">
            <text:p>1.61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896" calcext:value-type="float">
            <text:p>6.896</text:p>
          </table:table-cell>
          <table:table-cell office:value-type="float" office:value="1.65162" calcext:value-type="float">
            <text:p>1.651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991" calcext:value-type="float">
            <text:p>2.991</text:p>
          </table:table-cell>
          <table:table-cell office:value-type="float" office:value="1.11459" calcext:value-type="float">
            <text:p>1.11459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2.1969" calcext:value-type="float">
            <text:p>2.1969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58" calcext:value-type="float">
            <text:p>0.45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03" calcext:value-type="float">
            <text:p>2.10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893" calcext:value-type="float">
            <text:p>2.893</text:p>
          </table:table-cell>
          <table:table-cell office:value-type="float" office:value="1.71068" calcext:value-type="float">
            <text:p>1.710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84" calcext:value-type="float">
            <text:p>2.584</text:p>
          </table:table-cell>
          <table:table-cell office:value-type="float" office:value="1.06887" calcext:value-type="float">
            <text:p>1.0688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.778" calcext:value-type="float">
            <text:p>1.778</text:p>
          </table:table-cell>
          <table:table-cell office:value-type="float" office:value="2.36116" calcext:value-type="float">
            <text:p>2.3611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22" calcext:value-type="float">
            <text:p>1.222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.605" calcext:value-type="float">
            <text:p>7.605</text:p>
          </table:table-cell>
          <table:table-cell office:value-type="float" office:value="1.56099" calcext:value-type="float">
            <text:p>1.560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719" calcext:value-type="float">
            <text:p>5.719</text:p>
          </table:table-cell>
          <table:table-cell office:value-type="float" office:value="1.44335" calcext:value-type="float">
            <text:p>1.4433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47" calcext:value-type="float">
            <text:p>1.047</text:p>
          </table:table-cell>
          <table:table-cell office:value-type="float" office:value="2.34287" calcext:value-type="float">
            <text:p>2.3428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58" calcext:value-type="float">
            <text:p>0.458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93" calcext:value-type="float">
            <text:p>1.69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571" calcext:value-type="float">
            <text:p>5.571</text:p>
          </table:table-cell>
          <table:table-cell office:value-type="float" office:value="1.56189" calcext:value-type="float">
            <text:p>1.561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609" calcext:value-type="float">
            <text:p>3.609</text:p>
          </table:table-cell>
          <table:table-cell office:value-type="float" office:value="1.53795" calcext:value-type="float">
            <text:p>1.53795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128" calcext:value-type="float">
            <text:p>2.128</text:p>
          </table:table-cell>
          <table:table-cell office:value-type="float" office:value="2.00212" calcext:value-type="float">
            <text:p>2.0021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17" calcext:value-type="float">
            <text:p>1.217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052" calcext:value-type="float">
            <text:p>5.052</text:p>
          </table:table-cell>
          <table:table-cell office:value-type="float" office:value="1.72702" calcext:value-type="float">
            <text:p>1.727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392" calcext:value-type="float">
            <text:p>2.392</text:p>
          </table:table-cell>
          <table:table-cell office:value-type="float" office:value="1.10949" calcext:value-type="float">
            <text:p>1.109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56" calcext:value-type="float">
            <text:p>0.45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144" calcext:value-type="float">
            <text:p>1.144</text:p>
          </table:table-cell>
          <table:table-cell office:value-type="float" office:value="1.9385" calcext:value-type="float">
            <text:p>1.938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53" calcext:value-type="float">
            <text:p>1.95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478" calcext:value-type="float">
            <text:p>6.478</text:p>
          </table:table-cell>
          <table:table-cell office:value-type="float" office:value="1.6939" calcext:value-type="float">
            <text:p>1.69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332" calcext:value-type="float">
            <text:p>3.332</text:p>
          </table:table-cell>
          <table:table-cell office:value-type="float" office:value="1.13092" calcext:value-type="float">
            <text:p>1.1309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0.446" calcext:value-type="float">
            <text:p>0.44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3.159" calcext:value-type="float">
            <text:p>3.159</text:p>
          </table:table-cell>
          <table:table-cell office:value-type="float" office:value="2.09976" calcext:value-type="float">
            <text:p>2.0997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15" calcext:value-type="float">
            <text:p>2.01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719" calcext:value-type="float">
            <text:p>3.719</text:p>
          </table:table-cell>
          <table:table-cell office:value-type="float" office:value="1.60716" calcext:value-type="float">
            <text:p>1.607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471" calcext:value-type="float">
            <text:p>2.471</text:p>
          </table:table-cell>
          <table:table-cell office:value-type="float" office:value="1.0701" calcext:value-type="float">
            <text:p>1.070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486" calcext:value-type="float">
            <text:p>0.48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037" calcext:value-type="float">
            <text:p>2.037</text:p>
          </table:table-cell>
          <table:table-cell office:value-type="float" office:value="2.61564" calcext:value-type="float">
            <text:p>2.61564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.464" calcext:value-type="float">
            <text:p>0.464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.409" calcext:value-type="float">
            <text:p>7.409</text:p>
          </table:table-cell>
          <table:table-cell office:value-type="float" office:value="1.58207" calcext:value-type="float">
            <text:p>1.582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392" calcext:value-type="float">
            <text:p>6.392</text:p>
          </table:table-cell>
          <table:table-cell office:value-type="float" office:value="1.46924" calcext:value-type="float">
            <text:p>1.46924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26" calcext:value-type="float">
            <text:p>1.026</text:p>
          </table:table-cell>
          <table:table-cell office:value-type="float" office:value="2.0424" calcext:value-type="float">
            <text:p>2.04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78" calcext:value-type="float">
            <text:p>1.678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.005" calcext:value-type="float">
            <text:p>5.005</text:p>
          </table:table-cell>
          <table:table-cell office:value-type="float" office:value="1.7942" calcext:value-type="float">
            <text:p>1.794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886" calcext:value-type="float">
            <text:p>3.886</text:p>
          </table:table-cell>
          <table:table-cell office:value-type="float" office:value="1.54308" calcext:value-type="float">
            <text:p>1.54308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493" calcext:value-type="float">
            <text:p>0.49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959" calcext:value-type="float">
            <text:p>1.959</text:p>
          </table:table-cell>
          <table:table-cell office:value-type="float" office:value="2.27596" calcext:value-type="float">
            <text:p>2.2759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59" calcext:value-type="float">
            <text:p>1.259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47" calcext:value-type="float">
            <text:p>4.47</text:p>
          </table:table-cell>
          <table:table-cell office:value-type="float" office:value="1.67029" calcext:value-type="float">
            <text:p>1.670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261" calcext:value-type="float">
            <text:p>2.261</text:p>
          </table:table-cell>
          <table:table-cell office:value-type="float" office:value="1.11437" calcext:value-type="float">
            <text:p>1.1143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2.04091" calcext:value-type="float">
            <text:p>2.0409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561" calcext:value-type="float">
            <text:p>2.56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802" calcext:value-type="float">
            <text:p>5.802</text:p>
          </table:table-cell>
          <table:table-cell office:value-type="float" office:value="1.72556" calcext:value-type="float">
            <text:p>1.725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449" calcext:value-type="float">
            <text:p>3.449</text:p>
          </table:table-cell>
          <table:table-cell office:value-type="float" office:value="1.13689" calcext:value-type="float">
            <text:p>1.1368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3.462" calcext:value-type="float">
            <text:p>3.462</text:p>
          </table:table-cell>
          <table:table-cell office:value-type="float" office:value="2.09756" calcext:value-type="float">
            <text:p>2.0975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58" calcext:value-type="float">
            <text:p>0.45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23" calcext:value-type="float">
            <text:p>2.12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535" calcext:value-type="float">
            <text:p>3.535</text:p>
          </table:table-cell>
          <table:table-cell office:value-type="float" office:value="1.69961" calcext:value-type="float">
            <text:p>1.699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944" calcext:value-type="float">
            <text:p>2.944</text:p>
          </table:table-cell>
          <table:table-cell office:value-type="float" office:value="1.07097" calcext:value-type="float">
            <text:p>1.0709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466" calcext:value-type="float">
            <text:p>0.46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142" calcext:value-type="float">
            <text:p>2.142</text:p>
          </table:table-cell>
          <table:table-cell office:value-type="float" office:value="2.29839" calcext:value-type="float">
            <text:p>2.29839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14" calcext:value-type="float">
            <text:p>2.314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1.54746" calcext:value-type="float">
            <text:p>1.547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858" calcext:value-type="float">
            <text:p>6.858</text:p>
          </table:table-cell>
          <table:table-cell office:value-type="float" office:value="1.46006" calcext:value-type="float">
            <text:p>1.46006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53" calcext:value-type="float">
            <text:p>0.45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94" calcext:value-type="float">
            <text:p>1.094</text:p>
          </table:table-cell>
          <table:table-cell office:value-type="float" office:value="1.91911" calcext:value-type="float">
            <text:p>1.9191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051" calcext:value-type="float">
            <text:p>6.051</text:p>
          </table:table-cell>
          <table:table-cell office:value-type="float" office:value="1.59618" calcext:value-type="float">
            <text:p>1.5961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079" calcext:value-type="float">
            <text:p>4.079</text:p>
          </table:table-cell>
          <table:table-cell office:value-type="float" office:value="1.534" calcext:value-type="float">
            <text:p>1.534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61" calcext:value-type="float">
            <text:p>0.46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205" calcext:value-type="float">
            <text:p>2.205</text:p>
          </table:table-cell>
          <table:table-cell office:value-type="float" office:value="2.6522" calcext:value-type="float">
            <text:p>2.652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83" calcext:value-type="float">
            <text:p>2.083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697" calcext:value-type="float">
            <text:p>4.697</text:p>
          </table:table-cell>
          <table:table-cell office:value-type="float" office:value="1.66417" calcext:value-type="float">
            <text:p>1.664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12" calcext:value-type="float">
            <text:p>2.512</text:p>
          </table:table-cell>
          <table:table-cell office:value-type="float" office:value="1.14467" calcext:value-type="float">
            <text:p>1.1446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36" calcext:value-type="float">
            <text:p>1.236</text:p>
          </table:table-cell>
          <table:table-cell office:value-type="float" office:value="1.93611" calcext:value-type="float">
            <text:p>1.9361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74" calcext:value-type="float">
            <text:p>0.47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41" calcext:value-type="float">
            <text:p>2.04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961" calcext:value-type="float">
            <text:p>6.961</text:p>
          </table:table-cell>
          <table:table-cell office:value-type="float" office:value="1.67731" calcext:value-type="float">
            <text:p>1.677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494" calcext:value-type="float">
            <text:p>3.494</text:p>
          </table:table-cell>
          <table:table-cell office:value-type="float" office:value="1.14845" calcext:value-type="float">
            <text:p>1.1484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3.634" calcext:value-type="float">
            <text:p>3.634</text:p>
          </table:table-cell>
          <table:table-cell office:value-type="float" office:value="2.23012" calcext:value-type="float">
            <text:p>2.23012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74" calcext:value-type="float">
            <text:p>0.47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74" calcext:value-type="float">
            <text:p>2.17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982" calcext:value-type="float">
            <text:p>3.982</text:p>
          </table:table-cell>
          <table:table-cell office:value-type="float" office:value="1.6473" calcext:value-type="float">
            <text:p>1.64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305" calcext:value-type="float">
            <text:p>2.305</text:p>
          </table:table-cell>
          <table:table-cell office:value-type="float" office:value="1.07683" calcext:value-type="float">
            <text:p>1.0768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335" calcext:value-type="float">
            <text:p>2.335</text:p>
          </table:table-cell>
          <table:table-cell office:value-type="float" office:value="2.47771" calcext:value-type="float">
            <text:p>2.47771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95" calcext:value-type="float">
            <text:p>2.195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.464" calcext:value-type="float">
            <text:p>8.464</text:p>
          </table:table-cell>
          <table:table-cell office:value-type="float" office:value="1.52848" calcext:value-type="float">
            <text:p>1.528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685" calcext:value-type="float">
            <text:p>6.685</text:p>
          </table:table-cell>
          <table:table-cell office:value-type="float" office:value="1.44822" calcext:value-type="float">
            <text:p>1.4482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105" calcext:value-type="float">
            <text:p>1.105</text:p>
          </table:table-cell>
          <table:table-cell office:value-type="float" office:value="2.16731" calcext:value-type="float">
            <text:p>2.1673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59" calcext:value-type="float">
            <text:p>1.959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888" calcext:value-type="float">
            <text:p>6.888</text:p>
          </table:table-cell>
          <table:table-cell office:value-type="float" office:value="1.60484" calcext:value-type="float">
            <text:p>1.604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336" calcext:value-type="float">
            <text:p>4.336</text:p>
          </table:table-cell>
          <table:table-cell office:value-type="float" office:value="1.53209" calcext:value-type="float">
            <text:p>1.53209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209" calcext:value-type="float">
            <text:p>2.209</text:p>
          </table:table-cell>
          <table:table-cell office:value-type="float" office:value="2.2307" calcext:value-type="float">
            <text:p>2.2307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75" calcext:value-type="float">
            <text:p>2.075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98" calcext:value-type="float">
            <text:p>4.98</text:p>
          </table:table-cell>
          <table:table-cell office:value-type="float" office:value="1.70087" calcext:value-type="float">
            <text:p>1.700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398" calcext:value-type="float">
            <text:p>2.398</text:p>
          </table:table-cell>
          <table:table-cell office:value-type="float" office:value="1.11658" calcext:value-type="float">
            <text:p>1.1165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271" calcext:value-type="float">
            <text:p>1.271</text:p>
          </table:table-cell>
          <table:table-cell office:value-type="float" office:value="2.13463" calcext:value-type="float">
            <text:p>2.1346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464" calcext:value-type="float">
            <text:p>0.46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38" calcext:value-type="float">
            <text:p>1.93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13" calcext:value-type="float">
            <text:p>6.13</text:p>
          </table:table-cell>
          <table:table-cell office:value-type="float" office:value="1.737" calcext:value-type="float">
            <text:p>1.7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376" calcext:value-type="float">
            <text:p>3.376</text:p>
          </table:table-cell>
          <table:table-cell office:value-type="float" office:value="1.1299" calcext:value-type="float">
            <text:p>1.129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463" calcext:value-type="float">
            <text:p>0.46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3.837" calcext:value-type="float">
            <text:p>3.837</text:p>
          </table:table-cell>
          <table:table-cell office:value-type="float" office:value="2.15026" calcext:value-type="float">
            <text:p>2.1502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74" calcext:value-type="float">
            <text:p>0.47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45" calcext:value-type="float">
            <text:p>1.74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692" calcext:value-type="float">
            <text:p>3.692</text:p>
          </table:table-cell>
          <table:table-cell office:value-type="float" office:value="1.71194" calcext:value-type="float">
            <text:p>1.711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66" calcext:value-type="float">
            <text:p>2.566</text:p>
          </table:table-cell>
          <table:table-cell office:value-type="float" office:value="1.06897" calcext:value-type="float">
            <text:p>1.0689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478" calcext:value-type="float">
            <text:p>0.47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278" calcext:value-type="float">
            <text:p>2.278</text:p>
          </table:table-cell>
          <table:table-cell office:value-type="float" office:value="2.50125" calcext:value-type="float">
            <text:p>2.50125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37" calcext:value-type="float">
            <text:p>1.937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.731" calcext:value-type="float">
            <text:p>8.731</text:p>
          </table:table-cell>
          <table:table-cell office:value-type="float" office:value="1.55844" calcext:value-type="float">
            <text:p>1.558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184" calcext:value-type="float">
            <text:p>7.184</text:p>
          </table:table-cell>
          <table:table-cell office:value-type="float" office:value="1.44338" calcext:value-type="float">
            <text:p>1.4433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091" calcext:value-type="float">
            <text:p>1.091</text:p>
          </table:table-cell>
          <table:table-cell office:value-type="float" office:value="2.03075" calcext:value-type="float">
            <text:p>2.0307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64" calcext:value-type="float">
            <text:p>0.464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53" calcext:value-type="float">
            <text:p>1.95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699" calcext:value-type="float">
            <text:p>6.699</text:p>
          </table:table-cell>
          <table:table-cell office:value-type="float" office:value="1.57563" calcext:value-type="float">
            <text:p>1.575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909" calcext:value-type="float">
            <text:p>3.909</text:p>
          </table:table-cell>
          <table:table-cell office:value-type="float" office:value="1.53324" calcext:value-type="float">
            <text:p>1.53324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69" calcext:value-type="float">
            <text:p>0.46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346" calcext:value-type="float">
            <text:p>2.346</text:p>
          </table:table-cell>
          <table:table-cell office:value-type="float" office:value="2.36396" calcext:value-type="float">
            <text:p>2.3639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585" calcext:value-type="float">
            <text:p>2.585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413" calcext:value-type="float">
            <text:p>4.413</text:p>
          </table:table-cell>
          <table:table-cell office:value-type="float" office:value="1.69129" calcext:value-type="float">
            <text:p>1.691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206" calcext:value-type="float">
            <text:p>2.206</text:p>
          </table:table-cell>
          <table:table-cell office:value-type="float" office:value="1.11859" calcext:value-type="float">
            <text:p>1.1185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332" calcext:value-type="float">
            <text:p>1.332</text:p>
          </table:table-cell>
          <table:table-cell office:value-type="float" office:value="1.98128" calcext:value-type="float">
            <text:p>1.9812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28" calcext:value-type="float">
            <text:p>2.02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016" calcext:value-type="float">
            <text:p>6.016</text:p>
          </table:table-cell>
          <table:table-cell office:value-type="float" office:value="1.84803" calcext:value-type="float">
            <text:p>1.848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991" calcext:value-type="float">
            <text:p>3.991</text:p>
          </table:table-cell>
          <table:table-cell office:value-type="float" office:value="1.12419" calcext:value-type="float">
            <text:p>1.1241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4.128" calcext:value-type="float">
            <text:p>4.128</text:p>
          </table:table-cell>
          <table:table-cell office:value-type="float" office:value="2.12589" calcext:value-type="float">
            <text:p>2.12589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66" calcext:value-type="float">
            <text:p>0.46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79" calcext:value-type="float">
            <text:p>1.87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52" calcext:value-type="float">
            <text:p>3.52</text:p>
          </table:table-cell>
          <table:table-cell office:value-type="float" office:value="1.73301" calcext:value-type="float">
            <text:p>1.733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981" calcext:value-type="float">
            <text:p>2.981</text:p>
          </table:table-cell>
          <table:table-cell office:value-type="float" office:value="1.06442" calcext:value-type="float">
            <text:p>1.0644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563" calcext:value-type="float">
            <text:p>2.563</text:p>
          </table:table-cell>
          <table:table-cell office:value-type="float" office:value="2.49079" calcext:value-type="float">
            <text:p>2.49079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48" calcext:value-type="float">
            <text:p>0.44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79" calcext:value-type="float">
            <text:p>2.279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.642" calcext:value-type="float">
            <text:p>8.642</text:p>
          </table:table-cell>
          <table:table-cell office:value-type="float" office:value="1.51413" calcext:value-type="float">
            <text:p>1.514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883" calcext:value-type="float">
            <text:p>6.883</text:p>
          </table:table-cell>
          <table:table-cell office:value-type="float" office:value="1.45556" calcext:value-type="float">
            <text:p>1.45556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462" calcext:value-type="float">
            <text:p>0.46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149" calcext:value-type="float">
            <text:p>1.149</text:p>
          </table:table-cell>
          <table:table-cell office:value-type="float" office:value="2.05937" calcext:value-type="float">
            <text:p>2.0593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51" calcext:value-type="float">
            <text:p>0.451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84" calcext:value-type="float">
            <text:p>1.584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.178" calcext:value-type="float">
            <text:p>7.178</text:p>
          </table:table-cell>
          <table:table-cell office:value-type="float" office:value="1.63821" calcext:value-type="float">
            <text:p>1.638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92" calcext:value-type="float">
            <text:p>4.592</text:p>
          </table:table-cell>
          <table:table-cell office:value-type="float" office:value="1.53188" calcext:value-type="float">
            <text:p>1.53188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475" calcext:value-type="float">
            <text:p>2.475</text:p>
          </table:table-cell>
          <table:table-cell office:value-type="float" office:value="2.38075" calcext:value-type="float">
            <text:p>2.38075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18" calcext:value-type="float">
            <text:p>1.918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956" calcext:value-type="float">
            <text:p>4.956</text:p>
          </table:table-cell>
          <table:table-cell office:value-type="float" office:value="1.6908" calcext:value-type="float">
            <text:p>1.69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386" calcext:value-type="float">
            <text:p>2.386</text:p>
          </table:table-cell>
          <table:table-cell office:value-type="float" office:value="1.10305" calcext:value-type="float">
            <text:p>1.1030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302" calcext:value-type="float">
            <text:p>1.302</text:p>
          </table:table-cell>
          <table:table-cell office:value-type="float" office:value="2.10306" calcext:value-type="float">
            <text:p>2.1030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66" calcext:value-type="float">
            <text:p>2.16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12" calcext:value-type="float">
            <text:p>6.12</text:p>
          </table:table-cell>
          <table:table-cell office:value-type="float" office:value="1.73806" calcext:value-type="float">
            <text:p>1.738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664" calcext:value-type="float">
            <text:p>3.664</text:p>
          </table:table-cell>
          <table:table-cell office:value-type="float" office:value="1.11882" calcext:value-type="float">
            <text:p>1.1188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4.405" calcext:value-type="float">
            <text:p>4.405</text:p>
          </table:table-cell>
          <table:table-cell office:value-type="float" office:value="2.17183" calcext:value-type="float">
            <text:p>2.17183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66" calcext:value-type="float">
            <text:p>0.46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04" calcext:value-type="float">
            <text:p>2.30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.568" calcext:value-type="float">
            <text:p>2.568</text:p>
          </table:table-cell>
          <table:table-cell office:value-type="float" office:value="1.84029" calcext:value-type="float">
            <text:p>1.840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628" calcext:value-type="float">
            <text:p>2.628</text:p>
          </table:table-cell>
          <table:table-cell office:value-type="float" office:value="1.07194" calcext:value-type="float">
            <text:p>1.0719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795" calcext:value-type="float">
            <text:p>2.795</text:p>
          </table:table-cell>
          <table:table-cell office:value-type="float" office:value="2.64307" calcext:value-type="float">
            <text:p>2.64307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0.447" calcext:value-type="float">
            <text:p>0.447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04" calcext:value-type="float">
            <text:p>2.104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.241" calcext:value-type="float">
            <text:p>9.241</text:p>
          </table:table-cell>
          <table:table-cell office:value-type="float" office:value="1.56907" calcext:value-type="float">
            <text:p>1.569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105" calcext:value-type="float">
            <text:p>7.105</text:p>
          </table:table-cell>
          <table:table-cell office:value-type="float" office:value="1.44104" calcext:value-type="float">
            <text:p>1.44104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462" calcext:value-type="float">
            <text:p>0.46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271" calcext:value-type="float">
            <text:p>1.271</text:p>
          </table:table-cell>
          <table:table-cell office:value-type="float" office:value="2.25648" calcext:value-type="float">
            <text:p>2.2564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46" calcext:value-type="float">
            <text:p>0.44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99" calcext:value-type="float">
            <text:p>1.499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.648" calcext:value-type="float">
            <text:p>7.648</text:p>
          </table:table-cell>
          <table:table-cell office:value-type="float" office:value="1.60686" calcext:value-type="float">
            <text:p>1.606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79" calcext:value-type="float">
            <text:p>4.579</text:p>
          </table:table-cell>
          <table:table-cell office:value-type="float" office:value="1.51617" calcext:value-type="float">
            <text:p>1.5161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574" calcext:value-type="float">
            <text:p>2.574</text:p>
          </table:table-cell>
          <table:table-cell office:value-type="float" office:value="2.40869" calcext:value-type="float">
            <text:p>2.40869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66" calcext:value-type="float">
            <text:p>0.466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24" calcext:value-type="float">
            <text:p>1.924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162" calcext:value-type="float">
            <text:p>5.162</text:p>
          </table:table-cell>
          <table:table-cell office:value-type="float" office:value="1.68313" calcext:value-type="float">
            <text:p>1.683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443" calcext:value-type="float">
            <text:p>2.443</text:p>
          </table:table-cell>
          <table:table-cell office:value-type="float" office:value="1.12043" calcext:value-type="float">
            <text:p>1.1204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24" calcext:value-type="float">
            <text:p>1.424</text:p>
          </table:table-cell>
          <table:table-cell office:value-type="float" office:value="1.85872" calcext:value-type="float">
            <text:p>1.8587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17" calcext:value-type="float">
            <text:p>2.11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092" calcext:value-type="float">
            <text:p>7.092</text:p>
          </table:table-cell>
          <table:table-cell office:value-type="float" office:value="1.7629" calcext:value-type="float">
            <text:p>1.76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818" calcext:value-type="float">
            <text:p>3.818</text:p>
          </table:table-cell>
          <table:table-cell office:value-type="float" office:value="1.15243" calcext:value-type="float">
            <text:p>1.15243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0.485" calcext:value-type="float">
            <text:p>0.48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4.784" calcext:value-type="float">
            <text:p>4.784</text:p>
          </table:table-cell>
          <table:table-cell office:value-type="float" office:value="2.13762" calcext:value-type="float">
            <text:p>2.1376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72" calcext:value-type="float">
            <text:p>0.47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72" calcext:value-type="float">
            <text:p>2.27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192" calcext:value-type="float">
            <text:p>4.192</text:p>
          </table:table-cell>
          <table:table-cell office:value-type="float" office:value="1.57123" calcext:value-type="float">
            <text:p>1.571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643" calcext:value-type="float">
            <text:p>2.643</text:p>
          </table:table-cell>
          <table:table-cell office:value-type="float" office:value="1.06474" calcext:value-type="float">
            <text:p>1.06474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849" calcext:value-type="float">
            <text:p>2.849</text:p>
          </table:table-cell>
          <table:table-cell office:value-type="float" office:value="2.2693" calcext:value-type="float">
            <text:p>2.2693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11" calcext:value-type="float">
            <text:p>1.91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.707" calcext:value-type="float">
            <text:p>9.707</text:p>
          </table:table-cell>
          <table:table-cell office:value-type="float" office:value="1.5592" calcext:value-type="float">
            <text:p>1.55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613" calcext:value-type="float">
            <text:p>7.613</text:p>
          </table:table-cell>
          <table:table-cell office:value-type="float" office:value="1.45041" calcext:value-type="float">
            <text:p>1.4504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02" calcext:value-type="float">
            <text:p>0.50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227" calcext:value-type="float">
            <text:p>1.227</text:p>
          </table:table-cell>
          <table:table-cell office:value-type="float" office:value="2.13379" calcext:value-type="float">
            <text:p>2.1337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67" calcext:value-type="float">
            <text:p>1.667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.415" calcext:value-type="float">
            <text:p>7.415</text:p>
          </table:table-cell>
          <table:table-cell office:value-type="float" office:value="1.68587" calcext:value-type="float">
            <text:p>1.685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64" calcext:value-type="float">
            <text:p>4.564</text:p>
          </table:table-cell>
          <table:table-cell office:value-type="float" office:value="1.53263" calcext:value-type="float">
            <text:p>1.53263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694" calcext:value-type="float">
            <text:p>2.694</text:p>
          </table:table-cell>
          <table:table-cell office:value-type="float" office:value="2.40583" calcext:value-type="float">
            <text:p>2.40583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22" calcext:value-type="float">
            <text:p>1.622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947" calcext:value-type="float">
            <text:p>4.947</text:p>
          </table:table-cell>
          <table:table-cell office:value-type="float" office:value="1.66708" calcext:value-type="float">
            <text:p>1.667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422" calcext:value-type="float">
            <text:p>2.422</text:p>
          </table:table-cell>
          <table:table-cell office:value-type="float" office:value="1.102" calcext:value-type="float">
            <text:p>1.10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31" calcext:value-type="float">
            <text:p>1.431</text:p>
          </table:table-cell>
          <table:table-cell office:value-type="float" office:value="1.90127" calcext:value-type="float">
            <text:p>1.9012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466" calcext:value-type="float">
            <text:p>0.46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47" calcext:value-type="float">
            <text:p>2.14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1.72019" calcext:value-type="float">
            <text:p>1.720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188" calcext:value-type="float">
            <text:p>4.188</text:p>
          </table:table-cell>
          <table:table-cell office:value-type="float" office:value="1.12801" calcext:value-type="float">
            <text:p>1.1280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5.018" calcext:value-type="float">
            <text:p>5.018</text:p>
          </table:table-cell>
          <table:table-cell office:value-type="float" office:value="2.11664" calcext:value-type="float">
            <text:p>2.1166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22" calcext:value-type="float">
            <text:p>2.02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173" calcext:value-type="float">
            <text:p>4.173</text:p>
          </table:table-cell>
          <table:table-cell office:value-type="float" office:value="1.58826" calcext:value-type="float">
            <text:p>1.588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.07699" calcext:value-type="float">
            <text:p>1.07699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2.824" calcext:value-type="float">
            <text:p>2.824</text:p>
          </table:table-cell>
          <table:table-cell office:value-type="float" office:value="2.40068" calcext:value-type="float">
            <text:p>2.40068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0.452" calcext:value-type="float">
            <text:p>0.45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93" calcext:value-type="float">
            <text:p>1.793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.716" calcext:value-type="float">
            <text:p>9.716</text:p>
          </table:table-cell>
          <table:table-cell office:value-type="float" office:value="1.5363" calcext:value-type="float">
            <text:p>1.53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725" calcext:value-type="float">
            <text:p>8.725</text:p>
          </table:table-cell>
          <table:table-cell office:value-type="float" office:value="1.45074" calcext:value-type="float">
            <text:p>1.45074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282" calcext:value-type="float">
            <text:p>1.282</text:p>
          </table:table-cell>
          <table:table-cell office:value-type="float" office:value="2.15485" calcext:value-type="float">
            <text:p>2.1548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276" calcext:value-type="float">
            <text:p>1.276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.392" calcext:value-type="float">
            <text:p>7.392</text:p>
          </table:table-cell>
          <table:table-cell office:value-type="float" office:value="1.59701" calcext:value-type="float">
            <text:p>1.597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326" calcext:value-type="float">
            <text:p>5.326</text:p>
          </table:table-cell>
          <table:table-cell office:value-type="float" office:value="1.53965" calcext:value-type="float">
            <text:p>1.5396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826" calcext:value-type="float">
            <text:p>2.826</text:p>
          </table:table-cell>
          <table:table-cell office:value-type="float" office:value="2.26785" calcext:value-type="float">
            <text:p>2.26785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23" calcext:value-type="float">
            <text:p>2.223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041" calcext:value-type="float">
            <text:p>5.041</text:p>
          </table:table-cell>
          <table:table-cell office:value-type="float" office:value="1.71527" calcext:value-type="float">
            <text:p>1.7152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497" calcext:value-type="float">
            <text:p>2.497</text:p>
          </table:table-cell>
          <table:table-cell office:value-type="float" office:value="1.11372" calcext:value-type="float">
            <text:p>1.1137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488" calcext:value-type="float">
            <text:p>1.488</text:p>
          </table:table-cell>
          <table:table-cell office:value-type="float" office:value="1.8769" calcext:value-type="float">
            <text:p>1.8769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66" calcext:value-type="float">
            <text:p>2.16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736" calcext:value-type="float">
            <text:p>6.736</text:p>
          </table:table-cell>
          <table:table-cell office:value-type="float" office:value="1.73796" calcext:value-type="float">
            <text:p>1.737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431" calcext:value-type="float">
            <text:p>4.431</text:p>
          </table:table-cell>
          <table:table-cell office:value-type="float" office:value="1.11081" calcext:value-type="float">
            <text:p>1.1108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67" calcext:value-type="float">
            <text:p>0.46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5.332" calcext:value-type="float">
            <text:p>5.332</text:p>
          </table:table-cell>
          <table:table-cell office:value-type="float" office:value="2.11287" calcext:value-type="float">
            <text:p>2.11287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27" calcext:value-type="float">
            <text:p>2.02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732" calcext:value-type="float">
            <text:p>3.732</text:p>
          </table:table-cell>
          <table:table-cell office:value-type="float" office:value="1.67936" calcext:value-type="float">
            <text:p>1.679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872" calcext:value-type="float">
            <text:p>2.872</text:p>
          </table:table-cell>
          <table:table-cell office:value-type="float" office:value="1.07107" calcext:value-type="float">
            <text:p>1.0710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142" calcext:value-type="float">
            <text:p>3.142</text:p>
          </table:table-cell>
          <table:table-cell office:value-type="float" office:value="2.27639" calcext:value-type="float">
            <text:p>2.27639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47" calcext:value-type="float">
            <text:p>2.47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.978" calcext:value-type="float">
            <text:p>9.978</text:p>
          </table:table-cell>
          <table:table-cell office:value-type="float" office:value="1.50518" calcext:value-type="float">
            <text:p>1.505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163" calcext:value-type="float">
            <text:p>8.163</text:p>
          </table:table-cell>
          <table:table-cell office:value-type="float" office:value="1.46002" calcext:value-type="float">
            <text:p>1.46002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362" calcext:value-type="float">
            <text:p>1.362</text:p>
          </table:table-cell>
          <table:table-cell office:value-type="float" office:value="2.10258" calcext:value-type="float">
            <text:p>2.1025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03" calcext:value-type="float">
            <text:p>1.40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.452" calcext:value-type="float">
            <text:p>7.452</text:p>
          </table:table-cell>
          <table:table-cell office:value-type="float" office:value="1.67605" calcext:value-type="float">
            <text:p>1.676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908" calcext:value-type="float">
            <text:p>4.908</text:p>
          </table:table-cell>
          <table:table-cell office:value-type="float" office:value="1.52129" calcext:value-type="float">
            <text:p>1.5212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968" calcext:value-type="float">
            <text:p>2.968</text:p>
          </table:table-cell>
          <table:table-cell office:value-type="float" office:value="2.29524" calcext:value-type="float">
            <text:p>2.2952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11" calcext:value-type="float">
            <text:p>1.911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887" calcext:value-type="float">
            <text:p>4.887</text:p>
          </table:table-cell>
          <table:table-cell office:value-type="float" office:value="1.69614" calcext:value-type="float">
            <text:p>1.696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578" calcext:value-type="float">
            <text:p>2.578</text:p>
          </table:table-cell>
          <table:table-cell office:value-type="float" office:value="1.10873" calcext:value-type="float">
            <text:p>1.1087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.487" calcext:value-type="float">
            <text:p>0.48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584" calcext:value-type="float">
            <text:p>1.584</text:p>
          </table:table-cell>
          <table:table-cell office:value-type="float" office:value="2.0842" calcext:value-type="float">
            <text:p>2.084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78" calcext:value-type="float">
            <text:p>1.97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179" calcext:value-type="float">
            <text:p>7.179</text:p>
          </table:table-cell>
          <table:table-cell office:value-type="float" office:value="1.71085" calcext:value-type="float">
            <text:p>1.710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491" calcext:value-type="float">
            <text:p>4.491</text:p>
          </table:table-cell>
          <table:table-cell office:value-type="float" office:value="1.13008" calcext:value-type="float">
            <text:p>1.1300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66" calcext:value-type="float">
            <text:p>0.46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5.629" calcext:value-type="float">
            <text:p>5.629</text:p>
          </table:table-cell>
          <table:table-cell office:value-type="float" office:value="2.12846" calcext:value-type="float">
            <text:p>2.1284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484" calcext:value-type="float">
            <text:p>2.48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982" calcext:value-type="float">
            <text:p>3.982</text:p>
          </table:table-cell>
          <table:table-cell office:value-type="float" office:value="1.74023" calcext:value-type="float">
            <text:p>1.740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649" calcext:value-type="float">
            <text:p>2.649</text:p>
          </table:table-cell>
          <table:table-cell office:value-type="float" office:value="1.0903" calcext:value-type="float">
            <text:p>1.0903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351" calcext:value-type="float">
            <text:p>3.351</text:p>
          </table:table-cell>
          <table:table-cell office:value-type="float" office:value="2.73314" calcext:value-type="float">
            <text:p>2.7331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0.452" calcext:value-type="float">
            <text:p>0.45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68" calcext:value-type="float">
            <text:p>2.268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0.772" calcext:value-type="float">
            <text:p>10.772</text:p>
          </table:table-cell>
          <table:table-cell office:value-type="float" office:value="1.53508" calcext:value-type="float">
            <text:p>1.5350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301" calcext:value-type="float">
            <text:p>8.301</text:p>
          </table:table-cell>
          <table:table-cell office:value-type="float" office:value="1.45016" calcext:value-type="float">
            <text:p>1.4501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398" calcext:value-type="float">
            <text:p>1.398</text:p>
          </table:table-cell>
          <table:table-cell office:value-type="float" office:value="2.22884" calcext:value-type="float">
            <text:p>2.2288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01" calcext:value-type="float">
            <text:p>1.701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899" calcext:value-type="float">
            <text:p>6.899</text:p>
          </table:table-cell>
          <table:table-cell office:value-type="float" office:value="1.76178" calcext:value-type="float">
            <text:p>1.7617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.331" calcext:value-type="float">
            <text:p>5.331</text:p>
          </table:table-cell>
          <table:table-cell office:value-type="float" office:value="1.52345" calcext:value-type="float">
            <text:p>1.5234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117" calcext:value-type="float">
            <text:p>3.117</text:p>
          </table:table-cell>
          <table:table-cell office:value-type="float" office:value="2.27814" calcext:value-type="float">
            <text:p>2.2781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97" calcext:value-type="float">
            <text:p>2.197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255" calcext:value-type="float">
            <text:p>5.255</text:p>
          </table:table-cell>
          <table:table-cell office:value-type="float" office:value="1.69089" calcext:value-type="float">
            <text:p>1.690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814" calcext:value-type="float">
            <text:p>2.814</text:p>
          </table:table-cell>
          <table:table-cell office:value-type="float" office:value="1.11749" calcext:value-type="float">
            <text:p>1.1174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82" calcext:value-type="float">
            <text:p>0.48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619" calcext:value-type="float">
            <text:p>1.619</text:p>
          </table:table-cell>
          <table:table-cell office:value-type="float" office:value="1.96555" calcext:value-type="float">
            <text:p>1.9655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16" calcext:value-type="float">
            <text:p>1.81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879" calcext:value-type="float">
            <text:p>6.879</text:p>
          </table:table-cell>
          <table:table-cell office:value-type="float" office:value="1.75123" calcext:value-type="float">
            <text:p>1.751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814" calcext:value-type="float">
            <text:p>4.814</text:p>
          </table:table-cell>
          <table:table-cell office:value-type="float" office:value="1.13551" calcext:value-type="float">
            <text:p>1.1355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6.088" calcext:value-type="float">
            <text:p>6.088</text:p>
          </table:table-cell>
          <table:table-cell office:value-type="float" office:value="2.118" calcext:value-type="float">
            <text:p>2.118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72" calcext:value-type="float">
            <text:p>2.27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728" calcext:value-type="float">
            <text:p>3.728</text:p>
          </table:table-cell>
          <table:table-cell office:value-type="float" office:value="1.7002" calcext:value-type="float">
            <text:p>1.7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952" calcext:value-type="float">
            <text:p>2.952</text:p>
          </table:table-cell>
          <table:table-cell office:value-type="float" office:value="1.06745" calcext:value-type="float">
            <text:p>1.0674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344" calcext:value-type="float">
            <text:p>3.344</text:p>
          </table:table-cell>
          <table:table-cell office:value-type="float" office:value="2.59901" calcext:value-type="float">
            <text:p>2.5990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91" calcext:value-type="float">
            <text:p>2.29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1.365" calcext:value-type="float">
            <text:p>11.365</text:p>
          </table:table-cell>
          <table:table-cell office:value-type="float" office:value="1.49404" calcext:value-type="float">
            <text:p>1.494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425" calcext:value-type="float">
            <text:p>9.425</text:p>
          </table:table-cell>
          <table:table-cell office:value-type="float" office:value="1.44875" calcext:value-type="float">
            <text:p>1.44875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541" calcext:value-type="float">
            <text:p>1.541</text:p>
          </table:table-cell>
          <table:table-cell office:value-type="float" office:value="1.9056" calcext:value-type="float">
            <text:p>1.905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53" calcext:value-type="float">
            <text:p>0.453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05" calcext:value-type="float">
            <text:p>1.805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.311" calcext:value-type="float">
            <text:p>8.311</text:p>
          </table:table-cell>
          <table:table-cell office:value-type="float" office:value="1.6079" calcext:value-type="float">
            <text:p>1.60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449" calcext:value-type="float">
            <text:p>5.449</text:p>
          </table:table-cell>
          <table:table-cell office:value-type="float" office:value="1.53198" calcext:value-type="float">
            <text:p>1.53198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83" calcext:value-type="float">
            <text:p>0.48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454" calcext:value-type="float">
            <text:p>3.454</text:p>
          </table:table-cell>
          <table:table-cell office:value-type="float" office:value="2.00132" calcext:value-type="float">
            <text:p>2.0013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69" calcext:value-type="float">
            <text:p>0.46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67" calcext:value-type="float">
            <text:p>2.167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854" calcext:value-type="float">
            <text:p>4.854</text:p>
          </table:table-cell>
          <table:table-cell office:value-type="float" office:value="1.66572" calcext:value-type="float">
            <text:p>1.665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765" calcext:value-type="float">
            <text:p>2.765</text:p>
          </table:table-cell>
          <table:table-cell office:value-type="float" office:value="1.09704" calcext:value-type="float">
            <text:p>1.0970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76" calcext:value-type="float">
            <text:p>0.47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94984" calcext:value-type="float">
            <text:p>1.949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16" calcext:value-type="float">
            <text:p>1.91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 office:value-type="float" office:value="1.76547" calcext:value-type="float">
            <text:p>1.765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808" calcext:value-type="float">
            <text:p>4.808</text:p>
          </table:table-cell>
          <table:table-cell office:value-type="float" office:value="1.14471" calcext:value-type="float">
            <text:p>1.1447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64" calcext:value-type="float">
            <text:p>0.46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6.706" calcext:value-type="float">
            <text:p>6.706</text:p>
          </table:table-cell>
          <table:table-cell office:value-type="float" office:value="2.08629" calcext:value-type="float">
            <text:p>2.0862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08" calcext:value-type="float">
            <text:p>1.60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1457" calcext:value-type="float">
            <text:p>1.714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243" calcext:value-type="float">
            <text:p>3.243</text:p>
          </table:table-cell>
          <table:table-cell office:value-type="float" office:value="1.07108" calcext:value-type="float">
            <text:p>1.07108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492" calcext:value-type="float">
            <text:p>0.49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588" calcext:value-type="float">
            <text:p>3.588</text:p>
          </table:table-cell>
          <table:table-cell office:value-type="float" office:value="2.53388" calcext:value-type="float">
            <text:p>2.53388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.457" calcext:value-type="float">
            <text:p>0.457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12" calcext:value-type="float">
            <text:p>2.112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1.889" calcext:value-type="float">
            <text:p>11.889</text:p>
          </table:table-cell>
          <table:table-cell office:value-type="float" office:value="1.54025" calcext:value-type="float">
            <text:p>1.540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508" calcext:value-type="float">
            <text:p>9.508</text:p>
          </table:table-cell>
          <table:table-cell office:value-type="float" office:value="1.443" calcext:value-type="float">
            <text:p>1.443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486" calcext:value-type="float">
            <text:p>1.486</text:p>
          </table:table-cell>
          <table:table-cell office:value-type="float" office:value="2.32209" calcext:value-type="float">
            <text:p>2.3220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89" calcext:value-type="float">
            <text:p>1.589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.198" calcext:value-type="float">
            <text:p>8.198</text:p>
          </table:table-cell>
          <table:table-cell office:value-type="float" office:value="1.55952" calcext:value-type="float">
            <text:p>1.559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692" calcext:value-type="float">
            <text:p>5.692</text:p>
          </table:table-cell>
          <table:table-cell office:value-type="float" office:value="1.52724" calcext:value-type="float">
            <text:p>1.5272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473" calcext:value-type="float">
            <text:p>3.473</text:p>
          </table:table-cell>
          <table:table-cell office:value-type="float" office:value="2.26721" calcext:value-type="float">
            <text:p>2.2672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482" calcext:value-type="float">
            <text:p>0.48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444" calcext:value-type="float">
            <text:p>2.444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117" calcext:value-type="float">
            <text:p>5.117</text:p>
          </table:table-cell>
          <table:table-cell office:value-type="float" office:value="1.64839" calcext:value-type="float">
            <text:p>1.648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.705" calcext:value-type="float">
            <text:p>2.705</text:p>
          </table:table-cell>
          <table:table-cell office:value-type="float" office:value="1.11579" calcext:value-type="float">
            <text:p>1.1157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77" calcext:value-type="float">
            <text:p>0.47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97542" calcext:value-type="float">
            <text:p>1.9754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66" calcext:value-type="float">
            <text:p>1.96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.574" calcext:value-type="float">
            <text:p>8.574</text:p>
          </table:table-cell>
          <table:table-cell office:value-type="float" office:value="1.72154" calcext:value-type="float">
            <text:p>1.721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821" calcext:value-type="float">
            <text:p>5.821</text:p>
          </table:table-cell>
          <table:table-cell office:value-type="float" office:value="1.15044" calcext:value-type="float">
            <text:p>1.15044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6.776" calcext:value-type="float">
            <text:p>6.776</text:p>
          </table:table-cell>
          <table:table-cell office:value-type="float" office:value="2.25033" calcext:value-type="float">
            <text:p>2.2503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506" calcext:value-type="float">
            <text:p>2.50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1.51194" calcext:value-type="float">
            <text:p>1.511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291" calcext:value-type="float">
            <text:p>3.291</text:p>
          </table:table-cell>
          <table:table-cell office:value-type="float" office:value="1.07801" calcext:value-type="float">
            <text:p>1.07801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.501" calcext:value-type="float">
            <text:p>0.50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3.924" calcext:value-type="float">
            <text:p>3.924</text:p>
          </table:table-cell>
          <table:table-cell office:value-type="float" office:value="2.61567" calcext:value-type="float">
            <text:p>2.61567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35" calcext:value-type="float">
            <text:p>2.135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.158" calcext:value-type="float">
            <text:p>12.158</text:p>
          </table:table-cell>
          <table:table-cell office:value-type="float" office:value="1.56736" calcext:value-type="float">
            <text:p>1.567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706" calcext:value-type="float">
            <text:p>9.706</text:p>
          </table:table-cell>
          <table:table-cell office:value-type="float" office:value="1.46507" calcext:value-type="float">
            <text:p>1.4650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513" calcext:value-type="float">
            <text:p>1.513</text:p>
          </table:table-cell>
          <table:table-cell office:value-type="float" office:value="2.09151" calcext:value-type="float">
            <text:p>2.0915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58" calcext:value-type="float">
            <text:p>0.458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24" calcext:value-type="float">
            <text:p>1.824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.229" calcext:value-type="float">
            <text:p>7.229</text:p>
          </table:table-cell>
          <table:table-cell office:value-type="float" office:value="1.87169" calcext:value-type="float">
            <text:p>1.8716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331" calcext:value-type="float">
            <text:p>6.331</text:p>
          </table:table-cell>
          <table:table-cell office:value-type="float" office:value="1.56115" calcext:value-type="float">
            <text:p>1.5611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635" calcext:value-type="float">
            <text:p>3.635</text:p>
          </table:table-cell>
          <table:table-cell office:value-type="float" office:value="2.41889" calcext:value-type="float">
            <text:p>2.41889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913" calcext:value-type="float">
            <text:p>4.913</text:p>
          </table:table-cell>
          <table:table-cell office:value-type="float" office:value="1.75676" calcext:value-type="float">
            <text:p>1.756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893" calcext:value-type="float">
            <text:p>2.893</text:p>
          </table:table-cell>
          <table:table-cell office:value-type="float" office:value="1.11761" calcext:value-type="float">
            <text:p>1.1176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0.496" calcext:value-type="float">
            <text:p>0.49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797" calcext:value-type="float">
            <text:p>1.797</text:p>
          </table:table-cell>
          <table:table-cell office:value-type="float" office:value="2.0164" calcext:value-type="float">
            <text:p>2.016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71" calcext:value-type="float">
            <text:p>2.07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427" calcext:value-type="float">
            <text:p>6.427</text:p>
          </table:table-cell>
          <table:table-cell office:value-type="float" office:value="1.76918" calcext:value-type="float">
            <text:p>1.769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.312" calcext:value-type="float">
            <text:p>5.312</text:p>
          </table:table-cell>
          <table:table-cell office:value-type="float" office:value="1.15063" calcext:value-type="float">
            <text:p>1.15063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7.278" calcext:value-type="float">
            <text:p>7.278</text:p>
          </table:table-cell>
          <table:table-cell office:value-type="float" office:value="2.09837" calcext:value-type="float">
            <text:p>2.09837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41" calcext:value-type="float">
            <text:p>2.34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891" calcext:value-type="float">
            <text:p>3.891</text:p>
          </table:table-cell>
          <table:table-cell office:value-type="float" office:value="1.71444" calcext:value-type="float">
            <text:p>1.714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264" calcext:value-type="float">
            <text:p>3.264</text:p>
          </table:table-cell>
          <table:table-cell office:value-type="float" office:value="1.06633" calcext:value-type="float">
            <text:p>1.06633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117" calcext:value-type="float">
            <text:p>4.117</text:p>
          </table:table-cell>
          <table:table-cell office:value-type="float" office:value="2.62013" calcext:value-type="float">
            <text:p>2.62013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91" calcext:value-type="float">
            <text:p>1.99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1.794" calcext:value-type="float">
            <text:p>11.794</text:p>
          </table:table-cell>
          <table:table-cell office:value-type="float" office:value="1.51246" calcext:value-type="float">
            <text:p>1.512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677" calcext:value-type="float">
            <text:p>10.677</text:p>
          </table:table-cell>
          <table:table-cell office:value-type="float" office:value="1.44693" calcext:value-type="float">
            <text:p>1.4469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649" calcext:value-type="float">
            <text:p>1.649</text:p>
          </table:table-cell>
          <table:table-cell office:value-type="float" office:value="2.1666" calcext:value-type="float">
            <text:p>2.166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.503" calcext:value-type="float">
            <text:p>8.503</text:p>
          </table:table-cell>
          <table:table-cell office:value-type="float" office:value="1.6144" calcext:value-type="float">
            <text:p>1.61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227" calcext:value-type="float">
            <text:p>6.227</text:p>
          </table:table-cell>
          <table:table-cell office:value-type="float" office:value="1.51389" calcext:value-type="float">
            <text:p>1.51389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836" calcext:value-type="float">
            <text:p>3.836</text:p>
          </table:table-cell>
          <table:table-cell office:value-type="float" office:value="2.47219" calcext:value-type="float">
            <text:p>2.47219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0.482" calcext:value-type="float">
            <text:p>0.48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93" calcext:value-type="float">
            <text:p>2.093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46" calcext:value-type="float">
            <text:p>5.46</text:p>
          </table:table-cell>
          <table:table-cell office:value-type="float" office:value="1.63989" calcext:value-type="float">
            <text:p>1.639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974" calcext:value-type="float">
            <text:p>2.974</text:p>
          </table:table-cell>
          <table:table-cell office:value-type="float" office:value="1.11016" calcext:value-type="float">
            <text:p>1.1101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893" calcext:value-type="float">
            <text:p>1.893</text:p>
          </table:table-cell>
          <table:table-cell office:value-type="float" office:value="2.09074" calcext:value-type="float">
            <text:p>2.0907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0.488" calcext:value-type="float">
            <text:p>0.48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02" calcext:value-type="float">
            <text:p>2.20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843" calcext:value-type="float">
            <text:p>6.843</text:p>
          </table:table-cell>
          <table:table-cell office:value-type="float" office:value="1.76357" calcext:value-type="float">
            <text:p>1.763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.175" calcext:value-type="float">
            <text:p>5.175</text:p>
          </table:table-cell>
          <table:table-cell office:value-type="float" office:value="1.1287" calcext:value-type="float">
            <text:p>1.128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0.468" calcext:value-type="float">
            <text:p>0.46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7.857" calcext:value-type="float">
            <text:p>7.857</text:p>
          </table:table-cell>
          <table:table-cell office:value-type="float" office:value="2.15761" calcext:value-type="float">
            <text:p>2.1576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24" calcext:value-type="float">
            <text:p>2.12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261" calcext:value-type="float">
            <text:p>4.261</text:p>
          </table:table-cell>
          <table:table-cell office:value-type="float" office:value="1.74095" calcext:value-type="float">
            <text:p>1.740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306" calcext:value-type="float">
            <text:p>3.306</text:p>
          </table:table-cell>
          <table:table-cell office:value-type="float" office:value="1.07139" calcext:value-type="float">
            <text:p>1.07139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095" calcext:value-type="float">
            <text:p>4.095</text:p>
          </table:table-cell>
          <table:table-cell office:value-type="float" office:value="2.53433" calcext:value-type="float">
            <text:p>2.53433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.375" calcext:value-type="float">
            <text:p>12.375</text:p>
          </table:table-cell>
          <table:table-cell office:value-type="float" office:value="1.53194" calcext:value-type="float">
            <text:p>1.531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.255" calcext:value-type="float">
            <text:p>11.255</text:p>
          </table:table-cell>
          <table:table-cell office:value-type="float" office:value="1.44545" calcext:value-type="float">
            <text:p>1.4454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83" calcext:value-type="float">
            <text:p>0.48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641" calcext:value-type="float">
            <text:p>1.641</text:p>
          </table:table-cell>
          <table:table-cell office:value-type="float" office:value="2.20273" calcext:value-type="float">
            <text:p>2.20273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43" calcext:value-type="float">
            <text:p>1.94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.788" calcext:value-type="float">
            <text:p>8.788</text:p>
          </table:table-cell>
          <table:table-cell office:value-type="float" office:value="1.53334" calcext:value-type="float">
            <text:p>1.533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478" calcext:value-type="float">
            <text:p>6.478</text:p>
          </table:table-cell>
          <table:table-cell office:value-type="float" office:value="1.51497" calcext:value-type="float">
            <text:p>1.5149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93" calcext:value-type="float">
            <text:p>0.49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975" calcext:value-type="float">
            <text:p>3.975</text:p>
          </table:table-cell>
          <table:table-cell office:value-type="float" office:value="2.18395" calcext:value-type="float">
            <text:p>2.1839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987" calcext:value-type="float">
            <text:p>4.987</text:p>
          </table:table-cell>
          <table:table-cell office:value-type="float" office:value="1.69358" calcext:value-type="float">
            <text:p>1.693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821" calcext:value-type="float">
            <text:p>2.821</text:p>
          </table:table-cell>
          <table:table-cell office:value-type="float" office:value="1.11404" calcext:value-type="float">
            <text:p>1.1140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491" calcext:value-type="float">
            <text:p>0.49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.981" calcext:value-type="float">
            <text:p>1.981</text:p>
          </table:table-cell>
          <table:table-cell office:value-type="float" office:value="2.00162" calcext:value-type="float">
            <text:p>2.00162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89" calcext:value-type="float">
            <text:p>1.98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.721" calcext:value-type="float">
            <text:p>8.721</text:p>
          </table:table-cell>
          <table:table-cell office:value-type="float" office:value="1.7101" calcext:value-type="float">
            <text:p>1.71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922" calcext:value-type="float">
            <text:p>5.922</text:p>
          </table:table-cell>
          <table:table-cell office:value-type="float" office:value="1.14276" calcext:value-type="float">
            <text:p>1.1427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8.347" calcext:value-type="float">
            <text:p>8.347</text:p>
          </table:table-cell>
          <table:table-cell office:value-type="float" office:value="2.18719" calcext:value-type="float">
            <text:p>2.18719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31" calcext:value-type="float">
            <text:p>2.33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993" calcext:value-type="float">
            <text:p>3.993</text:p>
          </table:table-cell>
          <table:table-cell office:value-type="float" office:value="1.62453" calcext:value-type="float">
            <text:p>1.624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59" calcext:value-type="float">
            <text:p>3.559</text:p>
          </table:table-cell>
          <table:table-cell office:value-type="float" office:value="1.0664" calcext:value-type="float">
            <text:p>1.066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0.502" calcext:value-type="float">
            <text:p>0.502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442" calcext:value-type="float">
            <text:p>4.442</text:p>
          </table:table-cell>
          <table:table-cell office:value-type="float" office:value="2.54395" calcext:value-type="float">
            <text:p>2.5439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181" calcext:value-type="float">
            <text:p>3.18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2.652" calcext:value-type="float">
            <text:p>12.652</text:p>
          </table:table-cell>
          <table:table-cell office:value-type="float" office:value="1.56953" calcext:value-type="float">
            <text:p>1.569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.767" calcext:value-type="float">
            <text:p>12.767</text:p>
          </table:table-cell>
          <table:table-cell office:value-type="float" office:value="1.44808" calcext:value-type="float">
            <text:p>1.44808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85" calcext:value-type="float">
            <text:p>0.48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743" calcext:value-type="float">
            <text:p>1.743</text:p>
          </table:table-cell>
          <table:table-cell office:value-type="float" office:value="2.00055" calcext:value-type="float">
            <text:p>2.0005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73" calcext:value-type="float">
            <text:p>1.67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.598" calcext:value-type="float">
            <text:p>8.598</text:p>
          </table:table-cell>
          <table:table-cell office:value-type="float" office:value="1.56646" calcext:value-type="float">
            <text:p>1.5664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009" calcext:value-type="float">
            <text:p>8.009</text:p>
          </table:table-cell>
          <table:table-cell office:value-type="float" office:value="1.53479" calcext:value-type="float">
            <text:p>1.53479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45" calcext:value-type="float">
            <text:p>4.45</text:p>
          </table:table-cell>
          <table:table-cell office:value-type="float" office:value="2.23872" calcext:value-type="float">
            <text:p>2.2387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477" calcext:value-type="float">
            <text:p>0.47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83" calcext:value-type="float">
            <text:p>1.983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896" calcext:value-type="float">
            <text:p>4.896</text:p>
          </table:table-cell>
          <table:table-cell office:value-type="float" office:value="1.69756" calcext:value-type="float">
            <text:p>1.697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616" calcext:value-type="float">
            <text:p>3.616</text:p>
          </table:table-cell>
          <table:table-cell office:value-type="float" office:value="1.10848" calcext:value-type="float">
            <text:p>1.10848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86" calcext:value-type="float">
            <text:p>0.48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034" calcext:value-type="float">
            <text:p>2.034</text:p>
          </table:table-cell>
          <table:table-cell office:value-type="float" office:value="1.88193" calcext:value-type="float">
            <text:p>1.8819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918" calcext:value-type="float">
            <text:p>2.91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.166" calcext:value-type="float">
            <text:p>8.166</text:p>
          </table:table-cell>
          <table:table-cell office:value-type="float" office:value="1.66832" calcext:value-type="float">
            <text:p>1.668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508" calcext:value-type="float">
            <text:p>6.508</text:p>
          </table:table-cell>
          <table:table-cell office:value-type="float" office:value="1.13169" calcext:value-type="float">
            <text:p>1.13169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8.751" calcext:value-type="float">
            <text:p>8.751</text:p>
          </table:table-cell>
          <table:table-cell office:value-type="float" office:value="2.11841" calcext:value-type="float">
            <text:p>2.11841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701" calcext:value-type="float">
            <text:p>2.70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316" calcext:value-type="float">
            <text:p>3.316</text:p>
          </table:table-cell>
          <table:table-cell office:value-type="float" office:value="1.698" calcext:value-type="float">
            <text:p>1.6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327" calcext:value-type="float">
            <text:p>4.327</text:p>
          </table:table-cell>
          <table:table-cell office:value-type="float" office:value="1.06399" calcext:value-type="float">
            <text:p>1.0639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0.506" calcext:value-type="float">
            <text:p>0.50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732" calcext:value-type="float">
            <text:p>4.732</text:p>
          </table:table-cell>
          <table:table-cell office:value-type="float" office:value="2.74599" calcext:value-type="float">
            <text:p>2.74599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4" calcext:value-type="float">
            <text:p>2.14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3.395" calcext:value-type="float">
            <text:p>13.395</text:p>
          </table:table-cell>
          <table:table-cell office:value-type="float" office:value="1.52043" calcext:value-type="float">
            <text:p>1.5204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.852" calcext:value-type="float">
            <text:p>12.852</text:p>
          </table:table-cell>
          <table:table-cell office:value-type="float" office:value="1.44621" calcext:value-type="float">
            <text:p>1.4462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44" calcext:value-type="float">
            <text:p>1.644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9.392" calcext:value-type="float">
            <text:p>9.392</text:p>
          </table:table-cell>
          <table:table-cell office:value-type="float" office:value="1.63114" calcext:value-type="float">
            <text:p>1.631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162" calcext:value-type="float">
            <text:p>7.162</text:p>
          </table:table-cell>
          <table:table-cell office:value-type="float" office:value="1.53295" calcext:value-type="float">
            <text:p>1.5329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401" calcext:value-type="float">
            <text:p>4.401</text:p>
          </table:table-cell>
          <table:table-cell office:value-type="float" office:value="2.21913" calcext:value-type="float">
            <text:p>2.21913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79" calcext:value-type="float">
            <text:p>0.479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88" calcext:value-type="float">
            <text:p>2.188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852" calcext:value-type="float">
            <text:p>4.852</text:p>
          </table:table-cell>
          <table:table-cell office:value-type="float" office:value="1.71036" calcext:value-type="float">
            <text:p>1.71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358" calcext:value-type="float">
            <text:p>3.358</text:p>
          </table:table-cell>
          <table:table-cell office:value-type="float" office:value="1.11557" calcext:value-type="float">
            <text:p>1.1155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264" calcext:value-type="float">
            <text:p>2.264</text:p>
          </table:table-cell>
          <table:table-cell office:value-type="float" office:value="1.96355" calcext:value-type="float">
            <text:p>1.9635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28" calcext:value-type="float">
            <text:p>2.32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214" calcext:value-type="float">
            <text:p>7.214</text:p>
          </table:table-cell>
          <table:table-cell office:value-type="float" office:value="1.88638" calcext:value-type="float">
            <text:p>1.886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531" calcext:value-type="float">
            <text:p>6.531</text:p>
          </table:table-cell>
          <table:table-cell office:value-type="float" office:value="1.13519" calcext:value-type="float">
            <text:p>1.1351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9.317" calcext:value-type="float">
            <text:p>9.317</text:p>
          </table:table-cell>
          <table:table-cell office:value-type="float" office:value="2.1166" calcext:value-type="float">
            <text:p>2.116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78" calcext:value-type="float">
            <text:p>0.47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08" calcext:value-type="float">
            <text:p>2.20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1.67076" calcext:value-type="float">
            <text:p>1.670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015" calcext:value-type="float">
            <text:p>4.015</text:p>
          </table:table-cell>
          <table:table-cell office:value-type="float" office:value="1.07134" calcext:value-type="float">
            <text:p>1.07134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4.977" calcext:value-type="float">
            <text:p>4.977</text:p>
          </table:table-cell>
          <table:table-cell office:value-type="float" office:value="2.54632" calcext:value-type="float">
            <text:p>2.54632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.516" calcext:value-type="float">
            <text:p>0.516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61" calcext:value-type="float">
            <text:p>2.26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3.387" calcext:value-type="float">
            <text:p>13.387</text:p>
          </table:table-cell>
          <table:table-cell office:value-type="float" office:value="1.517" calcext:value-type="float">
            <text:p>1.5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.207" calcext:value-type="float">
            <text:p>14.207</text:p>
          </table:table-cell>
          <table:table-cell office:value-type="float" office:value="1.44755" calcext:value-type="float">
            <text:p>1.4475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494" calcext:value-type="float">
            <text:p>0.49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987" calcext:value-type="float">
            <text:p>1.987</text:p>
          </table:table-cell>
          <table:table-cell office:value-type="float" office:value="2.65874" calcext:value-type="float">
            <text:p>2.6587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17" calcext:value-type="float">
            <text:p>1.617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9.06" calcext:value-type="float">
            <text:p>9.06</text:p>
          </table:table-cell>
          <table:table-cell office:value-type="float" office:value="1.59765" calcext:value-type="float">
            <text:p>1.597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.908" calcext:value-type="float">
            <text:p>7.908</text:p>
          </table:table-cell>
          <table:table-cell office:value-type="float" office:value="1.53436" calcext:value-type="float">
            <text:p>1.53436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583" calcext:value-type="float">
            <text:p>4.583</text:p>
          </table:table-cell>
          <table:table-cell office:value-type="float" office:value="2.3634" calcext:value-type="float">
            <text:p>2.363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478" calcext:value-type="float">
            <text:p>0.47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42" calcext:value-type="float">
            <text:p>2.242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23" calcext:value-type="float">
            <text:p>6.23</text:p>
          </table:table-cell>
          <table:table-cell office:value-type="float" office:value="1.75925" calcext:value-type="float">
            <text:p>1.759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495" calcext:value-type="float">
            <text:p>3.495</text:p>
          </table:table-cell>
          <table:table-cell office:value-type="float" office:value="1.13798" calcext:value-type="float">
            <text:p>1.1379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104" calcext:value-type="float">
            <text:p>2.104</text:p>
          </table:table-cell>
          <table:table-cell office:value-type="float" office:value="1.88552" calcext:value-type="float">
            <text:p>1.8855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76" calcext:value-type="float">
            <text:p>2.27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898" calcext:value-type="float">
            <text:p>7.898</text:p>
          </table:table-cell>
          <table:table-cell office:value-type="float" office:value="1.74855" calcext:value-type="float">
            <text:p>1.74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1.15214" calcext:value-type="float">
            <text:p>1.1521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0.474" calcext:value-type="float">
            <text:p>0.47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0.061" calcext:value-type="float">
            <text:p>10.061</text:p>
          </table:table-cell>
          <table:table-cell office:value-type="float" office:value="2.18771" calcext:value-type="float">
            <text:p>2.1877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472" calcext:value-type="float">
            <text:p>0.47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78" calcext:value-type="float">
            <text:p>2.17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555" calcext:value-type="float">
            <text:p>4.555</text:p>
          </table:table-cell>
          <table:table-cell office:value-type="float" office:value="1.55428" calcext:value-type="float">
            <text:p>1.554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703" calcext:value-type="float">
            <text:p>3.703</text:p>
          </table:table-cell>
          <table:table-cell office:value-type="float" office:value="1.06619" calcext:value-type="float">
            <text:p>1.06619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076" calcext:value-type="float">
            <text:p>5.076</text:p>
          </table:table-cell>
          <table:table-cell office:value-type="float" office:value="2.42926" calcext:value-type="float">
            <text:p>2.42926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78" calcext:value-type="float">
            <text:p>1.978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4.695" calcext:value-type="float">
            <text:p>14.695</text:p>
          </table:table-cell>
          <table:table-cell office:value-type="float" office:value="1.50682" calcext:value-type="float">
            <text:p>1.506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.689" calcext:value-type="float">
            <text:p>14.689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495" calcext:value-type="float">
            <text:p>0.49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1.958" calcext:value-type="float">
            <text:p>1.958</text:p>
          </table:table-cell>
          <table:table-cell office:value-type="float" office:value="2.16394" calcext:value-type="float">
            <text:p>2.1639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76" calcext:value-type="float">
            <text:p>1.776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9.233" calcext:value-type="float">
            <text:p>9.233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151" calcext:value-type="float">
            <text:p>8.151</text:p>
          </table:table-cell>
          <table:table-cell office:value-type="float" office:value="1.52769" calcext:value-type="float">
            <text:p>1.5276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808" calcext:value-type="float">
            <text:p>4.808</text:p>
          </table:table-cell>
          <table:table-cell office:value-type="float" office:value="2.43508" calcext:value-type="float">
            <text:p>2.43508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78" calcext:value-type="float">
            <text:p>0.47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57" calcext:value-type="float">
            <text:p>1.857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249" calcext:value-type="float">
            <text:p>5.249</text:p>
          </table:table-cell>
          <table:table-cell office:value-type="float" office:value="1.6589" calcext:value-type="float">
            <text:p>1.65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517" calcext:value-type="float">
            <text:p>3.517</text:p>
          </table:table-cell>
          <table:table-cell office:value-type="float" office:value="1.12185" calcext:value-type="float">
            <text:p>1.1218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294" calcext:value-type="float">
            <text:p>2.294</text:p>
          </table:table-cell>
          <table:table-cell office:value-type="float" office:value="1.9652" calcext:value-type="float">
            <text:p>1.965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484" calcext:value-type="float">
            <text:p>0.48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86" calcext:value-type="float">
            <text:p>2.28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.166" calcext:value-type="float">
            <text:p>8.166</text:p>
          </table:table-cell>
          <table:table-cell office:value-type="float" office:value="1.79375" calcext:value-type="float">
            <text:p>1.793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203" calcext:value-type="float">
            <text:p>7.203</text:p>
          </table:table-cell>
          <table:table-cell office:value-type="float" office:value="1.16681" calcext:value-type="float">
            <text:p>1.1668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0.459" calcext:value-type="float">
            <text:p>10.459</text:p>
          </table:table-cell>
          <table:table-cell office:value-type="float" office:value="2.13541" calcext:value-type="float">
            <text:p>2.1354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12" calcext:value-type="float">
            <text:p>2.21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592" calcext:value-type="float">
            <text:p>3.592</text:p>
          </table:table-cell>
          <table:table-cell office:value-type="float" office:value="1.7592" calcext:value-type="float">
            <text:p>1.75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1.06848" calcext:value-type="float">
            <text:p>1.0684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.515" calcext:value-type="float">
            <text:p>0.51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192" calcext:value-type="float">
            <text:p>5.192</text:p>
          </table:table-cell>
          <table:table-cell office:value-type="float" office:value="2.32715" calcext:value-type="float">
            <text:p>2.3271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15" calcext:value-type="float">
            <text:p>1.515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4.951" calcext:value-type="float">
            <text:p>14.951</text:p>
          </table:table-cell>
          <table:table-cell office:value-type="float" office:value="1.56891" calcext:value-type="float">
            <text:p>1.568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.397" calcext:value-type="float">
            <text:p>14.397</text:p>
          </table:table-cell>
          <table:table-cell office:value-type="float" office:value="1.45268" calcext:value-type="float">
            <text:p>1.45268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042" calcext:value-type="float">
            <text:p>2.042</text:p>
          </table:table-cell>
          <table:table-cell office:value-type="float" office:value="2.23461" calcext:value-type="float">
            <text:p>2.2346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53" calcext:value-type="float">
            <text:p>1.65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69792" calcext:value-type="float">
            <text:p>1.697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836" calcext:value-type="float">
            <text:p>7.836</text:p>
          </table:table-cell>
          <table:table-cell office:value-type="float" office:value="1.52893" calcext:value-type="float">
            <text:p>1.52893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023" calcext:value-type="float">
            <text:p>5.023</text:p>
          </table:table-cell>
          <table:table-cell office:value-type="float" office:value="2.25608" calcext:value-type="float">
            <text:p>2.25608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481" calcext:value-type="float">
            <text:p>0.481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89" calcext:value-type="float">
            <text:p>2.089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559" calcext:value-type="float">
            <text:p>6.559</text:p>
          </table:table-cell>
          <table:table-cell office:value-type="float" office:value="1.73175" calcext:value-type="float">
            <text:p>1.731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821" calcext:value-type="float">
            <text:p>3.821</text:p>
          </table:table-cell>
          <table:table-cell office:value-type="float" office:value="1.10531" calcext:value-type="float">
            <text:p>1.1053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455" calcext:value-type="float">
            <text:p>2.455</text:p>
          </table:table-cell>
          <table:table-cell office:value-type="float" office:value="1.91846" calcext:value-type="float">
            <text:p>1.9184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0.482" calcext:value-type="float">
            <text:p>0.48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87" calcext:value-type="float">
            <text:p>1.78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.24" calcext:value-type="float">
            <text:p>9.24</text:p>
          </table:table-cell>
          <table:table-cell office:value-type="float" office:value="1.73042" calcext:value-type="float">
            <text:p>1.730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921" calcext:value-type="float">
            <text:p>7.921</text:p>
          </table:table-cell>
          <table:table-cell office:value-type="float" office:value="1.20258" calcext:value-type="float">
            <text:p>1.2025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0.864" calcext:value-type="float">
            <text:p>10.864</text:p>
          </table:table-cell>
          <table:table-cell office:value-type="float" office:value="2.12606" calcext:value-type="float">
            <text:p>2.12606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33" calcext:value-type="float">
            <text:p>1.93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.62" calcext:value-type="float">
            <text:p>3.62</text:p>
          </table:table-cell>
          <table:table-cell office:value-type="float" office:value="1.79637" calcext:value-type="float">
            <text:p>1.7963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048" calcext:value-type="float">
            <text:p>4.048</text:p>
          </table:table-cell>
          <table:table-cell office:value-type="float" office:value="1.07264" calcext:value-type="float">
            <text:p>1.0726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266" calcext:value-type="float">
            <text:p>5.266</text:p>
          </table:table-cell>
          <table:table-cell office:value-type="float" office:value="2.7344" calcext:value-type="float">
            <text:p>2.734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59" calcext:value-type="float">
            <text:p>1.959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6.355" calcext:value-type="float">
            <text:p>16.355</text:p>
          </table:table-cell>
          <table:table-cell office:value-type="float" office:value="1.53482" calcext:value-type="float">
            <text:p>1.534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.702" calcext:value-type="float">
            <text:p>16.702</text:p>
          </table:table-cell>
          <table:table-cell office:value-type="float" office:value="1.46572" calcext:value-type="float">
            <text:p>1.46572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026" calcext:value-type="float">
            <text:p>2.026</text:p>
          </table:table-cell>
          <table:table-cell office:value-type="float" office:value="1.89319" calcext:value-type="float">
            <text:p>1.89319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64" calcext:value-type="float">
            <text:p>0.464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361" calcext:value-type="float">
            <text:p>1.361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0.729" calcext:value-type="float">
            <text:p>10.729</text:p>
          </table:table-cell>
          <table:table-cell office:value-type="float" office:value="1.58917" calcext:value-type="float">
            <text:p>1.589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833" calcext:value-type="float">
            <text:p>7.833</text:p>
          </table:table-cell>
          <table:table-cell office:value-type="float" office:value="1.5283" calcext:value-type="float">
            <text:p>1.5283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514" calcext:value-type="float">
            <text:p>0.51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36" calcext:value-type="float">
            <text:p>5.36</text:p>
          </table:table-cell>
          <table:table-cell office:value-type="float" office:value="2.37661" calcext:value-type="float">
            <text:p>2.3766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482" calcext:value-type="float">
            <text:p>0.482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616" calcext:value-type="float">
            <text:p>5.616</text:p>
          </table:table-cell>
          <table:table-cell office:value-type="float" office:value="1.6771" calcext:value-type="float">
            <text:p>1.67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884" calcext:value-type="float">
            <text:p>3.884</text:p>
          </table:table-cell>
          <table:table-cell office:value-type="float" office:value="1.11066" calcext:value-type="float">
            <text:p>1.1106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327" calcext:value-type="float">
            <text:p>2.327</text:p>
          </table:table-cell>
          <table:table-cell office:value-type="float" office:value="1.99773" calcext:value-type="float">
            <text:p>1.9977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483" calcext:value-type="float">
            <text:p>0.48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32" calcext:value-type="float">
            <text:p>1.93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.755" calcext:value-type="float">
            <text:p>9.755</text:p>
          </table:table-cell>
          <table:table-cell office:value-type="float" office:value="1.7146" calcext:value-type="float">
            <text:p>1.71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602" calcext:value-type="float">
            <text:p>7.602</text:p>
          </table:table-cell>
          <table:table-cell office:value-type="float" office:value="1.11831" calcext:value-type="float">
            <text:p>1.1183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79" calcext:value-type="float">
            <text:p>0.479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1.561" calcext:value-type="float">
            <text:p>11.561</text:p>
          </table:table-cell>
          <table:table-cell office:value-type="float" office:value="2.10402" calcext:value-type="float">
            <text:p>2.10402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82" calcext:value-type="float">
            <text:p>0.48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56" calcext:value-type="float">
            <text:p>2.25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421" calcext:value-type="float">
            <text:p>4.421</text:p>
          </table:table-cell>
          <table:table-cell office:value-type="float" office:value="1.72177" calcext:value-type="float">
            <text:p>1.7217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308" calcext:value-type="float">
            <text:p>4.308</text:p>
          </table:table-cell>
          <table:table-cell office:value-type="float" office:value="1.08303" calcext:value-type="float">
            <text:p>1.0830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859" calcext:value-type="float">
            <text:p>5.859</text:p>
          </table:table-cell>
          <table:table-cell office:value-type="float" office:value="2.54712" calcext:value-type="float">
            <text:p>2.5471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01" calcext:value-type="float">
            <text:p>1.70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8.033" calcext:value-type="float">
            <text:p>18.033</text:p>
          </table:table-cell>
          <table:table-cell office:value-type="float" office:value="1.52614" calcext:value-type="float">
            <text:p>1.526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924" calcext:value-type="float">
            <text:p>15.924</text:p>
          </table:table-cell>
          <table:table-cell office:value-type="float" office:value="1.44976" calcext:value-type="float">
            <text:p>1.44976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324" calcext:value-type="float">
            <text:p>2.324</text:p>
          </table:table-cell>
          <table:table-cell office:value-type="float" office:value="2.41325" calcext:value-type="float">
            <text:p>2.41325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66" calcext:value-type="float">
            <text:p>0.46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87" calcext:value-type="float">
            <text:p>1.687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0.101" calcext:value-type="float">
            <text:p>10.101</text:p>
          </table:table-cell>
          <table:table-cell office:value-type="float" office:value="1.8193" calcext:value-type="float">
            <text:p>1.81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1.52472" calcext:value-type="float">
            <text:p>1.5247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15" calcext:value-type="float">
            <text:p>5.15</text:p>
          </table:table-cell>
          <table:table-cell office:value-type="float" office:value="2.55663" calcext:value-type="float">
            <text:p>2.55663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82" calcext:value-type="float">
            <text:p>2.082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02" calcext:value-type="float">
            <text:p>7.02</text:p>
          </table:table-cell>
          <table:table-cell office:value-type="float" office:value="1.70734" calcext:value-type="float">
            <text:p>1.707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054" calcext:value-type="float">
            <text:p>4.054</text:p>
          </table:table-cell>
          <table:table-cell office:value-type="float" office:value="1.10233" calcext:value-type="float">
            <text:p>1.1023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416" calcext:value-type="float">
            <text:p>2.416</text:p>
          </table:table-cell>
          <table:table-cell office:value-type="float" office:value="1.908" calcext:value-type="float">
            <text:p>1.90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484" calcext:value-type="float">
            <text:p>0.48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47" calcext:value-type="float">
            <text:p>1.84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.56" calcext:value-type="float">
            <text:p>9.56</text:p>
          </table:table-cell>
          <table:table-cell office:value-type="float" office:value="1.74492" calcext:value-type="float">
            <text:p>1.744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.505" calcext:value-type="float">
            <text:p>7.505</text:p>
          </table:table-cell>
          <table:table-cell office:value-type="float" office:value="1.129" calcext:value-type="float">
            <text:p>1.12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1.495" calcext:value-type="float">
            <text:p>11.495</text:p>
          </table:table-cell>
          <table:table-cell office:value-type="float" office:value="2.11317" calcext:value-type="float">
            <text:p>2.1131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24" calcext:value-type="float">
            <text:p>1.62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.986" calcext:value-type="float">
            <text:p>4.986</text:p>
          </table:table-cell>
          <table:table-cell office:value-type="float" office:value="1.66234" calcext:value-type="float">
            <text:p>1.662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057" calcext:value-type="float">
            <text:p>4.057</text:p>
          </table:table-cell>
          <table:table-cell office:value-type="float" office:value="1.06539" calcext:value-type="float">
            <text:p>1.0653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5.596" calcext:value-type="float">
            <text:p>5.596</text:p>
          </table:table-cell>
          <table:table-cell office:value-type="float" office:value="2.57344" calcext:value-type="float">
            <text:p>2.57344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89" calcext:value-type="float">
            <text:p>1.989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9.456" calcext:value-type="float">
            <text:p>19.456</text:p>
          </table:table-cell>
          <table:table-cell office:value-type="float" office:value="1.56801" calcext:value-type="float">
            <text:p>1.568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711" calcext:value-type="float">
            <text:p>15.711</text:p>
          </table:table-cell>
          <table:table-cell office:value-type="float" office:value="1.45682" calcext:value-type="float">
            <text:p>1.4568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04" calcext:value-type="float">
            <text:p>0.50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297" calcext:value-type="float">
            <text:p>2.297</text:p>
          </table:table-cell>
          <table:table-cell office:value-type="float" office:value="2.39684" calcext:value-type="float">
            <text:p>2.3968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76" calcext:value-type="float">
            <text:p>0.47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53" calcext:value-type="float">
            <text:p>1.95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0.985" calcext:value-type="float">
            <text:p>10.985</text:p>
          </table:table-cell>
          <table:table-cell office:value-type="float" office:value="1.58888" calcext:value-type="float">
            <text:p>1.58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165" calcext:value-type="float">
            <text:p>9.165</text:p>
          </table:table-cell>
          <table:table-cell office:value-type="float" office:value="1.53036" calcext:value-type="float">
            <text:p>1.53036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515" calcext:value-type="float">
            <text:p>5.515</text:p>
          </table:table-cell>
          <table:table-cell office:value-type="float" office:value="2.46457" calcext:value-type="float">
            <text:p>2.46457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68" calcext:value-type="float">
            <text:p>2.068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996" calcext:value-type="float">
            <text:p>5.996</text:p>
          </table:table-cell>
          <table:table-cell office:value-type="float" office:value="1.77075" calcext:value-type="float">
            <text:p>1.7707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236" calcext:value-type="float">
            <text:p>4.236</text:p>
          </table:table-cell>
          <table:table-cell office:value-type="float" office:value="1.11218" calcext:value-type="float">
            <text:p>1.1121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528" calcext:value-type="float">
            <text:p>0.52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688" calcext:value-type="float">
            <text:p>2.688</text:p>
          </table:table-cell>
          <table:table-cell office:value-type="float" office:value="2.03513" calcext:value-type="float">
            <text:p>2.0351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.516" calcext:value-type="float">
            <text:p>0.51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42" calcext:value-type="float">
            <text:p>2.04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0.164" calcext:value-type="float">
            <text:p>10.164</text:p>
          </table:table-cell>
          <table:table-cell office:value-type="float" office:value="1.74752" calcext:value-type="float">
            <text:p>1.7475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.876" calcext:value-type="float">
            <text:p>7.876</text:p>
          </table:table-cell>
          <table:table-cell office:value-type="float" office:value="1.16304" calcext:value-type="float">
            <text:p>1.1630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487" calcext:value-type="float">
            <text:p>0.48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2.404" calcext:value-type="float">
            <text:p>12.404</text:p>
          </table:table-cell>
          <table:table-cell office:value-type="float" office:value="2.16162" calcext:value-type="float">
            <text:p>2.1616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258" calcext:value-type="float">
            <text:p>5.258</text:p>
          </table:table-cell>
          <table:table-cell office:value-type="float" office:value="1.69091" calcext:value-type="float">
            <text:p>1.690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619" calcext:value-type="float">
            <text:p>4.619</text:p>
          </table:table-cell>
          <table:table-cell office:value-type="float" office:value="1.07101" calcext:value-type="float">
            <text:p>1.0710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6.348" calcext:value-type="float">
            <text:p>6.348</text:p>
          </table:table-cell>
          <table:table-cell office:value-type="float" office:value="2.4736" calcext:value-type="float">
            <text:p>2.473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.467" calcext:value-type="float">
            <text:p>0.467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47" calcext:value-type="float">
            <text:p>2.147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9.84" calcext:value-type="float">
            <text:p>19.84</text:p>
          </table:table-cell>
          <table:table-cell office:value-type="float" office:value="1.58253" calcext:value-type="float">
            <text:p>1.582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.826" calcext:value-type="float">
            <text:p>17.826</text:p>
          </table:table-cell>
          <table:table-cell office:value-type="float" office:value="1.45788" calcext:value-type="float">
            <text:p>1.45788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246" calcext:value-type="float">
            <text:p>2.246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1.699" calcext:value-type="float">
            <text:p>11.699</text:p>
          </table:table-cell>
          <table:table-cell office:value-type="float" office:value="1.69954" calcext:value-type="float">
            <text:p>1.699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.778" calcext:value-type="float">
            <text:p>9.778</text:p>
          </table:table-cell>
          <table:table-cell office:value-type="float" office:value="1.5326" calcext:value-type="float">
            <text:p>1.5326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5.832" calcext:value-type="float">
            <text:p>5.832</text:p>
          </table:table-cell>
          <table:table-cell office:value-type="float" office:value="3.24074" calcext:value-type="float">
            <text:p>3.24074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36" calcext:value-type="float">
            <text:p>2.03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041" calcext:value-type="float">
            <text:p>7.041</text:p>
          </table:table-cell>
          <table:table-cell office:value-type="float" office:value="1.71105" calcext:value-type="float">
            <text:p>1.71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932" calcext:value-type="float">
            <text:p>3.932</text:p>
          </table:table-cell>
          <table:table-cell office:value-type="float" office:value="1.11214" calcext:value-type="float">
            <text:p>1.1121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07" calcext:value-type="float">
            <text:p>0.50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761" calcext:value-type="float">
            <text:p>2.761</text:p>
          </table:table-cell>
          <table:table-cell office:value-type="float" office:value="2.08687" calcext:value-type="float">
            <text:p>2.0868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57" calcext:value-type="float">
            <text:p>2.05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1.283" calcext:value-type="float">
            <text:p>11.283</text:p>
          </table:table-cell>
          <table:table-cell office:value-type="float" office:value="1.72589" calcext:value-type="float">
            <text:p>1.725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84" calcext:value-type="float">
            <text:p>8.884</text:p>
          </table:table-cell>
          <table:table-cell office:value-type="float" office:value="1.12438" calcext:value-type="float">
            <text:p>1.12438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2.864" calcext:value-type="float">
            <text:p>12.864</text:p>
          </table:table-cell>
          <table:table-cell office:value-type="float" office:value="2.11537" calcext:value-type="float">
            <text:p>2.1153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59" calcext:value-type="float">
            <text:p>2.05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218" calcext:value-type="float">
            <text:p>5.218</text:p>
          </table:table-cell>
          <table:table-cell office:value-type="float" office:value="1.83824" calcext:value-type="float">
            <text:p>1.838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814" calcext:value-type="float">
            <text:p>4.814</text:p>
          </table:table-cell>
          <table:table-cell office:value-type="float" office:value="1.06889" calcext:value-type="float">
            <text:p>1.0688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6.624" calcext:value-type="float">
            <text:p>6.624</text:p>
          </table:table-cell>
          <table:table-cell office:value-type="float" office:value="2.48151" calcext:value-type="float">
            <text:p>2.4815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41" calcext:value-type="float">
            <text:p>2.24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0.393" calcext:value-type="float">
            <text:p>20.393</text:p>
          </table:table-cell>
          <table:table-cell office:value-type="float" office:value="1.5445" calcext:value-type="float">
            <text:p>1.54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907" calcext:value-type="float">
            <text:p>17.907</text:p>
          </table:table-cell>
          <table:table-cell office:value-type="float" office:value="1.45189" calcext:value-type="float">
            <text:p>1.45189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324" calcext:value-type="float">
            <text:p>2.324</text:p>
          </table:table-cell>
          <table:table-cell office:value-type="float" office:value="2.16094" calcext:value-type="float">
            <text:p>2.1609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68" calcext:value-type="float">
            <text:p>1.468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.149" calcext:value-type="float">
            <text:p>12.149</text:p>
          </table:table-cell>
          <table:table-cell office:value-type="float" office:value="1.54966" calcext:value-type="float">
            <text:p>1.549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606" calcext:value-type="float">
            <text:p>9.606</text:p>
          </table:table-cell>
          <table:table-cell office:value-type="float" office:value="1.53656" calcext:value-type="float">
            <text:p>1.53656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6.042" calcext:value-type="float">
            <text:p>6.042</text:p>
          </table:table-cell>
          <table:table-cell office:value-type="float" office:value="2.48522" calcext:value-type="float">
            <text:p>2.48522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508" calcext:value-type="float">
            <text:p>0.508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95" calcext:value-type="float">
            <text:p>2.195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175" calcext:value-type="float">
            <text:p>6.175</text:p>
          </table:table-cell>
          <table:table-cell office:value-type="float" office:value="1.76523" calcext:value-type="float">
            <text:p>1.765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835" calcext:value-type="float">
            <text:p>3.835</text:p>
          </table:table-cell>
          <table:table-cell office:value-type="float" office:value="1.09814" calcext:value-type="float">
            <text:p>1.0981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789" calcext:value-type="float">
            <text:p>2.789</text:p>
          </table:table-cell>
          <table:table-cell office:value-type="float" office:value="1.92451" calcext:value-type="float">
            <text:p>1.9245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41" calcext:value-type="float">
            <text:p>2.24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1.424" calcext:value-type="float">
            <text:p>11.424</text:p>
          </table:table-cell>
          <table:table-cell office:value-type="float" office:value="1.6798" calcext:value-type="float">
            <text:p>1.67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298" calcext:value-type="float">
            <text:p>8.298</text:p>
          </table:table-cell>
          <table:table-cell office:value-type="float" office:value="1.14399" calcext:value-type="float">
            <text:p>1.1439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3.536" calcext:value-type="float">
            <text:p>13.536</text:p>
          </table:table-cell>
          <table:table-cell office:value-type="float" office:value="2.24531" calcext:value-type="float">
            <text:p>2.2453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512" calcext:value-type="float">
            <text:p>0.51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79" calcext:value-type="float">
            <text:p>1.97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508" calcext:value-type="float">
            <text:p>5.508</text:p>
          </table:table-cell>
          <table:table-cell office:value-type="float" office:value="1.64591" calcext:value-type="float">
            <text:p>1.6459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18" calcext:value-type="float">
            <text:p>4.518</text:p>
          </table:table-cell>
          <table:table-cell office:value-type="float" office:value="1.08475" calcext:value-type="float">
            <text:p>1.0847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6.848" calcext:value-type="float">
            <text:p>6.848</text:p>
          </table:table-cell>
          <table:table-cell office:value-type="float" office:value="2.51109" calcext:value-type="float">
            <text:p>2.51109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84" calcext:value-type="float">
            <text:p>1.684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1.012" calcext:value-type="float">
            <text:p>21.012</text:p>
          </table:table-cell>
          <table:table-cell office:value-type="float" office:value="1.53575" calcext:value-type="float">
            <text:p>1.535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499" calcext:value-type="float">
            <text:p>17.499</text:p>
          </table:table-cell>
          <table:table-cell office:value-type="float" office:value="1.45751" calcext:value-type="float">
            <text:p>1.4575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512" calcext:value-type="float">
            <text:p>0.51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541" calcext:value-type="float">
            <text:p>2.541</text:p>
          </table:table-cell>
          <table:table-cell office:value-type="float" office:value="2.06754" calcext:value-type="float">
            <text:p>2.0675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76" calcext:value-type="float">
            <text:p>1.776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.37" calcext:value-type="float">
            <text:p>12.37</text:p>
          </table:table-cell>
          <table:table-cell office:value-type="float" office:value="1.65897" calcext:value-type="float">
            <text:p>1.6589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202" calcext:value-type="float">
            <text:p>9.202</text:p>
          </table:table-cell>
          <table:table-cell office:value-type="float" office:value="1.53555" calcext:value-type="float">
            <text:p>1.5355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2.06591" calcext:value-type="float">
            <text:p>2.0659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8" calcext:value-type="float">
            <text:p>2.08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047" calcext:value-type="float">
            <text:p>6.047</text:p>
          </table:table-cell>
          <table:table-cell office:value-type="float" office:value="1.73838" calcext:value-type="float">
            <text:p>1.738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814" calcext:value-type="float">
            <text:p>4.814</text:p>
          </table:table-cell>
          <table:table-cell office:value-type="float" office:value="1.11326" calcext:value-type="float">
            <text:p>1.1132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522" calcext:value-type="float">
            <text:p>0.52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2.765" calcext:value-type="float">
            <text:p>2.765</text:p>
          </table:table-cell>
          <table:table-cell office:value-type="float" office:value="1.87952" calcext:value-type="float">
            <text:p>1.8795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54" calcext:value-type="float">
            <text:p>2.35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.026" calcext:value-type="float">
            <text:p>12.026</text:p>
          </table:table-cell>
          <table:table-cell office:value-type="float" office:value="1.69686" calcext:value-type="float">
            <text:p>1.696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713" calcext:value-type="float">
            <text:p>8.713</text:p>
          </table:table-cell>
          <table:table-cell office:value-type="float" office:value="1.13829" calcext:value-type="float">
            <text:p>1.13829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88" calcext:value-type="float">
            <text:p>0.48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4.781" calcext:value-type="float">
            <text:p>14.781</text:p>
          </table:table-cell>
          <table:table-cell office:value-type="float" office:value="2.11069" calcext:value-type="float">
            <text:p>2.1106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528" calcext:value-type="float">
            <text:p>0.52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54" calcext:value-type="float">
            <text:p>2.25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051" calcext:value-type="float">
            <text:p>5.051</text:p>
          </table:table-cell>
          <table:table-cell office:value-type="float" office:value="1.66475" calcext:value-type="float">
            <text:p>1.664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865" calcext:value-type="float">
            <text:p>3.865</text:p>
          </table:table-cell>
          <table:table-cell office:value-type="float" office:value="1.06637" calcext:value-type="float">
            <text:p>1.0663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0.534" calcext:value-type="float">
            <text:p>0.53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7.121" calcext:value-type="float">
            <text:p>7.121</text:p>
          </table:table-cell>
          <table:table-cell office:value-type="float" office:value="2.54014" calcext:value-type="float">
            <text:p>2.54014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03" calcext:value-type="float">
            <text:p>1.903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1.864" calcext:value-type="float">
            <text:p>21.864</text:p>
          </table:table-cell>
          <table:table-cell office:value-type="float" office:value="1.53909" calcext:value-type="float">
            <text:p>1.539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.522" calcext:value-type="float">
            <text:p>18.522</text:p>
          </table:table-cell>
          <table:table-cell office:value-type="float" office:value="1.43667" calcext:value-type="float">
            <text:p>1.43667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513" calcext:value-type="float">
            <text:p>0.51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673" calcext:value-type="float">
            <text:p>2.673</text:p>
          </table:table-cell>
          <table:table-cell office:value-type="float" office:value="1.99671" calcext:value-type="float">
            <text:p>1.9967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" calcext:value-type="float">
            <text:p>1.52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3.218" calcext:value-type="float">
            <text:p>13.218</text:p>
          </table:table-cell>
          <table:table-cell office:value-type="float" office:value="1.62148" calcext:value-type="float">
            <text:p>1.621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046" calcext:value-type="float">
            <text:p>10.046</text:p>
          </table:table-cell>
          <table:table-cell office:value-type="float" office:value="1.52588" calcext:value-type="float">
            <text:p>1.52588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536" calcext:value-type="float">
            <text:p>0.53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6.602" calcext:value-type="float">
            <text:p>6.602</text:p>
          </table:table-cell>
          <table:table-cell office:value-type="float" office:value="2.20512" calcext:value-type="float">
            <text:p>2.2051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48" calcext:value-type="float">
            <text:p>2.148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576" calcext:value-type="float">
            <text:p>6.576</text:p>
          </table:table-cell>
          <table:table-cell office:value-type="float" office:value="1.65369" calcext:value-type="float">
            <text:p>1.653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422" calcext:value-type="float">
            <text:p>4.422</text:p>
          </table:table-cell>
          <table:table-cell office:value-type="float" office:value="1.11197" calcext:value-type="float">
            <text:p>1.1119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0.531" calcext:value-type="float">
            <text:p>0.53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115" calcext:value-type="float">
            <text:p>3.115</text:p>
          </table:table-cell>
          <table:table-cell office:value-type="float" office:value="1.95957" calcext:value-type="float">
            <text:p>1.9595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58" calcext:value-type="float">
            <text:p>2.15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.667" calcext:value-type="float">
            <text:p>12.667</text:p>
          </table:table-cell>
          <table:table-cell office:value-type="float" office:value="1.73965" calcext:value-type="float">
            <text:p>1.739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.632" calcext:value-type="float">
            <text:p>9.632</text:p>
          </table:table-cell>
          <table:table-cell office:value-type="float" office:value="1.12497" calcext:value-type="float">
            <text:p>1.1249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497" calcext:value-type="float">
            <text:p>0.49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5.726" calcext:value-type="float">
            <text:p>15.726</text:p>
          </table:table-cell>
          <table:table-cell office:value-type="float" office:value="2.17428" calcext:value-type="float">
            <text:p>2.17428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91" calcext:value-type="float">
            <text:p>2.09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255" calcext:value-type="float">
            <text:p>5.255</text:p>
          </table:table-cell>
          <table:table-cell office:value-type="float" office:value="1.71479" calcext:value-type="float">
            <text:p>1.714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896" calcext:value-type="float">
            <text:p>4.896</text:p>
          </table:table-cell>
          <table:table-cell office:value-type="float" office:value="1.06347" calcext:value-type="float">
            <text:p>1.06347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.546" calcext:value-type="float">
            <text:p>0.54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7.542" calcext:value-type="float">
            <text:p>7.542</text:p>
          </table:table-cell>
          <table:table-cell office:value-type="float" office:value="2.2137" calcext:value-type="float">
            <text:p>2.2137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88" calcext:value-type="float">
            <text:p>1.688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2.187" calcext:value-type="float">
            <text:p>22.187</text:p>
          </table:table-cell>
          <table:table-cell office:value-type="float" office:value="1.54573" calcext:value-type="float">
            <text:p>1.545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.481" calcext:value-type="float">
            <text:p>21.481</text:p>
          </table:table-cell>
          <table:table-cell office:value-type="float" office:value="1.46389" calcext:value-type="float">
            <text:p>1.4638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698" calcext:value-type="float">
            <text:p>2.698</text:p>
          </table:table-cell>
          <table:table-cell office:value-type="float" office:value="2.05007" calcext:value-type="float">
            <text:p>2.0500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66" calcext:value-type="float">
            <text:p>1.666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.102" calcext:value-type="float">
            <text:p>12.102</text:p>
          </table:table-cell>
          <table:table-cell office:value-type="float" office:value="1.67778" calcext:value-type="float">
            <text:p>1.677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864" calcext:value-type="float">
            <text:p>10.864</text:p>
          </table:table-cell>
          <table:table-cell office:value-type="float" office:value="1.52142" calcext:value-type="float">
            <text:p>1.52142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6.983" calcext:value-type="float">
            <text:p>6.983</text:p>
          </table:table-cell>
          <table:table-cell office:value-type="float" office:value="2.43457" calcext:value-type="float">
            <text:p>2.434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0.507" calcext:value-type="float">
            <text:p>0.50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16" calcext:value-type="float">
            <text:p>2.21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272" calcext:value-type="float">
            <text:p>7.272</text:p>
          </table:table-cell>
          <table:table-cell office:value-type="float" office:value="1.70684" calcext:value-type="float">
            <text:p>1.706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712" calcext:value-type="float">
            <text:p>4.712</text:p>
          </table:table-cell>
          <table:table-cell office:value-type="float" office:value="1.14009" calcext:value-type="float">
            <text:p>1.1400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196" calcext:value-type="float">
            <text:p>3.196</text:p>
          </table:table-cell>
          <table:table-cell office:value-type="float" office:value="1.95369" calcext:value-type="float">
            <text:p>1.95369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502" calcext:value-type="float">
            <text:p>0.50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48" calcext:value-type="float">
            <text:p>1.94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0.539" calcext:value-type="float">
            <text:p>10.539</text:p>
          </table:table-cell>
          <table:table-cell office:value-type="float" office:value="1.7621" calcext:value-type="float">
            <text:p>1.76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729" calcext:value-type="float">
            <text:p>8.729</text:p>
          </table:table-cell>
          <table:table-cell office:value-type="float" office:value="1.10944" calcext:value-type="float">
            <text:p>1.1094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5.985" calcext:value-type="float">
            <text:p>15.985</text:p>
          </table:table-cell>
          <table:table-cell office:value-type="float" office:value="2.11394" calcext:value-type="float">
            <text:p>2.11394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494" calcext:value-type="float">
            <text:p>0.494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16" calcext:value-type="float">
            <text:p>2.31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323" calcext:value-type="float">
            <text:p>6.323</text:p>
          </table:table-cell>
          <table:table-cell office:value-type="float" office:value="1.58606" calcext:value-type="float">
            <text:p>1.586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372" calcext:value-type="float">
            <text:p>4.372</text:p>
          </table:table-cell>
          <table:table-cell office:value-type="float" office:value="1.06342" calcext:value-type="float">
            <text:p>1.0634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543" calcext:value-type="float">
            <text:p>0.543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8.141" calcext:value-type="float">
            <text:p>8.141</text:p>
          </table:table-cell>
          <table:table-cell office:value-type="float" office:value="2.52635" calcext:value-type="float">
            <text:p>2.5263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88" calcext:value-type="float">
            <text:p>0.488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26" calcext:value-type="float">
            <text:p>1.826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2.232" calcext:value-type="float">
            <text:p>22.232</text:p>
          </table:table-cell>
          <table:table-cell office:value-type="float" office:value="1.56216" calcext:value-type="float">
            <text:p>1.562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.822" calcext:value-type="float">
            <text:p>19.822</text:p>
          </table:table-cell>
          <table:table-cell office:value-type="float" office:value="1.43865" calcext:value-type="float">
            <text:p>1.4386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519" calcext:value-type="float">
            <text:p>0.519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2.66" calcext:value-type="float">
            <text:p>2.66</text:p>
          </table:table-cell>
          <table:table-cell office:value-type="float" office:value="2.01748" calcext:value-type="float">
            <text:p>2.0174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34" calcext:value-type="float">
            <text:p>1.434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4.454" calcext:value-type="float">
            <text:p>14.454</text:p>
          </table:table-cell>
          <table:table-cell office:value-type="float" office:value="1.54325" calcext:value-type="float">
            <text:p>1.54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589" calcext:value-type="float">
            <text:p>10.589</text:p>
          </table:table-cell>
          <table:table-cell office:value-type="float" office:value="1.53617" calcext:value-type="float">
            <text:p>1.53617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548" calcext:value-type="float">
            <text:p>0.54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7.186" calcext:value-type="float">
            <text:p>7.186</text:p>
          </table:table-cell>
          <table:table-cell office:value-type="float" office:value="2.26916" calcext:value-type="float">
            <text:p>2.26916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39" calcext:value-type="float">
            <text:p>1.739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418" calcext:value-type="float">
            <text:p>6.418</text:p>
          </table:table-cell>
          <table:table-cell office:value-type="float" office:value="1.71316" calcext:value-type="float">
            <text:p>1.713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206" calcext:value-type="float">
            <text:p>4.206</text:p>
          </table:table-cell>
          <table:table-cell office:value-type="float" office:value="1.14595" calcext:value-type="float">
            <text:p>1.1459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529" calcext:value-type="float">
            <text:p>0.52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137" calcext:value-type="float">
            <text:p>3.137</text:p>
          </table:table-cell>
          <table:table-cell office:value-type="float" office:value="1.88485" calcext:value-type="float">
            <text:p>1.88485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706" calcext:value-type="float">
            <text:p>2.70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.885" calcext:value-type="float">
            <text:p>13.885</text:p>
          </table:table-cell>
          <table:table-cell office:value-type="float" office:value="1.69125" calcext:value-type="float">
            <text:p>1.691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952" calcext:value-type="float">
            <text:p>8.952</text:p>
          </table:table-cell>
          <table:table-cell office:value-type="float" office:value="1.127" calcext:value-type="float">
            <text:p>1.1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503" calcext:value-type="float">
            <text:p>0.503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6.999" calcext:value-type="float">
            <text:p>16.999</text:p>
          </table:table-cell>
          <table:table-cell office:value-type="float" office:value="2.10092" calcext:value-type="float">
            <text:p>2.10092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69" calcext:value-type="float">
            <text:p>2.16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388" calcext:value-type="float">
            <text:p>5.388</text:p>
          </table:table-cell>
          <table:table-cell office:value-type="float" office:value="1.67985" calcext:value-type="float">
            <text:p>1.679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555" calcext:value-type="float">
            <text:p>4.555</text:p>
          </table:table-cell>
          <table:table-cell office:value-type="float" office:value="1.07396" calcext:value-type="float">
            <text:p>1.0739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547" calcext:value-type="float">
            <text:p>0.54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8.661" calcext:value-type="float">
            <text:p>8.661</text:p>
          </table:table-cell>
          <table:table-cell office:value-type="float" office:value="2.89867" calcext:value-type="float">
            <text:p>2.89867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0.502" calcext:value-type="float">
            <text:p>0.5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25" calcext:value-type="float">
            <text:p>2.025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4.441" calcext:value-type="float">
            <text:p>24.441</text:p>
          </table:table-cell>
          <table:table-cell office:value-type="float" office:value="1.56804" calcext:value-type="float">
            <text:p>1.568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.393" calcext:value-type="float">
            <text:p>21.393</text:p>
          </table:table-cell>
          <table:table-cell office:value-type="float" office:value="1.45484" calcext:value-type="float">
            <text:p>1.45484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243" calcext:value-type="float">
            <text:p>3.243</text:p>
          </table:table-cell>
          <table:table-cell office:value-type="float" office:value="2.25827" calcext:value-type="float">
            <text:p>2.25827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502" calcext:value-type="float">
            <text:p>0.50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56" calcext:value-type="float">
            <text:p>1.556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.433" calcext:value-type="float">
            <text:p>16.433</text:p>
          </table:table-cell>
          <table:table-cell office:value-type="float" office:value="1.6019" calcext:value-type="float">
            <text:p>1.60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.735" calcext:value-type="float">
            <text:p>11.735</text:p>
          </table:table-cell>
          <table:table-cell office:value-type="float" office:value="1.52147" calcext:value-type="float">
            <text:p>1.5214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0.552" calcext:value-type="float">
            <text:p>0.55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7.837" calcext:value-type="float">
            <text:p>7.837</text:p>
          </table:table-cell>
          <table:table-cell office:value-type="float" office:value="2.21056" calcext:value-type="float">
            <text:p>2.21056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82" calcext:value-type="float">
            <text:p>2.082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411" calcext:value-type="float">
            <text:p>6.411</text:p>
          </table:table-cell>
          <table:table-cell office:value-type="float" office:value="1.71564" calcext:value-type="float">
            <text:p>1.715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929" calcext:value-type="float">
            <text:p>4.929</text:p>
          </table:table-cell>
          <table:table-cell office:value-type="float" office:value="1.12173" calcext:value-type="float">
            <text:p>1.12173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28" calcext:value-type="float">
            <text:p>3.28</text:p>
          </table:table-cell>
          <table:table-cell office:value-type="float" office:value="1.83209" calcext:value-type="float">
            <text:p>1.83209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624" calcext:value-type="float">
            <text:p>2.62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1.777" calcext:value-type="float">
            <text:p>11.777</text:p>
          </table:table-cell>
          <table:table-cell office:value-type="float" office:value="1.76609" calcext:value-type="float">
            <text:p>1.766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.687" calcext:value-type="float">
            <text:p>9.687</text:p>
          </table:table-cell>
          <table:table-cell office:value-type="float" office:value="1.13327" calcext:value-type="float">
            <text:p>1.1332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498" calcext:value-type="float">
            <text:p>0.49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7.881" calcext:value-type="float">
            <text:p>17.881</text:p>
          </table:table-cell>
          <table:table-cell office:value-type="float" office:value="2.10277" calcext:value-type="float">
            <text:p>2.1027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497" calcext:value-type="float">
            <text:p>0.49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425" calcext:value-type="float">
            <text:p>2.42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373" calcext:value-type="float">
            <text:p>6.373</text:p>
          </table:table-cell>
          <table:table-cell office:value-type="float" office:value="1.53686" calcext:value-type="float">
            <text:p>1.536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.07054" calcext:value-type="float">
            <text:p>1.0705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.558" calcext:value-type="float">
            <text:p>0.55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8.866" calcext:value-type="float">
            <text:p>8.866</text:p>
          </table:table-cell>
          <table:table-cell office:value-type="float" office:value="2.61115" calcext:value-type="float">
            <text:p>2.61115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16" calcext:value-type="float">
            <text:p>2.116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4.181" calcext:value-type="float">
            <text:p>24.181</text:p>
          </table:table-cell>
          <table:table-cell office:value-type="float" office:value="1.58041" calcext:value-type="float">
            <text:p>1.580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.736" calcext:value-type="float">
            <text:p>21.736</text:p>
          </table:table-cell>
          <table:table-cell office:value-type="float" office:value="1.44369" calcext:value-type="float">
            <text:p>1.4436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527" calcext:value-type="float">
            <text:p>0.527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216" calcext:value-type="float">
            <text:p>3.216</text:p>
          </table:table-cell>
          <table:table-cell office:value-type="float" office:value="2.29873" calcext:value-type="float">
            <text:p>2.29873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62" calcext:value-type="float">
            <text:p>1.762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4.589" calcext:value-type="float">
            <text:p>14.589</text:p>
          </table:table-cell>
          <table:table-cell office:value-type="float" office:value="1.59728" calcext:value-type="float">
            <text:p>1.59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.543" calcext:value-type="float">
            <text:p>11.543</text:p>
          </table:table-cell>
          <table:table-cell office:value-type="float" office:value="1.53188" calcext:value-type="float">
            <text:p>1.53188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8.067" calcext:value-type="float">
            <text:p>8.067</text:p>
          </table:table-cell>
          <table:table-cell office:value-type="float" office:value="2.28944" calcext:value-type="float">
            <text:p>2.2894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.516" calcext:value-type="float">
            <text:p>0.516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88" calcext:value-type="float">
            <text:p>2.188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674" calcext:value-type="float">
            <text:p>6.674</text:p>
          </table:table-cell>
          <table:table-cell office:value-type="float" office:value="1.71531" calcext:value-type="float">
            <text:p>1.715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868" calcext:value-type="float">
            <text:p>4.868</text:p>
          </table:table-cell>
          <table:table-cell office:value-type="float" office:value="1.12067" calcext:value-type="float">
            <text:p>1.12067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0.547" calcext:value-type="float">
            <text:p>0.54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608" calcext:value-type="float">
            <text:p>3.608</text:p>
          </table:table-cell>
          <table:table-cell office:value-type="float" office:value="1.90147" calcext:value-type="float">
            <text:p>1.9014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.512" calcext:value-type="float">
            <text:p>0.51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86" calcext:value-type="float">
            <text:p>2.286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.632" calcext:value-type="float">
            <text:p>13.632</text:p>
          </table:table-cell>
          <table:table-cell office:value-type="float" office:value="1.68164" calcext:value-type="float">
            <text:p>1.681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.465" calcext:value-type="float">
            <text:p>10.465</text:p>
          </table:table-cell>
          <table:table-cell office:value-type="float" office:value="1.16126" calcext:value-type="float">
            <text:p>1.1612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0.511" calcext:value-type="float">
            <text:p>0.51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9.186" calcext:value-type="float">
            <text:p>19.186</text:p>
          </table:table-cell>
          <table:table-cell office:value-type="float" office:value="2.11553" calcext:value-type="float">
            <text:p>2.11553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07" calcext:value-type="float">
            <text:p>2.00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14" calcext:value-type="float">
            <text:p>5.14</text:p>
          </table:table-cell>
          <table:table-cell office:value-type="float" office:value="1.71988" calcext:value-type="float">
            <text:p>1.719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.418" calcext:value-type="float">
            <text:p>5.418</text:p>
          </table:table-cell>
          <table:table-cell office:value-type="float" office:value="1.06767" calcext:value-type="float">
            <text:p>1.0676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0.557" calcext:value-type="float">
            <text:p>0.55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9.105" calcext:value-type="float">
            <text:p>9.105</text:p>
          </table:table-cell>
          <table:table-cell office:value-type="float" office:value="2.85143" calcext:value-type="float">
            <text:p>2.85143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21" calcext:value-type="float">
            <text:p>2.221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6.447" calcext:value-type="float">
            <text:p>26.447</text:p>
          </table:table-cell>
          <table:table-cell office:value-type="float" office:value="1.54283" calcext:value-type="float">
            <text:p>1.5428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864" calcext:value-type="float">
            <text:p>24.864</text:p>
          </table:table-cell>
          <table:table-cell office:value-type="float" office:value="1.44359" calcext:value-type="float">
            <text:p>1.44359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532" calcext:value-type="float">
            <text:p>0.532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046" calcext:value-type="float">
            <text:p>3.046</text:p>
          </table:table-cell>
          <table:table-cell office:value-type="float" office:value="2.1192" calcext:value-type="float">
            <text:p>2.119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05" calcext:value-type="float">
            <text:p>1.805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4.56" calcext:value-type="float">
            <text:p>14.56</text:p>
          </table:table-cell>
          <table:table-cell office:value-type="float" office:value="1.55677" calcext:value-type="float">
            <text:p>1.556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.785" calcext:value-type="float">
            <text:p>11.785</text:p>
          </table:table-cell>
          <table:table-cell office:value-type="float" office:value="1.52802" calcext:value-type="float">
            <text:p>1.52802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7.956" calcext:value-type="float">
            <text:p>7.956</text:p>
          </table:table-cell>
          <table:table-cell office:value-type="float" office:value="2.30727" calcext:value-type="float">
            <text:p>2.3072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47" calcext:value-type="float">
            <text:p>1.947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921" calcext:value-type="float">
            <text:p>6.921</text:p>
          </table:table-cell>
          <table:table-cell office:value-type="float" office:value="1.67317" calcext:value-type="float">
            <text:p>1.673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96" calcext:value-type="float">
            <text:p>4.596</text:p>
          </table:table-cell>
          <table:table-cell office:value-type="float" office:value="1.1219" calcext:value-type="float">
            <text:p>1.1219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0.537" calcext:value-type="float">
            <text:p>0.53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797" calcext:value-type="float">
            <text:p>3.797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508" calcext:value-type="float">
            <text:p>0.50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83" calcext:value-type="float">
            <text:p>1.98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.807" calcext:value-type="float">
            <text:p>13.807</text:p>
          </table:table-cell>
          <table:table-cell office:value-type="float" office:value="1.70296" calcext:value-type="float">
            <text:p>1.702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715" calcext:value-type="float">
            <text:p>10.715</text:p>
          </table:table-cell>
          <table:table-cell office:value-type="float" office:value="1.14617" calcext:value-type="float">
            <text:p>1.1461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9.06" calcext:value-type="float">
            <text:p>19.06</text:p>
          </table:table-cell>
          <table:table-cell office:value-type="float" office:value="2.13193" calcext:value-type="float">
            <text:p>2.13193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81" calcext:value-type="float">
            <text:p>2.181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077" calcext:value-type="float">
            <text:p>6.077</text:p>
          </table:table-cell>
          <table:table-cell office:value-type="float" office:value="1.67701" calcext:value-type="float">
            <text:p>1.677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981" calcext:value-type="float">
            <text:p>5.981</text:p>
          </table:table-cell>
          <table:table-cell office:value-type="float" office:value="1.07849" calcext:value-type="float">
            <text:p>1.0784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9.397" calcext:value-type="float">
            <text:p>9.397</text:p>
          </table:table-cell>
          <table:table-cell office:value-type="float" office:value="2.82975" calcext:value-type="float">
            <text:p>2.829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76" calcext:value-type="float">
            <text:p>1.976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5.383" calcext:value-type="float">
            <text:p>25.383</text:p>
          </table:table-cell>
          <table:table-cell office:value-type="float" office:value="1.50076" calcext:value-type="float">
            <text:p>1.500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948" calcext:value-type="float">
            <text:p>24.948</text:p>
          </table:table-cell>
          <table:table-cell office:value-type="float" office:value="1.45265" calcext:value-type="float">
            <text:p>1.4526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535" calcext:value-type="float">
            <text:p>0.53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052" calcext:value-type="float">
            <text:p>3.052</text:p>
          </table:table-cell>
          <table:table-cell office:value-type="float" office:value="2.05191" calcext:value-type="float">
            <text:p>2.0519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.512" calcext:value-type="float">
            <text:p>0.512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61" calcext:value-type="float">
            <text:p>1.461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5.976" calcext:value-type="float">
            <text:p>15.976</text:p>
          </table:table-cell>
          <table:table-cell office:value-type="float" office:value="1.59343" calcext:value-type="float">
            <text:p>1.593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.406" calcext:value-type="float">
            <text:p>13.406</text:p>
          </table:table-cell>
          <table:table-cell office:value-type="float" office:value="1.5336" calcext:value-type="float">
            <text:p>1.5336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float" office:value="0.565" calcext:value-type="float">
            <text:p>0.56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8.309" calcext:value-type="float">
            <text:p>8.309</text:p>
          </table:table-cell>
          <table:table-cell office:value-type="float" office:value="2.50199" calcext:value-type="float">
            <text:p>2.5019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8" calcext:value-type="float">
            <text:p>2.28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149" calcext:value-type="float">
            <text:p>7.149</text:p>
          </table:table-cell>
          <table:table-cell office:value-type="float" office:value="1.68853" calcext:value-type="float">
            <text:p>1.688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084" calcext:value-type="float">
            <text:p>5.084</text:p>
          </table:table-cell>
          <table:table-cell office:value-type="float" office:value="1.11505" calcext:value-type="float">
            <text:p>1.1150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office:value-type="float" office:value="1.97396" calcext:value-type="float">
            <text:p>1.9739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522" calcext:value-type="float">
            <text:p>0.522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52" calcext:value-type="float">
            <text:p>2.35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4.66" calcext:value-type="float">
            <text:p>14.66</text:p>
          </table:table-cell>
          <table:table-cell office:value-type="float" office:value="1.71881" calcext:value-type="float">
            <text:p>1.718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874" calcext:value-type="float">
            <text:p>10.874</text:p>
          </table:table-cell>
          <table:table-cell office:value-type="float" office:value="1.14775" calcext:value-type="float">
            <text:p>1.14775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19.919" calcext:value-type="float">
            <text:p>19.919</text:p>
          </table:table-cell>
          <table:table-cell office:value-type="float" office:value="2.06796" calcext:value-type="float">
            <text:p>2.06796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.508" calcext:value-type="float">
            <text:p>0.50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09" calcext:value-type="float">
            <text:p>2.10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988" calcext:value-type="float">
            <text:p>5.988</text:p>
          </table:table-cell>
          <table:table-cell office:value-type="float" office:value="1.70598" calcext:value-type="float">
            <text:p>1.705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545" calcext:value-type="float">
            <text:p>5.545</text:p>
          </table:table-cell>
          <table:table-cell office:value-type="float" office:value="1.06957" calcext:value-type="float">
            <text:p>1.0695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9.938" calcext:value-type="float">
            <text:p>9.938</text:p>
          </table:table-cell>
          <table:table-cell office:value-type="float" office:value="2.48857" calcext:value-type="float">
            <text:p>2.48857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613" calcext:value-type="float">
            <text:p>2.613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7.127" calcext:value-type="float">
            <text:p>27.127</text:p>
          </table:table-cell>
          <table:table-cell office:value-type="float" office:value="1.53919" calcext:value-type="float">
            <text:p>1.539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574" calcext:value-type="float">
            <text:p>24.574</text:p>
          </table:table-cell>
          <table:table-cell office:value-type="float" office:value="1.44892" calcext:value-type="float">
            <text:p>1.4489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41" calcext:value-type="float">
            <text:p>0.541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471" calcext:value-type="float">
            <text:p>3.471</text:p>
          </table:table-cell>
          <table:table-cell office:value-type="float" office:value="2.25256" calcext:value-type="float">
            <text:p>2.25256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13" calcext:value-type="float">
            <text:p>1.71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5.641" calcext:value-type="float">
            <text:p>15.641</text:p>
          </table:table-cell>
          <table:table-cell office:value-type="float" office:value="1.65797" calcext:value-type="float">
            <text:p>1.6579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.973" calcext:value-type="float">
            <text:p>12.973</text:p>
          </table:table-cell>
          <table:table-cell office:value-type="float" office:value="1.53547" calcext:value-type="float">
            <text:p>1.53547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0.565" calcext:value-type="float">
            <text:p>0.565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8.737" calcext:value-type="float">
            <text:p>8.737</text:p>
          </table:table-cell>
          <table:table-cell office:value-type="float" office:value="2.49412" calcext:value-type="float">
            <text:p>2.4941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005" calcext:value-type="float">
            <text:p>2.005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.309" calcext:value-type="float">
            <text:p>8.309</text:p>
          </table:table-cell>
          <table:table-cell office:value-type="float" office:value="1.71268" calcext:value-type="float">
            <text:p>1.712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1.10787" calcext:value-type="float">
            <text:p>1.1078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56" calcext:value-type="float">
            <text:p>0.556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677" calcext:value-type="float">
            <text:p>3.677</text:p>
          </table:table-cell>
          <table:table-cell office:value-type="float" office:value="2.02703" calcext:value-type="float">
            <text:p>2.0270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517" calcext:value-type="float">
            <text:p>0.517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65" calcext:value-type="float">
            <text:p>2.26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.439" calcext:value-type="float">
            <text:p>13.439</text:p>
          </table:table-cell>
          <table:table-cell office:value-type="float" office:value="1.73396" calcext:value-type="float">
            <text:p>1.73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.431" calcext:value-type="float">
            <text:p>11.431</text:p>
          </table:table-cell>
          <table:table-cell office:value-type="float" office:value="1.13344" calcext:value-type="float">
            <text:p>1.1334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2.034" calcext:value-type="float">
            <text:p>22.034</text:p>
          </table:table-cell>
          <table:table-cell office:value-type="float" office:value="2.15978" calcext:value-type="float">
            <text:p>2.15978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0.541" calcext:value-type="float">
            <text:p>0.54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462" calcext:value-type="float">
            <text:p>2.46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691" calcext:value-type="float">
            <text:p>5.691</text:p>
          </table:table-cell>
          <table:table-cell office:value-type="float" office:value="1.73523" calcext:value-type="float">
            <text:p>1.735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.521" calcext:value-type="float">
            <text:p>5.521</text:p>
          </table:table-cell>
          <table:table-cell office:value-type="float" office:value="1.07263" calcext:value-type="float">
            <text:p>1.0726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571" calcext:value-type="float">
            <text:p>0.57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9.964" calcext:value-type="float">
            <text:p>9.964</text:p>
          </table:table-cell>
          <table:table-cell office:value-type="float" office:value="2.55499" calcext:value-type="float">
            <text:p>2.55499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0.502" calcext:value-type="float">
            <text:p>0.502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44" calcext:value-type="float">
            <text:p>1.944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9.107" calcext:value-type="float">
            <text:p>29.107</text:p>
          </table:table-cell>
          <table:table-cell office:value-type="float" office:value="1.51386" calcext:value-type="float">
            <text:p>1.513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7.562" calcext:value-type="float">
            <text:p>27.562</text:p>
          </table:table-cell>
          <table:table-cell office:value-type="float" office:value="1.44842" calcext:value-type="float">
            <text:p>1.4484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43" calcext:value-type="float">
            <text:p>0.543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495" calcext:value-type="float">
            <text:p>3.495</text:p>
          </table:table-cell>
          <table:table-cell office:value-type="float" office:value="2.06249" calcext:value-type="float">
            <text:p>2.0624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63" calcext:value-type="float">
            <text:p>1.46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4.297" calcext:value-type="float">
            <text:p>14.297</text:p>
          </table:table-cell>
          <table:table-cell office:value-type="float" office:value="1.85217" calcext:value-type="float">
            <text:p>1.852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.5427" calcext:value-type="float">
            <text:p>1.542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67" calcext:value-type="float">
            <text:p>0.56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9.16" calcext:value-type="float">
            <text:p>9.16</text:p>
          </table:table-cell>
          <table:table-cell office:value-type="float" office:value="2.59723" calcext:value-type="float">
            <text:p>2.597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86" calcext:value-type="float">
            <text:p>2.28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655" calcext:value-type="float">
            <text:p>7.655</text:p>
          </table:table-cell>
          <table:table-cell office:value-type="float" office:value="1.68541" calcext:value-type="float">
            <text:p>1.685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686" calcext:value-type="float">
            <text:p>5.686</text:p>
          </table:table-cell>
          <table:table-cell office:value-type="float" office:value="1.14496" calcext:value-type="float">
            <text:p>1.14496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562" calcext:value-type="float">
            <text:p>0.562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3.989" calcext:value-type="float">
            <text:p>3.989</text:p>
          </table:table-cell>
          <table:table-cell office:value-type="float" office:value="1.94596" calcext:value-type="float">
            <text:p>1.9459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0.528" calcext:value-type="float">
            <text:p>0.52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85" calcext:value-type="float">
            <text:p>2.18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.72" calcext:value-type="float">
            <text:p>13.72</text:p>
          </table:table-cell>
          <table:table-cell office:value-type="float" office:value="1.84074" calcext:value-type="float">
            <text:p>1.840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.551" calcext:value-type="float">
            <text:p>12.551</text:p>
          </table:table-cell>
          <table:table-cell office:value-type="float" office:value="1.16957" calcext:value-type="float">
            <text:p>1.1695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517" calcext:value-type="float">
            <text:p>0.517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3.324" calcext:value-type="float">
            <text:p>23.324</text:p>
          </table:table-cell>
          <table:table-cell office:value-type="float" office:value="2.12856" calcext:value-type="float">
            <text:p>2.1285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.516" calcext:value-type="float">
            <text:p>0.51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457" calcext:value-type="float">
            <text:p>2.457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544" calcext:value-type="float">
            <text:p>6.544</text:p>
          </table:table-cell>
          <table:table-cell office:value-type="float" office:value="1.71028" calcext:value-type="float">
            <text:p>1.7102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413" calcext:value-type="float">
            <text:p>6.413</text:p>
          </table:table-cell>
          <table:table-cell office:value-type="float" office:value="1.06837" calcext:value-type="float">
            <text:p>1.0683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.571" calcext:value-type="float">
            <text:p>0.571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069" calcext:value-type="float">
            <text:p>11.069</text:p>
          </table:table-cell>
          <table:table-cell office:value-type="float" office:value="2.44032" calcext:value-type="float">
            <text:p>2.44032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19" calcext:value-type="float">
            <text:p>2.119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0.873" calcext:value-type="float">
            <text:p>30.873</text:p>
          </table:table-cell>
          <table:table-cell office:value-type="float" office:value="1.504" calcext:value-type="float">
            <text:p>1.5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.413" calcext:value-type="float">
            <text:p>30.413</text:p>
          </table:table-cell>
          <table:table-cell office:value-type="float" office:value="1.44261" calcext:value-type="float">
            <text:p>1.4426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548" calcext:value-type="float">
            <text:p>0.548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735" calcext:value-type="float">
            <text:p>3.735</text:p>
          </table:table-cell>
          <table:table-cell office:value-type="float" office:value="2.14074" calcext:value-type="float">
            <text:p>2.14074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32" calcext:value-type="float">
            <text:p>1.432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.532" calcext:value-type="float">
            <text:p>16.532</text:p>
          </table:table-cell>
          <table:table-cell office:value-type="float" office:value="1.58217" calcext:value-type="float">
            <text:p>1.5821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.668" calcext:value-type="float">
            <text:p>13.668</text:p>
          </table:table-cell>
          <table:table-cell office:value-type="float" office:value="1.52366" calcext:value-type="float">
            <text:p>1.52366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68" calcext:value-type="float">
            <text:p>0.56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9.72" calcext:value-type="float">
            <text:p>9.72</text:p>
          </table:table-cell>
          <table:table-cell office:value-type="float" office:value="2.5913" calcext:value-type="float">
            <text:p>2.5913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33" calcext:value-type="float">
            <text:p>1.933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793" calcext:value-type="float">
            <text:p>7.793</text:p>
          </table:table-cell>
          <table:table-cell office:value-type="float" office:value="1.70771" calcext:value-type="float">
            <text:p>1.707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.354" calcext:value-type="float">
            <text:p>5.354</text:p>
          </table:table-cell>
          <table:table-cell office:value-type="float" office:value="1.11288" calcext:value-type="float">
            <text:p>1.1128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389" calcext:value-type="float">
            <text:p>4.389</text:p>
          </table:table-cell>
          <table:table-cell office:value-type="float" office:value="1.93716" calcext:value-type="float">
            <text:p>1.9371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516" calcext:value-type="float">
            <text:p>0.51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425" calcext:value-type="float">
            <text:p>2.42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4.268" calcext:value-type="float">
            <text:p>14.268</text:p>
          </table:table-cell>
          <table:table-cell office:value-type="float" office:value="1.81319" calcext:value-type="float">
            <text:p>1.813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.379" calcext:value-type="float">
            <text:p>12.379</text:p>
          </table:table-cell>
          <table:table-cell office:value-type="float" office:value="1.13203" calcext:value-type="float">
            <text:p>1.1320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4.029" calcext:value-type="float">
            <text:p>24.029</text:p>
          </table:table-cell>
          <table:table-cell office:value-type="float" office:value="2.2125" calcext:value-type="float">
            <text:p>2.2125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.518" calcext:value-type="float">
            <text:p>0.5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74" calcext:value-type="float">
            <text:p>2.37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.986" calcext:value-type="float">
            <text:p>5.986</text:p>
          </table:table-cell>
          <table:table-cell office:value-type="float" office:value="1.70596" calcext:value-type="float">
            <text:p>1.7059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1.06653" calcext:value-type="float">
            <text:p>1.0665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362" calcext:value-type="float">
            <text:p>11.362</text:p>
          </table:table-cell>
          <table:table-cell office:value-type="float" office:value="2.53088" calcext:value-type="float">
            <text:p>2.53088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66" calcext:value-type="float">
            <text:p>1.466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0.649" calcext:value-type="float">
            <text:p>30.649</text:p>
          </table:table-cell>
          <table:table-cell office:value-type="float" office:value="1.56759" calcext:value-type="float">
            <text:p>1.567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.621" calcext:value-type="float">
            <text:p>29.621</text:p>
          </table:table-cell>
          <table:table-cell office:value-type="float" office:value="1.45861" calcext:value-type="float">
            <text:p>1.4586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564" calcext:value-type="float">
            <text:p>3.564</text:p>
          </table:table-cell>
          <table:table-cell office:value-type="float" office:value="1.92205" calcext:value-type="float">
            <text:p>1.9220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62" calcext:value-type="float">
            <text:p>1.462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7.309" calcext:value-type="float">
            <text:p>17.309</text:p>
          </table:table-cell>
          <table:table-cell office:value-type="float" office:value="1.63303" calcext:value-type="float">
            <text:p>1.633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348" calcext:value-type="float">
            <text:p>15.348</text:p>
          </table:table-cell>
          <table:table-cell office:value-type="float" office:value="1.521" calcext:value-type="float">
            <text:p>1.52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9.767" calcext:value-type="float">
            <text:p>9.767</text:p>
          </table:table-cell>
          <table:table-cell office:value-type="float" office:value="2.4138" calcext:value-type="float">
            <text:p>2.4138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05" calcext:value-type="float">
            <text:p>2.105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082" calcext:value-type="float">
            <text:p>7.082</text:p>
          </table:table-cell>
          <table:table-cell office:value-type="float" office:value="1.6746" calcext:value-type="float">
            <text:p>1.67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536" calcext:value-type="float">
            <text:p>5.536</text:p>
          </table:table-cell>
          <table:table-cell office:value-type="float" office:value="1.11272" calcext:value-type="float">
            <text:p>1.1127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146" calcext:value-type="float">
            <text:p>4.146</text:p>
          </table:table-cell>
          <table:table-cell office:value-type="float" office:value="1.96868" calcext:value-type="float">
            <text:p>1.9686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59" calcext:value-type="float">
            <text:p>2.359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4.071" calcext:value-type="float">
            <text:p>14.071</text:p>
          </table:table-cell>
          <table:table-cell office:value-type="float" office:value="1.71095" calcext:value-type="float">
            <text:p>1.710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.831" calcext:value-type="float">
            <text:p>12.831</text:p>
          </table:table-cell>
          <table:table-cell office:value-type="float" office:value="1.13158" calcext:value-type="float">
            <text:p>1.1315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518" calcext:value-type="float">
            <text:p>0.518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3.926" calcext:value-type="float">
            <text:p>23.926</text:p>
          </table:table-cell>
          <table:table-cell office:value-type="float" office:value="2.10209" calcext:value-type="float">
            <text:p>2.1020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33" calcext:value-type="float">
            <text:p>2.333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598" calcext:value-type="float">
            <text:p>6.598</text:p>
          </table:table-cell>
          <table:table-cell office:value-type="float" office:value="1.67383" calcext:value-type="float">
            <text:p>1.6738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152" calcext:value-type="float">
            <text:p>6.152</text:p>
          </table:table-cell>
          <table:table-cell office:value-type="float" office:value="1.06309" calcext:value-type="float">
            <text:p>1.0630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.584" calcext:value-type="float">
            <text:p>0.584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471" calcext:value-type="float">
            <text:p>11.471</text:p>
          </table:table-cell>
          <table:table-cell office:value-type="float" office:value="2.55534" calcext:value-type="float">
            <text:p>2.5553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625" calcext:value-type="float">
            <text:p>1.625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1.659" calcext:value-type="float">
            <text:p>31.659</text:p>
          </table:table-cell>
          <table:table-cell office:value-type="float" office:value="1.45225" calcext:value-type="float">
            <text:p>1.452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.474" calcext:value-type="float">
            <text:p>31.474</text:p>
          </table:table-cell>
          <table:table-cell office:value-type="float" office:value="1.44427" calcext:value-type="float">
            <text:p>1.4442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554" calcext:value-type="float">
            <text:p>0.55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4.082" calcext:value-type="float">
            <text:p>4.082</text:p>
          </table:table-cell>
          <table:table-cell office:value-type="float" office:value="2.30104" calcext:value-type="float">
            <text:p>2.3010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578" calcext:value-type="float">
            <text:p>0.578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418" calcext:value-type="float">
            <text:p>1.418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9.61" calcext:value-type="float">
            <text:p>19.61</text:p>
          </table:table-cell>
          <table:table-cell office:value-type="float" office:value="1.56912" calcext:value-type="float">
            <text:p>1.569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509" calcext:value-type="float">
            <text:p>15.509</text:p>
          </table:table-cell>
          <table:table-cell office:value-type="float" office:value="1.53919" calcext:value-type="float">
            <text:p>1.5391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10.139" calcext:value-type="float">
            <text:p>10.139</text:p>
          </table:table-cell>
          <table:table-cell office:value-type="float" office:value="2.4053" calcext:value-type="float">
            <text:p>2.4053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36" calcext:value-type="float">
            <text:p>2.136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.046" calcext:value-type="float">
            <text:p>8.046</text:p>
          </table:table-cell>
          <table:table-cell office:value-type="float" office:value="1.68216" calcext:value-type="float">
            <text:p>1.682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135" calcext:value-type="float">
            <text:p>6.135</text:p>
          </table:table-cell>
          <table:table-cell office:value-type="float" office:value="1.12071" calcext:value-type="float">
            <text:p>1.1207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0.558" calcext:value-type="float">
            <text:p>0.558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301" calcext:value-type="float">
            <text:p>4.301</text:p>
          </table:table-cell>
          <table:table-cell office:value-type="float" office:value="2.04128" calcext:value-type="float">
            <text:p>2.0412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.518" calcext:value-type="float">
            <text:p>0.518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185" calcext:value-type="float">
            <text:p>2.185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5.482" calcext:value-type="float">
            <text:p>15.482</text:p>
          </table:table-cell>
          <table:table-cell office:value-type="float" office:value="1.72619" calcext:value-type="float">
            <text:p>1.726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.172" calcext:value-type="float">
            <text:p>13.172</text:p>
          </table:table-cell>
          <table:table-cell office:value-type="float" office:value="1.12637" calcext:value-type="float">
            <text:p>1.1263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4.986" calcext:value-type="float">
            <text:p>24.986</text:p>
          </table:table-cell>
          <table:table-cell office:value-type="float" office:value="2.14349" calcext:value-type="float">
            <text:p>2.14349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23" calcext:value-type="float">
            <text:p>0.523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6.176" calcext:value-type="float">
            <text:p>6.176</text:p>
          </table:table-cell>
          <table:table-cell office:value-type="float" office:value="1.81304" calcext:value-type="float">
            <text:p>1.813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425" calcext:value-type="float">
            <text:p>6.425</text:p>
          </table:table-cell>
          <table:table-cell office:value-type="float" office:value="1.067" calcext:value-type="float">
            <text:p>1.06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0.577" calcext:value-type="float">
            <text:p>0.577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963" calcext:value-type="float">
            <text:p>11.963</text:p>
          </table:table-cell>
          <table:table-cell office:value-type="float" office:value="2.7887" calcext:value-type="float">
            <text:p>2.7887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76" calcext:value-type="float">
            <text:p>2.276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3.177" calcext:value-type="float">
            <text:p>33.177</text:p>
          </table:table-cell>
          <table:table-cell office:value-type="float" office:value="1.5293" calcext:value-type="float">
            <text:p>1.52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.154" calcext:value-type="float">
            <text:p>32.154</text:p>
          </table:table-cell>
          <table:table-cell office:value-type="float" office:value="1.45603" calcext:value-type="float">
            <text:p>1.45603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0.554" calcext:value-type="float">
            <text:p>0.554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98" calcext:value-type="float">
            <text:p>3.98</text:p>
          </table:table-cell>
          <table:table-cell office:value-type="float" office:value="2.17081" calcext:value-type="float">
            <text:p>2.1708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733" calcext:value-type="float">
            <text:p>1.733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9.054" calcext:value-type="float">
            <text:p>19.054</text:p>
          </table:table-cell>
          <table:table-cell office:value-type="float" office:value="1.67244" calcext:value-type="float">
            <text:p>1.672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498" calcext:value-type="float">
            <text:p>15.498</text:p>
          </table:table-cell>
          <table:table-cell office:value-type="float" office:value="1.53304" calcext:value-type="float">
            <text:p>1.53304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9.875" calcext:value-type="float">
            <text:p>9.875</text:p>
          </table:table-cell>
          <table:table-cell office:value-type="float" office:value="2.3278" calcext:value-type="float">
            <text:p>2.327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511" calcext:value-type="float">
            <text:p>0.511</text:p>
          </table:table-cell>
          <table:table-cell office:value-type="float" office:value="0.883592" calcext:value-type="float">
            <text:p>0.8835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992" calcext:value-type="float">
            <text:p>1.992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497" calcext:value-type="float">
            <text:p>7.497</text:p>
          </table:table-cell>
          <table:table-cell office:value-type="float" office:value="1.65589" calcext:value-type="float">
            <text:p>1.6558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792" calcext:value-type="float">
            <text:p>6.792</text:p>
          </table:table-cell>
          <table:table-cell office:value-type="float" office:value="1.13136" calcext:value-type="float">
            <text:p>1.13136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2.19307" calcext:value-type="float">
            <text:p>2.19307</text:p>
          </table:table-cell>
          <table:table-cell table:number-columns-repeated="2"/>
          <table:table-cell office:value-type="float" office:value="4.527" calcext:value-type="float">
            <text:p>4.527</text:p>
          </table:table-cell>
          <table:table-cell office:value-type="float" office:value="2.1079" calcext:value-type="float">
            <text:p>2.1079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526" calcext:value-type="float">
            <text:p>0.526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378" calcext:value-type="float">
            <text:p>2.378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5.137" calcext:value-type="float">
            <text:p>15.137</text:p>
          </table:table-cell>
          <table:table-cell office:value-type="float" office:value="1.80121" calcext:value-type="float">
            <text:p>1.801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.548" calcext:value-type="float">
            <text:p>13.548</text:p>
          </table:table-cell>
          <table:table-cell office:value-type="float" office:value="1.14558" calcext:value-type="float">
            <text:p>1.1455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0.524" calcext:value-type="float">
            <text:p>0.524</text:p>
          </table:table-cell>
          <table:table-cell office:value-type="float" office:value="2.29046" calcext:value-type="float">
            <text:p>2.29046</text:p>
          </table:table-cell>
          <table:table-cell table:number-columns-repeated="2"/>
          <table:table-cell office:value-type="float" office:value="25.998" calcext:value-type="float">
            <text:p>25.998</text:p>
          </table:table-cell>
          <table:table-cell office:value-type="float" office:value="2.265" calcext:value-type="float">
            <text:p>2.265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93301" calcext:value-type="float">
            <text:p>0.933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54" calcext:value-type="float">
            <text:p>2.254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46" calcext:value-type="float">
            <text:p>7.46</text:p>
          </table:table-cell>
          <table:table-cell office:value-type="float" office:value="1.77439" calcext:value-type="float">
            <text:p>1.774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232" calcext:value-type="float">
            <text:p>6.232</text:p>
          </table:table-cell>
          <table:table-cell office:value-type="float" office:value="1.06111" calcext:value-type="float">
            <text:p>1.06111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2.24464" calcext:value-type="float">
            <text:p>2.24464</text:p>
          </table:table-cell>
          <table:table-cell table:number-columns-repeated="2"/>
          <table:table-cell office:value-type="float" office:value="11.267" calcext:value-type="float">
            <text:p>11.267</text:p>
          </table:table-cell>
          <table:table-cell office:value-type="float" office:value="2.28441" calcext:value-type="float">
            <text:p>2.28441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1.02805" calcext:value-type="float">
            <text:p>1.028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.207" calcext:value-type="float">
            <text:p>2.207</text:p>
          </table:table-cell>
          <table:table-cell office:value-type="float" office:value="1.4195" calcext:value-type="float">
            <text:p>1.41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2.905" calcext:value-type="float">
            <text:p>32.905</text:p>
          </table:table-cell>
          <table:table-cell office:value-type="float" office:value="1.52372" calcext:value-type="float">
            <text:p>1.523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.353" calcext:value-type="float">
            <text:p>32.353</text:p>
          </table:table-cell>
          <table:table-cell office:value-type="float" office:value="1.44534" calcext:value-type="float">
            <text:p>1.44534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0.555" calcext:value-type="float">
            <text:p>0.555</text:p>
          </table:table-cell>
          <table:table-cell office:value-type="float" office:value="2.14967" calcext:value-type="float">
            <text:p>2.14967</text:p>
          </table:table-cell>
          <table:table-cell table:number-columns-repeated="2"/>
          <table:table-cell office:value-type="float" office:value="3.795" calcext:value-type="float">
            <text:p>3.795</text:p>
          </table:table-cell>
          <table:table-cell office:value-type="float" office:value="2.15538" calcext:value-type="float">
            <text:p>2.15538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503" calcext:value-type="float">
            <text:p>0.503</text:p>
          </table:table-cell>
          <table:table-cell office:value-type="float" office:value="0.97119" calcext:value-type="float">
            <text:p>0.97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898" calcext:value-type="float">
            <text:p>1.898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7.169" calcext:value-type="float">
            <text:p>17.169</text:p>
          </table:table-cell>
          <table:table-cell office:value-type="float" office:value="1.68729" calcext:value-type="float">
            <text:p>1.687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.244" calcext:value-type="float">
            <text:p>14.244</text:p>
          </table:table-cell>
          <table:table-cell office:value-type="float" office:value="1.52872" calcext:value-type="float">
            <text:p>1.52872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style-name="ce1" office:value-type="string" calcext:value-type="string">
            <text:p>AVE</text:p>
          </table:table-cell>
          <table:table-cell table:style-name="ce1" table:formula="of:=AVERAGE([.B2];[.B301])" office:value-type="float" office:value="0.5925" calcext:value-type="float">
            <text:p>0.5925</text:p>
          </table:table-cell>
          <table:table-cell table:style-name="ce1" table:formula="of:=AVERAGE([.C2];[.C301])" office:value-type="float" office:value="2.17137" calcext:value-type="float">
            <text:p>2.17137</text:p>
          </table:table-cell>
          <table:table-cell table:style-name="ce1" table:formula="of:=AVERAGE([.D2];[.D301])" office:value-type="string" office:string-value="" calcext:value-type="error">
            <text:p>#DIV/0!</text:p>
          </table:table-cell>
          <table:table-cell table:style-name="ce1" table:formula="of:=AVERAGE([.E2];[.E301])" office:value-type="string" office:string-value="" calcext:value-type="error">
            <text:p>#DIV/0!</text:p>
          </table:table-cell>
          <table:table-cell table:style-name="ce1" table:formula="of:=AVERAGE([.F2];[.F301])" office:value-type="float" office:value="2.264" calcext:value-type="float">
            <text:p>2.264</text:p>
          </table:table-cell>
          <table:table-cell table:style-name="ce1" table:formula="of:=AVERAGE([.G2];[.G301])" office:value-type="float" office:value="2.339725" calcext:value-type="float">
            <text:p>2.339725</text:p>
          </table:table-cell>
          <table:table-cell table:style-name="ce1" table:formula="of:=AVERAGE([.H2];[.H301])" office:value-type="float" office:value="182" calcext:value-type="float">
            <text:p>182</text:p>
          </table:table-cell>
          <table:table-cell table:style-name="ce1" table:formula="of:=AVERAGE([.I2];[.I301])" office:value-type="string" office:string-value="" calcext:value-type="error">
            <text:p>#DIV/0!</text:p>
          </table:table-cell>
          <table:table-cell table:style-name="ce1" table:formula="of:=AVERAGE([.J2];[.J301])" office:value-type="float" office:value="0.4925" calcext:value-type="float">
            <text:p>0.4925</text:p>
          </table:table-cell>
          <table:table-cell table:style-name="ce1" table:formula="of:=AVERAGE([.K2];[.K301])" office:value-type="float" office:value="0.927391" calcext:value-type="float">
            <text:p>0.927391</text:p>
          </table:table-cell>
          <table:table-cell table:style-name="ce1" table:formula="of:=AVERAGE([.L2];[.L301])" office:value-type="float" office:value="2" calcext:value-type="float">
            <text:p>2</text:p>
          </table:table-cell>
          <table:table-cell table:style-name="ce1" table:formula="of:=AVERAGE([.M2];[.M301])" office:value-type="string" office:string-value="" calcext:value-type="error">
            <text:p>#DIV/0!</text:p>
          </table:table-cell>
          <table:table-cell table:style-name="ce1" table:formula="of:=AVERAGE([.N2];[.N301])" office:value-type="string" office:string-value="" calcext:value-type="error">
            <text:p>#DIV/0!</text:p>
          </table:table-cell>
          <table:table-cell table:style-name="ce1" table:formula="of:=AVERAGE([.O2];[.O301])" office:value-type="float" office:value="1.642" calcext:value-type="float">
            <text:p>1.642</text:p>
          </table:table-cell>
          <table:table-cell table:style-name="ce1" table:formula="of:=AVERAGE([.P2];[.P301])" office:value-type="float" office:value="1.220985" calcext:value-type="float">
            <text:p>1.220985</text:p>
          </table:table-cell>
          <table:table-cell table:style-name="ce1" table:formula="of:=AVERAGE([.Q2];[.Q301])" office:value-type="float" office:value="37" calcext:value-type="float">
            <text:p>37</text:p>
          </table:table-cell>
          <table:table-cell table:style-name="ce1" table:formula="of:=AVERAGE([.R2];[.R301])" office:value-type="string" office:string-value="" calcext:value-type="error">
            <text:p>#DIV/0!</text:p>
          </table:table-cell>
          <table:table-cell table:style-name="ce1" table:formula="of:=AVERAGE([.S2];[.S301])" office:value-type="string" office:string-value="" calcext:value-type="error">
            <text:p>#DIV/0!</text:p>
          </table:table-cell>
          <table:table-cell table:style-name="ce1" table:formula="of:=AVERAGE([.T2];[.T301])" office:value-type="float" office:value="10.6075" calcext:value-type="float">
            <text:p>10.6075</text:p>
          </table:table-cell>
          <table:table-cell table:style-name="ce1" table:formula="of:=AVERAGE([.U2];[.U301])" office:value-type="float" office:value="1.681285" calcext:value-type="float">
            <text:p>1.681285</text:p>
          </table:table-cell>
          <table:table-cell table:style-name="ce1" table:formula="of:=AVERAGE([.V2];[.V301])" office:value-type="float" office:value="5.5" calcext:value-type="float">
            <text:p>5.5</text:p>
          </table:table-cell>
          <table:table-cell table:style-name="ce1" table:formula="of:=AVERAGE([.W2];[.W301])" office:value-type="string" office:string-value="" calcext:value-type="error">
            <text:p>#DIV/0!</text:p>
          </table:table-cell>
          <table:table-cell table:style-name="ce1" table:formula="of:=AVERAGE([.X2];[.X301])" office:value-type="float" office:value="8.138" calcext:value-type="float">
            <text:p>8.138</text:p>
          </table:table-cell>
          <table:table-cell table:style-name="ce1" table:formula="of:=AVERAGE([.Y2];[.Y301])" office:value-type="float" office:value="1.32047" calcext:value-type="float">
            <text:p>1.32047</text:p>
          </table:table-cell>
          <table:table-cell table:style-name="ce1" table:formula="of:=AVERAGE([.Z2];[.Z301])" office:value-type="float" office:value="109" calcext:value-type="float">
            <text:p>109</text:p>
          </table:table-cell>
          <table:table-cell table:style-name="ce1" table:formula="of:=AVERAGE([.AA2];[.AA301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EV</text:p>
          </table:table-cell>
          <table:table-cell table:style-name="ce1" table:formula="of:=COM.MICROSOFT.STDEV.S([.B2];[.B301])" office:value-type="float" office:value="0.053033008588991" calcext:value-type="float">
            <text:p>0.0530330086</text:p>
          </table:table-cell>
          <table:table-cell table:style-name="ce1" table:formula="of:=COM.MICROSOFT.STDEV.S([.C2];[.C301])" office:value-type="float" office:value="0.0306884343034962" calcext:value-type="float">
            <text:p>0.0306884343</text:p>
          </table:table-cell>
          <table:table-cell table:style-name="ce1" table:formula="of:=COM.MICROSOFT.STDEV.S([.D2];[.D301])" office:value-type="string" office:string-value="" calcext:value-type="error">
            <text:p>#DIV/0!</text:p>
          </table:table-cell>
          <table:table-cell table:style-name="ce1" table:formula="of:=COM.MICROSOFT.STDEV.S([.E2];[.E301])" office:value-type="string" office:string-value="" calcext:value-type="error">
            <text:p>#DIV/0!</text:p>
          </table:table-cell>
          <table:table-cell table:style-name="ce1" table:formula="of:=COM.MICROSOFT.STDEV.S([.F2];[.F301])" office:value-type="float" office:value="2.16516096399321" calcext:value-type="float">
            <text:p>2.165160964</text:p>
          </table:table-cell>
          <table:table-cell table:style-name="ce1" table:formula="of:=COM.MICROSOFT.STDEV.S([.G2];[.G301])" office:value-type="float" office:value="0.260703199155668" calcext:value-type="float">
            <text:p>0.2607031992</text:p>
          </table:table-cell>
          <table:table-cell table:style-name="ce1" table:formula="of:=COM.MICROSOFT.STDEV.S([.H2];[.H301])" office:value-type="float" office:value="5.65685424949238" calcext:value-type="float">
            <text:p>5.6568542495</text:p>
          </table:table-cell>
          <table:table-cell table:style-name="ce1" table:formula="of:=COM.MICROSOFT.STDEV.S([.I2];[.I301])" office:value-type="string" office:string-value="" calcext:value-type="error">
            <text:p>#DIV/0!</text:p>
          </table:table-cell>
          <table:table-cell table:style-name="ce1" table:formula="of:=COM.MICROSOFT.STDEV.S([.J2];[.J301])" office:value-type="float" office:value="0.0148492424049175" calcext:value-type="float">
            <text:p>0.0148492424</text:p>
          </table:table-cell>
          <table:table-cell table:style-name="ce1" table:formula="of:=COM.MICROSOFT.STDEV.S([.K2];[.K301])" office:value-type="float" office:value="0.0619411398183793" calcext:value-type="float">
            <text:p>0.0619411398</text:p>
          </table:table-cell>
          <table:table-cell table:style-name="ce1" table:formula="of:=COM.MICROSOFT.STDEV.S([.L2];[.L301])" office:value-type="float" office:value="0" calcext:value-type="float">
            <text:p>0</text:p>
          </table:table-cell>
          <table:table-cell table:style-name="ce1" table:formula="of:=COM.MICROSOFT.STDEV.S([.M2];[.M301])" office:value-type="string" office:string-value="" calcext:value-type="error">
            <text:p>#DIV/0!</text:p>
          </table:table-cell>
          <table:table-cell table:style-name="ce1" table:formula="of:=COM.MICROSOFT.STDEV.S([.N2];[.N301])" office:value-type="string" office:string-value="" calcext:value-type="error">
            <text:p>#DIV/0!</text:p>
          </table:table-cell>
          <table:table-cell table:style-name="ce1" table:formula="of:=COM.MICROSOFT.STDEV.S([.O2];[.O301])" office:value-type="float" office:value="0.362038671967512" calcext:value-type="float">
            <text:p>0.362038672</text:p>
          </table:table-cell>
          <table:table-cell table:style-name="ce1" table:formula="of:=COM.MICROSOFT.STDEV.S([.P2];[.P301])" office:value-type="float" office:value="0.00910046427387082" calcext:value-type="float">
            <text:p>0.0091004643</text:p>
          </table:table-cell>
          <table:table-cell table:style-name="ce1" table:formula="of:=COM.MICROSOFT.STDEV.S([.Q2];[.Q301])" office:value-type="float" office:value="5.65685424949238" calcext:value-type="float">
            <text:p>5.6568542495</text:p>
          </table:table-cell>
          <table:table-cell table:style-name="ce1" table:formula="of:=COM.MICROSOFT.STDEV.S([.R2];[.R301])" office:value-type="string" office:string-value="" calcext:value-type="error">
            <text:p>#DIV/0!</text:p>
          </table:table-cell>
          <table:table-cell table:style-name="ce1" table:formula="of:=COM.MICROSOFT.STDEV.S([.S2];[.S301])" office:value-type="string" office:string-value="" calcext:value-type="error">
            <text:p>#DIV/0!</text:p>
          </table:table-cell>
          <table:table-cell table:style-name="ce1" table:formula="of:=COM.MICROSOFT.STDEV.S([.T2];[.T301])" office:value-type="float" office:value="9.27936228951106" calcext:value-type="float">
            <text:p>9.2793622895</text:p>
          </table:table-cell>
          <table:table-cell table:style-name="ce1" table:formula="of:=COM.MICROSOFT.STDEV.S([.U2];[.U301])" office:value-type="float" office:value="0.00849235244205033" calcext:value-type="float">
            <text:p>0.0084923524</text:p>
          </table:table-cell>
          <table:table-cell table:style-name="ce1" table:formula="of:=COM.MICROSOFT.STDEV.S([.V2];[.V301])" office:value-type="float" office:value="0.707106781186548" calcext:value-type="float">
            <text:p>0.7071067812</text:p>
          </table:table-cell>
          <table:table-cell table:style-name="ce1" table:formula="of:=COM.MICROSOFT.STDEV.S([.W2];[.W301])" office:value-type="string" office:string-value="" calcext:value-type="error">
            <text:p>#DIV/0!</text:p>
          </table:table-cell>
          <table:table-cell table:style-name="ce1" table:formula="of:=COM.MICROSOFT.STDEV.S([.X2];[.X301])" office:value-type="float" office:value="8.63518801185012" calcext:value-type="float">
            <text:p>8.6351880119</text:p>
          </table:table-cell>
          <table:table-cell table:style-name="ce1" table:formula="of:=COM.MICROSOFT.STDEV.S([.Y2];[.Y301])" office:value-type="float" office:value="0.294509974364197" calcext:value-type="float">
            <text:p>0.2945099744</text:p>
          </table:table-cell>
          <table:table-cell table:style-name="ce1" table:formula="of:=COM.MICROSOFT.STDEV.S([.Z2];[.Z301])" office:value-type="float" office:value="26.8700576850888" calcext:value-type="float">
            <text:p>26.8700576851</text:p>
          </table:table-cell>
          <table:table-cell table:style-name="ce1" table:formula="of:=COM.MICROSOFT.STDEV.S([.AA2];[.AA301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1:05:04.071916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5:24:03.598012376</meta:creation-date>
    <dc:date>2017-05-20T17:31:16.923185693</dc:date>
    <meta:editing-duration>PT7H12M49S</meta:editing-duration>
    <meta:editing-cycles>10</meta:editing-cycles>
    <meta:generator>LibreOffice/5.1.6.2$Linux_X86_64 LibreOffice_project/10m0$Build-2</meta:generator>
    <meta:document-statistic meta:table-count="2" meta:cell-count="11590" meta:object-count="0"/>
    <meta:user-defined meta:name="qrichtext">1</meta:user-defined>
  </office:meta>
</office:document-meta>
</file>